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000.00018" calcext:value-type="float">
            <text:p>1443146000.00018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6000.19883" calcext:value-type="float">
            <text:p>1443146000.19883</text:p>
          </table:table-cell>
          <table:table-cell table:formula="of:=[.G2]-[.$B$2]" office:value-type="float" office:value="0.198649644851685" calcext:value-type="float">
            <text:p>0.1986496449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8649644851685" calcext:value-type="float">
            <text:p>0.1986496449</text:p>
          </table:table-cell>
          <table:table-cell table:formula="of:=MAX([.J2:.J2001])" office:value-type="float" office:value="4.13281202316284" calcext:value-type="float">
            <text:p>4.1328120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000.05435" calcext:value-type="float">
            <text:p>1443146000.05435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641712188721" calcext:value-type="float">
            <text:p>0.0541641712</text:p>
          </table:table-cell>
          <table:table-cell table:formula="of:=[.C3]/([.D3]-[.D2])" office:value-type="float" office:value="79757.520567301" calcext:value-type="float">
            <text:p>79757.520567301</text:p>
          </table:table-cell>
          <table:table-cell/>
          <table:table-cell office:value-type="float" office:value="1443146000.30374" calcext:value-type="float">
            <text:p>1443146000.30374</text:p>
          </table:table-cell>
          <table:table-cell table:formula="of:=[.G3]-[.$B$2]" office:value-type="float" office:value="0.303555488586426" calcext:value-type="float">
            <text:p>0.3035554886</text:p>
          </table:table-cell>
          <table:table-cell table:formula="of:=[.C3]/([.H3]-[.H2])" office:value-type="float" office:value="41179.7841397978" calcext:value-type="float">
            <text:p>41179.7841397978</text:p>
          </table:table-cell>
          <table:table-cell table:formula="of:=[.G3]-[.$B3]" office:value-type="float" office:value="0.249391317367554" calcext:value-type="float">
            <text:p>0.24939131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000.1085" calcext:value-type="float">
            <text:p>1443146000.1085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15944671631" calcext:value-type="float">
            <text:p>0.1083159447</text:p>
          </table:table-cell>
          <table:table-cell table:formula="of:=[.C4]/([.D4]-[.D3])" office:value-type="float" office:value="79775.780635674" calcext:value-type="float">
            <text:p>79775.780635674</text:p>
          </table:table-cell>
          <table:table-cell/>
          <table:table-cell office:value-type="float" office:value="1443146000.35793" calcext:value-type="float">
            <text:p>1443146000.35793</text:p>
          </table:table-cell>
          <table:table-cell table:formula="of:=[.G4]-[.$B$2]" office:value-type="float" office:value="0.357750415802002" calcext:value-type="float">
            <text:p>0.3577504158</text:p>
          </table:table-cell>
          <table:table-cell table:formula="of:=[.C4]/([.H4]-[.H3])" office:value-type="float" office:value="79712.25762175" calcext:value-type="float">
            <text:p>79712.25762175</text:p>
          </table:table-cell>
          <table:table-cell table:formula="of:=[.G4]-[.$B4]" office:value-type="float" office:value="0.249434471130371" calcext:value-type="float">
            <text:p>0.24943447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000.16264" calcext:value-type="float">
            <text:p>1443146000.16264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61519241333" calcext:value-type="float">
            <text:p>0.1624615192</text:p>
          </table:table-cell>
          <table:table-cell table:formula="of:=[.C5]/([.D5]-[.D4])" office:value-type="float" office:value="79784.91380563" calcext:value-type="float">
            <text:p>79784.91380563</text:p>
          </table:table-cell>
          <table:table-cell/>
          <table:table-cell office:value-type="float" office:value="1443146000.41209" calcext:value-type="float">
            <text:p>1443146000.41209</text:p>
          </table:table-cell>
          <table:table-cell table:formula="of:=[.G5]-[.$B$2]" office:value-type="float" office:value="0.411904335021973" calcext:value-type="float">
            <text:p>0.411904335</text:p>
          </table:table-cell>
          <table:table-cell table:formula="of:=[.C5]/([.H5]-[.H4])" office:value-type="float" office:value="79772.6196409231" calcext:value-type="float">
            <text:p>79772.6196409231</text:p>
          </table:table-cell>
          <table:table-cell table:formula="of:=[.G5]-[.$B5]" office:value-type="float" office:value="0.24944281578064" calcext:value-type="float">
            <text:p>0.24944281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000.21679" calcext:value-type="float">
            <text:p>1443146000.21679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09001159668" calcext:value-type="float">
            <text:p>0.2166090012</text:p>
          </table:table-cell>
          <table:table-cell table:formula="of:=[.C6]/([.D6]-[.D5])" office:value-type="float" office:value="79782.1033767629" calcext:value-type="float">
            <text:p>79782.1033767629</text:p>
          </table:table-cell>
          <table:table-cell/>
          <table:table-cell office:value-type="float" office:value="1443146000.46627" calcext:value-type="float">
            <text:p>1443146000.46627</text:p>
          </table:table-cell>
          <table:table-cell table:formula="of:=[.G6]-[.$B$2]" office:value-type="float" office:value="0.466093063354492" calcext:value-type="float">
            <text:p>0.4660930634</text:p>
          </table:table-cell>
          <table:table-cell table:formula="of:=[.C6]/([.H6]-[.H5])" office:value-type="float" office:value="79721.3762517379" calcext:value-type="float">
            <text:p>79721.3762517379</text:p>
          </table:table-cell>
          <table:table-cell table:formula="of:=[.G6]-[.$B6]" office:value-type="float" office:value="0.249484062194824" calcext:value-type="float">
            <text:p>0.24948406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000.27094" calcext:value-type="float">
            <text:p>1443146000.27094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56244659424" calcext:value-type="float">
            <text:p>0.2707562447</text:p>
          </table:table-cell>
          <table:table-cell table:formula="of:=[.C7]/([.D7]-[.D6])" office:value-type="float" office:value="79782.4546695434" calcext:value-type="float">
            <text:p>79782.4546695434</text:p>
          </table:table-cell>
          <table:table-cell/>
          <table:table-cell office:value-type="float" office:value="1443146000.52041" calcext:value-type="float">
            <text:p>1443146000.52041</text:p>
          </table:table-cell>
          <table:table-cell table:formula="of:=[.G7]-[.$B$2]" office:value-type="float" office:value="0.520228385925293" calcext:value-type="float">
            <text:p>0.5202283859</text:p>
          </table:table-cell>
          <table:table-cell table:formula="of:=[.C7]/([.H7]-[.H6])" office:value-type="float" office:value="79800.0232537655" calcext:value-type="float">
            <text:p>79800.0232537655</text:p>
          </table:table-cell>
          <table:table-cell table:formula="of:=[.G7]-[.$B7]" office:value-type="float" office:value="0.249472141265869" calcext:value-type="float">
            <text:p>0.24947214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000.32511" calcext:value-type="float">
            <text:p>1443146000.32511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924945831299" calcext:value-type="float">
            <text:p>0.3249249458</text:p>
          </table:table-cell>
          <table:table-cell table:formula="of:=[.C8]/([.D8]-[.D7])" office:value-type="float" office:value="79750.8507042253" calcext:value-type="float">
            <text:p>79750.8507042253</text:p>
          </table:table-cell>
          <table:table-cell/>
          <table:table-cell office:value-type="float" office:value="1443146000.57462" calcext:value-type="float">
            <text:p>1443146000.57462</text:p>
          </table:table-cell>
          <table:table-cell table:formula="of:=[.G8]-[.$B$2]" office:value-type="float" office:value="0.574439525604248" calcext:value-type="float">
            <text:p>0.5744395256</text:p>
          </table:table-cell>
          <table:table-cell table:formula="of:=[.C8]/([.H8]-[.H7])" office:value-type="float" office:value="79688.418756432" calcext:value-type="float">
            <text:p>79688.418756432</text:p>
          </table:table-cell>
          <table:table-cell table:formula="of:=[.G8]-[.$B8]" office:value-type="float" office:value="0.249514579772949" calcext:value-type="float">
            <text:p>0.24951457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000.37925" calcext:value-type="float">
            <text:p>1443146000.37925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72189331055" calcext:value-type="float">
            <text:p>0.3790721893</text:p>
          </table:table-cell>
          <table:table-cell table:formula="of:=[.C9]/([.D9]-[.D8])" office:value-type="float" office:value="79782.4546695434" calcext:value-type="float">
            <text:p>79782.4546695434</text:p>
          </table:table-cell>
          <table:table-cell/>
          <table:table-cell office:value-type="float" office:value="1443146000.62874" calcext:value-type="float">
            <text:p>1443146000.62874</text:p>
          </table:table-cell>
          <table:table-cell table:formula="of:=[.G9]-[.$B$2]" office:value-type="float" office:value="0.628557205200195" calcext:value-type="float">
            <text:p>0.6285572052</text:p>
          </table:table-cell>
          <table:table-cell table:formula="of:=[.C9]/([.H9]-[.H8])" office:value-type="float" office:value="79826.0389627554" calcext:value-type="float">
            <text:p>79826.0389627554</text:p>
          </table:table-cell>
          <table:table-cell table:formula="of:=[.G9]-[.$B9]" office:value-type="float" office:value="0.249485015869141" calcext:value-type="float">
            <text:p>0.24948501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000.43341" calcext:value-type="float">
            <text:p>1443146000.43341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29446411133" calcext:value-type="float">
            <text:p>0.4332294464</text:p>
          </table:table-cell>
          <table:table-cell table:formula="of:=[.C10]/([.D10]-[.D9])" office:value-type="float" office:value="79767.7030358526" calcext:value-type="float">
            <text:p>79767.7030358526</text:p>
          </table:table-cell>
          <table:table-cell/>
          <table:table-cell office:value-type="float" office:value="1443146000.68291" calcext:value-type="float">
            <text:p>1443146000.68291</text:p>
          </table:table-cell>
          <table:table-cell table:formula="of:=[.G10]-[.$B$2]" office:value-type="float" office:value="0.682729005813599" calcext:value-type="float">
            <text:p>0.6827290058</text:p>
          </table:table-cell>
          <table:table-cell table:formula="of:=[.C10]/([.H10]-[.H9])" office:value-type="float" office:value="79746.2877564224" calcext:value-type="float">
            <text:p>79746.2877564224</text:p>
          </table:table-cell>
          <table:table-cell table:formula="of:=[.G10]-[.$B10]" office:value-type="float" office:value="0.249499559402466" calcext:value-type="float">
            <text:p>0.24949955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000.48757" calcext:value-type="float">
            <text:p>1443146000.48757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88134002686" calcext:value-type="float">
            <text:p>0.487388134</text:p>
          </table:table-cell>
          <table:table-cell table:formula="of:=[.C11]/([.D11]-[.D10])" office:value-type="float" office:value="79765.5961049138" calcext:value-type="float">
            <text:p>79765.5961049138</text:p>
          </table:table-cell>
          <table:table-cell/>
          <table:table-cell office:value-type="float" office:value="1443146000.73714" calcext:value-type="float">
            <text:p>1443146000.73714</text:p>
          </table:table-cell>
          <table:table-cell table:formula="of:=[.G11]-[.$B$2]" office:value-type="float" office:value="0.736960887908936" calcext:value-type="float">
            <text:p>0.7369608879</text:p>
          </table:table-cell>
          <table:table-cell table:formula="of:=[.C11]/([.H11]-[.H10])" office:value-type="float" office:value="79657.9398149166" calcext:value-type="float">
            <text:p>79657.9398149166</text:p>
          </table:table-cell>
          <table:table-cell table:formula="of:=[.G11]-[.$B11]" office:value-type="float" office:value="0.24957275390625" calcext:value-type="float">
            <text:p>0.24957275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000.54172" calcext:value-type="float">
            <text:p>1443146000.54172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35377502441" calcext:value-type="float">
            <text:p>0.5415353775</text:p>
          </table:table-cell>
          <table:table-cell table:formula="of:=[.C12]/([.D12]-[.D11])" office:value-type="float" office:value="79782.4546695434" calcext:value-type="float">
            <text:p>79782.4546695434</text:p>
          </table:table-cell>
          <table:table-cell/>
          <table:table-cell office:value-type="float" office:value="1443146000.79116" calcext:value-type="float">
            <text:p>1443146000.79116</text:p>
          </table:table-cell>
          <table:table-cell table:formula="of:=[.G12]-[.$B$2]" office:value-type="float" office:value="0.790974617004395" calcext:value-type="float">
            <text:p>0.790974617</text:p>
          </table:table-cell>
          <table:table-cell table:formula="of:=[.C12]/([.H12]-[.H11])" office:value-type="float" office:value="79979.6657691459" calcext:value-type="float">
            <text:p>79979.6657691459</text:p>
          </table:table-cell>
          <table:table-cell table:formula="of:=[.G12]-[.$B12]" office:value-type="float" office:value="0.249439239501953" calcext:value-type="float">
            <text:p>0.24943923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000.59586" calcext:value-type="float">
            <text:p>1443146000.59586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679044723511" calcext:value-type="float">
            <text:p>0.5956790447</text:p>
          </table:table-cell>
          <table:table-cell table:formula="of:=[.C13]/([.D13]-[.D12])" office:value-type="float" office:value="79787.7244325062" calcext:value-type="float">
            <text:p>79787.7244325062</text:p>
          </table:table-cell>
          <table:table-cell/>
          <table:table-cell office:value-type="float" office:value="1443146000.84543" calcext:value-type="float">
            <text:p>1443146000.84543</text:p>
          </table:table-cell>
          <table:table-cell table:formula="of:=[.G13]-[.$B$2]" office:value-type="float" office:value="0.845252752304077" calcext:value-type="float">
            <text:p>0.8452527523</text:p>
          </table:table-cell>
          <table:table-cell table:formula="of:=[.C13]/([.H13]-[.H12])" office:value-type="float" office:value="79590.059167439" calcext:value-type="float">
            <text:p>79590.059167439</text:p>
          </table:table-cell>
          <table:table-cell table:formula="of:=[.G13]-[.$B13]" office:value-type="float" office:value="0.249573707580566" calcext:value-type="float">
            <text:p>0.24957370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000.65" calcext:value-type="float">
            <text:p>1443146000.65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22235107422" calcext:value-type="float">
            <text:p>0.6498222351</text:p>
          </table:table-cell>
          <table:table-cell table:formula="of:=[.C14]/([.D14]-[.D13])" office:value-type="float" office:value="79788.4271201666" calcext:value-type="float">
            <text:p>79788.4271201666</text:p>
          </table:table-cell>
          <table:table-cell/>
          <table:table-cell office:value-type="float" office:value="1443146000.89947" calcext:value-type="float">
            <text:p>1443146000.89947</text:p>
          </table:table-cell>
          <table:table-cell table:formula="of:=[.G14]-[.$B$2]" office:value-type="float" office:value="0.899287462234497" calcext:value-type="float">
            <text:p>0.8992874622</text:p>
          </table:table-cell>
          <table:table-cell table:formula="of:=[.C14]/([.H14]-[.H13])" office:value-type="float" office:value="79948.6109125566" calcext:value-type="float">
            <text:p>79948.6109125566</text:p>
          </table:table-cell>
          <table:table-cell table:formula="of:=[.G14]-[.$B14]" office:value-type="float" office:value="0.249465227127075" calcext:value-type="float">
            <text:p>0.249465227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000.70415" calcext:value-type="float">
            <text:p>1443146000.70415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65663909912" calcext:value-type="float">
            <text:p>0.7039656639</text:p>
          </table:table-cell>
          <table:table-cell table:formula="of:=[.C15]/([.D15]-[.D14])" office:value-type="float" office:value="79788.0757747893" calcext:value-type="float">
            <text:p>79788.0757747893</text:p>
          </table:table-cell>
          <table:table-cell/>
          <table:table-cell office:value-type="float" office:value="1443146000.95365" calcext:value-type="float">
            <text:p>1443146000.95365</text:p>
          </table:table-cell>
          <table:table-cell table:formula="of:=[.G15]-[.$B$2]" office:value-type="float" office:value="0.953466415405273" calcext:value-type="float">
            <text:p>0.9534664154</text:p>
          </table:table-cell>
          <table:table-cell table:formula="of:=[.C15]/([.H15]-[.H14])" office:value-type="float" office:value="79735.7598693909" calcext:value-type="float">
            <text:p>79735.7598693909</text:p>
          </table:table-cell>
          <table:table-cell table:formula="of:=[.G15]-[.$B15]" office:value-type="float" office:value="0.249500751495361" calcext:value-type="float">
            <text:p>0.24950075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000.75828" calcext:value-type="float">
            <text:p>1443146000.75828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103609085083" calcext:value-type="float">
            <text:p>0.7581036091</text:p>
          </table:table-cell>
          <table:table-cell table:formula="of:=[.C16]/([.D16]-[.D15])" office:value-type="float" office:value="79796.1575013982" calcext:value-type="float">
            <text:p>79796.1575013982</text:p>
          </table:table-cell>
          <table:table-cell/>
          <table:table-cell office:value-type="float" office:value="1443146001.00778" calcext:value-type="float">
            <text:p>1443146001.00778</text:p>
          </table:table-cell>
          <table:table-cell table:formula="of:=[.G16]-[.$B$2]" office:value-type="float" office:value="1.00759530067444" calcext:value-type="float">
            <text:p>1.0075953007</text:p>
          </table:table-cell>
          <table:table-cell table:formula="of:=[.C16]/([.H16]-[.H15])" office:value-type="float" office:value="79809.513506847" calcext:value-type="float">
            <text:p>79809.513506847</text:p>
          </table:table-cell>
          <table:table-cell table:formula="of:=[.G16]-[.$B16]" office:value-type="float" office:value="0.249491691589355" calcext:value-type="float">
            <text:p>0.24949169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000.81241" calcext:value-type="float">
            <text:p>1443146000.81241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233686447144" calcext:value-type="float">
            <text:p>0.8122336864</text:p>
          </table:table-cell>
          <table:table-cell table:formula="of:=[.C17]/([.D17]-[.D16])" office:value-type="float" office:value="79807.7558822752" calcext:value-type="float">
            <text:p>79807.7558822752</text:p>
          </table:table-cell>
          <table:table-cell/>
          <table:table-cell office:value-type="float" office:value="1443146001.06198" calcext:value-type="float">
            <text:p>1443146001.06198</text:p>
          </table:table-cell>
          <table:table-cell table:formula="of:=[.G17]-[.$B$2]" office:value-type="float" office:value="1.0617949962616" calcext:value-type="float">
            <text:p>1.0617949963</text:p>
          </table:table-cell>
          <table:table-cell table:formula="of:=[.C17]/([.H17]-[.H16])" office:value-type="float" office:value="79705.244710333" calcext:value-type="float">
            <text:p>79705.244710333</text:p>
          </table:table-cell>
          <table:table-cell table:formula="of:=[.G17]-[.$B17]" office:value-type="float" office:value="0.249561309814453" calcext:value-type="float">
            <text:p>0.249561309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000.86654" calcext:value-type="float">
            <text:p>1443146000.86654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363525390625" calcext:value-type="float">
            <text:p>0.8663635254</text:p>
          </table:table-cell>
          <table:table-cell table:formula="of:=[.C18]/([.D18]-[.D17])" office:value-type="float" office:value="79808.1074009963" calcext:value-type="float">
            <text:p>79808.1074009963</text:p>
          </table:table-cell>
          <table:table-cell/>
          <table:table-cell office:value-type="float" office:value="1443146001.11608" calcext:value-type="float">
            <text:p>1443146001.11608</text:p>
          </table:table-cell>
          <table:table-cell table:formula="of:=[.G18]-[.$B$2]" office:value-type="float" office:value="1.11589670181274" calcext:value-type="float">
            <text:p>1.1158967018</text:p>
          </table:table-cell>
          <table:table-cell table:formula="of:=[.C18]/([.H18]-[.H17])" office:value-type="float" office:value="79849.6083624553" calcext:value-type="float">
            <text:p>79849.6083624553</text:p>
          </table:table-cell>
          <table:table-cell table:formula="of:=[.G18]-[.$B18]" office:value-type="float" office:value="0.249533176422119" calcext:value-type="float">
            <text:p>0.24953317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000.92068" calcext:value-type="float">
            <text:p>1443146000.92068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496940612793" calcext:value-type="float">
            <text:p>0.9204969406</text:p>
          </table:table-cell>
          <table:table-cell table:formula="of:=[.C19]/([.D19]-[.D18])" office:value-type="float" office:value="79802.8349452989" calcext:value-type="float">
            <text:p>79802.8349452989</text:p>
          </table:table-cell>
          <table:table-cell/>
          <table:table-cell office:value-type="float" office:value="1443146001.17032" calcext:value-type="float">
            <text:p>1443146001.17032</text:p>
          </table:table-cell>
          <table:table-cell table:formula="of:=[.G19]-[.$B$2]" office:value-type="float" office:value="1.17014145851135" calcext:value-type="float">
            <text:p>1.1701414585</text:p>
          </table:table-cell>
          <table:table-cell table:formula="of:=[.C19]/([.H19]-[.H18])" office:value-type="float" office:value="79639.0335752179" calcext:value-type="float">
            <text:p>79639.0335752179</text:p>
          </table:table-cell>
          <table:table-cell table:formula="of:=[.G19]-[.$B19]" office:value-type="float" office:value="0.24964451789856" calcext:value-type="float">
            <text:p>0.249644517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000.97482" calcext:value-type="float">
            <text:p>1443146000.97482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642515182495" calcext:value-type="float">
            <text:p>0.9746425152</text:p>
          </table:table-cell>
          <table:table-cell table:formula="of:=[.C20]/([.D20]-[.D19])" office:value-type="float" office:value="79784.91380563" calcext:value-type="float">
            <text:p>79784.91380563</text:p>
          </table:table-cell>
          <table:table-cell/>
          <table:table-cell office:value-type="float" office:value="1443146001.2228" calcext:value-type="float">
            <text:p>1443146001.2228</text:p>
          </table:table-cell>
          <table:table-cell table:formula="of:=[.G20]-[.$B$2]" office:value-type="float" office:value="1.22261548042297" calcext:value-type="float">
            <text:p>1.2226154804</text:p>
          </table:table-cell>
          <table:table-cell table:formula="of:=[.C20]/([.H20]-[.H19])" office:value-type="float" office:value="82326.4511204405" calcext:value-type="float">
            <text:p>82326.4511204405</text:p>
          </table:table-cell>
          <table:table-cell table:formula="of:=[.G20]-[.$B20]" office:value-type="float" office:value="0.247972965240479" calcext:value-type="float">
            <text:p>0.24797296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001.02728" calcext:value-type="float">
            <text:p>1443146001.02728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10103988647" calcext:value-type="float">
            <text:p>1.0271010399</text:p>
          </table:table-cell>
          <table:table-cell table:formula="of:=[.C21]/([.D21]-[.D20])" office:value-type="float" office:value="82350.7718598172" calcext:value-type="float">
            <text:p>82350.7718598172</text:p>
          </table:table-cell>
          <table:table-cell/>
          <table:table-cell office:value-type="float" office:value="1443146001.24036" calcext:value-type="float">
            <text:p>1443146001.24036</text:p>
          </table:table-cell>
          <table:table-cell table:formula="of:=[.G21]-[.$B$2]" office:value-type="float" office:value="1.24017596244812" calcext:value-type="float">
            <text:p>1.2401759624</text:p>
          </table:table-cell>
          <table:table-cell table:formula="of:=[.C21]/([.H21]-[.H20])" office:value-type="float" office:value="246006.914492085" calcext:value-type="float">
            <text:p>246006.914492085</text:p>
          </table:table-cell>
          <table:table-cell table:formula="of:=[.G21]-[.$B21]" office:value-type="float" office:value="0.213074922561645" calcext:value-type="float">
            <text:p>0.213074922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001.07826" calcext:value-type="float">
            <text:p>1443146001.07826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07874679565" calcext:value-type="float">
            <text:p>1.0780787468</text:p>
          </table:table-cell>
          <table:table-cell table:formula="of:=[.C22]/([.D22]-[.D21])" office:value-type="float" office:value="84742.9251318891" calcext:value-type="float">
            <text:p>84742.9251318891</text:p>
          </table:table-cell>
          <table:table-cell/>
          <table:table-cell office:value-type="float" office:value="1443146001.27679" calcext:value-type="float">
            <text:p>1443146001.27679</text:p>
          </table:table-cell>
          <table:table-cell table:formula="of:=[.G22]-[.$B$2]" office:value-type="float" office:value="1.27661204338074" calcext:value-type="float">
            <text:p>1.2766120434</text:p>
          </table:table-cell>
          <table:table-cell table:formula="of:=[.C22]/([.H22]-[.H21])" office:value-type="float" office:value="118563.794168455" calcext:value-type="float">
            <text:p>118563.794168455</text:p>
          </table:table-cell>
          <table:table-cell table:formula="of:=[.G22]-[.$B22]" office:value-type="float" office:value="0.198533296585083" calcext:value-type="float">
            <text:p>0.198533296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001.12923" calcext:value-type="float">
            <text:p>1443146001.12923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05383110046" calcext:value-type="float">
            <text:p>1.1290538311</text:p>
          </table:table-cell>
          <table:table-cell table:formula="of:=[.C23]/([.D23]-[.D22])" office:value-type="float" office:value="84747.285049461" calcext:value-type="float">
            <text:p>84747.285049461</text:p>
          </table:table-cell>
          <table:table-cell/>
          <table:table-cell office:value-type="float" office:value="1443146001.32787" calcext:value-type="float">
            <text:p>1443146001.32787</text:p>
          </table:table-cell>
          <table:table-cell table:formula="of:=[.G23]-[.$B$2]" office:value-type="float" office:value="1.32768535614014" calcext:value-type="float">
            <text:p>1.3276853561</text:p>
          </table:table-cell>
          <table:table-cell table:formula="of:=[.C23]/([.H23]-[.H22])" office:value-type="float" office:value="84584.292002969" calcext:value-type="float">
            <text:p>84584.292002969</text:p>
          </table:table-cell>
          <table:table-cell table:formula="of:=[.G23]-[.$B23]" office:value-type="float" office:value="0.198631525039673" calcext:value-type="float">
            <text:p>0.1986315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001.18021" calcext:value-type="float">
            <text:p>1443146001.18021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02533912659" calcext:value-type="float">
            <text:p>1.1800253391</text:p>
          </table:table-cell>
          <table:table-cell table:formula="of:=[.C24]/([.D24]-[.D23])" office:value-type="float" office:value="84753.2311146452" calcext:value-type="float">
            <text:p>84753.2311146452</text:p>
          </table:table-cell>
          <table:table-cell/>
          <table:table-cell office:value-type="float" office:value="1443146001.42664" calcext:value-type="float">
            <text:p>1443146001.42664</text:p>
          </table:table-cell>
          <table:table-cell table:formula="of:=[.G24]-[.$B$2]" office:value-type="float" office:value="1.42646312713623" calcext:value-type="float">
            <text:p>1.4264631271</text:p>
          </table:table-cell>
          <table:table-cell table:formula="of:=[.C24]/([.H24]-[.H23])" office:value-type="float" office:value="43734.536185989" calcext:value-type="float">
            <text:p>43734.536185989</text:p>
          </table:table-cell>
          <table:table-cell table:formula="of:=[.G24]-[.$B24]" office:value-type="float" office:value="0.246437788009644" calcext:value-type="float">
            <text:p>0.24643778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001.23118" calcext:value-type="float">
            <text:p>1443146001.23118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099708557129" calcext:value-type="float">
            <text:p>1.2309970856</text:p>
          </table:table-cell>
          <table:table-cell table:formula="of:=[.C25]/([.D25]-[.D24])" office:value-type="float" office:value="84752.8346843412" calcext:value-type="float">
            <text:p>84752.8346843412</text:p>
          </table:table-cell>
          <table:table-cell/>
          <table:table-cell office:value-type="float" office:value="1443146001.47771" calcext:value-type="float">
            <text:p>1443146001.47771</text:p>
          </table:table-cell>
          <table:table-cell table:formula="of:=[.G25]-[.$B$2]" office:value-type="float" office:value="1.4775242805481" calcext:value-type="float">
            <text:p>1.4775242805</text:p>
          </table:table-cell>
          <table:table-cell table:formula="of:=[.C25]/([.H25]-[.H24])" office:value-type="float" office:value="84604.4343173053" calcext:value-type="float">
            <text:p>84604.4343173053</text:p>
          </table:table-cell>
          <table:table-cell table:formula="of:=[.G25]-[.$B25]" office:value-type="float" office:value="0.246527194976807" calcext:value-type="float">
            <text:p>0.24652719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001.28216" calcext:value-type="float">
            <text:p>1443146001.28216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197956085205" calcext:value-type="float">
            <text:p>1.2819795609</text:p>
          </table:table-cell>
          <table:table-cell table:formula="of:=[.C26]/([.D26]-[.D25])" office:value-type="float" office:value="84734.9991582334" calcext:value-type="float">
            <text:p>84734.9991582334</text:p>
          </table:table-cell>
          <table:table-cell/>
          <table:table-cell office:value-type="float" office:value="1443146001.52867" calcext:value-type="float">
            <text:p>1443146001.52867</text:p>
          </table:table-cell>
          <table:table-cell table:formula="of:=[.G26]-[.$B$2]" office:value-type="float" office:value="1.52848410606384" calcext:value-type="float">
            <text:p>1.5284841061</text:p>
          </table:table-cell>
          <table:table-cell table:formula="of:=[.C26]/([.H26]-[.H25])" office:value-type="float" office:value="84772.6607436103" calcext:value-type="float">
            <text:p>84772.6607436103</text:p>
          </table:table-cell>
          <table:table-cell table:formula="of:=[.G26]-[.$B26]" office:value-type="float" office:value="0.246504545211792" calcext:value-type="float">
            <text:p>0.246504545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001.3331" calcext:value-type="float">
            <text:p>1443146001.3331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291864395142" calcext:value-type="float">
            <text:p>1.332918644</text:p>
          </table:table-cell>
          <table:table-cell table:formula="of:=[.C27]/([.D27]-[.D26])" office:value-type="float" office:value="84807.180207251" calcext:value-type="float">
            <text:p>84807.180207251</text:p>
          </table:table-cell>
          <table:table-cell/>
          <table:table-cell office:value-type="float" office:value="1443146001.57958" calcext:value-type="float">
            <text:p>1443146001.57958</text:p>
          </table:table-cell>
          <table:table-cell table:formula="of:=[.G27]-[.$B$2]" office:value-type="float" office:value="1.57939958572388" calcext:value-type="float">
            <text:p>1.5793995857</text:p>
          </table:table-cell>
          <table:table-cell table:formula="of:=[.C27]/([.H27]-[.H26])" office:value-type="float" office:value="84846.4951885931" calcext:value-type="float">
            <text:p>84846.4951885931</text:p>
          </table:table-cell>
          <table:table-cell table:formula="of:=[.G27]-[.$B27]" office:value-type="float" office:value="0.246480941772461" calcext:value-type="float">
            <text:p>0.24648094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001.38407" calcext:value-type="float">
            <text:p>1443146001.38407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88776779175" calcext:value-type="float">
            <text:p>1.3838877678</text:p>
          </table:table-cell>
          <table:table-cell table:formula="of:=[.C28]/([.D28]-[.D27])" office:value-type="float" office:value="84757.1956216672" calcext:value-type="float">
            <text:p>84757.1956216672</text:p>
          </table:table-cell>
          <table:table-cell/>
          <table:table-cell office:value-type="float" office:value="1443146001.63051" calcext:value-type="float">
            <text:p>1443146001.63051</text:p>
          </table:table-cell>
          <table:table-cell table:formula="of:=[.G28]-[.$B$2]" office:value-type="float" office:value="1.63033366203308" calcext:value-type="float">
            <text:p>1.630333662</text:p>
          </table:table-cell>
          <table:table-cell table:formula="of:=[.C28]/([.H28]-[.H27])" office:value-type="float" office:value="84815.51670388" calcext:value-type="float">
            <text:p>84815.51670388</text:p>
          </table:table-cell>
          <table:table-cell table:formula="of:=[.G28]-[.$B28]" office:value-type="float" office:value="0.246445894241333" calcext:value-type="float">
            <text:p>0.246445894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001.43507" calcext:value-type="float">
            <text:p>1443146001.43507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8840713501" calcext:value-type="float">
            <text:p>1.4348840714</text:p>
          </table:table-cell>
          <table:table-cell table:formula="of:=[.C29]/([.D29]-[.D28])" office:value-type="float" office:value="84712.022216612" calcext:value-type="float">
            <text:p>84712.022216612</text:p>
          </table:table-cell>
          <table:table-cell/>
          <table:table-cell office:value-type="float" office:value="1443146001.68159" calcext:value-type="float">
            <text:p>1443146001.68159</text:p>
          </table:table-cell>
          <table:table-cell table:formula="of:=[.G29]-[.$B$2]" office:value-type="float" office:value="1.6814124584198" calcext:value-type="float">
            <text:p>1.6814124584</text:p>
          </table:table-cell>
          <table:table-cell table:formula="of:=[.C29]/([.H29]-[.H28])" office:value-type="float" office:value="84575.211351755" calcext:value-type="float">
            <text:p>84575.211351755</text:p>
          </table:table-cell>
          <table:table-cell table:formula="of:=[.G29]-[.$B29]" office:value-type="float" office:value="0.246528387069702" calcext:value-type="float">
            <text:p>0.246528387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001.48604" calcext:value-type="float">
            <text:p>1443146001.48604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86249351501" calcext:value-type="float">
            <text:p>1.4858624935</text:p>
          </table:table-cell>
          <table:table-cell table:formula="of:=[.C30]/([.D30]-[.D29])" office:value-type="float" office:value="84741.7361413158" calcext:value-type="float">
            <text:p>84741.7361413158</text:p>
          </table:table-cell>
          <table:table-cell/>
          <table:table-cell office:value-type="float" office:value="1443146001.73246" calcext:value-type="float">
            <text:p>1443146001.73246</text:p>
          </table:table-cell>
          <table:table-cell table:formula="of:=[.G30]-[.$B$2]" office:value-type="float" office:value="1.73227453231812" calcext:value-type="float">
            <text:p>1.7322745323</text:p>
          </table:table-cell>
          <table:table-cell table:formula="of:=[.C30]/([.H30]-[.H29])" office:value-type="float" office:value="84935.5849829608" calcext:value-type="float">
            <text:p>84935.5849829608</text:p>
          </table:table-cell>
          <table:table-cell table:formula="of:=[.G30]-[.$B30]" office:value-type="float" office:value="0.246412038803101" calcext:value-type="float">
            <text:p>0.246412038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001.53702" calcext:value-type="float">
            <text:p>1443146001.53702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83423995972" calcext:value-type="float">
            <text:p>1.53683424</text:p>
          </table:table-cell>
          <table:table-cell table:formula="of:=[.C31]/([.D31]-[.D30])" office:value-type="float" office:value="84752.8346843412" calcext:value-type="float">
            <text:p>84752.8346843412</text:p>
          </table:table-cell>
          <table:table-cell/>
          <table:table-cell office:value-type="float" office:value="1443146001.78342" calcext:value-type="float">
            <text:p>1443146001.78342</text:p>
          </table:table-cell>
          <table:table-cell table:formula="of:=[.G31]-[.$B$2]" office:value-type="float" office:value="1.78323817253113" calcext:value-type="float">
            <text:p>1.7832381725</text:p>
          </table:table-cell>
          <table:table-cell table:formula="of:=[.C31]/([.H31]-[.H30])" office:value-type="float" office:value="84766.3153955192" calcext:value-type="float">
            <text:p>84766.3153955192</text:p>
          </table:table-cell>
          <table:table-cell table:formula="of:=[.G31]-[.$B31]" office:value-type="float" office:value="0.246403932571411" calcext:value-type="float">
            <text:p>0.24640393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001.58799" calcext:value-type="float">
            <text:p>1443146001.58799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80574798584" calcext:value-type="float">
            <text:p>1.587805748</text:p>
          </table:table-cell>
          <table:table-cell table:formula="of:=[.C32]/([.D32]-[.D31])" office:value-type="float" office:value="84753.2311146452" calcext:value-type="float">
            <text:p>84753.2311146452</text:p>
          </table:table-cell>
          <table:table-cell/>
          <table:table-cell office:value-type="float" office:value="1443146001.83424" calcext:value-type="float">
            <text:p>1443146001.83424</text:p>
          </table:table-cell>
          <table:table-cell table:formula="of:=[.G32]-[.$B$2]" office:value-type="float" office:value="1.834059715271" calcext:value-type="float">
            <text:p>1.8340597153</text:p>
          </table:table-cell>
          <table:table-cell table:formula="of:=[.C32]/([.H32]-[.H31])" office:value-type="float" office:value="85003.3227466563" calcext:value-type="float">
            <text:p>85003.3227466563</text:p>
          </table:table-cell>
          <table:table-cell table:formula="of:=[.G32]-[.$B32]" office:value-type="float" office:value="0.246253967285156" calcext:value-type="float">
            <text:p>0.246253967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001.63895" calcext:value-type="float">
            <text:p>1443146001.63895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76986503601" calcext:value-type="float">
            <text:p>1.638769865</text:p>
          </table:table-cell>
          <table:table-cell table:formula="of:=[.C33]/([.D33]-[.D32])" office:value-type="float" office:value="84765.5222937982" calcext:value-type="float">
            <text:p>84765.5222937982</text:p>
          </table:table-cell>
          <table:table-cell/>
          <table:table-cell office:value-type="float" office:value="1443146001.88522" calcext:value-type="float">
            <text:p>1443146001.88522</text:p>
          </table:table-cell>
          <table:table-cell table:formula="of:=[.G33]-[.$B$2]" office:value-type="float" office:value="1.88504338264465" calcext:value-type="float">
            <text:p>1.8850433826</text:p>
          </table:table-cell>
          <table:table-cell table:formula="of:=[.C33]/([.H33]-[.H32])" office:value-type="float" office:value="84733.0178964745" calcext:value-type="float">
            <text:p>84733.0178964745</text:p>
          </table:table-cell>
          <table:table-cell table:formula="of:=[.G33]-[.$B33]" office:value-type="float" office:value="0.246273517608643" calcext:value-type="float">
            <text:p>0.246273517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001.68993" calcext:value-type="float">
            <text:p>1443146001.68993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75114822388" calcext:value-type="float">
            <text:p>1.6897511482</text:p>
          </table:table-cell>
          <table:table-cell table:formula="of:=[.C34]/([.D34]-[.D33])" office:value-type="float" office:value="84736.9805126479" calcext:value-type="float">
            <text:p>84736.9805126479</text:p>
          </table:table-cell>
          <table:table-cell/>
          <table:table-cell office:value-type="float" office:value="1443146001.93618" calcext:value-type="float">
            <text:p>1443146001.93618</text:p>
          </table:table-cell>
          <table:table-cell table:formula="of:=[.G34]-[.$B$2]" office:value-type="float" office:value="1.93599939346313" calcext:value-type="float">
            <text:p>1.9359993935</text:p>
          </table:table-cell>
          <table:table-cell table:formula="of:=[.C34]/([.H34]-[.H33])" office:value-type="float" office:value="84779.0070417593" calcext:value-type="float">
            <text:p>84779.0070417593</text:p>
          </table:table-cell>
          <table:table-cell table:formula="of:=[.G34]-[.$B34]" office:value-type="float" office:value="0.246248245239258" calcext:value-type="float">
            <text:p>0.24624824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001.7409" calcext:value-type="float">
            <text:p>1443146001.7409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72265625" calcext:value-type="float">
            <text:p>1.7407226563</text:p>
          </table:table-cell>
          <table:table-cell table:formula="of:=[.C35]/([.D35]-[.D34])" office:value-type="float" office:value="84753.2311146452" calcext:value-type="float">
            <text:p>84753.2311146452</text:p>
          </table:table-cell>
          <table:table-cell/>
          <table:table-cell office:value-type="float" office:value="1443146001.98722" calcext:value-type="float">
            <text:p>1443146001.98722</text:p>
          </table:table-cell>
          <table:table-cell table:formula="of:=[.G35]-[.$B$2]" office:value-type="float" office:value="1.98703598976135" calcext:value-type="float">
            <text:p>1.9870359898</text:p>
          </table:table-cell>
          <table:table-cell table:formula="of:=[.C35]/([.H35]-[.H34])" office:value-type="float" office:value="84645.1431587897" calcext:value-type="float">
            <text:p>84645.1431587897</text:p>
          </table:table-cell>
          <table:table-cell table:formula="of:=[.G35]-[.$B35]" office:value-type="float" office:value="0.246313333511353" calcext:value-type="float">
            <text:p>0.246313333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001.79187" calcext:value-type="float">
            <text:p>1443146001.79187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68844223022" calcext:value-type="float">
            <text:p>1.7916884422</text:p>
          </table:table-cell>
          <table:table-cell table:formula="of:=[.C36]/([.D36]-[.D35])" office:value-type="float" office:value="84762.7465546439" calcext:value-type="float">
            <text:p>84762.7465546439</text:p>
          </table:table-cell>
          <table:table-cell/>
          <table:table-cell office:value-type="float" office:value="1443146002.03811" calcext:value-type="float">
            <text:p>1443146002.03811</text:p>
          </table:table-cell>
          <table:table-cell table:formula="of:=[.G36]-[.$B$2]" office:value-type="float" office:value="2.03792476654053" calcext:value-type="float">
            <text:p>2.0379247665</text:p>
          </table:table-cell>
          <table:table-cell table:formula="of:=[.C36]/([.H36]-[.H35])" office:value-type="float" office:value="84891.0167117216" calcext:value-type="float">
            <text:p>84891.0167117216</text:p>
          </table:table-cell>
          <table:table-cell table:formula="of:=[.G36]-[.$B36]" office:value-type="float" office:value="0.246236324310303" calcext:value-type="float">
            <text:p>0.246236324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001.84284" calcext:value-type="float">
            <text:p>1443146001.84284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6628112793" calcext:value-type="float">
            <text:p>1.8426628113</text:p>
          </table:table-cell>
          <table:table-cell table:formula="of:=[.C37]/([.D37]-[.D36])" office:value-type="float" office:value="84748.4741957512" calcext:value-type="float">
            <text:p>84748.4741957512</text:p>
          </table:table-cell>
          <table:table-cell/>
          <table:table-cell office:value-type="float" office:value="1443146002.08924" calcext:value-type="float">
            <text:p>1443146002.08924</text:p>
          </table:table-cell>
          <table:table-cell table:formula="of:=[.G37]-[.$B$2]" office:value-type="float" office:value="2.08906245231628" calcext:value-type="float">
            <text:p>2.0890624523</text:p>
          </table:table-cell>
          <table:table-cell table:formula="of:=[.C37]/([.H37]-[.H36])" office:value-type="float" office:value="84477.8158116809" calcext:value-type="float">
            <text:p>84477.8158116809</text:p>
          </table:table-cell>
          <table:table-cell table:formula="of:=[.G37]-[.$B37]" office:value-type="float" office:value="0.246399641036987" calcext:value-type="float">
            <text:p>0.24639964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001.89381" calcext:value-type="float">
            <text:p>1443146001.89381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63265037537" calcext:value-type="float">
            <text:p>1.8936326504</text:p>
          </table:table-cell>
          <table:table-cell table:formula="of:=[.C38]/([.D38]-[.D37])" office:value-type="float" office:value="84756.006230617" calcext:value-type="float">
            <text:p>84756.006230617</text:p>
          </table:table-cell>
          <table:table-cell/>
          <table:table-cell office:value-type="float" office:value="1443146002.14012" calcext:value-type="float">
            <text:p>1443146002.14012</text:p>
          </table:table-cell>
          <table:table-cell table:formula="of:=[.G38]-[.$B$2]" office:value-type="float" office:value="2.13994359970093" calcext:value-type="float">
            <text:p>2.1399435997</text:p>
          </table:table-cell>
          <table:table-cell table:formula="of:=[.C38]/([.H38]-[.H37])" office:value-type="float" office:value="84903.7457300702" calcext:value-type="float">
            <text:p>84903.7457300702</text:p>
          </table:table-cell>
          <table:table-cell table:formula="of:=[.G38]-[.$B38]" office:value-type="float" office:value="0.246310949325562" calcext:value-type="float">
            <text:p>0.246310949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001.94478" calcext:value-type="float">
            <text:p>1443146001.94478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59843635559" calcext:value-type="float">
            <text:p>1.9445984364</text:p>
          </table:table-cell>
          <table:table-cell table:formula="of:=[.C39]/([.D39]-[.D38])" office:value-type="float" office:value="84762.7465546439" calcext:value-type="float">
            <text:p>84762.7465546439</text:p>
          </table:table-cell>
          <table:table-cell/>
          <table:table-cell office:value-type="float" office:value="1443146002.19105" calcext:value-type="float">
            <text:p>1443146002.19105</text:p>
          </table:table-cell>
          <table:table-cell table:formula="of:=[.G39]-[.$B$2]" office:value-type="float" office:value="2.1908643245697" calcext:value-type="float">
            <text:p>2.1908643246</text:p>
          </table:table-cell>
          <table:table-cell table:formula="of:=[.C39]/([.H39]-[.H38])" office:value-type="float" office:value="84837.7553762812" calcext:value-type="float">
            <text:p>84837.7553762812</text:p>
          </table:table-cell>
          <table:table-cell table:formula="of:=[.G39]-[.$B39]" office:value-type="float" office:value="0.246265888214111" calcext:value-type="float">
            <text:p>0.246265888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001.99575" calcext:value-type="float">
            <text:p>1443146001.99575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56827545166" calcext:value-type="float">
            <text:p>1.9955682755</text:p>
          </table:table-cell>
          <table:table-cell table:formula="of:=[.C40]/([.D40]-[.D39])" office:value-type="float" office:value="84756.006230617" calcext:value-type="float">
            <text:p>84756.006230617</text:p>
          </table:table-cell>
          <table:table-cell/>
          <table:table-cell office:value-type="float" office:value="1443146002.20683" calcext:value-type="float">
            <text:p>1443146002.20683</text:p>
          </table:table-cell>
          <table:table-cell table:formula="of:=[.G40]-[.$B$2]" office:value-type="float" office:value="2.20665383338928" calcext:value-type="float">
            <text:p>2.2066538334</text:p>
          </table:table-cell>
          <table:table-cell table:formula="of:=[.C40]/([.H40]-[.H39])" office:value-type="float" office:value="273599.391175671" calcext:value-type="float">
            <text:p>273599.391175671</text:p>
          </table:table-cell>
          <table:table-cell table:formula="of:=[.G40]-[.$B40]" office:value-type="float" office:value="0.211085557937622" calcext:value-type="float">
            <text:p>0.211085557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002.03881" calcext:value-type="float">
            <text:p>1443146002.03881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62476348877" calcext:value-type="float">
            <text:p>2.0386247635</text:p>
          </table:table-cell>
          <table:table-cell table:formula="of:=[.C41]/([.D41]-[.D40])" office:value-type="float" office:value="100333.310888633" calcext:value-type="float">
            <text:p>100333.310888633</text:p>
          </table:table-cell>
          <table:table-cell/>
          <table:table-cell office:value-type="float" office:value="1443146002.27656" calcext:value-type="float">
            <text:p>1443146002.27656</text:p>
          </table:table-cell>
          <table:table-cell table:formula="of:=[.G41]-[.$B$2]" office:value-type="float" office:value="2.27637934684753" calcext:value-type="float">
            <text:p>2.2763793468</text:p>
          </table:table-cell>
          <table:table-cell table:formula="of:=[.C41]/([.H41]-[.H40])" office:value-type="float" office:value="61957.2346725936" calcext:value-type="float">
            <text:p>61957.2346725936</text:p>
          </table:table-cell>
          <table:table-cell table:formula="of:=[.G41]-[.$B41]" office:value-type="float" office:value="0.237754583358765" calcext:value-type="float">
            <text:p>0.237754583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002.08114" calcext:value-type="float">
            <text:p>1443146002.08114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96170425415" calcext:value-type="float">
            <text:p>2.0809617043</text:p>
          </table:table-cell>
          <table:table-cell table:formula="of:=[.C42]/([.D42]-[.D41])" office:value-type="float" office:value="102038.548886661" calcext:value-type="float">
            <text:p>102038.548886661</text:p>
          </table:table-cell>
          <table:table-cell/>
          <table:table-cell office:value-type="float" office:value="1443146002.31871" calcext:value-type="float">
            <text:p>1443146002.31871</text:p>
          </table:table-cell>
          <table:table-cell table:formula="of:=[.G42]-[.$B$2]" office:value-type="float" office:value="2.31852531433105" calcext:value-type="float">
            <text:p>2.3185253143</text:p>
          </table:table-cell>
          <table:table-cell table:formula="of:=[.C42]/([.H42]-[.H41])" office:value-type="float" office:value="102500.909528039" calcext:value-type="float">
            <text:p>102500.909528039</text:p>
          </table:table-cell>
          <table:table-cell table:formula="of:=[.G42]-[.$B42]" office:value-type="float" office:value="0.237563610076904" calcext:value-type="float">
            <text:p>0.237563610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002.12348" calcext:value-type="float">
            <text:p>1443146002.12348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29435348511" calcext:value-type="float">
            <text:p>2.1232943535</text:p>
          </table:table-cell>
          <table:table-cell table:formula="of:=[.C43]/([.D43]-[.D42])" office:value-type="float" office:value="102048.89319426" calcext:value-type="float">
            <text:p>102048.89319426</text:p>
          </table:table-cell>
          <table:table-cell/>
          <table:table-cell office:value-type="float" office:value="1443146002.36107" calcext:value-type="float">
            <text:p>1443146002.36107</text:p>
          </table:table-cell>
          <table:table-cell table:formula="of:=[.G43]-[.$B$2]" office:value-type="float" office:value="2.36088728904724" calcext:value-type="float">
            <text:p>2.360887289</text:p>
          </table:table-cell>
          <table:table-cell table:formula="of:=[.C43]/([.H43]-[.H42])" office:value-type="float" office:value="101978.248864525" calcext:value-type="float">
            <text:p>101978.248864525</text:p>
          </table:table-cell>
          <table:table-cell table:formula="of:=[.G43]-[.$B43]" office:value-type="float" office:value="0.237592935562134" calcext:value-type="float">
            <text:p>0.23759293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002.16581" calcext:value-type="float">
            <text:p>1443146002.16581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62557220459" calcext:value-type="float">
            <text:p>2.1656255722</text:p>
          </table:table-cell>
          <table:table-cell table:formula="of:=[.C44]/([.D44]-[.D43])" office:value-type="float" office:value="102052.341762884" calcext:value-type="float">
            <text:p>102052.341762884</text:p>
          </table:table-cell>
          <table:table-cell/>
          <table:table-cell office:value-type="float" office:value="1443146002.40334" calcext:value-type="float">
            <text:p>1443146002.40334</text:p>
          </table:table-cell>
          <table:table-cell table:formula="of:=[.G44]-[.$B$2]" office:value-type="float" office:value="2.40316128730774" calcext:value-type="float">
            <text:p>2.4031612873</text:p>
          </table:table-cell>
          <table:table-cell table:formula="of:=[.C44]/([.H44]-[.H43])" office:value-type="float" office:value="102190.475889685" calcext:value-type="float">
            <text:p>102190.475889685</text:p>
          </table:table-cell>
          <table:table-cell table:formula="of:=[.G44]-[.$B44]" office:value-type="float" office:value="0.237535715103149" calcext:value-type="float">
            <text:p>0.237535715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002.20814" calcext:value-type="float">
            <text:p>1443146002.20814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95559883118" calcext:value-type="float">
            <text:p>2.2079555988</text:p>
          </table:table-cell>
          <table:table-cell table:formula="of:=[.C45]/([.D45]-[.D44])" office:value-type="float" office:value="102055.21574812" calcext:value-type="float">
            <text:p>102055.21574812</text:p>
          </table:table-cell>
          <table:table-cell/>
          <table:table-cell office:value-type="float" office:value="1443146002.44572" calcext:value-type="float">
            <text:p>1443146002.44572</text:p>
          </table:table-cell>
          <table:table-cell table:formula="of:=[.G45]-[.$B$2]" office:value-type="float" office:value="2.44553756713867" calcext:value-type="float">
            <text:p>2.4455375671</text:p>
          </table:table-cell>
          <table:table-cell table:formula="of:=[.C45]/([.H45]-[.H44])" office:value-type="float" office:value="101943.823696544" calcext:value-type="float">
            <text:p>101943.823696544</text:p>
          </table:table-cell>
          <table:table-cell table:formula="of:=[.G45]-[.$B45]" office:value-type="float" office:value="0.237581968307495" calcext:value-type="float">
            <text:p>0.237581968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002.25047" calcext:value-type="float">
            <text:p>1443146002.25047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28586387634" calcext:value-type="float">
            <text:p>2.2502858639</text:p>
          </table:table-cell>
          <table:table-cell table:formula="of:=[.C46]/([.D46]-[.D45])" office:value-type="float" office:value="102054.640938123" calcext:value-type="float">
            <text:p>102054.640938123</text:p>
          </table:table-cell>
          <table:table-cell/>
          <table:table-cell office:value-type="float" office:value="1443146002.48801" calcext:value-type="float">
            <text:p>1443146002.48801</text:p>
          </table:table-cell>
          <table:table-cell table:formula="of:=[.G46]-[.$B$2]" office:value-type="float" office:value="2.48782801628113" calcext:value-type="float">
            <text:p>2.4878280163</text:p>
          </table:table-cell>
          <table:table-cell table:formula="of:=[.C46]/([.H46]-[.H45])" office:value-type="float" office:value="102150.724042869" calcext:value-type="float">
            <text:p>102150.724042869</text:p>
          </table:table-cell>
          <table:table-cell table:formula="of:=[.G46]-[.$B46]" office:value-type="float" office:value="0.237542152404785" calcext:value-type="float">
            <text:p>0.23754215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002.2928" calcext:value-type="float">
            <text:p>1443146002.2928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61589050293" calcext:value-type="float">
            <text:p>2.2926158905</text:p>
          </table:table-cell>
          <table:table-cell table:formula="of:=[.C47]/([.D47]-[.D46])" office:value-type="float" office:value="102055.21574812" calcext:value-type="float">
            <text:p>102055.21574812</text:p>
          </table:table-cell>
          <table:table-cell/>
          <table:table-cell office:value-type="float" office:value="1443146002.53035" calcext:value-type="float">
            <text:p>1443146002.53035</text:p>
          </table:table-cell>
          <table:table-cell table:formula="of:=[.G47]-[.$B$2]" office:value-type="float" office:value="2.53016662597656" calcext:value-type="float">
            <text:p>2.530166626</text:p>
          </table:table-cell>
          <table:table-cell table:formula="of:=[.C47]/([.H47]-[.H46])" office:value-type="float" office:value="102034.526666704" calcext:value-type="float">
            <text:p>102034.526666704</text:p>
          </table:table-cell>
          <table:table-cell table:formula="of:=[.G47]-[.$B47]" office:value-type="float" office:value="0.237550735473633" calcext:value-type="float">
            <text:p>0.23755073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002.33514" calcext:value-type="float">
            <text:p>1443146002.33514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495926856995" calcext:value-type="float">
            <text:p>2.3349592686</text:p>
          </table:table-cell>
          <table:table-cell table:formula="of:=[.C48]/([.D48]-[.D47])" office:value-type="float" office:value="102023.036356777" calcext:value-type="float">
            <text:p>102023.036356777</text:p>
          </table:table-cell>
          <table:table-cell/>
          <table:table-cell office:value-type="float" office:value="1443146002.57272" calcext:value-type="float">
            <text:p>1443146002.57272</text:p>
          </table:table-cell>
          <table:table-cell table:formula="of:=[.G48]-[.$B$2]" office:value-type="float" office:value="2.57253956794739" calcext:value-type="float">
            <text:p>2.5725395679</text:p>
          </table:table-cell>
          <table:table-cell table:formula="of:=[.C48]/([.H48]-[.H47])" office:value-type="float" office:value="101951.854156703" calcext:value-type="float">
            <text:p>101951.854156703</text:p>
          </table:table-cell>
          <table:table-cell table:formula="of:=[.G48]-[.$B48]" office:value-type="float" office:value="0.237580299377441" calcext:value-type="float">
            <text:p>0.237580299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002.37746" calcext:value-type="float">
            <text:p>1443146002.37746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27427482605" calcext:value-type="float">
            <text:p>2.3772742748</text:p>
          </table:table-cell>
          <table:table-cell table:formula="of:=[.C49]/([.D49]-[.D48])" office:value-type="float" office:value="102091.441836355" calcext:value-type="float">
            <text:p>102091.441836355</text:p>
          </table:table-cell>
          <table:table-cell/>
          <table:table-cell office:value-type="float" office:value="1443146002.61503" calcext:value-type="float">
            <text:p>1443146002.61503</text:p>
          </table:table-cell>
          <table:table-cell table:formula="of:=[.G49]-[.$B$2]" office:value-type="float" office:value="2.61484622955322" calcext:value-type="float">
            <text:p>2.6148462296</text:p>
          </table:table-cell>
          <table:table-cell table:formula="of:=[.C49]/([.H49]-[.H48])" office:value-type="float" office:value="102111.57855585" calcext:value-type="float">
            <text:p>102111.57855585</text:p>
          </table:table-cell>
          <table:table-cell table:formula="of:=[.G49]-[.$B49]" office:value-type="float" office:value="0.237571954727173" calcext:value-type="float">
            <text:p>0.23757195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002.41976" calcext:value-type="float">
            <text:p>1443146002.41976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57545280457" calcext:value-type="float">
            <text:p>2.4195754528</text:p>
          </table:table-cell>
          <table:table-cell table:formula="of:=[.C50]/([.D50]-[.D49])" office:value-type="float" office:value="102124.81558301" calcext:value-type="float">
            <text:p>102124.81558301</text:p>
          </table:table-cell>
          <table:table-cell/>
          <table:table-cell office:value-type="float" office:value="1443146002.66077" calcext:value-type="float">
            <text:p>1443146002.66077</text:p>
          </table:table-cell>
          <table:table-cell table:formula="of:=[.G50]-[.$B$2]" office:value-type="float" office:value="2.66059112548828" calcext:value-type="float">
            <text:p>2.6605911255</text:p>
          </table:table-cell>
          <table:table-cell table:formula="of:=[.C50]/([.H50]-[.H49])" office:value-type="float" office:value="94436.7652761273" calcext:value-type="float">
            <text:p>94436.7652761273</text:p>
          </table:table-cell>
          <table:table-cell table:formula="of:=[.G50]-[.$B50]" office:value-type="float" office:value="0.241015672683716" calcext:value-type="float">
            <text:p>0.241015672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002.4621" calcext:value-type="float">
            <text:p>1443146002.4621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91835403442" calcext:value-type="float">
            <text:p>2.461918354</text:p>
          </table:table-cell>
          <table:table-cell table:formula="of:=[.C51]/([.D51]-[.D50])" office:value-type="float" office:value="102024.185271313" calcext:value-type="float">
            <text:p>102024.185271313</text:p>
          </table:table-cell>
          <table:table-cell/>
          <table:table-cell office:value-type="float" office:value="1443146002.74196" calcext:value-type="float">
            <text:p>1443146002.74196</text:p>
          </table:table-cell>
          <table:table-cell table:formula="of:=[.G51]-[.$B$2]" office:value-type="float" office:value="2.74177551269531" calcext:value-type="float">
            <text:p>2.7417755127</text:p>
          </table:table-cell>
          <table:table-cell table:formula="of:=[.C51]/([.H51]-[.H50])" office:value-type="float" office:value="53212.2018607274" calcext:value-type="float">
            <text:p>53212.2018607274</text:p>
          </table:table-cell>
          <table:table-cell table:formula="of:=[.G51]-[.$B51]" office:value-type="float" office:value="0.279857158660889" calcext:value-type="float">
            <text:p>0.27985715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002.50445" calcext:value-type="float">
            <text:p>1443146002.50445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26602363586" calcext:value-type="float">
            <text:p>2.5042660236</text:p>
          </table:table-cell>
          <table:table-cell table:formula="of:=[.C52]/([.D52]-[.D51])" office:value-type="float" office:value="102012.697290267" calcext:value-type="float">
            <text:p>102012.697290267</text:p>
          </table:table-cell>
          <table:table-cell/>
          <table:table-cell office:value-type="float" office:value="1443146002.78429" calcext:value-type="float">
            <text:p>1443146002.78429</text:p>
          </table:table-cell>
          <table:table-cell table:formula="of:=[.G52]-[.$B$2]" office:value-type="float" office:value="2.78410887718201" calcext:value-type="float">
            <text:p>2.7841088772</text:p>
          </table:table-cell>
          <table:table-cell table:formula="of:=[.C52]/([.H52]-[.H51])" office:value-type="float" office:value="102047.168997347" calcext:value-type="float">
            <text:p>102047.168997347</text:p>
          </table:table-cell>
          <table:table-cell table:formula="of:=[.G52]-[.$B52]" office:value-type="float" office:value="0.279842853546143" calcext:value-type="float">
            <text:p>0.279842853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002.54678" calcext:value-type="float">
            <text:p>1443146002.54678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59795761108" calcext:value-type="float">
            <text:p>2.5465979576</text:p>
          </table:table-cell>
          <table:table-cell table:formula="of:=[.C53]/([.D53]-[.D52])" office:value-type="float" office:value="102050.617449438" calcext:value-type="float">
            <text:p>102050.617449438</text:p>
          </table:table-cell>
          <table:table-cell/>
          <table:table-cell office:value-type="float" office:value="1443146002.82667" calcext:value-type="float">
            <text:p>1443146002.82667</text:p>
          </table:table-cell>
          <table:table-cell table:formula="of:=[.G53]-[.$B$2]" office:value-type="float" office:value="2.8264856338501" calcext:value-type="float">
            <text:p>2.8264856339</text:p>
          </table:table-cell>
          <table:table-cell table:formula="of:=[.C53]/([.H53]-[.H52])" office:value-type="float" office:value="101942.67659122" calcext:value-type="float">
            <text:p>101942.67659122</text:p>
          </table:table-cell>
          <table:table-cell table:formula="of:=[.G53]-[.$B53]" office:value-type="float" office:value="0.279887676239014" calcext:value-type="float">
            <text:p>0.279887676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002.58912" calcext:value-type="float">
            <text:p>1443146002.58912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942527771" calcext:value-type="float">
            <text:p>2.5889425278</text:p>
          </table:table-cell>
          <table:table-cell table:formula="of:=[.C54]/([.D54]-[.D53])" office:value-type="float" office:value="102020.164183642" calcext:value-type="float">
            <text:p>102020.164183642</text:p>
          </table:table-cell>
          <table:table-cell/>
          <table:table-cell office:value-type="float" office:value="1443146002.86898" calcext:value-type="float">
            <text:p>1443146002.86898</text:p>
          </table:table-cell>
          <table:table-cell table:formula="of:=[.G54]-[.$B$2]" office:value-type="float" office:value="2.86879563331604" calcext:value-type="float">
            <text:p>2.8687956333</text:p>
          </table:table-cell>
          <table:table-cell table:formula="of:=[.C54]/([.H54]-[.H53])" office:value-type="float" office:value="102103.522914894" calcext:value-type="float">
            <text:p>102103.522914894</text:p>
          </table:table-cell>
          <table:table-cell table:formula="of:=[.G54]-[.$B54]" office:value-type="float" office:value="0.279853105545044" calcext:value-type="float">
            <text:p>0.279853105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002.63146" calcext:value-type="float">
            <text:p>1443146002.63146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27875328064" calcext:value-type="float">
            <text:p>2.6312787533</text:p>
          </table:table-cell>
          <table:table-cell table:formula="of:=[.C55]/([.D55]-[.D54])" office:value-type="float" office:value="102040.272792292" calcext:value-type="float">
            <text:p>102040.272792292</text:p>
          </table:table-cell>
          <table:table-cell/>
          <table:table-cell office:value-type="float" office:value="1443146002.91129" calcext:value-type="float">
            <text:p>1443146002.91129</text:p>
          </table:table-cell>
          <table:table-cell table:formula="of:=[.G55]-[.$B$2]" office:value-type="float" office:value="2.91111278533936" calcext:value-type="float">
            <text:p>2.9111127853</text:p>
          </table:table-cell>
          <table:table-cell table:formula="of:=[.C55]/([.H55]-[.H54])" office:value-type="float" office:value="102086.2651064" calcext:value-type="float">
            <text:p>102086.2651064</text:p>
          </table:table-cell>
          <table:table-cell table:formula="of:=[.G55]-[.$B55]" office:value-type="float" office:value="0.279834032058716" calcext:value-type="float">
            <text:p>0.279834032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002.67383" calcext:value-type="float">
            <text:p>1443146002.67383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6536026001" calcext:value-type="float">
            <text:p>2.6736536026</text:p>
          </table:table-cell>
          <table:table-cell table:formula="of:=[.C56]/([.D56]-[.D55])" office:value-type="float" office:value="101947.265167414" calcext:value-type="float">
            <text:p>101947.265167414</text:p>
          </table:table-cell>
          <table:table-cell/>
          <table:table-cell office:value-type="float" office:value="1443146002.95366" calcext:value-type="float">
            <text:p>1443146002.95366</text:p>
          </table:table-cell>
          <table:table-cell table:formula="of:=[.G56]-[.$B$2]" office:value-type="float" office:value="2.95348310470581" calcext:value-type="float">
            <text:p>2.9534831047</text:p>
          </table:table-cell>
          <table:table-cell table:formula="of:=[.C56]/([.H56]-[.H55])" office:value-type="float" office:value="101958.164691583" calcext:value-type="float">
            <text:p>101958.164691583</text:p>
          </table:table-cell>
          <table:table-cell table:formula="of:=[.G56]-[.$B56]" office:value-type="float" office:value="0.279829502105713" calcext:value-type="float">
            <text:p>0.279829502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002.71617" calcext:value-type="float">
            <text:p>1443146002.71617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98410606384" calcext:value-type="float">
            <text:p>2.7159841061</text:p>
          </table:table-cell>
          <table:table-cell table:formula="of:=[.C57]/([.D57]-[.D56])" office:value-type="float" office:value="102054.066134601" calcext:value-type="float">
            <text:p>102054.066134601</text:p>
          </table:table-cell>
          <table:table-cell/>
          <table:table-cell office:value-type="float" office:value="1443146003.03836" calcext:value-type="float">
            <text:p>1443146003.03836</text:p>
          </table:table-cell>
          <table:table-cell table:formula="of:=[.G57]-[.$B$2]" office:value-type="float" office:value="3.0381805896759" calcext:value-type="float">
            <text:p>3.0381805897</text:p>
          </table:table-cell>
          <table:table-cell table:formula="of:=[.C57]/([.H57]-[.H56])" office:value-type="float" office:value="51005.0564255293" calcext:value-type="float">
            <text:p>51005.0564255293</text:p>
          </table:table-cell>
          <table:table-cell table:formula="of:=[.G57]-[.$B57]" office:value-type="float" office:value="0.322196483612061" calcext:value-type="float">
            <text:p>0.322196483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002.7585" calcext:value-type="float">
            <text:p>1443146002.7585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31747055054" calcext:value-type="float">
            <text:p>2.7583174706</text:p>
          </table:table-cell>
          <table:table-cell table:formula="of:=[.C58]/([.D58]-[.D57])" office:value-type="float" office:value="102047.168997347" calcext:value-type="float">
            <text:p>102047.168997347</text:p>
          </table:table-cell>
          <table:table-cell/>
          <table:table-cell office:value-type="float" office:value="1443146003.05277" calcext:value-type="float">
            <text:p>1443146003.05277</text:p>
          </table:table-cell>
          <table:table-cell table:formula="of:=[.G58]-[.$B$2]" office:value-type="float" office:value="3.05259370803833" calcext:value-type="float">
            <text:p>3.052593708</text:p>
          </table:table-cell>
          <table:table-cell table:formula="of:=[.C58]/([.H58]-[.H57])" office:value-type="float" office:value="299726.949531041" calcext:value-type="float">
            <text:p>299726.949531041</text:p>
          </table:table-cell>
          <table:table-cell table:formula="of:=[.G58]-[.$B58]" office:value-type="float" office:value="0.294276237487793" calcext:value-type="float">
            <text:p>0.294276237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002.80083" calcext:value-type="float">
            <text:p>1443146002.80083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64821243286" calcext:value-type="float">
            <text:p>2.8006482124</text:p>
          </table:table-cell>
          <table:table-cell table:formula="of:=[.C59]/([.D59]-[.D58])" office:value-type="float" office:value="102053.491337554" calcext:value-type="float">
            <text:p>102053.491337554</text:p>
          </table:table-cell>
          <table:table-cell/>
          <table:table-cell office:value-type="float" office:value="1443146003.08071" calcext:value-type="float">
            <text:p>1443146003.08071</text:p>
          </table:table-cell>
          <table:table-cell table:formula="of:=[.G59]-[.$B$2]" office:value-type="float" office:value="3.08052754402161" calcext:value-type="float">
            <text:p>3.080527544</text:p>
          </table:table-cell>
          <table:table-cell table:formula="of:=[.C59]/([.H59]-[.H58])" office:value-type="float" office:value="154651.155057484" calcext:value-type="float">
            <text:p>154651.155057484</text:p>
          </table:table-cell>
          <table:table-cell table:formula="of:=[.G59]-[.$B59]" office:value-type="float" office:value="0.279879331588745" calcext:value-type="float">
            <text:p>0.27987933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002.84317" calcext:value-type="float">
            <text:p>1443146002.84317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98634529114" calcext:value-type="float">
            <text:p>2.8429863453</text:p>
          </table:table-cell>
          <table:table-cell table:formula="of:=[.C60]/([.D60]-[.D59])" office:value-type="float" office:value="102035.675840049" calcext:value-type="float">
            <text:p>102035.675840049</text:p>
          </table:table-cell>
          <table:table-cell/>
          <table:table-cell office:value-type="float" office:value="1443146003.1232" calcext:value-type="float">
            <text:p>1443146003.1232</text:p>
          </table:table-cell>
          <table:table-cell table:formula="of:=[.G60]-[.$B$2]" office:value-type="float" office:value="3.12302112579346" calcext:value-type="float">
            <text:p>3.1230211258</text:p>
          </table:table-cell>
          <table:table-cell table:formula="of:=[.C60]/([.H60]-[.H59])" office:value-type="float" office:value="101662.411589454" calcext:value-type="float">
            <text:p>101662.411589454</text:p>
          </table:table-cell>
          <table:table-cell table:formula="of:=[.G60]-[.$B60]" office:value-type="float" office:value="0.280034780502319" calcext:value-type="float">
            <text:p>0.280034780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002.88551" calcext:value-type="float">
            <text:p>1443146002.88551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32710075378" calcext:value-type="float">
            <text:p>2.8853271008</text:p>
          </table:table-cell>
          <table:table-cell table:formula="of:=[.C61]/([.D61]-[.D60])" office:value-type="float" office:value="102029.355706965" calcext:value-type="float">
            <text:p>102029.355706965</text:p>
          </table:table-cell>
          <table:table-cell/>
          <table:table-cell office:value-type="float" office:value="1443146003.16538" calcext:value-type="float">
            <text:p>1443146003.16538</text:p>
          </table:table-cell>
          <table:table-cell table:formula="of:=[.G61]-[.$B$2]" office:value-type="float" office:value="3.165194272995" calcext:value-type="float">
            <text:p>3.165194273</text:p>
          </table:table-cell>
          <table:table-cell table:formula="of:=[.C61]/([.H61]-[.H60])" office:value-type="float" office:value="102434.849819376" calcext:value-type="float">
            <text:p>102434.849819376</text:p>
          </table:table-cell>
          <table:table-cell table:formula="of:=[.G61]-[.$B61]" office:value-type="float" office:value="0.279867172241211" calcext:value-type="float">
            <text:p>0.279867172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002.92786" calcext:value-type="float">
            <text:p>1443146002.92786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67643928528" calcext:value-type="float">
            <text:p>2.9276764393</text:p>
          </table:table-cell>
          <table:table-cell table:formula="of:=[.C62]/([.D62]-[.D61])" office:value-type="float" office:value="102008.677108081" calcext:value-type="float">
            <text:p>102008.677108081</text:p>
          </table:table-cell>
          <table:table-cell/>
          <table:table-cell office:value-type="float" office:value="1443146003.20805" calcext:value-type="float">
            <text:p>1443146003.20805</text:p>
          </table:table-cell>
          <table:table-cell table:formula="of:=[.G62]-[.$B$2]" office:value-type="float" office:value="3.20786428451538" calcext:value-type="float">
            <text:p>3.2078642845</text:p>
          </table:table-cell>
          <table:table-cell table:formula="of:=[.C62]/([.H62]-[.H61])" office:value-type="float" office:value="101242.063127546" calcext:value-type="float">
            <text:p>101242.063127546</text:p>
          </table:table-cell>
          <table:table-cell table:formula="of:=[.G62]-[.$B62]" office:value-type="float" office:value="0.280187845230103" calcext:value-type="float">
            <text:p>0.280187845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002.97021" calcext:value-type="float">
            <text:p>1443146002.97021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7002410888672" calcext:value-type="float">
            <text:p>2.9700241089</text:p>
          </table:table-cell>
          <table:table-cell table:formula="of:=[.C63]/([.D63]-[.D62])" office:value-type="float" office:value="102012.697290267" calcext:value-type="float">
            <text:p>102012.697290267</text:p>
          </table:table-cell>
          <table:table-cell/>
          <table:table-cell office:value-type="float" office:value="1443146003.25163" calcext:value-type="float">
            <text:p>1443146003.25163</text:p>
          </table:table-cell>
          <table:table-cell table:formula="of:=[.G63]-[.$B$2]" office:value-type="float" office:value="3.25144934654236" calcext:value-type="float">
            <text:p>3.2514493465</text:p>
          </table:table-cell>
          <table:table-cell table:formula="of:=[.C63]/([.H63]-[.H62])" office:value-type="float" office:value="99116.527523262" calcext:value-type="float">
            <text:p>99116.527523262</text:p>
          </table:table-cell>
          <table:table-cell table:formula="of:=[.G63]-[.$B63]" office:value-type="float" office:value="0.28142523765564" calcext:value-type="float">
            <text:p>0.281425237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003.01281" calcext:value-type="float">
            <text:p>1443146003.01281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63236999512" calcext:value-type="float">
            <text:p>3.01263237</text:p>
          </table:table-cell>
          <table:table-cell table:formula="of:=[.C64]/([.D64]-[.D63])" office:value-type="float" office:value="101388.78911321" calcext:value-type="float">
            <text:p>101388.78911321</text:p>
          </table:table-cell>
          <table:table-cell/>
          <table:table-cell office:value-type="float" office:value="1443146003.29473" calcext:value-type="float">
            <text:p>1443146003.29473</text:p>
          </table:table-cell>
          <table:table-cell table:formula="of:=[.G64]-[.$B$2]" office:value-type="float" office:value="3.29454612731934" calcext:value-type="float">
            <text:p>3.2945461273</text:p>
          </table:table-cell>
          <table:table-cell table:formula="of:=[.C64]/([.H64]-[.H63])" office:value-type="float" office:value="100239.505645576" calcext:value-type="float">
            <text:p>100239.505645576</text:p>
          </table:table-cell>
          <table:table-cell table:formula="of:=[.G64]-[.$B64]" office:value-type="float" office:value="0.281913757324219" calcext:value-type="float">
            <text:p>0.281913757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003.05619" calcext:value-type="float">
            <text:p>1443146003.05619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601072311401" calcext:value-type="float">
            <text:p>3.0560107231</text:p>
          </table:table-cell>
          <table:table-cell table:formula="of:=[.C65]/([.D65]-[.D64])" office:value-type="float" office:value="99588.8430378912" calcext:value-type="float">
            <text:p>99588.8430378912</text:p>
          </table:table-cell>
          <table:table-cell/>
          <table:table-cell office:value-type="float" office:value="1443146003.33805" calcext:value-type="float">
            <text:p>1443146003.33805</text:p>
          </table:table-cell>
          <table:table-cell table:formula="of:=[.G65]-[.$B$2]" office:value-type="float" office:value="3.33786821365356" calcext:value-type="float">
            <text:p>3.3378682137</text:p>
          </table:table-cell>
          <table:table-cell table:formula="of:=[.C65]/([.H65]-[.H64])" office:value-type="float" office:value="99718.1891627134" calcext:value-type="float">
            <text:p>99718.1891627134</text:p>
          </table:table-cell>
          <table:table-cell table:formula="of:=[.G65]-[.$B65]" office:value-type="float" office:value="0.281857490539551" calcext:value-type="float">
            <text:p>0.28185749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003.09956" calcext:value-type="float">
            <text:p>1443146003.09956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38049316406" calcext:value-type="float">
            <text:p>3.0993804932</text:p>
          </table:table-cell>
          <table:table-cell table:formula="of:=[.C66]/([.D66]-[.D65])" office:value-type="float" office:value="99608.5521093312" calcext:value-type="float">
            <text:p>99608.5521093312</text:p>
          </table:table-cell>
          <table:table-cell/>
          <table:table-cell office:value-type="float" office:value="1443146003.38136" calcext:value-type="float">
            <text:p>1443146003.38136</text:p>
          </table:table-cell>
          <table:table-cell table:formula="of:=[.G66]-[.$B$2]" office:value-type="float" office:value="3.38118052482605" calcext:value-type="float">
            <text:p>3.3811805248</text:p>
          </table:table-cell>
          <table:table-cell table:formula="of:=[.C66]/([.H66]-[.H65])" office:value-type="float" office:value="99740.6945751796" calcext:value-type="float">
            <text:p>99740.6945751796</text:p>
          </table:table-cell>
          <table:table-cell table:formula="of:=[.G66]-[.$B66]" office:value-type="float" office:value="0.281800031661987" calcext:value-type="float">
            <text:p>0.281800031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003.14291" calcext:value-type="float">
            <text:p>1443146003.14291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72546768188" calcext:value-type="float">
            <text:p>3.1427254677</text:p>
          </table:table-cell>
          <table:table-cell table:formula="of:=[.C67]/([.D67]-[.D66])" office:value-type="float" office:value="99665.5332724612" calcext:value-type="float">
            <text:p>99665.5332724612</text:p>
          </table:table-cell>
          <table:table-cell/>
          <table:table-cell office:value-type="float" office:value="1443146003.42469" calcext:value-type="float">
            <text:p>1443146003.42469</text:p>
          </table:table-cell>
          <table:table-cell table:formula="of:=[.G67]-[.$B$2]" office:value-type="float" office:value="3.42450904846191" calcext:value-type="float">
            <text:p>3.4245090485</text:p>
          </table:table-cell>
          <table:table-cell table:formula="of:=[.C67]/([.H67]-[.H66])" office:value-type="float" office:value="99703.3740707522" calcext:value-type="float">
            <text:p>99703.3740707522</text:p>
          </table:table-cell>
          <table:table-cell table:formula="of:=[.G67]-[.$B67]" office:value-type="float" office:value="0.281783580780029" calcext:value-type="float">
            <text:p>0.281783580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003.18625" calcext:value-type="float">
            <text:p>1443146003.18625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606448173523" calcext:value-type="float">
            <text:p>3.1860644817</text:p>
          </table:table-cell>
          <table:table-cell table:formula="of:=[.C68]/([.D68]-[.D67])" office:value-type="float" office:value="99679.2403879479" calcext:value-type="float">
            <text:p>99679.2403879479</text:p>
          </table:table-cell>
          <table:table-cell/>
          <table:table-cell office:value-type="float" office:value="1443146003.46807" calcext:value-type="float">
            <text:p>1443146003.46807</text:p>
          </table:table-cell>
          <table:table-cell table:formula="of:=[.G68]-[.$B$2]" office:value-type="float" office:value="3.4678852558136" calcext:value-type="float">
            <text:p>3.4678852558</text:p>
          </table:table-cell>
          <table:table-cell table:formula="of:=[.C68]/([.H68]-[.H67])" office:value-type="float" office:value="99593.7695745137" calcext:value-type="float">
            <text:p>99593.7695745137</text:p>
          </table:table-cell>
          <table:table-cell table:formula="of:=[.G68]-[.$B68]" office:value-type="float" office:value="0.281820774078369" calcext:value-type="float">
            <text:p>0.281820774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003.22959" calcext:value-type="float">
            <text:p>1443146003.22959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40897941589" calcext:value-type="float">
            <text:p>3.2294089794</text:p>
          </table:table-cell>
          <table:table-cell table:formula="of:=[.C69]/([.D69]-[.D68])" office:value-type="float" office:value="99666.6297029703" calcext:value-type="float">
            <text:p>99666.6297029703</text:p>
          </table:table-cell>
          <table:table-cell/>
          <table:table-cell office:value-type="float" office:value="1443146003.51144" calcext:value-type="float">
            <text:p>1443146003.51144</text:p>
          </table:table-cell>
          <table:table-cell table:formula="of:=[.G69]-[.$B$2]" office:value-type="float" office:value="3.51125621795654" calcext:value-type="float">
            <text:p>3.511256218</text:p>
          </table:table-cell>
          <table:table-cell table:formula="of:=[.C69]/([.H69]-[.H68])" office:value-type="float" office:value="99605.8142718142" calcext:value-type="float">
            <text:p>99605.8142718142</text:p>
          </table:table-cell>
          <table:table-cell table:formula="of:=[.G69]-[.$B69]" office:value-type="float" office:value="0.281847238540649" calcext:value-type="float">
            <text:p>0.281847238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003.27292" calcext:value-type="float">
            <text:p>1443146003.27292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73893356323" calcext:value-type="float">
            <text:p>3.2727389336</text:p>
          </table:table-cell>
          <table:table-cell table:formula="of:=[.C70]/([.D70]-[.D69])" office:value-type="float" office:value="99700.0824258965" calcext:value-type="float">
            <text:p>99700.0824258965</text:p>
          </table:table-cell>
          <table:table-cell/>
          <table:table-cell office:value-type="float" office:value="1443146003.55485" calcext:value-type="float">
            <text:p>1443146003.55485</text:p>
          </table:table-cell>
          <table:table-cell table:formula="of:=[.G70]-[.$B$2]" office:value-type="float" office:value="3.55467295646667" calcext:value-type="float">
            <text:p>3.5546729565</text:p>
          </table:table-cell>
          <table:table-cell table:formula="of:=[.C70]/([.H70]-[.H69])" office:value-type="float" office:value="99500.7950445627" calcext:value-type="float">
            <text:p>99500.7950445627</text:p>
          </table:table-cell>
          <table:table-cell table:formula="of:=[.G70]-[.$B70]" office:value-type="float" office:value="0.281934022903442" calcext:value-type="float">
            <text:p>0.281934022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003.31627" calcext:value-type="float">
            <text:p>1443146003.31627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08533859253" calcext:value-type="float">
            <text:p>3.3160853386</text:p>
          </table:table-cell>
          <table:table-cell table:formula="of:=[.C71]/([.D71]-[.D70])" office:value-type="float" office:value="99662.244125671" calcext:value-type="float">
            <text:p>99662.244125671</text:p>
          </table:table-cell>
          <table:table-cell/>
          <table:table-cell office:value-type="float" office:value="1443146003.59815" calcext:value-type="float">
            <text:p>1443146003.59815</text:p>
          </table:table-cell>
          <table:table-cell table:formula="of:=[.G71]-[.$B$2]" office:value-type="float" office:value="3.59797358512878" calcext:value-type="float">
            <text:p>3.5979735851</text:p>
          </table:table-cell>
          <table:table-cell table:formula="of:=[.C71]/([.H71]-[.H70])" office:value-type="float" office:value="99767.6046163334" calcext:value-type="float">
            <text:p>99767.6046163334</text:p>
          </table:table-cell>
          <table:table-cell table:formula="of:=[.G71]-[.$B71]" office:value-type="float" office:value="0.281888246536255" calcext:value-type="float">
            <text:p>0.281888246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003.35962" calcext:value-type="float">
            <text:p>1443146003.35962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43508148193" calcext:value-type="float">
            <text:p>3.3594350815</text:p>
          </table:table-cell>
          <table:table-cell table:formula="of:=[.C72]/([.D72]-[.D71])" office:value-type="float" office:value="99654.5702940238" calcext:value-type="float">
            <text:p>99654.5702940238</text:p>
          </table:table-cell>
          <table:table-cell/>
          <table:table-cell office:value-type="float" office:value="1443146003.64152" calcext:value-type="float">
            <text:p>1443146003.64152</text:p>
          </table:table-cell>
          <table:table-cell table:formula="of:=[.G72]-[.$B$2]" office:value-type="float" office:value="3.64133405685425" calcext:value-type="float">
            <text:p>3.6413340569</text:p>
          </table:table-cell>
          <table:table-cell table:formula="of:=[.C72]/([.H72]-[.H71])" office:value-type="float" office:value="99629.9124085183" calcext:value-type="float">
            <text:p>99629.9124085183</text:p>
          </table:table-cell>
          <table:table-cell table:formula="of:=[.G72]-[.$B72]" office:value-type="float" office:value="0.281898975372314" calcext:value-type="float">
            <text:p>0.281898975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003.40299" calcext:value-type="float">
            <text:p>1443146003.40299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81271934509" calcext:value-type="float">
            <text:p>3.4028127193</text:p>
          </table:table-cell>
          <table:table-cell table:formula="of:=[.C73]/([.D73]-[.D72])" office:value-type="float" office:value="99590.4851626094" calcext:value-type="float">
            <text:p>99590.4851626094</text:p>
          </table:table-cell>
          <table:table-cell/>
          <table:table-cell office:value-type="float" office:value="1443146003.68497" calcext:value-type="float">
            <text:p>1443146003.68497</text:p>
          </table:table-cell>
          <table:table-cell table:formula="of:=[.G73]-[.$B$2]" office:value-type="float" office:value="3.68479037284851" calcext:value-type="float">
            <text:p>3.6847903728</text:p>
          </table:table-cell>
          <table:table-cell table:formula="of:=[.C73]/([.H73]-[.H72])" office:value-type="float" office:value="99410.1755098234" calcext:value-type="float">
            <text:p>99410.1755098234</text:p>
          </table:table-cell>
          <table:table-cell table:formula="of:=[.G73]-[.$B73]" office:value-type="float" office:value="0.281977653503418" calcext:value-type="float">
            <text:p>0.281977653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003.44634" calcext:value-type="float">
            <text:p>1443146003.44634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15745544434" calcext:value-type="float">
            <text:p>3.4461574554</text:p>
          </table:table-cell>
          <table:table-cell table:formula="of:=[.C74]/([.D74]-[.D73])" office:value-type="float" office:value="99666.0814847003" calcext:value-type="float">
            <text:p>99666.0814847003</text:p>
          </table:table-cell>
          <table:table-cell/>
          <table:table-cell office:value-type="float" office:value="1443146003.72823" calcext:value-type="float">
            <text:p>1443146003.72823</text:p>
          </table:table-cell>
          <table:table-cell table:formula="of:=[.G74]-[.$B$2]" office:value-type="float" office:value="3.72805166244507" calcext:value-type="float">
            <text:p>3.7280516624</text:p>
          </table:table-cell>
          <table:table-cell table:formula="of:=[.C74]/([.H74]-[.H73])" office:value-type="float" office:value="99858.3269312376" calcext:value-type="float">
            <text:p>99858.3269312376</text:p>
          </table:table-cell>
          <table:table-cell table:formula="of:=[.G74]-[.$B74]" office:value-type="float" office:value="0.281894207000732" calcext:value-type="float">
            <text:p>0.28189420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003.48973" calcext:value-type="float">
            <text:p>1443146003.48973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5498752594" calcext:value-type="float">
            <text:p>3.4895498753</text:p>
          </table:table-cell>
          <table:table-cell table:formula="of:=[.C75]/([.D75]-[.D74])" office:value-type="float" office:value="99556.5589200059" calcext:value-type="float">
            <text:p>99556.5589200059</text:p>
          </table:table-cell>
          <table:table-cell/>
          <table:table-cell office:value-type="float" office:value="1443146003.77204" calcext:value-type="float">
            <text:p>1443146003.77204</text:p>
          </table:table-cell>
          <table:table-cell table:formula="of:=[.G75]-[.$B$2]" office:value-type="float" office:value="3.77185893058777" calcext:value-type="float">
            <text:p>3.7718589306</text:p>
          </table:table-cell>
          <table:table-cell table:formula="of:=[.C75]/([.H75]-[.H74])" office:value-type="float" office:value="98613.7730827632" calcext:value-type="float">
            <text:p>98613.7730827632</text:p>
          </table:table-cell>
          <table:table-cell table:formula="of:=[.G75]-[.$B75]" office:value-type="float" office:value="0.282309055328369" calcext:value-type="float">
            <text:p>0.282309055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003.53308" calcext:value-type="float">
            <text:p>1443146003.53308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89747238159" calcext:value-type="float">
            <text:p>3.5328974724</text:p>
          </table:table-cell>
          <table:table-cell table:formula="of:=[.C76]/([.D76]-[.D75])" office:value-type="float" office:value="99659.5033358451" calcext:value-type="float">
            <text:p>99659.5033358451</text:p>
          </table:table-cell>
          <table:table-cell/>
          <table:table-cell office:value-type="float" office:value="1443146003.81541" calcext:value-type="float">
            <text:p>1443146003.81541</text:p>
          </table:table-cell>
          <table:table-cell table:formula="of:=[.G76]-[.$B$2]" office:value-type="float" office:value="3.81523299217224" calcext:value-type="float">
            <text:p>3.8152329922</text:p>
          </table:table-cell>
          <table:table-cell table:formula="of:=[.C76]/([.H76]-[.H75])" office:value-type="float" office:value="99598.6965985796" calcext:value-type="float">
            <text:p>99598.6965985796</text:p>
          </table:table-cell>
          <table:table-cell table:formula="of:=[.G76]-[.$B76]" office:value-type="float" office:value="0.282335519790649" calcext:value-type="float">
            <text:p>0.282335519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003.57643" calcext:value-type="float">
            <text:p>1443146003.57643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24959945679" calcext:value-type="float">
            <text:p>3.5762495995</text:p>
          </table:table-cell>
          <table:table-cell table:formula="of:=[.C77]/([.D77]-[.D76])" office:value-type="float" office:value="99649.0897091821" calcext:value-type="float">
            <text:p>99649.0897091821</text:p>
          </table:table-cell>
          <table:table-cell/>
          <table:table-cell office:value-type="float" office:value="1443146003.8588" calcext:value-type="float">
            <text:p>1443146003.8588</text:p>
          </table:table-cell>
          <table:table-cell table:formula="of:=[.G77]-[.$B$2]" office:value-type="float" office:value="3.85861873626709" calcext:value-type="float">
            <text:p>3.8586187363</text:p>
          </table:table-cell>
          <table:table-cell table:formula="of:=[.C77]/([.H77]-[.H76])" office:value-type="float" office:value="99571.8775862353" calcext:value-type="float">
            <text:p>99571.8775862353</text:p>
          </table:table-cell>
          <table:table-cell table:formula="of:=[.G77]-[.$B77]" office:value-type="float" office:value="0.282369136810303" calcext:value-type="float">
            <text:p>0.282369136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003.61977" calcext:value-type="float">
            <text:p>1443146003.61977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59028244019" calcext:value-type="float">
            <text:p>3.6195902824</text:p>
          </table:table-cell>
          <table:table-cell table:formula="of:=[.C78]/([.D78]-[.D77])" office:value-type="float" office:value="99675.4020155789" calcext:value-type="float">
            <text:p>99675.4020155789</text:p>
          </table:table-cell>
          <table:table-cell/>
          <table:table-cell office:value-type="float" office:value="1443146003.90213" calcext:value-type="float">
            <text:p>1443146003.90213</text:p>
          </table:table-cell>
          <table:table-cell table:formula="of:=[.G78]-[.$B$2]" office:value-type="float" office:value="3.90194940567017" calcext:value-type="float">
            <text:p>3.9019494057</text:p>
          </table:table-cell>
          <table:table-cell table:formula="of:=[.C78]/([.H78]-[.H77])" office:value-type="float" office:value="99698.436684971" calcext:value-type="float">
            <text:p>99698.436684971</text:p>
          </table:table-cell>
          <table:table-cell table:formula="of:=[.G78]-[.$B78]" office:value-type="float" office:value="0.28235912322998" calcext:value-type="float">
            <text:p>0.282359123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003.66311" calcext:value-type="float">
            <text:p>1443146003.66311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93334960937" calcext:value-type="float">
            <text:p>3.6629333496</text:p>
          </table:table-cell>
          <table:table-cell table:formula="of:=[.C79]/([.D79]-[.D78])" office:value-type="float" office:value="99669.9191392455" calcext:value-type="float">
            <text:p>99669.9191392455</text:p>
          </table:table-cell>
          <table:table-cell/>
          <table:table-cell office:value-type="float" office:value="1443146003.94549" calcext:value-type="float">
            <text:p>1443146003.94549</text:p>
          </table:table-cell>
          <table:table-cell table:formula="of:=[.G79]-[.$B$2]" office:value-type="float" office:value="3.94530940055847" calcext:value-type="float">
            <text:p>3.9453094006</text:p>
          </table:table-cell>
          <table:table-cell table:formula="of:=[.C79]/([.H79]-[.H78])" office:value-type="float" office:value="99631.0080554257" calcext:value-type="float">
            <text:p>99631.0080554257</text:p>
          </table:table-cell>
          <table:table-cell table:formula="of:=[.G79]-[.$B79]" office:value-type="float" office:value="0.282376050949097" calcext:value-type="float">
            <text:p>0.282376050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003.70646" calcext:value-type="float">
            <text:p>1443146003.70646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27617835999" calcext:value-type="float">
            <text:p>3.7062761784</text:p>
          </table:table-cell>
          <table:table-cell table:formula="of:=[.C80]/([.D80]-[.D79])" office:value-type="float" office:value="99670.4673997349" calcext:value-type="float">
            <text:p>99670.4673997349</text:p>
          </table:table-cell>
          <table:table-cell/>
          <table:table-cell office:value-type="float" office:value="1443146003.98882" calcext:value-type="float">
            <text:p>1443146003.98882</text:p>
          </table:table-cell>
          <table:table-cell table:formula="of:=[.G80]-[.$B$2]" office:value-type="float" office:value="3.98863577842712" calcext:value-type="float">
            <text:p>3.9886357784</text:p>
          </table:table-cell>
          <table:table-cell table:formula="of:=[.C80]/([.H80]-[.H79])" office:value-type="float" office:value="99708.3119455878" calcext:value-type="float">
            <text:p>99708.3119455878</text:p>
          </table:table-cell>
          <table:table-cell table:formula="of:=[.G80]-[.$B80]" office:value-type="float" office:value="0.282359600067139" calcext:value-type="float">
            <text:p>0.282359600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003.7498" calcext:value-type="float">
            <text:p>1443146003.7498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62139129639" calcext:value-type="float">
            <text:p>3.7496213913</text:p>
          </table:table-cell>
          <table:table-cell table:formula="of:=[.C81]/([.D81]-[.D80])" office:value-type="float" office:value="99664.985066253" calcext:value-type="float">
            <text:p>99664.985066253</text:p>
          </table:table-cell>
          <table:table-cell/>
          <table:table-cell office:value-type="float" office:value="1443146004.03226" calcext:value-type="float">
            <text:p>1443146004.03226</text:p>
          </table:table-cell>
          <table:table-cell table:formula="of:=[.G81]-[.$B$2]" office:value-type="float" office:value="4.03207969665527" calcext:value-type="float">
            <text:p>4.0320796967</text:p>
          </table:table-cell>
          <table:table-cell table:formula="of:=[.C81]/([.H81]-[.H80])" office:value-type="float" office:value="99438.5445924365" calcext:value-type="float">
            <text:p>99438.5445924365</text:p>
          </table:table-cell>
          <table:table-cell table:formula="of:=[.G81]-[.$B81]" office:value-type="float" office:value="0.282458305358887" calcext:value-type="float">
            <text:p>0.282458305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003.79315" calcext:value-type="float">
            <text:p>1443146003.79315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96493530273" calcext:value-type="float">
            <text:p>3.7929649353</text:p>
          </table:table-cell>
          <table:table-cell table:formula="of:=[.C82]/([.D82]-[.D81])" office:value-type="float" office:value="99668.8226363616" calcext:value-type="float">
            <text:p>99668.8226363616</text:p>
          </table:table-cell>
          <table:table-cell/>
          <table:table-cell office:value-type="float" office:value="1443146004.04662" calcext:value-type="float">
            <text:p>1443146004.04662</text:p>
          </table:table-cell>
          <table:table-cell table:formula="of:=[.G82]-[.$B$2]" office:value-type="float" office:value="4.04643726348877" calcext:value-type="float">
            <text:p>4.0464372635</text:p>
          </table:table-cell>
          <table:table-cell table:formula="of:=[.C82]/([.H82]-[.H81])" office:value-type="float" office:value="300886.636997675" calcext:value-type="float">
            <text:p>300886.636997675</text:p>
          </table:table-cell>
          <table:table-cell table:formula="of:=[.G82]-[.$B82]" office:value-type="float" office:value="0.253472328186035" calcext:value-type="float">
            <text:p>0.253472328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003.83651" calcext:value-type="float">
            <text:p>1443146003.83651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32445335388" calcext:value-type="float">
            <text:p>3.8363244534</text:p>
          </table:table-cell>
          <table:table-cell table:formula="of:=[.C83]/([.D83]-[.D82])" office:value-type="float" office:value="99632.1037264314" calcext:value-type="float">
            <text:p>99632.1037264314</text:p>
          </table:table-cell>
          <table:table-cell/>
          <table:table-cell office:value-type="float" office:value="1443146004.07555" calcext:value-type="float">
            <text:p>1443146004.07555</text:p>
          </table:table-cell>
          <table:table-cell table:formula="of:=[.G83]-[.$B$2]" office:value-type="float" office:value="4.07537126541138" calcext:value-type="float">
            <text:p>4.0753712654</text:p>
          </table:table-cell>
          <table:table-cell table:formula="of:=[.C83]/([.H83]-[.H82])" office:value-type="float" office:value="149305.305624681" calcext:value-type="float">
            <text:p>149305.305624681</text:p>
          </table:table-cell>
          <table:table-cell table:formula="of:=[.G83]-[.$B83]" office:value-type="float" office:value="0.239046812057495" calcext:value-type="float">
            <text:p>0.239046812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003.87986" calcext:value-type="float">
            <text:p>1443146003.87986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67658042908" calcext:value-type="float">
            <text:p>3.8796765804</text:p>
          </table:table-cell>
          <table:table-cell table:formula="of:=[.C84]/([.D84]-[.D83])" office:value-type="float" office:value="99649.0897091821" calcext:value-type="float">
            <text:p>99649.0897091821</text:p>
          </table:table-cell>
          <table:table-cell/>
          <table:table-cell office:value-type="float" office:value="1443146004.11891" calcext:value-type="float">
            <text:p>1443146004.11891</text:p>
          </table:table-cell>
          <table:table-cell table:formula="of:=[.G84]-[.$B$2]" office:value-type="float" office:value="4.11873030662537" calcext:value-type="float">
            <text:p>4.1187303066</text:p>
          </table:table-cell>
          <table:table-cell table:formula="of:=[.C84]/([.H84]-[.H83])" office:value-type="float" office:value="99633.1994215362" calcext:value-type="float">
            <text:p>99633.1994215362</text:p>
          </table:table-cell>
          <table:table-cell table:formula="of:=[.G84]-[.$B84]" office:value-type="float" office:value="0.239053726196289" calcext:value-type="float">
            <text:p>0.239053726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003.9232" calcext:value-type="float">
            <text:p>1443146003.9232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302203178406" calcext:value-type="float">
            <text:p>3.9230220318</text:p>
          </table:table-cell>
          <table:table-cell table:formula="of:=[.C85]/([.D85]-[.D84])" office:value-type="float" office:value="99664.4368660756" calcext:value-type="float">
            <text:p>99664.4368660756</text:p>
          </table:table-cell>
          <table:table-cell/>
          <table:table-cell office:value-type="float" office:value="1443146004.16226" calcext:value-type="float">
            <text:p>1443146004.16226</text:p>
          </table:table-cell>
          <table:table-cell table:formula="of:=[.G85]-[.$B$2]" office:value-type="float" office:value="4.16208076477051" calcext:value-type="float">
            <text:p>4.1620807648</text:p>
          </table:table-cell>
          <table:table-cell table:formula="of:=[.C85]/([.H85]-[.H84])" office:value-type="float" office:value="99652.9260552729" calcext:value-type="float">
            <text:p>99652.9260552729</text:p>
          </table:table-cell>
          <table:table-cell table:formula="of:=[.G85]-[.$B85]" office:value-type="float" office:value="0.23905873298645" calcext:value-type="float">
            <text:p>0.23905873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003.96655" calcext:value-type="float">
            <text:p>1443146003.96655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36486053467" calcext:value-type="float">
            <text:p>3.9663648605</text:p>
          </table:table-cell>
          <table:table-cell table:formula="of:=[.C86]/([.D86]-[.D85])" office:value-type="float" office:value="99670.4673997349" calcext:value-type="float">
            <text:p>99670.4673997349</text:p>
          </table:table-cell>
          <table:table-cell/>
          <table:table-cell office:value-type="float" office:value="1443146004.20558" calcext:value-type="float">
            <text:p>1443146004.20558</text:p>
          </table:table-cell>
          <table:table-cell table:formula="of:=[.G86]-[.$B$2]" office:value-type="float" office:value="4.20539712905884" calcext:value-type="float">
            <text:p>4.2053971291</text:p>
          </table:table-cell>
          <table:table-cell table:formula="of:=[.C86]/([.H86]-[.H85])" office:value-type="float" office:value="99731.3618300107" calcext:value-type="float">
            <text:p>99731.3618300107</text:p>
          </table:table-cell>
          <table:table-cell table:formula="of:=[.G86]-[.$B86]" office:value-type="float" office:value="0.23903226852417" calcext:value-type="float">
            <text:p>0.23903226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004.00983" calcext:value-type="float">
            <text:p>1443146004.00983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64617729187" calcext:value-type="float">
            <text:p>4.0096461773</text:p>
          </table:table-cell>
          <table:table-cell table:formula="of:=[.C87]/([.D87]-[.D86])" office:value-type="float" office:value="99812.1204175503" calcext:value-type="float">
            <text:p>99812.1204175503</text:p>
          </table:table-cell>
          <table:table-cell/>
          <table:table-cell office:value-type="float" office:value="1443146004.24866" calcext:value-type="float">
            <text:p>1443146004.24866</text:p>
          </table:table-cell>
          <table:table-cell table:formula="of:=[.G87]-[.$B$2]" office:value-type="float" office:value="4.24847674369812" calcext:value-type="float">
            <text:p>4.2484767437</text:p>
          </table:table-cell>
          <table:table-cell table:formula="of:=[.C87]/([.H87]-[.H86])" office:value-type="float" office:value="100279.448555252" calcext:value-type="float">
            <text:p>100279.448555252</text:p>
          </table:table-cell>
          <table:table-cell table:formula="of:=[.G87]-[.$B87]" office:value-type="float" office:value="0.23883056640625" calcext:value-type="float">
            <text:p>0.238830566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004.05296" calcext:value-type="float">
            <text:p>1443146004.05296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77562141418" calcext:value-type="float">
            <text:p>4.0527756214</text:p>
          </table:table-cell>
          <table:table-cell table:formula="of:=[.C88]/([.D88]-[.D87])" office:value-type="float" office:value="100163.590973919" calcext:value-type="float">
            <text:p>100163.590973919</text:p>
          </table:table-cell>
          <table:table-cell/>
          <table:table-cell office:value-type="float" office:value="1443146004.29181" calcext:value-type="float">
            <text:p>1443146004.29181</text:p>
          </table:table-cell>
          <table:table-cell table:formula="of:=[.G88]-[.$B$2]" office:value-type="float" office:value="4.29163146018982" calcext:value-type="float">
            <text:p>4.2916314602</text:p>
          </table:table-cell>
          <table:table-cell table:formula="of:=[.C88]/([.H88]-[.H87])" office:value-type="float" office:value="100104.932929659" calcext:value-type="float">
            <text:p>100104.932929659</text:p>
          </table:table-cell>
          <table:table-cell table:formula="of:=[.G88]-[.$B88]" office:value-type="float" office:value="0.238855838775635" calcext:value-type="float">
            <text:p>0.238855838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004.09609" calcext:value-type="float">
            <text:p>1443146004.09609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90840339661" calcext:value-type="float">
            <text:p>4.0959084034</text:p>
          </table:table-cell>
          <table:table-cell table:formula="of:=[.C89]/([.D89]-[.D88])" office:value-type="float" office:value="100155.839745291" calcext:value-type="float">
            <text:p>100155.839745291</text:p>
          </table:table-cell>
          <table:table-cell/>
          <table:table-cell office:value-type="float" office:value="1443146004.37804" calcext:value-type="float">
            <text:p>1443146004.37804</text:p>
          </table:table-cell>
          <table:table-cell table:formula="of:=[.G89]-[.$B$2]" office:value-type="float" office:value="4.37785792350769" calcext:value-type="float">
            <text:p>4.3778579235</text:p>
          </table:table-cell>
          <table:table-cell table:formula="of:=[.C89]/([.H89]-[.H88])" office:value-type="float" office:value="50100.6284355472" calcext:value-type="float">
            <text:p>50100.6284355472</text:p>
          </table:table-cell>
          <table:table-cell table:formula="of:=[.G89]-[.$B89]" office:value-type="float" office:value="0.281949520111084" calcext:value-type="float">
            <text:p>0.281949520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004.13923" calcext:value-type="float">
            <text:p>1443146004.13923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04690742493" calcext:value-type="float">
            <text:p>4.1390469074</text:p>
          </table:table-cell>
          <table:table-cell table:formula="of:=[.C90]/([.D90]-[.D89])" office:value-type="float" office:value="100142.55471548" calcext:value-type="float">
            <text:p>100142.55471548</text:p>
          </table:table-cell>
          <table:table-cell/>
          <table:table-cell office:value-type="float" office:value="1443146004.42118" calcext:value-type="float">
            <text:p>1443146004.42118</text:p>
          </table:table-cell>
          <table:table-cell table:formula="of:=[.G90]-[.$B$2]" office:value-type="float" office:value="4.42099595069885" calcext:value-type="float">
            <text:p>4.4209959507</text:p>
          </table:table-cell>
          <table:table-cell table:formula="of:=[.C90]/([.H90]-[.H89])" office:value-type="float" office:value="100143.661666685" calcext:value-type="float">
            <text:p>100143.661666685</text:p>
          </table:table-cell>
          <table:table-cell table:formula="of:=[.G90]-[.$B90]" office:value-type="float" office:value="0.281949043273926" calcext:value-type="float">
            <text:p>0.281949043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004.18236" calcext:value-type="float">
            <text:p>1443146004.18236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1768283844" calcext:value-type="float">
            <text:p>4.1821768284</text:p>
          </table:table-cell>
          <table:table-cell table:formula="of:=[.C91]/([.D91]-[.D90])" office:value-type="float" office:value="100162.48358209" calcext:value-type="float">
            <text:p>100162.48358209</text:p>
          </table:table-cell>
          <table:table-cell/>
          <table:table-cell office:value-type="float" office:value="1443146004.46425" calcext:value-type="float">
            <text:p>1443146004.46425</text:p>
          </table:table-cell>
          <table:table-cell table:formula="of:=[.G91]-[.$B$2]" office:value-type="float" office:value="4.46407270431519" calcext:value-type="float">
            <text:p>4.4640727043</text:p>
          </table:table-cell>
          <table:table-cell table:formula="of:=[.C91]/([.H91]-[.H90])" office:value-type="float" office:value="100286.108801895" calcext:value-type="float">
            <text:p>100286.108801895</text:p>
          </table:table-cell>
          <table:table-cell table:formula="of:=[.G91]-[.$B91]" office:value-type="float" office:value="0.281895875930786" calcext:value-type="float">
            <text:p>0.281895875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004.22549" calcext:value-type="float">
            <text:p>1443146004.22549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3110408783" calcext:value-type="float">
            <text:p>4.2253110409</text:p>
          </table:table-cell>
          <table:table-cell table:formula="of:=[.C92]/([.D92]-[.D91])" office:value-type="float" office:value="100152.518157397" calcext:value-type="float">
            <text:p>100152.518157397</text:p>
          </table:table-cell>
          <table:table-cell/>
          <table:table-cell office:value-type="float" office:value="1443146004.50743" calcext:value-type="float">
            <text:p>1443146004.50743</text:p>
          </table:table-cell>
          <table:table-cell table:formula="of:=[.G92]-[.$B$2]" office:value-type="float" office:value="4.5072512626648" calcext:value-type="float">
            <text:p>4.5072512627</text:p>
          </table:table-cell>
          <table:table-cell table:formula="of:=[.C92]/([.H92]-[.H91])" office:value-type="float" office:value="100049.658097005" calcext:value-type="float">
            <text:p>100049.658097005</text:p>
          </table:table-cell>
          <table:table-cell table:formula="of:=[.G92]-[.$B92]" office:value-type="float" office:value="0.281940221786499" calcext:value-type="float">
            <text:p>0.281940221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004.26862" calcext:value-type="float">
            <text:p>1443146004.26862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43690872192" calcext:value-type="float">
            <text:p>4.2684369087</text:p>
          </table:table-cell>
          <table:table-cell table:formula="of:=[.C93]/([.D93]-[.D92])" office:value-type="float" office:value="100171.897193213" calcext:value-type="float">
            <text:p>100171.897193213</text:p>
          </table:table-cell>
          <table:table-cell/>
          <table:table-cell office:value-type="float" office:value="1443146004.55041" calcext:value-type="float">
            <text:p>1443146004.55041</text:p>
          </table:table-cell>
          <table:table-cell table:formula="of:=[.G93]-[.$B$2]" office:value-type="float" office:value="4.55023217201233" calcext:value-type="float">
            <text:p>4.550232172</text:p>
          </table:table-cell>
          <table:table-cell table:formula="of:=[.C93]/([.H93]-[.H92])" office:value-type="float" office:value="100509.739453613" calcext:value-type="float">
            <text:p>100509.739453613</text:p>
          </table:table-cell>
          <table:table-cell table:formula="of:=[.G93]-[.$B93]" office:value-type="float" office:value="0.281795263290405" calcext:value-type="float">
            <text:p>0.281795263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004.31175" calcext:value-type="float">
            <text:p>1443146004.31175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56992912293" calcext:value-type="float">
            <text:p>4.3115699291</text:p>
          </table:table-cell>
          <table:table-cell table:formula="of:=[.C94]/([.D94]-[.D93])" office:value-type="float" office:value="100155.286132008" calcext:value-type="float">
            <text:p>100155.286132008</text:p>
          </table:table-cell>
          <table:table-cell/>
          <table:table-cell office:value-type="float" office:value="1443146004.5937" calcext:value-type="float">
            <text:p>1443146004.5937</text:p>
          </table:table-cell>
          <table:table-cell table:formula="of:=[.G94]-[.$B$2]" office:value-type="float" office:value="4.59351682662964" calcext:value-type="float">
            <text:p>4.5935168266</text:p>
          </table:table-cell>
          <table:table-cell table:formula="of:=[.C94]/([.H94]-[.H93])" office:value-type="float" office:value="99804.4234889754" calcext:value-type="float">
            <text:p>99804.4234889754</text:p>
          </table:table-cell>
          <table:table-cell table:formula="of:=[.G94]-[.$B94]" office:value-type="float" office:value="0.281946897506714" calcext:value-type="float">
            <text:p>0.281946897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004.35488" calcext:value-type="float">
            <text:p>1443146004.35488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70247268677" calcext:value-type="float">
            <text:p>4.3547024727</text:p>
          </table:table-cell>
          <table:table-cell table:formula="of:=[.C95]/([.D95]-[.D94])" office:value-type="float" office:value="100156.393364693" calcext:value-type="float">
            <text:p>100156.393364693</text:p>
          </table:table-cell>
          <table:table-cell/>
          <table:table-cell office:value-type="float" office:value="1443146004.63695" calcext:value-type="float">
            <text:p>1443146004.63695</text:p>
          </table:table-cell>
          <table:table-cell table:formula="of:=[.G95]-[.$B$2]" office:value-type="float" office:value="4.63676619529724" calcext:value-type="float">
            <text:p>4.6367661953</text:p>
          </table:table-cell>
          <table:table-cell table:formula="of:=[.C95]/([.H95]-[.H94])" office:value-type="float" office:value="99885.8511254073" calcext:value-type="float">
            <text:p>99885.8511254073</text:p>
          </table:table-cell>
          <table:table-cell table:formula="of:=[.G95]-[.$B95]" office:value-type="float" office:value="0.282063722610474" calcext:value-type="float">
            <text:p>0.282063722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004.39806" calcext:value-type="float">
            <text:p>1443146004.39806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87888526917" calcext:value-type="float">
            <text:p>4.3978788853</text:p>
          </table:table-cell>
          <table:table-cell table:formula="of:=[.C96]/([.D96]-[.D95])" office:value-type="float" office:value="100054.630332146" calcext:value-type="float">
            <text:p>100054.630332146</text:p>
          </table:table-cell>
          <table:table-cell/>
          <table:table-cell office:value-type="float" office:value="1443146004.68282" calcext:value-type="float">
            <text:p>1443146004.68282</text:p>
          </table:table-cell>
          <table:table-cell table:formula="of:=[.G96]-[.$B$2]" office:value-type="float" office:value="4.68263745307922" calcext:value-type="float">
            <text:p>4.6826374531</text:p>
          </table:table-cell>
          <table:table-cell table:formula="of:=[.C96]/([.H96]-[.H95])" office:value-type="float" office:value="94176.6197153817" calcext:value-type="float">
            <text:p>94176.6197153817</text:p>
          </table:table-cell>
          <table:table-cell table:formula="of:=[.G96]-[.$B96]" office:value-type="float" office:value="0.284758567810059" calcext:value-type="float">
            <text:p>0.284758567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004.4412" calcext:value-type="float">
            <text:p>1443146004.4412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101405143738" calcext:value-type="float">
            <text:p>4.4410140514</text:p>
          </table:table-cell>
          <table:table-cell table:formula="of:=[.C97]/([.D97]-[.D96])" office:value-type="float" office:value="100150.303887863" calcext:value-type="float">
            <text:p>100150.303887863</text:p>
          </table:table-cell>
          <table:table-cell/>
          <table:table-cell office:value-type="float" office:value="1443146004.80945" calcext:value-type="float">
            <text:p>1443146004.80945</text:p>
          </table:table-cell>
          <table:table-cell table:formula="of:=[.G97]-[.$B$2]" office:value-type="float" office:value="4.8092725276947" calcext:value-type="float">
            <text:p>4.8092725277</text:p>
          </table:table-cell>
          <table:table-cell table:formula="of:=[.C97]/([.H97]-[.H96])" office:value-type="float" office:value="34113.7715053865" calcext:value-type="float">
            <text:p>34113.7715053865</text:p>
          </table:table-cell>
          <table:table-cell table:formula="of:=[.G97]-[.$B97]" office:value-type="float" office:value="0.368258476257324" calcext:value-type="float">
            <text:p>0.368258476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004.48433" calcext:value-type="float">
            <text:p>1443146004.48433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14468765259" calcext:value-type="float">
            <text:p>4.4841446877</text:p>
          </table:table-cell>
          <table:table-cell table:formula="of:=[.C98]/([.D98]-[.D97])" office:value-type="float" office:value="100160.822540256" calcext:value-type="float">
            <text:p>100160.822540256</text:p>
          </table:table-cell>
          <table:table-cell/>
          <table:table-cell office:value-type="float" office:value="1443146004.82381" calcext:value-type="float">
            <text:p>1443146004.82381</text:p>
          </table:table-cell>
          <table:table-cell table:formula="of:=[.G98]-[.$B$2]" office:value-type="float" office:value="4.82362484931946" calcext:value-type="float">
            <text:p>4.8236248493</text:p>
          </table:table-cell>
          <table:table-cell table:formula="of:=[.C98]/([.H98]-[.H97])" office:value-type="float" office:value="300996.599222566" calcext:value-type="float">
            <text:p>300996.599222566</text:p>
          </table:table-cell>
          <table:table-cell table:formula="of:=[.G98]-[.$B98]" office:value-type="float" office:value="0.33948016166687" calcext:value-type="float">
            <text:p>0.339480161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004.52746" calcext:value-type="float">
            <text:p>1443146004.52746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27484703064" calcext:value-type="float">
            <text:p>4.527274847</text:p>
          </table:table-cell>
          <table:table-cell table:formula="of:=[.C99]/([.D99]-[.D98])" office:value-type="float" office:value="100161.929895357" calcext:value-type="float">
            <text:p>100161.929895357</text:p>
          </table:table-cell>
          <table:table-cell/>
          <table:table-cell office:value-type="float" office:value="1443146004.85243" calcext:value-type="float">
            <text:p>1443146004.85243</text:p>
          </table:table-cell>
          <table:table-cell table:formula="of:=[.G99]-[.$B$2]" office:value-type="float" office:value="4.85225105285645" calcext:value-type="float">
            <text:p>4.8522510529</text:p>
          </table:table-cell>
          <table:table-cell table:formula="of:=[.C99]/([.H99]-[.H98])" office:value-type="float" office:value="150910.68553391" calcext:value-type="float">
            <text:p>150910.68553391</text:p>
          </table:table-cell>
          <table:table-cell table:formula="of:=[.G99]-[.$B99]" office:value-type="float" office:value="0.324976205825806" calcext:value-type="float">
            <text:p>0.324976205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004.57058" calcext:value-type="float">
            <text:p>1443146004.57058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40190696716" calcext:value-type="float">
            <text:p>4.570401907</text:p>
          </table:table-cell>
          <table:table-cell table:formula="of:=[.C100]/([.D100]-[.D99])" office:value-type="float" office:value="100169.128300385" calcext:value-type="float">
            <text:p>100169.128300385</text:p>
          </table:table-cell>
          <table:table-cell/>
          <table:table-cell office:value-type="float" office:value="1443146004.89557" calcext:value-type="float">
            <text:p>1443146004.89557</text:p>
          </table:table-cell>
          <table:table-cell table:formula="of:=[.G100]-[.$B$2]" office:value-type="float" office:value="4.89539098739624" calcext:value-type="float">
            <text:p>4.8953909874</text:p>
          </table:table-cell>
          <table:table-cell table:formula="of:=[.C100]/([.H100]-[.H99])" office:value-type="float" office:value="100139.234008688" calcext:value-type="float">
            <text:p>100139.234008688</text:p>
          </table:table-cell>
          <table:table-cell table:formula="of:=[.G100]-[.$B100]" office:value-type="float" office:value="0.324989080429077" calcext:value-type="float">
            <text:p>0.324989080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004.61375" calcext:value-type="float">
            <text:p>1443146004.61375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56925964356" calcext:value-type="float">
            <text:p>4.6135692596</text:p>
          </table:table-cell>
          <table:table-cell table:formula="of:=[.C101]/([.D101]-[.D100])" office:value-type="float" office:value="100075.629663587" calcext:value-type="float">
            <text:p>100075.629663587</text:p>
          </table:table-cell>
          <table:table-cell/>
          <table:table-cell office:value-type="float" office:value="1443146004.93883" calcext:value-type="float">
            <text:p>1443146004.93883</text:p>
          </table:table-cell>
          <table:table-cell table:formula="of:=[.G101]-[.$B$2]" office:value-type="float" office:value="4.93864440917969" calcext:value-type="float">
            <text:p>4.9386444092</text:p>
          </table:table-cell>
          <table:table-cell table:formula="of:=[.C101]/([.H101]-[.H100])" office:value-type="float" office:value="99876.4911971249" calcext:value-type="float">
            <text:p>99876.4911971249</text:p>
          </table:table-cell>
          <table:table-cell table:formula="of:=[.G101]-[.$B101]" office:value-type="float" office:value="0.325075149536133" calcext:value-type="float">
            <text:p>0.32507514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004.65689" calcext:value-type="float">
            <text:p>1443146004.65689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70704841614" calcext:value-type="float">
            <text:p>4.6567070484</text:p>
          </table:table-cell>
          <table:table-cell table:formula="of:=[.C102]/([.D102]-[.D101])" office:value-type="float" office:value="100144.215151465" calcext:value-type="float">
            <text:p>100144.215151465</text:p>
          </table:table-cell>
          <table:table-cell/>
          <table:table-cell office:value-type="float" office:value="1443146004.98198" calcext:value-type="float">
            <text:p>1443146004.98198</text:p>
          </table:table-cell>
          <table:table-cell table:formula="of:=[.G102]-[.$B$2]" office:value-type="float" office:value="4.9818000793457" calcext:value-type="float">
            <text:p>4.9818000793</text:p>
          </table:table-cell>
          <table:table-cell table:formula="of:=[.C102]/([.H102]-[.H101])" office:value-type="float" office:value="100102.720763723" calcext:value-type="float">
            <text:p>100102.720763723</text:p>
          </table:table-cell>
          <table:table-cell table:formula="of:=[.G102]-[.$B102]" office:value-type="float" office:value="0.325093030929565" calcext:value-type="float">
            <text:p>0.325093030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004.70003" calcext:value-type="float">
            <text:p>1443146004.70003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85222816467" calcext:value-type="float">
            <text:p>4.6998522282</text:p>
          </table:table-cell>
          <table:table-cell table:formula="of:=[.C103]/([.D103]-[.D102])" office:value-type="float" office:value="100127.059967728" calcext:value-type="float">
            <text:p>100127.059967728</text:p>
          </table:table-cell>
          <table:table-cell/>
          <table:table-cell office:value-type="float" office:value="1443146005.02508" calcext:value-type="float">
            <text:p>1443146005.02508</text:p>
          </table:table-cell>
          <table:table-cell table:formula="of:=[.G103]-[.$B$2]" office:value-type="float" office:value="5.02489900588989" calcext:value-type="float">
            <text:p>5.0248990059</text:p>
          </table:table-cell>
          <table:table-cell table:formula="of:=[.C103]/([.H103]-[.H102])" office:value-type="float" office:value="100234.515019085" calcext:value-type="float">
            <text:p>100234.515019085</text:p>
          </table:table-cell>
          <table:table-cell table:formula="of:=[.G103]-[.$B103]" office:value-type="float" office:value="0.32504677772522" calcext:value-type="float">
            <text:p>0.325046777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004.74318" calcext:value-type="float">
            <text:p>1443146004.74318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999792099" calcext:value-type="float">
            <text:p>4.7429997921</text:p>
          </table:table-cell>
          <table:table-cell table:formula="of:=[.C104]/([.D104]-[.D103])" office:value-type="float" office:value="100121.527291213" calcext:value-type="float">
            <text:p>100121.527291213</text:p>
          </table:table-cell>
          <table:table-cell/>
          <table:table-cell office:value-type="float" office:value="1443146005.03826" calcext:value-type="float">
            <text:p>1443146005.03826</text:p>
          </table:table-cell>
          <table:table-cell table:formula="of:=[.G104]-[.$B$2]" office:value-type="float" office:value="5.03807711601257" calcext:value-type="float">
            <text:p>5.038077116</text:p>
          </table:table-cell>
          <table:table-cell table:formula="of:=[.C104]/([.H104]-[.H103])" office:value-type="float" office:value="327816.353011416" calcext:value-type="float">
            <text:p>327816.353011416</text:p>
          </table:table-cell>
          <table:table-cell table:formula="of:=[.G104]-[.$B104]" office:value-type="float" office:value="0.295077323913574" calcext:value-type="float">
            <text:p>0.295077323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004.78632" calcext:value-type="float">
            <text:p>1443146004.78632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13638877869" calcext:value-type="float">
            <text:p>4.7861363888</text:p>
          </table:table-cell>
          <table:table-cell table:formula="of:=[.C105]/([.D105]-[.D104])" office:value-type="float" office:value="100146.982667138" calcext:value-type="float">
            <text:p>100146.982667138</text:p>
          </table:table-cell>
          <table:table-cell/>
          <table:table-cell office:value-type="float" office:value="1443146005.0683" calcext:value-type="float">
            <text:p>1443146005.0683</text:p>
          </table:table-cell>
          <table:table-cell table:formula="of:=[.G105]-[.$B$2]" office:value-type="float" office:value="5.0681164264679" calcext:value-type="float">
            <text:p>5.0681164265</text:p>
          </table:table-cell>
          <table:table-cell table:formula="of:=[.C105]/([.H105]-[.H104])" office:value-type="float" office:value="143811.556740797" calcext:value-type="float">
            <text:p>143811.556740797</text:p>
          </table:table-cell>
          <table:table-cell table:formula="of:=[.G105]-[.$B105]" office:value-type="float" office:value="0.281980037689209" calcext:value-type="float">
            <text:p>0.281980037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004.82945" calcext:value-type="float">
            <text:p>1443146004.82945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26893234253" calcext:value-type="float">
            <text:p>4.8292689323</text:p>
          </table:table-cell>
          <table:table-cell table:formula="of:=[.C106]/([.D106]-[.D105])" office:value-type="float" office:value="100156.393364693" calcext:value-type="float">
            <text:p>100156.393364693</text:p>
          </table:table-cell>
          <table:table-cell/>
          <table:table-cell office:value-type="float" office:value="1443146005.11126" calcext:value-type="float">
            <text:p>1443146005.11126</text:p>
          </table:table-cell>
          <table:table-cell table:formula="of:=[.G106]-[.$B$2]" office:value-type="float" office:value="5.11107635498047" calcext:value-type="float">
            <text:p>5.111076355</text:p>
          </table:table-cell>
          <table:table-cell table:formula="of:=[.C106]/([.H106]-[.H105])" office:value-type="float" office:value="100558.826552415" calcext:value-type="float">
            <text:p>100558.826552415</text:p>
          </table:table-cell>
          <table:table-cell table:formula="of:=[.G106]-[.$B106]" office:value-type="float" office:value="0.281807422637939" calcext:value-type="float">
            <text:p>0.281807422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004.87258" calcext:value-type="float">
            <text:p>1443146004.87258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40290641785" calcext:value-type="float">
            <text:p>4.8724029064</text:p>
          </table:table-cell>
          <table:table-cell table:formula="of:=[.C107]/([.D107]-[.D106])" office:value-type="float" office:value="100153.07174008" calcext:value-type="float">
            <text:p>100153.07174008</text:p>
          </table:table-cell>
          <table:table-cell/>
          <table:table-cell office:value-type="float" office:value="1443146005.1546" calcext:value-type="float">
            <text:p>1443146005.1546</text:p>
          </table:table-cell>
          <table:table-cell table:formula="of:=[.G107]-[.$B$2]" office:value-type="float" office:value="5.15442252159119" calcext:value-type="float">
            <text:p>5.1544225216</text:p>
          </table:table-cell>
          <table:table-cell table:formula="of:=[.C107]/([.H107]-[.H106])" office:value-type="float" office:value="99662.7923017266" calcext:value-type="float">
            <text:p>99662.7923017266</text:p>
          </table:table-cell>
          <table:table-cell table:formula="of:=[.G107]-[.$B107]" office:value-type="float" office:value="0.28201961517334" calcext:value-type="float">
            <text:p>0.282019615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004.91569" calcext:value-type="float">
            <text:p>1443146004.91569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51280021668" calcext:value-type="float">
            <text:p>4.9155128002</text:p>
          </table:table-cell>
          <table:table-cell table:formula="of:=[.C108]/([.D108]-[.D107])" office:value-type="float" office:value="100209.015131404" calcext:value-type="float">
            <text:p>100209.015131404</text:p>
          </table:table-cell>
          <table:table-cell/>
          <table:table-cell office:value-type="float" office:value="1443146005.16776" calcext:value-type="float">
            <text:p>1443146005.16776</text:p>
          </table:table-cell>
          <table:table-cell table:formula="of:=[.G108]-[.$B$2]" office:value-type="float" office:value="5.16758060455322" calcext:value-type="float">
            <text:p>5.1675806046</text:p>
          </table:table-cell>
          <table:table-cell table:formula="of:=[.C108]/([.H108]-[.H107])" office:value-type="float" office:value="328315.303411912" calcext:value-type="float">
            <text:p>328315.303411912</text:p>
          </table:table-cell>
          <table:table-cell table:formula="of:=[.G108]-[.$B108]" office:value-type="float" office:value="0.252067804336548" calcext:value-type="float">
            <text:p>0.252067804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004.95883" calcext:value-type="float">
            <text:p>1443146004.95883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64486694336" calcext:value-type="float">
            <text:p>4.9586448669</text:p>
          </table:table-cell>
          <table:table-cell table:formula="of:=[.C109]/([.D109]-[.D108])" office:value-type="float" office:value="100157.50062186" calcext:value-type="float">
            <text:p>100157.50062186</text:p>
          </table:table-cell>
          <table:table-cell/>
          <table:table-cell office:value-type="float" office:value="1443146005.19749" calcext:value-type="float">
            <text:p>1443146005.19749</text:p>
          </table:table-cell>
          <table:table-cell table:formula="of:=[.G109]-[.$B$2]" office:value-type="float" office:value="5.19730639457703" calcext:value-type="float">
            <text:p>5.1973063946</text:p>
          </table:table-cell>
          <table:table-cell table:formula="of:=[.C109]/([.H109]-[.H108])" office:value-type="float" office:value="145328.349441365" calcext:value-type="float">
            <text:p>145328.349441365</text:p>
          </table:table-cell>
          <table:table-cell table:formula="of:=[.G109]-[.$B109]" office:value-type="float" office:value="0.238661527633667" calcext:value-type="float">
            <text:p>0.238661527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005.00183" calcext:value-type="float">
            <text:p>1443146005.00183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64437294006" calcext:value-type="float">
            <text:p>5.0016443729</text:p>
          </table:table-cell>
          <table:table-cell table:formula="of:=[.C110]/([.D110]-[.D109])" office:value-type="float" office:value="100466.270480668" calcext:value-type="float">
            <text:p>100466.270480668</text:p>
          </table:table-cell>
          <table:table-cell/>
          <table:table-cell office:value-type="float" office:value="1443146005.2388" calcext:value-type="float">
            <text:p>1443146005.2388</text:p>
          </table:table-cell>
          <table:table-cell table:formula="of:=[.G110]-[.$B$2]" office:value-type="float" office:value="5.23862147331238" calcext:value-type="float">
            <text:p>5.2386214733</text:p>
          </table:table-cell>
          <table:table-cell table:formula="of:=[.C110]/([.H110]-[.H109])" office:value-type="float" office:value="104562.308296016" calcext:value-type="float">
            <text:p>104562.308296016</text:p>
          </table:table-cell>
          <table:table-cell table:formula="of:=[.G110]-[.$B110]" office:value-type="float" office:value="0.236977100372314" calcext:value-type="float">
            <text:p>0.236977100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005.04314" calcext:value-type="float">
            <text:p>1443146005.04314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95587539673" calcext:value-type="float">
            <text:p>5.0429558754</text:p>
          </table:table-cell>
          <table:table-cell table:formula="of:=[.C111]/([.D111]-[.D110])" office:value-type="float" office:value="104571.360108038" calcext:value-type="float">
            <text:p>104571.360108038</text:p>
          </table:table-cell>
          <table:table-cell/>
          <table:table-cell office:value-type="float" office:value="1443146005.2801" calcext:value-type="float">
            <text:p>1443146005.2801</text:p>
          </table:table-cell>
          <table:table-cell table:formula="of:=[.G111]-[.$B$2]" office:value-type="float" office:value="5.27991580963135" calcext:value-type="float">
            <text:p>5.2799158096</text:p>
          </table:table-cell>
          <table:table-cell table:formula="of:=[.C111]/([.H111]-[.H110])" office:value-type="float" office:value="104614.830630308" calcext:value-type="float">
            <text:p>104614.830630308</text:p>
          </table:table-cell>
          <table:table-cell table:formula="of:=[.G111]-[.$B111]" office:value-type="float" office:value="0.236959934234619" calcext:value-type="float">
            <text:p>0.23695993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005.08442" calcext:value-type="float">
            <text:p>1443146005.08442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24234390259" calcext:value-type="float">
            <text:p>5.0842423439</text:p>
          </table:table-cell>
          <table:table-cell table:formula="of:=[.C112]/([.D112]-[.D111])" office:value-type="float" office:value="104634.766700545" calcext:value-type="float">
            <text:p>104634.766700545</text:p>
          </table:table-cell>
          <table:table-cell/>
          <table:table-cell office:value-type="float" office:value="1443146005.32127" calcext:value-type="float">
            <text:p>1443146005.32127</text:p>
          </table:table-cell>
          <table:table-cell table:formula="of:=[.G112]-[.$B$2]" office:value-type="float" office:value="5.32109236717224" calcext:value-type="float">
            <text:p>5.3210923672</text:p>
          </table:table-cell>
          <table:table-cell table:formula="of:=[.C112]/([.H112]-[.H111])" office:value-type="float" office:value="104914.064166478" calcext:value-type="float">
            <text:p>104914.064166478</text:p>
          </table:table-cell>
          <table:table-cell table:formula="of:=[.G112]-[.$B112]" office:value-type="float" office:value="0.236850023269653" calcext:value-type="float">
            <text:p>0.236850023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005.12573" calcext:value-type="float">
            <text:p>1443146005.12573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5464553833" calcext:value-type="float">
            <text:p>5.1255464554</text:p>
          </table:table-cell>
          <table:table-cell table:formula="of:=[.C113]/([.D113]-[.D112])" office:value-type="float" office:value="104590.072153404" calcext:value-type="float">
            <text:p>104590.072153404</text:p>
          </table:table-cell>
          <table:table-cell/>
          <table:table-cell office:value-type="float" office:value="1443146005.3626" calcext:value-type="float">
            <text:p>1443146005.3626</text:p>
          </table:table-cell>
          <table:table-cell table:formula="of:=[.G113]-[.$B$2]" office:value-type="float" office:value="5.36241745948792" calcext:value-type="float">
            <text:p>5.3624174595</text:p>
          </table:table-cell>
          <table:table-cell table:formula="of:=[.C113]/([.H113]-[.H112])" office:value-type="float" office:value="104536.971557145" calcext:value-type="float">
            <text:p>104536.971557145</text:p>
          </table:table-cell>
          <table:table-cell table:formula="of:=[.G113]-[.$B113]" office:value-type="float" office:value="0.236871004104614" calcext:value-type="float">
            <text:p>0.236871004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005.16702" calcext:value-type="float">
            <text:p>1443146005.16702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83840751648" calcext:value-type="float">
            <text:p>5.1668384075</text:p>
          </table:table-cell>
          <table:table-cell table:formula="of:=[.C114]/([.D114]-[.D113])" office:value-type="float" office:value="104620.871061429" calcext:value-type="float">
            <text:p>104620.871061429</text:p>
          </table:table-cell>
          <table:table-cell/>
          <table:table-cell office:value-type="float" office:value="1443146005.40382" calcext:value-type="float">
            <text:p>1443146005.40382</text:p>
          </table:table-cell>
          <table:table-cell table:formula="of:=[.G114]-[.$B$2]" office:value-type="float" office:value="5.40363883972168" calcext:value-type="float">
            <text:p>5.4036388397</text:p>
          </table:table-cell>
          <table:table-cell table:formula="of:=[.C114]/([.H114]-[.H113])" office:value-type="float" office:value="104799.984267908" calcext:value-type="float">
            <text:p>104799.984267908</text:p>
          </table:table-cell>
          <table:table-cell table:formula="of:=[.G114]-[.$B114]" office:value-type="float" office:value="0.2368004322052" calcext:value-type="float">
            <text:p>0.236800432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005.20832" calcext:value-type="float">
            <text:p>1443146005.20832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1413269043" calcext:value-type="float">
            <text:p>5.2081413269</text:p>
          </table:table-cell>
          <table:table-cell table:formula="of:=[.C115]/([.D115]-[.D114])" office:value-type="float" office:value="104593.090852416" calcext:value-type="float">
            <text:p>104593.090852416</text:p>
          </table:table-cell>
          <table:table-cell/>
          <table:table-cell office:value-type="float" office:value="1443146005.44525" calcext:value-type="float">
            <text:p>1443146005.44525</text:p>
          </table:table-cell>
          <table:table-cell table:formula="of:=[.G115]-[.$B$2]" office:value-type="float" office:value="5.44507122039795" calcext:value-type="float">
            <text:p>5.4450712204</text:p>
          </table:table-cell>
          <table:table-cell table:formula="of:=[.C115]/([.H115]-[.H114])" office:value-type="float" office:value="104266.275060421" calcext:value-type="float">
            <text:p>104266.275060421</text:p>
          </table:table-cell>
          <table:table-cell table:formula="of:=[.G115]-[.$B115]" office:value-type="float" office:value="0.236929893493652" calcext:value-type="float">
            <text:p>0.236929893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005.24962" calcext:value-type="float">
            <text:p>1443146005.24962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43661689758" calcext:value-type="float">
            <text:p>5.2494366169</text:p>
          </table:table-cell>
          <table:table-cell table:formula="of:=[.C116]/([.D116]-[.D115])" office:value-type="float" office:value="104612.414653157" calcext:value-type="float">
            <text:p>104612.414653157</text:p>
          </table:table-cell>
          <table:table-cell/>
          <table:table-cell office:value-type="float" office:value="1443146005.48658" calcext:value-type="float">
            <text:p>1443146005.48658</text:p>
          </table:table-cell>
          <table:table-cell table:formula="of:=[.G116]-[.$B$2]" office:value-type="float" office:value="5.48639869689941" calcext:value-type="float">
            <text:p>5.4863986969</text:p>
          </table:table-cell>
          <table:table-cell table:formula="of:=[.C116]/([.H116]-[.H115])" office:value-type="float" office:value="104530.940809969" calcext:value-type="float">
            <text:p>104530.940809969</text:p>
          </table:table-cell>
          <table:table-cell table:formula="of:=[.G116]-[.$B116]" office:value-type="float" office:value="0.236962080001831" calcext:value-type="float">
            <text:p>0.2369620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005.29094" calcext:value-type="float">
            <text:p>1443146005.29094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75479507446" calcext:value-type="float">
            <text:p>5.2907547951</text:p>
          </table:table-cell>
          <table:table-cell table:formula="of:=[.C117]/([.D117]-[.D116])" office:value-type="float" office:value="104554.464659754" calcext:value-type="float">
            <text:p>104554.464659754</text:p>
          </table:table-cell>
          <table:table-cell/>
          <table:table-cell office:value-type="float" office:value="1443146005.52787" calcext:value-type="float">
            <text:p>1443146005.52787</text:p>
          </table:table-cell>
          <table:table-cell table:formula="of:=[.G117]-[.$B$2]" office:value-type="float" office:value="5.52768516540527" calcext:value-type="float">
            <text:p>5.5276851654</text:p>
          </table:table-cell>
          <table:table-cell table:formula="of:=[.C117]/([.H117]-[.H116])" office:value-type="float" office:value="104634.766700545" calcext:value-type="float">
            <text:p>104634.766700545</text:p>
          </table:table-cell>
          <table:table-cell table:formula="of:=[.G117]-[.$B117]" office:value-type="float" office:value="0.236930370330811" calcext:value-type="float">
            <text:p>0.236930370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005.33223" calcext:value-type="float">
            <text:p>1443146005.33223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205342292786" calcext:value-type="float">
            <text:p>5.3320534229</text:p>
          </table:table-cell>
          <table:table-cell table:formula="of:=[.C118]/([.D118]-[.D117])" office:value-type="float" office:value="104603.959611821" calcext:value-type="float">
            <text:p>104603.959611821</text:p>
          </table:table-cell>
          <table:table-cell/>
          <table:table-cell office:value-type="float" office:value="1443146005.56925" calcext:value-type="float">
            <text:p>1443146005.56925</text:p>
          </table:table-cell>
          <table:table-cell table:formula="of:=[.G118]-[.$B$2]" office:value-type="float" office:value="5.56906580924988" calcext:value-type="float">
            <text:p>5.5690658092</text:p>
          </table:table-cell>
          <table:table-cell table:formula="of:=[.C118]/([.H118]-[.H117])" office:value-type="float" office:value="104396.635688482" calcext:value-type="float">
            <text:p>104396.635688482</text:p>
          </table:table-cell>
          <table:table-cell table:formula="of:=[.G118]-[.$B118]" office:value-type="float" office:value="0.237012386322021" calcext:value-type="float">
            <text:p>0.237012386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005.37352" calcext:value-type="float">
            <text:p>1443146005.37352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33583831787" calcext:value-type="float">
            <text:p>5.3733358383</text:p>
          </table:table-cell>
          <table:table-cell table:formula="of:=[.C119]/([.D119]-[.D118])" office:value-type="float" office:value="104645.039762981" calcext:value-type="float">
            <text:p>104645.039762981</text:p>
          </table:table-cell>
          <table:table-cell/>
          <table:table-cell office:value-type="float" office:value="1443146005.61056" calcext:value-type="float">
            <text:p>1443146005.61056</text:p>
          </table:table-cell>
          <table:table-cell table:formula="of:=[.G119]-[.$B$2]" office:value-type="float" office:value="5.61037683486939" calcext:value-type="float">
            <text:p>5.6103768349</text:p>
          </table:table-cell>
          <table:table-cell table:formula="of:=[.C119]/([.H119]-[.H118])" office:value-type="float" office:value="104572.56713472" calcext:value-type="float">
            <text:p>104572.56713472</text:p>
          </table:table-cell>
          <table:table-cell table:formula="of:=[.G119]-[.$B119]" office:value-type="float" office:value="0.237040996551514" calcext:value-type="float">
            <text:p>0.237040996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005.4148" calcext:value-type="float">
            <text:p>1443146005.4148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61873054504" calcext:value-type="float">
            <text:p>5.4146187305</text:p>
          </table:table-cell>
          <table:table-cell table:formula="of:=[.C120]/([.D120]-[.D119])" office:value-type="float" office:value="104643.831062702" calcext:value-type="float">
            <text:p>104643.831062702</text:p>
          </table:table-cell>
          <table:table-cell/>
          <table:table-cell office:value-type="float" office:value="1443146005.65182" calcext:value-type="float">
            <text:p>1443146005.65182</text:p>
          </table:table-cell>
          <table:table-cell table:formula="of:=[.G120]-[.$B$2]" office:value-type="float" office:value="5.65164256095886" calcext:value-type="float">
            <text:p>5.651642561</text:p>
          </table:table-cell>
          <table:table-cell table:formula="of:=[.C120]/([.H120]-[.H119])" office:value-type="float" office:value="104687.361871031" calcext:value-type="float">
            <text:p>104687.361871031</text:p>
          </table:table-cell>
          <table:table-cell table:formula="of:=[.G120]-[.$B120]" office:value-type="float" office:value="0.237023830413818" calcext:value-type="float">
            <text:p>0.237023830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005.45609" calcext:value-type="float">
            <text:p>1443146005.45609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90662956238" calcext:value-type="float">
            <text:p>5.4559066296</text:p>
          </table:table-cell>
          <table:table-cell table:formula="of:=[.C121]/([.D121]-[.D120])" office:value-type="float" office:value="104631.14139536" calcext:value-type="float">
            <text:p>104631.14139536</text:p>
          </table:table-cell>
          <table:table-cell/>
          <table:table-cell office:value-type="float" office:value="1443146005.69308" calcext:value-type="float">
            <text:p>1443146005.69308</text:p>
          </table:table-cell>
          <table:table-cell table:formula="of:=[.G121]-[.$B$2]" office:value-type="float" office:value="5.69289565086365" calcext:value-type="float">
            <text:p>5.6928956509</text:p>
          </table:table-cell>
          <table:table-cell table:formula="of:=[.C121]/([.H121]-[.H120])" office:value-type="float" office:value="104719.428531798" calcext:value-type="float">
            <text:p>104719.428531798</text:p>
          </table:table-cell>
          <table:table-cell table:formula="of:=[.G121]-[.$B121]" office:value-type="float" office:value="0.23698902130127" calcext:value-type="float">
            <text:p>0.236989021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005.49738" calcext:value-type="float">
            <text:p>1443146005.49738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19929695129" calcext:value-type="float">
            <text:p>5.497199297</text:p>
          </table:table-cell>
          <table:table-cell table:formula="of:=[.C122]/([.D122]-[.D121])" office:value-type="float" office:value="104619.058858852" calcext:value-type="float">
            <text:p>104619.058858852</text:p>
          </table:table-cell>
          <table:table-cell/>
          <table:table-cell office:value-type="float" office:value="1443146005.7343" calcext:value-type="float">
            <text:p>1443146005.7343</text:p>
          </table:table-cell>
          <table:table-cell table:formula="of:=[.G122]-[.$B$2]" office:value-type="float" office:value="5.73412299156189" calcext:value-type="float">
            <text:p>5.7341229916</text:p>
          </table:table-cell>
          <table:table-cell table:formula="of:=[.C122]/([.H122]-[.H121])" office:value-type="float" office:value="104784.832755031" calcext:value-type="float">
            <text:p>104784.832755031</text:p>
          </table:table-cell>
          <table:table-cell table:formula="of:=[.G122]-[.$B122]" office:value-type="float" office:value="0.236923694610596" calcext:value-type="float">
            <text:p>0.236923694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005.53868" calcext:value-type="float">
            <text:p>1443146005.53868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49482536316" calcext:value-type="float">
            <text:p>5.5384948254</text:p>
          </table:table-cell>
          <table:table-cell table:formula="of:=[.C123]/([.D123]-[.D122])" office:value-type="float" office:value="104611.810676305" calcext:value-type="float">
            <text:p>104611.810676305</text:p>
          </table:table-cell>
          <table:table-cell/>
          <table:table-cell office:value-type="float" office:value="1443146005.77563" calcext:value-type="float">
            <text:p>1443146005.77563</text:p>
          </table:table-cell>
          <table:table-cell table:formula="of:=[.G123]-[.$B$2]" office:value-type="float" office:value="5.77544903755188" calcext:value-type="float">
            <text:p>5.7754490376</text:p>
          </table:table-cell>
          <table:table-cell table:formula="of:=[.C123]/([.H123]-[.H122])" office:value-type="float" office:value="104534.559174772" calcext:value-type="float">
            <text:p>104534.559174772</text:p>
          </table:table-cell>
          <table:table-cell table:formula="of:=[.G123]-[.$B123]" office:value-type="float" office:value="0.236954212188721" calcext:value-type="float">
            <text:p>0.236954212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005.57997" calcext:value-type="float">
            <text:p>1443146005.57997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78844642639" calcext:value-type="float">
            <text:p>5.5797884464</text:p>
          </table:table-cell>
          <table:table-cell table:formula="of:=[.C124]/([.D124]-[.D123])" office:value-type="float" office:value="104616.642686405" calcext:value-type="float">
            <text:p>104616.642686405</text:p>
          </table:table-cell>
          <table:table-cell/>
          <table:table-cell office:value-type="float" office:value="1443146005.81695" calcext:value-type="float">
            <text:p>1443146005.81695</text:p>
          </table:table-cell>
          <table:table-cell table:formula="of:=[.G124]-[.$B$2]" office:value-type="float" office:value="5.81676697731018" calcext:value-type="float">
            <text:p>5.8167669773</text:p>
          </table:table-cell>
          <table:table-cell table:formula="of:=[.C124]/([.H124]-[.H123])" office:value-type="float" office:value="104555.067974611" calcext:value-type="float">
            <text:p>104555.067974611</text:p>
          </table:table-cell>
          <table:table-cell table:formula="of:=[.G124]-[.$B124]" office:value-type="float" office:value="0.236978530883789" calcext:value-type="float">
            <text:p>0.23697853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005.62126" calcext:value-type="float">
            <text:p>1443146005.62126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107872962952" calcext:value-type="float">
            <text:p>5.6210787296</text:p>
          </table:table-cell>
          <table:table-cell table:formula="of:=[.C125]/([.D125]-[.D124])" office:value-type="float" office:value="104625.099778271" calcext:value-type="float">
            <text:p>104625.099778271</text:p>
          </table:table-cell>
          <table:table-cell/>
          <table:table-cell office:value-type="float" office:value="1443146005.85826" calcext:value-type="float">
            <text:p>1443146005.85826</text:p>
          </table:table-cell>
          <table:table-cell table:formula="of:=[.G125]-[.$B$2]" office:value-type="float" office:value="5.85808157920837" calcext:value-type="float">
            <text:p>5.8580815792</text:p>
          </table:table-cell>
          <table:table-cell table:formula="of:=[.C125]/([.H125]-[.H124])" office:value-type="float" office:value="104563.515113743" calcext:value-type="float">
            <text:p>104563.515113743</text:p>
          </table:table-cell>
          <table:table-cell table:formula="of:=[.G125]-[.$B125]" office:value-type="float" office:value="0.237002849578857" calcext:value-type="float">
            <text:p>0.237002849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005.66254" calcext:value-type="float">
            <text:p>1443146005.66254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36186027527" calcext:value-type="float">
            <text:p>5.6623618603</text:p>
          </table:table-cell>
          <table:table-cell table:formula="of:=[.C126]/([.D126]-[.D125])" office:value-type="float" office:value="104643.226723033" calcext:value-type="float">
            <text:p>104643.226723033</text:p>
          </table:table-cell>
          <table:table-cell/>
          <table:table-cell office:value-type="float" office:value="1443146005.89956" calcext:value-type="float">
            <text:p>1443146005.89956</text:p>
          </table:table-cell>
          <table:table-cell table:formula="of:=[.G126]-[.$B$2]" office:value-type="float" office:value="5.89938092231751" calcext:value-type="float">
            <text:p>5.8993809223</text:p>
          </table:table-cell>
          <table:table-cell table:formula="of:=[.C126]/([.H126]-[.H125])" office:value-type="float" office:value="104602.147995058" calcext:value-type="float">
            <text:p>104602.147995058</text:p>
          </table:table-cell>
          <table:table-cell table:formula="of:=[.G126]-[.$B126]" office:value-type="float" office:value="0.237019062042236" calcext:value-type="float">
            <text:p>0.23701906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005.70382" calcext:value-type="float">
            <text:p>1443146005.70382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63807678223" calcext:value-type="float">
            <text:p>5.7036380768</text:p>
          </table:table-cell>
          <table:table-cell table:formula="of:=[.C127]/([.D127]-[.D126])" office:value-type="float" office:value="104660.755407942" calcext:value-type="float">
            <text:p>104660.755407942</text:p>
          </table:table-cell>
          <table:table-cell/>
          <table:table-cell office:value-type="float" office:value="1443146005.94086" calcext:value-type="float">
            <text:p>1443146005.94086</text:p>
          </table:table-cell>
          <table:table-cell table:formula="of:=[.G127]-[.$B$2]" office:value-type="float" office:value="5.94068360328674" calcext:value-type="float">
            <text:p>5.9406836033</text:p>
          </table:table-cell>
          <table:table-cell table:formula="of:=[.C127]/([.H127]-[.H126])" office:value-type="float" office:value="104593.694613129" calcext:value-type="float">
            <text:p>104593.694613129</text:p>
          </table:table-cell>
          <table:table-cell table:formula="of:=[.G127]-[.$B127]" office:value-type="float" office:value="0.237045526504517" calcext:value-type="float">
            <text:p>0.23704552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005.74511" calcext:value-type="float">
            <text:p>1443146005.74511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92430686951" calcext:value-type="float">
            <text:p>5.7449243069</text:p>
          </table:table-cell>
          <table:table-cell table:formula="of:=[.C128]/([.D128]-[.D127])" office:value-type="float" office:value="104635.370942501" calcext:value-type="float">
            <text:p>104635.370942501</text:p>
          </table:table-cell>
          <table:table-cell/>
          <table:table-cell office:value-type="float" office:value="1443146005.98211" calcext:value-type="float">
            <text:p>1443146005.98211</text:p>
          </table:table-cell>
          <table:table-cell table:formula="of:=[.G128]-[.$B$2]" office:value-type="float" office:value="5.98192429542542" calcext:value-type="float">
            <text:p>5.9819242954</text:p>
          </table:table-cell>
          <table:table-cell table:formula="of:=[.C128]/([.H128]-[.H127])" office:value-type="float" office:value="104750.909259088" calcext:value-type="float">
            <text:p>104750.909259088</text:p>
          </table:table-cell>
          <table:table-cell table:formula="of:=[.G128]-[.$B128]" office:value-type="float" office:value="0.236999988555908" calcext:value-type="float">
            <text:p>0.236999988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005.7865" calcext:value-type="float">
            <text:p>1443146005.7865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31567955017" calcext:value-type="float">
            <text:p>5.7863156796</text:p>
          </table:table-cell>
          <table:table-cell table:formula="of:=[.C129]/([.D129]-[.D128])" office:value-type="float" office:value="104369.575595595" calcext:value-type="float">
            <text:p>104369.575595595</text:p>
          </table:table-cell>
          <table:table-cell/>
          <table:table-cell office:value-type="float" office:value="1443146006.02344" calcext:value-type="float">
            <text:p>1443146006.02344</text:p>
          </table:table-cell>
          <table:table-cell table:formula="of:=[.G129]-[.$B$2]" office:value-type="float" office:value="6.02326393127441" calcext:value-type="float">
            <text:p>6.0232639313</text:p>
          </table:table-cell>
          <table:table-cell table:formula="of:=[.C129]/([.H129]-[.H128])" office:value-type="float" office:value="104500.1948198" calcext:value-type="float">
            <text:p>104500.1948198</text:p>
          </table:table-cell>
          <table:table-cell table:formula="of:=[.G129]-[.$B129]" office:value-type="float" office:value="0.236948251724243" calcext:value-type="float">
            <text:p>0.236948251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005.8278" calcext:value-type="float">
            <text:p>1443146005.8278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61693000793" calcext:value-type="float">
            <text:p>5.82761693</text:p>
          </table:table-cell>
          <table:table-cell table:formula="of:=[.C130]/([.D130]-[.D129])" office:value-type="float" office:value="104597.317323789" calcext:value-type="float">
            <text:p>104597.317323789</text:p>
          </table:table-cell>
          <table:table-cell/>
          <table:table-cell office:value-type="float" office:value="1443146006.06474" calcext:value-type="float">
            <text:p>1443146006.06474</text:p>
          </table:table-cell>
          <table:table-cell table:formula="of:=[.G130]-[.$B$2]" office:value-type="float" office:value="6.06456184387207" calcext:value-type="float">
            <text:p>6.0645618439</text:p>
          </table:table-cell>
          <table:table-cell table:formula="of:=[.C130]/([.H130]-[.H129])" office:value-type="float" office:value="104605.771291336" calcext:value-type="float">
            <text:p>104605.771291336</text:p>
          </table:table-cell>
          <table:table-cell table:formula="of:=[.G130]-[.$B130]" office:value-type="float" office:value="0.236944913864136" calcext:value-type="float">
            <text:p>0.236944913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005.86908" calcext:value-type="float">
            <text:p>1443146005.86908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89553070068" calcext:value-type="float">
            <text:p>5.8688955307</text:p>
          </table:table-cell>
          <table:table-cell table:formula="of:=[.C131]/([.D131]-[.D130])" office:value-type="float" office:value="104654.71037052" calcext:value-type="float">
            <text:p>104654.71037052</text:p>
          </table:table-cell>
          <table:table-cell/>
          <table:table-cell office:value-type="float" office:value="1443146006.10606" calcext:value-type="float">
            <text:p>1443146006.10606</text:p>
          </table:table-cell>
          <table:table-cell table:formula="of:=[.G131]-[.$B$2]" office:value-type="float" office:value="6.10588192939758" calcext:value-type="float">
            <text:p>6.1058819294</text:p>
          </table:table-cell>
          <table:table-cell table:formula="of:=[.C131]/([.H131]-[.H130])" office:value-type="float" office:value="104549.638391543" calcext:value-type="float">
            <text:p>104549.638391543</text:p>
          </table:table-cell>
          <table:table-cell table:formula="of:=[.G131]-[.$B131]" office:value-type="float" office:value="0.236986398696899" calcext:value-type="float">
            <text:p>0.236986398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005.9104" calcext:value-type="float">
            <text:p>1443146005.9104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2213382721" calcext:value-type="float">
            <text:p>5.9102213383</text:p>
          </table:table-cell>
          <table:table-cell table:formula="of:=[.C132]/([.D132]-[.D131])" office:value-type="float" office:value="104535.162259927" calcext:value-type="float">
            <text:p>104535.162259927</text:p>
          </table:table-cell>
          <table:table-cell/>
          <table:table-cell office:value-type="float" office:value="1443146006.1182" calcext:value-type="float">
            <text:p>1443146006.1182</text:p>
          </table:table-cell>
          <table:table-cell table:formula="of:=[.G132]-[.$B$2]" office:value-type="float" office:value="6.11801505088806" calcext:value-type="float">
            <text:p>6.1180150509</text:p>
          </table:table-cell>
          <table:table-cell table:formula="of:=[.C132]/([.H132]-[.H131])" office:value-type="float" office:value="356050.172528984" calcext:value-type="float">
            <text:p>356050.172528984</text:p>
          </table:table-cell>
          <table:table-cell table:formula="of:=[.G132]-[.$B132]" office:value-type="float" office:value="0.207793712615967" calcext:value-type="float">
            <text:p>0.207793712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005.95169" calcext:value-type="float">
            <text:p>1443146005.95169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51162147522" calcext:value-type="float">
            <text:p>5.9515116215</text:p>
          </table:table-cell>
          <table:table-cell table:formula="of:=[.C133]/([.D133]-[.D132])" office:value-type="float" office:value="104625.099778271" calcext:value-type="float">
            <text:p>104625.099778271</text:p>
          </table:table-cell>
          <table:table-cell/>
          <table:table-cell office:value-type="float" office:value="1443146006.18861" calcext:value-type="float">
            <text:p>1443146006.18861</text:p>
          </table:table-cell>
          <table:table-cell table:formula="of:=[.G133]-[.$B$2]" office:value-type="float" office:value="6.18843030929565" calcext:value-type="float">
            <text:p>6.1884303093</text:p>
          </table:table-cell>
          <table:table-cell table:formula="of:=[.C133]/([.H133]-[.H132])" office:value-type="float" office:value="61350.3393681245" calcext:value-type="float">
            <text:p>61350.3393681245</text:p>
          </table:table-cell>
          <table:table-cell table:formula="of:=[.G133]-[.$B133]" office:value-type="float" office:value="0.236918687820435" calcext:value-type="float">
            <text:p>0.236918687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005.99299" calcext:value-type="float">
            <text:p>1443146005.99299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80548095703" calcext:value-type="float">
            <text:p>5.992805481</text:p>
          </table:table-cell>
          <table:table-cell table:formula="of:=[.C134]/([.D134]-[.D133])" office:value-type="float" office:value="104616.038660731" calcext:value-type="float">
            <text:p>104616.038660731</text:p>
          </table:table-cell>
          <table:table-cell/>
          <table:table-cell office:value-type="float" office:value="1443146006.22832" calcext:value-type="float">
            <text:p>1443146006.22832</text:p>
          </table:table-cell>
          <table:table-cell table:formula="of:=[.G134]-[.$B$2]" office:value-type="float" office:value="6.22814059257507" calcext:value-type="float">
            <text:p>6.2281405926</text:p>
          </table:table-cell>
          <table:table-cell table:formula="of:=[.C134]/([.H134]-[.H133])" office:value-type="float" office:value="108787.942145932" calcext:value-type="float">
            <text:p>108787.942145932</text:p>
          </table:table-cell>
          <table:table-cell table:formula="of:=[.G134]-[.$B134]" office:value-type="float" office:value="0.235335111618042" calcext:value-type="float">
            <text:p>0.235335111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006.03273" calcext:value-type="float">
            <text:p>1443146006.03273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54461288452" calcext:value-type="float">
            <text:p>6.0325446129</text:p>
          </table:table-cell>
          <table:table-cell table:formula="of:=[.C135]/([.D135]-[.D134])" office:value-type="float" office:value="108708.967470212" calcext:value-type="float">
            <text:p>108708.967470212</text:p>
          </table:table-cell>
          <table:table-cell/>
          <table:table-cell office:value-type="float" office:value="1443146006.26765" calcext:value-type="float">
            <text:p>1443146006.26765</text:p>
          </table:table-cell>
          <table:table-cell table:formula="of:=[.G135]-[.$B$2]" office:value-type="float" office:value="6.26746845245361" calcext:value-type="float">
            <text:p>6.2674684525</text:p>
          </table:table-cell>
          <table:table-cell table:formula="of:=[.C135]/([.H135]-[.H134])" office:value-type="float" office:value="109845.794135299" calcext:value-type="float">
            <text:p>109845.794135299</text:p>
          </table:table-cell>
          <table:table-cell table:formula="of:=[.G135]-[.$B135]" office:value-type="float" office:value="0.234923839569092" calcext:value-type="float">
            <text:p>0.234923839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006.07215" calcext:value-type="float">
            <text:p>1443146006.07215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9735622406" calcext:value-type="float">
            <text:p>6.0719735622</text:p>
          </table:table-cell>
          <table:table-cell table:formula="of:=[.C136]/([.D136]-[.D135])" office:value-type="float" office:value="109564.167205839" calcext:value-type="float">
            <text:p>109564.167205839</text:p>
          </table:table-cell>
          <table:table-cell/>
          <table:table-cell office:value-type="float" office:value="1443146006.30711" calcext:value-type="float">
            <text:p>1443146006.30711</text:p>
          </table:table-cell>
          <table:table-cell table:formula="of:=[.G136]-[.$B$2]" office:value-type="float" office:value="6.30692458152771" calcext:value-type="float">
            <text:p>6.3069245815</text:p>
          </table:table-cell>
          <table:table-cell table:formula="of:=[.C136]/([.H136]-[.H135])" office:value-type="float" office:value="109488.692919857" calcext:value-type="float">
            <text:p>109488.692919857</text:p>
          </table:table-cell>
          <table:table-cell table:formula="of:=[.G136]-[.$B136]" office:value-type="float" office:value="0.234951019287109" calcext:value-type="float">
            <text:p>0.234951019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006.11157" calcext:value-type="float">
            <text:p>1443146006.11157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38701438904" calcext:value-type="float">
            <text:p>6.1113870144</text:p>
          </table:table-cell>
          <table:table-cell table:formula="of:=[.C137]/([.D137]-[.D136])" office:value-type="float" office:value="109607.24738676" calcext:value-type="float">
            <text:p>109607.24738676</text:p>
          </table:table-cell>
          <table:table-cell/>
          <table:table-cell office:value-type="float" office:value="1443146006.34654" calcext:value-type="float">
            <text:p>1443146006.34654</text:p>
          </table:table-cell>
          <table:table-cell table:formula="of:=[.G137]-[.$B$2]" office:value-type="float" office:value="6.34636044502258" calcext:value-type="float">
            <text:p>6.346360445</text:p>
          </table:table-cell>
          <table:table-cell table:formula="of:=[.C137]/([.H137]-[.H136])" office:value-type="float" office:value="109544.957740348" calcext:value-type="float">
            <text:p>109544.957740348</text:p>
          </table:table-cell>
          <table:table-cell table:formula="of:=[.G137]-[.$B137]" office:value-type="float" office:value="0.234973430633545" calcext:value-type="float">
            <text:p>0.234973430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006.151" calcext:value-type="float">
            <text:p>1443146006.151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81453323364" calcext:value-type="float">
            <text:p>6.1508145332</text:p>
          </table:table-cell>
          <table:table-cell table:formula="of:=[.C138]/([.D138]-[.D137])" office:value-type="float" office:value="109568.142419167" calcext:value-type="float">
            <text:p>109568.142419167</text:p>
          </table:table-cell>
          <table:table-cell/>
          <table:table-cell office:value-type="float" office:value="1443146006.38593" calcext:value-type="float">
            <text:p>1443146006.38593</text:p>
          </table:table-cell>
          <table:table-cell table:formula="of:=[.G138]-[.$B$2]" office:value-type="float" office:value="6.385746717453" calcext:value-type="float">
            <text:p>6.3857467175</text:p>
          </table:table-cell>
          <table:table-cell table:formula="of:=[.C138]/([.H138]-[.H137])" office:value-type="float" office:value="109682.885264955" calcext:value-type="float">
            <text:p>109682.885264955</text:p>
          </table:table-cell>
          <table:table-cell table:formula="of:=[.G138]-[.$B138]" office:value-type="float" office:value="0.23493218421936" calcext:value-type="float">
            <text:p>0.234932184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006.19042" calcext:value-type="float">
            <text:p>1443146006.19042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24252891541" calcext:value-type="float">
            <text:p>6.1902425289</text:p>
          </table:table-cell>
          <table:table-cell table:formula="of:=[.C139]/([.D139]-[.D138])" office:value-type="float" office:value="109566.817316007" calcext:value-type="float">
            <text:p>109566.817316007</text:p>
          </table:table-cell>
          <table:table-cell/>
          <table:table-cell office:value-type="float" office:value="1443146006.42533" calcext:value-type="float">
            <text:p>1443146006.42533</text:p>
          </table:table-cell>
          <table:table-cell table:formula="of:=[.G139]-[.$B$2]" office:value-type="float" office:value="6.42515206336975" calcext:value-type="float">
            <text:p>6.4251520634</text:p>
          </table:table-cell>
          <table:table-cell table:formula="of:=[.C139]/([.H139]-[.H138])" office:value-type="float" office:value="109629.795133049" calcext:value-type="float">
            <text:p>109629.795133049</text:p>
          </table:table-cell>
          <table:table-cell table:formula="of:=[.G139]-[.$B139]" office:value-type="float" office:value="0.234909534454346" calcext:value-type="float">
            <text:p>0.234909534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006.22984" calcext:value-type="float">
            <text:p>1443146006.22984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65955734253" calcext:value-type="float">
            <text:p>6.2296595573</text:p>
          </table:table-cell>
          <table:table-cell table:formula="of:=[.C140]/([.D140]-[.D139])" office:value-type="float" office:value="109597.302799906" calcext:value-type="float">
            <text:p>109597.302799906</text:p>
          </table:table-cell>
          <table:table-cell/>
          <table:table-cell office:value-type="float" office:value="1443146006.46471" calcext:value-type="float">
            <text:p>1443146006.46471</text:p>
          </table:table-cell>
          <table:table-cell table:formula="of:=[.G140]-[.$B$2]" office:value-type="float" office:value="6.46452903747559" calcext:value-type="float">
            <text:p>6.4645290375</text:p>
          </table:table-cell>
          <table:table-cell table:formula="of:=[.C140]/([.H140]-[.H139])" office:value-type="float" office:value="109708.785352297" calcext:value-type="float">
            <text:p>109708.785352297</text:p>
          </table:table-cell>
          <table:table-cell table:formula="of:=[.G140]-[.$B140]" office:value-type="float" office:value="0.234869480133057" calcext:value-type="float">
            <text:p>0.234869480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006.26925" calcext:value-type="float">
            <text:p>1443146006.26925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907229423523" calcext:value-type="float">
            <text:p>6.2690722942</text:p>
          </table:table-cell>
          <table:table-cell table:formula="of:=[.C141]/([.D141]-[.D140])" office:value-type="float" office:value="109609.236520698" calcext:value-type="float">
            <text:p>109609.236520698</text:p>
          </table:table-cell>
          <table:table-cell/>
          <table:table-cell office:value-type="float" office:value="1443146006.50419" calcext:value-type="float">
            <text:p>1443146006.50419</text:p>
          </table:table-cell>
          <table:table-cell table:formula="of:=[.G141]-[.$B$2]" office:value-type="float" office:value="6.50401329994202" calcext:value-type="float">
            <text:p>6.5040132999</text:p>
          </table:table-cell>
          <table:table-cell table:formula="of:=[.C141]/([.H141]-[.H140])" office:value-type="float" office:value="109410.679854356" calcext:value-type="float">
            <text:p>109410.679854356</text:p>
          </table:table-cell>
          <table:table-cell table:formula="of:=[.G141]-[.$B141]" office:value-type="float" office:value="0.234941005706787" calcext:value-type="float">
            <text:p>0.234941005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006.30867" calcext:value-type="float">
            <text:p>1443146006.30867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48431587219" calcext:value-type="float">
            <text:p>6.3084843159</text:p>
          </table:table-cell>
          <table:table-cell table:formula="of:=[.C142]/([.D142]-[.D141])" office:value-type="float" office:value="109611.225726834" calcext:value-type="float">
            <text:p>109611.225726834</text:p>
          </table:table-cell>
          <table:table-cell/>
          <table:table-cell office:value-type="float" office:value="1443146006.54359" calcext:value-type="float">
            <text:p>1443146006.54359</text:p>
          </table:table-cell>
          <table:table-cell table:formula="of:=[.G142]-[.$B$2]" office:value-type="float" office:value="6.54340934753418" calcext:value-type="float">
            <text:p>6.5434093475</text:p>
          </table:table-cell>
          <table:table-cell table:formula="of:=[.C142]/([.H142]-[.H141])" office:value-type="float" office:value="109655.670150509" calcext:value-type="float">
            <text:p>109655.670150509</text:p>
          </table:table-cell>
          <table:table-cell table:formula="of:=[.G142]-[.$B142]" office:value-type="float" office:value="0.234925031661987" calcext:value-type="float">
            <text:p>0.234925031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006.34808" calcext:value-type="float">
            <text:p>1443146006.34808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90110588074" calcext:value-type="float">
            <text:p>6.3479011059</text:p>
          </table:table-cell>
          <table:table-cell table:formula="of:=[.C143]/([.D143]-[.D142])" office:value-type="float" office:value="109597.965716221" calcext:value-type="float">
            <text:p>109597.965716221</text:p>
          </table:table-cell>
          <table:table-cell/>
          <table:table-cell office:value-type="float" office:value="1443146006.55573" calcext:value-type="float">
            <text:p>1443146006.55573</text:p>
          </table:table-cell>
          <table:table-cell table:formula="of:=[.G143]-[.$B$2]" office:value-type="float" office:value="6.55554556846619" calcext:value-type="float">
            <text:p>6.5555455685</text:p>
          </table:table-cell>
          <table:table-cell table:formula="of:=[.C143]/([.H143]-[.H142])" office:value-type="float" office:value="355959.241694989" calcext:value-type="float">
            <text:p>355959.241694989</text:p>
          </table:table-cell>
          <table:table-cell table:formula="of:=[.G143]-[.$B143]" office:value-type="float" office:value="0.207644462585449" calcext:value-type="float">
            <text:p>0.207644462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006.3875" calcext:value-type="float">
            <text:p>1443146006.3875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31575012207" calcext:value-type="float">
            <text:p>6.3873157501</text:p>
          </table:table-cell>
          <table:table-cell table:formula="of:=[.C144]/([.D144]-[.D143])" office:value-type="float" office:value="109603.932323959" calcext:value-type="float">
            <text:p>109603.932323959</text:p>
          </table:table-cell>
          <table:table-cell/>
          <table:table-cell office:value-type="float" office:value="1443146006.62239" calcext:value-type="float">
            <text:p>1443146006.62239</text:p>
          </table:table-cell>
          <table:table-cell table:formula="of:=[.G144]-[.$B$2]" office:value-type="float" office:value="6.62220931053162" calcext:value-type="float">
            <text:p>6.6222093105</text:p>
          </table:table-cell>
          <table:table-cell table:formula="of:=[.C144]/([.H144]-[.H143])" office:value-type="float" office:value="64802.8428371148" calcext:value-type="float">
            <text:p>64802.8428371148</text:p>
          </table:table-cell>
          <table:table-cell table:formula="of:=[.G144]-[.$B144]" office:value-type="float" office:value="0.234893560409546" calcext:value-type="float">
            <text:p>0.234893560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006.42694" calcext:value-type="float">
            <text:p>1443146006.42694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75614356995" calcext:value-type="float">
            <text:p>6.4267561436</text:p>
          </table:table-cell>
          <table:table-cell table:formula="of:=[.C145]/([.D145]-[.D144])" office:value-type="float" office:value="109532.375880308" calcext:value-type="float">
            <text:p>109532.375880308</text:p>
          </table:table-cell>
          <table:table-cell/>
          <table:table-cell office:value-type="float" office:value="1443146006.66186" calcext:value-type="float">
            <text:p>1443146006.66186</text:p>
          </table:table-cell>
          <table:table-cell table:formula="of:=[.G145]-[.$B$2]" office:value-type="float" office:value="6.66167783737183" calcext:value-type="float">
            <text:p>6.6616778374</text:p>
          </table:table-cell>
          <table:table-cell table:formula="of:=[.C145]/([.H145]-[.H144])" office:value-type="float" office:value="109454.300574473" calcext:value-type="float">
            <text:p>109454.300574473</text:p>
          </table:table-cell>
          <table:table-cell table:formula="of:=[.G145]-[.$B145]" office:value-type="float" office:value="0.23492169380188" calcext:value-type="float">
            <text:p>0.234921693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006.46636" calcext:value-type="float">
            <text:p>1443146006.46636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18318557739" calcext:value-type="float">
            <text:p>6.4661831856</text:p>
          </table:table-cell>
          <table:table-cell table:formula="of:=[.C146]/([.D146]-[.D145])" office:value-type="float" office:value="109569.467554378" calcext:value-type="float">
            <text:p>109569.467554378</text:p>
          </table:table-cell>
          <table:table-cell/>
          <table:table-cell office:value-type="float" office:value="1443146006.70122" calcext:value-type="float">
            <text:p>1443146006.70122</text:p>
          </table:table-cell>
          <table:table-cell table:formula="of:=[.G146]-[.$B$2]" office:value-type="float" office:value="6.70103549957275" calcext:value-type="float">
            <text:p>6.7010354996</text:p>
          </table:table-cell>
          <table:table-cell table:formula="of:=[.C146]/([.H146]-[.H145])" office:value-type="float" office:value="109762.616944717" calcext:value-type="float">
            <text:p>109762.616944717</text:p>
          </table:table-cell>
          <table:table-cell table:formula="of:=[.G146]-[.$B146]" office:value-type="float" office:value="0.234852313995361" calcext:value-type="float">
            <text:p>0.23485231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006.50577" calcext:value-type="float">
            <text:p>1443146006.50577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59234619141" calcext:value-type="float">
            <text:p>6.5055923462</text:p>
          </table:table-cell>
          <table:table-cell table:formula="of:=[.C147]/([.D147]-[.D146])" office:value-type="float" office:value="109619.18327344" calcext:value-type="float">
            <text:p>109619.18327344</text:p>
          </table:table-cell>
          <table:table-cell/>
          <table:table-cell office:value-type="float" office:value="1443146006.74066" calcext:value-type="float">
            <text:p>1443146006.74066</text:p>
          </table:table-cell>
          <table:table-cell table:formula="of:=[.G147]-[.$B$2]" office:value-type="float" office:value="6.74047517776489" calcext:value-type="float">
            <text:p>6.7404751778</text:p>
          </table:table-cell>
          <table:table-cell table:formula="of:=[.C147]/([.H147]-[.H146])" office:value-type="float" office:value="109534.362297639" calcext:value-type="float">
            <text:p>109534.362297639</text:p>
          </table:table-cell>
          <table:table-cell table:formula="of:=[.G147]-[.$B147]" office:value-type="float" office:value="0.234882831573486" calcext:value-type="float">
            <text:p>0.234882831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006.54519" calcext:value-type="float">
            <text:p>1443146006.54519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501104354858" calcext:value-type="float">
            <text:p>6.5450110435</text:p>
          </table:table-cell>
          <table:table-cell table:formula="of:=[.C148]/([.D148]-[.D147])" office:value-type="float" office:value="109592.662610231" calcext:value-type="float">
            <text:p>109592.662610231</text:p>
          </table:table-cell>
          <table:table-cell/>
          <table:table-cell office:value-type="float" office:value="1443146006.78007" calcext:value-type="float">
            <text:p>1443146006.78007</text:p>
          </table:table-cell>
          <table:table-cell table:formula="of:=[.G148]-[.$B$2]" office:value-type="float" office:value="6.77988648414612" calcext:value-type="float">
            <text:p>6.7798864841</text:p>
          </table:table-cell>
          <table:table-cell table:formula="of:=[.C148]/([.H148]-[.H147])" office:value-type="float" office:value="109613.215005172" calcext:value-type="float">
            <text:p>109613.215005172</text:p>
          </table:table-cell>
          <table:table-cell table:formula="of:=[.G148]-[.$B148]" office:value-type="float" office:value="0.234875440597534" calcext:value-type="float">
            <text:p>0.234875440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006.58462" calcext:value-type="float">
            <text:p>1443146006.58462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43427085876" calcext:value-type="float">
            <text:p>6.5844342709</text:p>
          </table:table-cell>
          <table:table-cell table:formula="of:=[.C149]/([.D149]-[.D148])" office:value-type="float" office:value="109580.069790085" calcext:value-type="float">
            <text:p>109580.069790085</text:p>
          </table:table-cell>
          <table:table-cell/>
          <table:table-cell office:value-type="float" office:value="1443146006.81951" calcext:value-type="float">
            <text:p>1443146006.81951</text:p>
          </table:table-cell>
          <table:table-cell table:formula="of:=[.G149]-[.$B$2]" office:value-type="float" office:value="6.81932687759399" calcext:value-type="float">
            <text:p>6.8193268776</text:p>
          </table:table-cell>
          <table:table-cell table:formula="of:=[.C149]/([.H149]-[.H148])" office:value-type="float" office:value="109532.375880308" calcext:value-type="float">
            <text:p>109532.375880308</text:p>
          </table:table-cell>
          <table:table-cell table:formula="of:=[.G149]-[.$B149]" office:value-type="float" office:value="0.234892606735229" calcext:value-type="float">
            <text:p>0.234892606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006.6241" calcext:value-type="float">
            <text:p>1443146006.6241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91948699951" calcext:value-type="float">
            <text:p>6.623919487</text:p>
          </table:table-cell>
          <table:table-cell table:formula="of:=[.C150]/([.D150]-[.D149])" office:value-type="float" office:value="109408.037291759" calcext:value-type="float">
            <text:p>109408.037291759</text:p>
          </table:table-cell>
          <table:table-cell/>
          <table:table-cell office:value-type="float" office:value="1443146006.85891" calcext:value-type="float">
            <text:p>1443146006.85891</text:p>
          </table:table-cell>
          <table:table-cell table:formula="of:=[.G150]-[.$B$2]" office:value-type="float" office:value="6.85872912406921" calcext:value-type="float">
            <text:p>6.8587291241</text:p>
          </table:table-cell>
          <table:table-cell table:formula="of:=[.C150]/([.H150]-[.H149])" office:value-type="float" office:value="109638.418781956" calcext:value-type="float">
            <text:p>109638.418781956</text:p>
          </table:table-cell>
          <table:table-cell table:formula="of:=[.G150]-[.$B150]" office:value-type="float" office:value="0.234809637069702" calcext:value-type="float">
            <text:p>0.234809637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006.66352" calcext:value-type="float">
            <text:p>1443146006.66352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33889961243" calcext:value-type="float">
            <text:p>6.6633388996</text:p>
          </table:table-cell>
          <table:table-cell table:formula="of:=[.C151]/([.D151]-[.D150])" office:value-type="float" office:value="109590.674077793" calcext:value-type="float">
            <text:p>109590.674077793</text:p>
          </table:table-cell>
          <table:table-cell/>
          <table:table-cell office:value-type="float" office:value="1443146006.89833" calcext:value-type="float">
            <text:p>1443146006.89833</text:p>
          </table:table-cell>
          <table:table-cell table:formula="of:=[.G151]-[.$B$2]" office:value-type="float" office:value="6.89814829826355" calcext:value-type="float">
            <text:p>6.8981482983</text:p>
          </table:table-cell>
          <table:table-cell table:formula="of:=[.C151]/([.H151]-[.H150])" office:value-type="float" office:value="109591.336913921" calcext:value-type="float">
            <text:p>109591.336913921</text:p>
          </table:table-cell>
          <table:table-cell table:formula="of:=[.G151]-[.$B151]" office:value-type="float" office:value="0.234809398651123" calcext:value-type="float">
            <text:p>0.234809398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006.70294" calcext:value-type="float">
            <text:p>1443146006.70294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75473594666" calcext:value-type="float">
            <text:p>6.7027547359</text:p>
          </table:table-cell>
          <table:table-cell table:formula="of:=[.C152]/([.D152]-[.D151])" office:value-type="float" office:value="109600.617461681" calcext:value-type="float">
            <text:p>109600.617461681</text:p>
          </table:table-cell>
          <table:table-cell/>
          <table:table-cell office:value-type="float" office:value="1443146006.93765" calcext:value-type="float">
            <text:p>1443146006.93765</text:p>
          </table:table-cell>
          <table:table-cell table:formula="of:=[.G152]-[.$B$2]" office:value-type="float" office:value="6.93746638298035" calcext:value-type="float">
            <text:p>6.937466383</text:p>
          </table:table-cell>
          <table:table-cell table:formula="of:=[.C152]/([.H152]-[.H151])" office:value-type="float" office:value="109873.103715921" calcext:value-type="float">
            <text:p>109873.103715921</text:p>
          </table:table-cell>
          <table:table-cell table:formula="of:=[.G152]-[.$B152]" office:value-type="float" office:value="0.234711647033691" calcext:value-type="float">
            <text:p>0.23471164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006.74236" calcext:value-type="float">
            <text:p>1443146006.74236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217581748962" calcext:value-type="float">
            <text:p>6.7421758175</text:p>
          </table:table-cell>
          <table:table-cell table:formula="of:=[.C153]/([.D153]-[.D152])" office:value-type="float" office:value="109586.03444939" calcext:value-type="float">
            <text:p>109586.03444939</text:p>
          </table:table-cell>
          <table:table-cell/>
          <table:table-cell office:value-type="float" office:value="1443146006.97727" calcext:value-type="float">
            <text:p>1443146006.97727</text:p>
          </table:table-cell>
          <table:table-cell table:formula="of:=[.G153]-[.$B$2]" office:value-type="float" office:value="6.97708678245544" calcext:value-type="float">
            <text:p>6.9770867825</text:p>
          </table:table-cell>
          <table:table-cell table:formula="of:=[.C153]/([.H153]-[.H152])" office:value-type="float" office:value="109034.741124082" calcext:value-type="float">
            <text:p>109034.741124082</text:p>
          </table:table-cell>
          <table:table-cell table:formula="of:=[.G153]-[.$B153]" office:value-type="float" office:value="0.23491096496582" calcext:value-type="float">
            <text:p>0.23491096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006.78178" calcext:value-type="float">
            <text:p>1443146006.78178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59618377686" calcext:value-type="float">
            <text:p>6.7815961838</text:p>
          </table:table-cell>
          <table:table-cell table:formula="of:=[.C154]/([.D154]-[.D153])" office:value-type="float" office:value="109588.022813458" calcext:value-type="float">
            <text:p>109588.022813458</text:p>
          </table:table-cell>
          <table:table-cell/>
          <table:table-cell office:value-type="float" office:value="1443146007.01656" calcext:value-type="float">
            <text:p>1443146007.01656</text:p>
          </table:table-cell>
          <table:table-cell table:formula="of:=[.G154]-[.$B$2]" office:value-type="float" office:value="7.01637649536133" calcext:value-type="float">
            <text:p>7.0163764954</text:p>
          </table:table-cell>
          <table:table-cell table:formula="of:=[.C154]/([.H154]-[.H153])" office:value-type="float" office:value="109952.445067448" calcext:value-type="float">
            <text:p>109952.445067448</text:p>
          </table:table-cell>
          <table:table-cell table:formula="of:=[.G154]-[.$B154]" office:value-type="float" office:value="0.234780311584473" calcext:value-type="float">
            <text:p>0.234780311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006.8212" calcext:value-type="float">
            <text:p>1443146006.8212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101631164551" calcext:value-type="float">
            <text:p>6.8210163116</text:p>
          </table:table-cell>
          <table:table-cell table:formula="of:=[.C155]/([.D155]-[.D154])" office:value-type="float" office:value="109588.685617515" calcext:value-type="float">
            <text:p>109588.685617515</text:p>
          </table:table-cell>
          <table:table-cell/>
          <table:table-cell office:value-type="float" office:value="1443146010.01819" calcext:value-type="float">
            <text:p>1443146010.01819</text:p>
          </table:table-cell>
          <table:table-cell table:formula="of:=[.G155]-[.$B$2]" office:value-type="float" office:value="10.0180044174194" calcext:value-type="float">
            <text:p>10.0180044174</text:p>
          </table:table-cell>
          <table:table-cell table:formula="of:=[.C155]/([.H155]-[.H154])" office:value-type="float" office:value="1439.21902120298" calcext:value-type="float">
            <text:p>1439.219021203</text:p>
          </table:table-cell>
          <table:table-cell table:formula="of:=[.G155]-[.$B155]" office:value-type="float" office:value="3.19698810577393" calcext:value-type="float">
            <text:p>3.196988105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006.86062" calcext:value-type="float">
            <text:p>1443146006.86062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43548583984" calcext:value-type="float">
            <text:p>6.8604354858</text:p>
          </table:table-cell>
          <table:table-cell table:formula="of:=[.C156]/([.D156]-[.D155])" office:value-type="float" office:value="109591.336913921" calcext:value-type="float">
            <text:p>109591.336913921</text:p>
          </table:table-cell>
          <table:table-cell/>
          <table:table-cell office:value-type="float" office:value="1443146010.99047" calcext:value-type="float">
            <text:p>1443146010.99047</text:p>
          </table:table-cell>
          <table:table-cell table:formula="of:=[.G156]-[.$B$2]" office:value-type="float" office:value="10.990291595459" calcext:value-type="float">
            <text:p>10.9902915955</text:p>
          </table:table-cell>
          <table:table-cell table:formula="of:=[.C156]/([.H156]-[.H155])" office:value-type="float" office:value="4443.13171825482" calcext:value-type="float">
            <text:p>4443.1317182548</text:p>
          </table:table-cell>
          <table:table-cell table:formula="of:=[.G156]-[.$B156]" office:value-type="float" office:value="4.12985610961914" calcext:value-type="float">
            <text:p>4.129856109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006.90004" calcext:value-type="float">
            <text:p>1443146006.90004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85537528992" calcext:value-type="float">
            <text:p>6.8998553753</text:p>
          </table:table-cell>
          <table:table-cell table:formula="of:=[.C157]/([.D157]-[.D156])" office:value-type="float" office:value="109589.34842959" calcext:value-type="float">
            <text:p>109589.34842959</text:p>
          </table:table-cell>
          <table:table-cell/>
          <table:table-cell office:value-type="float" office:value="1443146011.00835" calcext:value-type="float">
            <text:p>1443146011.00835</text:p>
          </table:table-cell>
          <table:table-cell table:formula="of:=[.G157]-[.$B$2]" office:value-type="float" office:value="11.0081675052643" calcext:value-type="float">
            <text:p>11.0081675053</text:p>
          </table:table-cell>
          <table:table-cell table:formula="of:=[.C157]/([.H157]-[.H156])" office:value-type="float" office:value="241666.021313203" calcext:value-type="float">
            <text:p>241666.021313203</text:p>
          </table:table-cell>
          <table:table-cell table:formula="of:=[.G157]-[.$B157]" office:value-type="float" office:value="4.10831212997437" calcext:value-type="float">
            <text:p>4.1083121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006.93945" calcext:value-type="float">
            <text:p>1443146006.93945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27311897278" calcext:value-type="float">
            <text:p>6.939273119</text:p>
          </table:table-cell>
          <table:table-cell table:formula="of:=[.C158]/([.D158]-[.D157])" office:value-type="float" office:value="109595.314099075" calcext:value-type="float">
            <text:p>109595.314099075</text:p>
          </table:table-cell>
          <table:table-cell/>
          <table:table-cell office:value-type="float" office:value="1443146011.02593" calcext:value-type="float">
            <text:p>1443146011.02593</text:p>
          </table:table-cell>
          <table:table-cell table:formula="of:=[.G158]-[.$B$2]" office:value-type="float" office:value="11.02574634552" calcext:value-type="float">
            <text:p>11.0257463455</text:p>
          </table:table-cell>
          <table:table-cell table:formula="of:=[.C158]/([.H158]-[.H157])" office:value-type="float" office:value="245750.000406884" calcext:value-type="float">
            <text:p>245750.000406884</text:p>
          </table:table-cell>
          <table:table-cell table:formula="of:=[.G158]-[.$B158]" office:value-type="float" office:value="4.08647322654724" calcext:value-type="float">
            <text:p>4.086473226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006.9789" calcext:value-type="float">
            <text:p>1443146006.9789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71685028076" calcext:value-type="float">
            <text:p>6.9787168503</text:p>
          </table:table-cell>
          <table:table-cell table:formula="of:=[.C159]/([.D159]-[.D158])" office:value-type="float" office:value="109523.106885317" calcext:value-type="float">
            <text:p>109523.106885317</text:p>
          </table:table-cell>
          <table:table-cell/>
          <table:table-cell office:value-type="float" office:value="1443146011.0435" calcext:value-type="float">
            <text:p>1443146011.0435</text:p>
          </table:table-cell>
          <table:table-cell table:formula="of:=[.G159]-[.$B$2]" office:value-type="float" office:value="11.0433142185211" calcext:value-type="float">
            <text:p>11.0433142185</text:p>
          </table:table-cell>
          <table:table-cell table:formula="of:=[.C159]/([.H159]-[.H158])" office:value-type="float" office:value="245903.416977675" calcext:value-type="float">
            <text:p>245903.416977675</text:p>
          </table:table-cell>
          <table:table-cell table:formula="of:=[.G159]-[.$B159]" office:value-type="float" office:value="4.06459736824036" calcext:value-type="float">
            <text:p>4.064597368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020.02514" calcext:value-type="float">
            <text:p>1443146020.02514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9586105347" calcext:value-type="float">
            <text:p>20.0249586105</text:p>
          </table:table-cell>
          <table:table-cell table:formula="of:=[.C160]/([.D160]-[.D159])" office:value-type="float" office:value="331.129844087446" calcext:value-type="float">
            <text:p>331.1298440874</text:p>
          </table:table-cell>
          <table:table-cell/>
          <table:table-cell office:value-type="float" office:value="1443146020.22373" calcext:value-type="float">
            <text:p>1443146020.22373</text:p>
          </table:table-cell>
          <table:table-cell table:formula="of:=[.G160]-[.$B$2]" office:value-type="float" office:value="20.2235457897186" calcext:value-type="float">
            <text:p>20.2235457897</text:p>
          </table:table-cell>
          <table:table-cell table:formula="of:=[.C160]/([.H160]-[.H159])" office:value-type="float" office:value="470.576364713257" calcext:value-type="float">
            <text:p>470.5763647133</text:p>
          </table:table-cell>
          <table:table-cell table:formula="of:=[.G160]-[.$B160]" office:value-type="float" office:value="0.19858717918396" calcext:value-type="float">
            <text:p>0.198587179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020.07929" calcext:value-type="float">
            <text:p>1443146020.07929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9113483429" calcext:value-type="float">
            <text:p>20.0791134834</text:p>
          </table:table-cell>
          <table:table-cell table:formula="of:=[.C161]/([.D161]-[.D160])" office:value-type="float" office:value="79771.214834773" calcext:value-type="float">
            <text:p>79771.214834773</text:p>
          </table:table-cell>
          <table:table-cell/>
          <table:table-cell office:value-type="float" office:value="1443146020.32875" calcext:value-type="float">
            <text:p>1443146020.32875</text:p>
          </table:table-cell>
          <table:table-cell table:formula="of:=[.G161]-[.$B$2]" office:value-type="float" office:value="20.3285684585571" calcext:value-type="float">
            <text:p>20.3285684586</text:p>
          </table:table-cell>
          <table:table-cell table:formula="of:=[.C161]/([.H161]-[.H160])" office:value-type="float" office:value="41133.976576458" calcext:value-type="float">
            <text:p>41133.976576458</text:p>
          </table:table-cell>
          <table:table-cell table:formula="of:=[.G161]-[.$B161]" office:value-type="float" office:value="0.249454975128174" calcext:value-type="float">
            <text:p>0.249454975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020.13344" calcext:value-type="float">
            <text:p>1443146020.13344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32588195801" calcext:value-type="float">
            <text:p>20.1332588196</text:p>
          </table:table-cell>
          <table:table-cell table:formula="of:=[.C162]/([.D162]-[.D161])" office:value-type="float" office:value="79785.2651231605" calcext:value-type="float">
            <text:p>79785.2651231605</text:p>
          </table:table-cell>
          <table:table-cell/>
          <table:table-cell office:value-type="float" office:value="1443146020.38291" calcext:value-type="float">
            <text:p>1443146020.38291</text:p>
          </table:table-cell>
          <table:table-cell table:formula="of:=[.G162]-[.$B$2]" office:value-type="float" office:value="20.3827250003815" calcext:value-type="float">
            <text:p>20.3827250004</text:p>
          </table:table-cell>
          <table:table-cell table:formula="of:=[.C162]/([.H162]-[.H161])" office:value-type="float" office:value="79768.756543062" calcext:value-type="float">
            <text:p>79768.756543062</text:p>
          </table:table-cell>
          <table:table-cell table:formula="of:=[.G162]-[.$B162]" office:value-type="float" office:value="0.249466180801392" calcext:value-type="float">
            <text:p>0.249466180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020.18759" calcext:value-type="float">
            <text:p>1443146020.18759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4125003815" calcext:value-type="float">
            <text:p>20.1874125004</text:p>
          </table:table-cell>
          <table:table-cell table:formula="of:=[.C163]/([.D163]-[.D162])" office:value-type="float" office:value="79772.9708501917" calcext:value-type="float">
            <text:p>79772.9708501917</text:p>
          </table:table-cell>
          <table:table-cell/>
          <table:table-cell office:value-type="float" office:value="1443146020.43704" calcext:value-type="float">
            <text:p>1443146020.43704</text:p>
          </table:table-cell>
          <table:table-cell table:formula="of:=[.G163]-[.$B$2]" office:value-type="float" office:value="20.436863899231" calcext:value-type="float">
            <text:p>20.4368638992</text:p>
          </table:table-cell>
          <table:table-cell table:formula="of:=[.C163]/([.H163]-[.H162])" office:value-type="float" office:value="79794.7518661235" calcext:value-type="float">
            <text:p>79794.7518661235</text:p>
          </table:table-cell>
          <table:table-cell table:formula="of:=[.G163]-[.$B163]" office:value-type="float" office:value="0.249451398849487" calcext:value-type="float">
            <text:p>0.249451398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020.24175" calcext:value-type="float">
            <text:p>1443146020.24175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5673732758" calcext:value-type="float">
            <text:p>20.2415673733</text:p>
          </table:table-cell>
          <table:table-cell table:formula="of:=[.C164]/([.D164]-[.D163])" office:value-type="float" office:value="79771.214834773" calcext:value-type="float">
            <text:p>79771.214834773</text:p>
          </table:table-cell>
          <table:table-cell/>
          <table:table-cell office:value-type="float" office:value="1443146020.49119" calcext:value-type="float">
            <text:p>1443146020.49119</text:p>
          </table:table-cell>
          <table:table-cell table:formula="of:=[.G164]-[.$B$2]" office:value-type="float" office:value="20.4910080432892" calcext:value-type="float">
            <text:p>20.4910080433</text:p>
          </table:table-cell>
          <table:table-cell table:formula="of:=[.C164]/([.H164]-[.H163])" office:value-type="float" office:value="79787.0217572227" calcext:value-type="float">
            <text:p>79787.0217572227</text:p>
          </table:table-cell>
          <table:table-cell table:formula="of:=[.G164]-[.$B164]" office:value-type="float" office:value="0.249440670013428" calcext:value-type="float">
            <text:p>0.2494406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020.29593" calcext:value-type="float">
            <text:p>1443146020.29593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7503795624" calcext:value-type="float">
            <text:p>20.2957503796</text:p>
          </table:table-cell>
          <table:table-cell table:formula="of:=[.C165]/([.D165]-[.D164])" office:value-type="float" office:value="79729.7953005368" calcext:value-type="float">
            <text:p>79729.7953005368</text:p>
          </table:table-cell>
          <table:table-cell/>
          <table:table-cell office:value-type="float" office:value="1443146020.54534" calcext:value-type="float">
            <text:p>1443146020.54534</text:p>
          </table:table-cell>
          <table:table-cell table:formula="of:=[.G165]-[.$B$2]" office:value-type="float" office:value="20.5451636314392" calcext:value-type="float">
            <text:p>20.5451636314</text:p>
          </table:table-cell>
          <table:table-cell table:formula="of:=[.C165]/([.H165]-[.H164])" office:value-type="float" office:value="79770.1612626296" calcext:value-type="float">
            <text:p>79770.1612626296</text:p>
          </table:table-cell>
          <table:table-cell table:formula="of:=[.G165]-[.$B165]" office:value-type="float" office:value="0.249413251876831" calcext:value-type="float">
            <text:p>0.249413251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020.35009" calcext:value-type="float">
            <text:p>1443146020.35009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9906206131" calcext:value-type="float">
            <text:p>20.3499062061</text:p>
          </table:table-cell>
          <table:table-cell table:formula="of:=[.C166]/([.D166]-[.D165])" office:value-type="float" office:value="79769.8100780996" calcext:value-type="float">
            <text:p>79769.8100780996</text:p>
          </table:table-cell>
          <table:table-cell/>
          <table:table-cell office:value-type="float" office:value="1443146020.5995" calcext:value-type="float">
            <text:p>1443146020.5995</text:p>
          </table:table-cell>
          <table:table-cell table:formula="of:=[.G166]-[.$B$2]" office:value-type="float" office:value="20.5993189811707" calcext:value-type="float">
            <text:p>20.5993189812</text:p>
          </table:table-cell>
          <table:table-cell table:formula="of:=[.C166]/([.H166]-[.H165])" office:value-type="float" office:value="79770.5124502518" calcext:value-type="float">
            <text:p>79770.5124502518</text:p>
          </table:table-cell>
          <table:table-cell table:formula="of:=[.G166]-[.$B166]" office:value-type="float" office:value="0.249412775039673" calcext:value-type="float">
            <text:p>0.24941277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020.40424" calcext:value-type="float">
            <text:p>1443146020.40424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40544033051" calcext:value-type="float">
            <text:p>20.4040544033</text:p>
          </table:table-cell>
          <table:table-cell table:formula="of:=[.C167]/([.D167]-[.D166])" office:value-type="float" office:value="79781.0495169827" calcext:value-type="float">
            <text:p>79781.0495169827</text:p>
          </table:table-cell>
          <table:table-cell/>
          <table:table-cell office:value-type="float" office:value="1443146020.65362" calcext:value-type="float">
            <text:p>1443146020.65362</text:p>
          </table:table-cell>
          <table:table-cell table:formula="of:=[.G167]-[.$B$2]" office:value-type="float" office:value="20.6534433364868" calcext:value-type="float">
            <text:p>20.6534433365</text:p>
          </table:table-cell>
          <table:table-cell table:formula="of:=[.C167]/([.H167]-[.H166])" office:value-type="float" office:value="79816.1931863233" calcext:value-type="float">
            <text:p>79816.1931863233</text:p>
          </table:table-cell>
          <table:table-cell table:formula="of:=[.G167]-[.$B167]" office:value-type="float" office:value="0.249388933181763" calcext:value-type="float">
            <text:p>0.249388933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020.45842" calcext:value-type="float">
            <text:p>1443146020.45842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82431316376" calcext:value-type="float">
            <text:p>20.4582431316</text:p>
          </table:table-cell>
          <table:table-cell table:formula="of:=[.C168]/([.D168]-[.D167])" office:value-type="float" office:value="79721.3762517379" calcext:value-type="float">
            <text:p>79721.3762517379</text:p>
          </table:table-cell>
          <table:table-cell/>
          <table:table-cell office:value-type="float" office:value="1443146020.70776" calcext:value-type="float">
            <text:p>1443146020.70776</text:p>
          </table:table-cell>
          <table:table-cell table:formula="of:=[.G168]-[.$B$2]" office:value-type="float" office:value="20.7075753211975" calcext:value-type="float">
            <text:p>20.7075753212</text:p>
          </table:table-cell>
          <table:table-cell table:formula="of:=[.C168]/([.H168]-[.H167])" office:value-type="float" office:value="79804.9438439787" calcext:value-type="float">
            <text:p>79804.9438439787</text:p>
          </table:table-cell>
          <table:table-cell table:formula="of:=[.G168]-[.$B168]" office:value-type="float" office:value="0.249332189559937" calcext:value-type="float">
            <text:p>0.249332189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020.51258" calcext:value-type="float">
            <text:p>1443146020.51258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23941898346" calcext:value-type="float">
            <text:p>20.5123941898</text:p>
          </table:table-cell>
          <table:table-cell table:formula="of:=[.C169]/([.D169]-[.D168])" office:value-type="float" office:value="79776.8343562604" calcext:value-type="float">
            <text:p>79776.8343562604</text:p>
          </table:table-cell>
          <table:table-cell/>
          <table:table-cell office:value-type="float" office:value="1443146020.76197" calcext:value-type="float">
            <text:p>1443146020.76197</text:p>
          </table:table-cell>
          <table:table-cell table:formula="of:=[.G169]-[.$B$2]" office:value-type="float" office:value="20.7617883682251" calcext:value-type="float">
            <text:p>20.7617883682</text:p>
          </table:table-cell>
          <table:table-cell table:formula="of:=[.C169]/([.H169]-[.H168])" office:value-type="float" office:value="79685.6151214235" calcext:value-type="float">
            <text:p>79685.6151214235</text:p>
          </table:table-cell>
          <table:table-cell table:formula="of:=[.G169]-[.$B169]" office:value-type="float" office:value="0.249394178390503" calcext:value-type="float">
            <text:p>0.249394178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020.56672" calcext:value-type="float">
            <text:p>1443146020.56672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5376186371" calcext:value-type="float">
            <text:p>20.5665376186</text:p>
          </table:table-cell>
          <table:table-cell table:formula="of:=[.C170]/([.D170]-[.D169])" office:value-type="float" office:value="79788.0757747893" calcext:value-type="float">
            <text:p>79788.0757747893</text:p>
          </table:table-cell>
          <table:table-cell/>
          <table:table-cell office:value-type="float" office:value="1443146020.81606" calcext:value-type="float">
            <text:p>1443146020.81606</text:p>
          </table:table-cell>
          <table:table-cell table:formula="of:=[.G170]-[.$B$2]" office:value-type="float" office:value="20.8158755302429" calcext:value-type="float">
            <text:p>20.8158755302</text:p>
          </table:table-cell>
          <table:table-cell table:formula="of:=[.C170]/([.H170]-[.H169])" office:value-type="float" office:value="79871.0791772827" calcext:value-type="float">
            <text:p>79871.0791772827</text:p>
          </table:table-cell>
          <table:table-cell table:formula="of:=[.G170]-[.$B170]" office:value-type="float" office:value="0.249337911605835" calcext:value-type="float">
            <text:p>0.249337911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020.62086" calcext:value-type="float">
            <text:p>1443146020.62086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6812858582" calcext:value-type="float">
            <text:p>20.6206812859</text:p>
          </table:table-cell>
          <table:table-cell table:formula="of:=[.C171]/([.D171]-[.D170])" office:value-type="float" office:value="79787.7244325062" calcext:value-type="float">
            <text:p>79787.7244325062</text:p>
          </table:table-cell>
          <table:table-cell/>
          <table:table-cell office:value-type="float" office:value="1443146020.87027" calcext:value-type="float">
            <text:p>1443146020.87027</text:p>
          </table:table-cell>
          <table:table-cell table:formula="of:=[.G171]-[.$B$2]" office:value-type="float" office:value="20.8700909614563" calcext:value-type="float">
            <text:p>20.8700909615</text:p>
          </table:table-cell>
          <table:table-cell table:formula="of:=[.C171]/([.H171]-[.H170])" office:value-type="float" office:value="79682.1108550722" calcext:value-type="float">
            <text:p>79682.1108550722</text:p>
          </table:table-cell>
          <table:table-cell table:formula="of:=[.G171]-[.$B171]" office:value-type="float" office:value="0.249409675598145" calcext:value-type="float">
            <text:p>0.249409675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020.67502" calcext:value-type="float">
            <text:p>1443146020.67502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8361587524" calcext:value-type="float">
            <text:p>20.6748361588</text:p>
          </table:table-cell>
          <table:table-cell table:formula="of:=[.C172]/([.D172]-[.D171])" office:value-type="float" office:value="79771.214834773" calcext:value-type="float">
            <text:p>79771.214834773</text:p>
          </table:table-cell>
          <table:table-cell/>
          <table:table-cell office:value-type="float" office:value="1443146020.9244" calcext:value-type="float">
            <text:p>1443146020.9244</text:p>
          </table:table-cell>
          <table:table-cell table:formula="of:=[.G172]-[.$B$2]" office:value-type="float" office:value="20.9242146015167" calcext:value-type="float">
            <text:p>20.9242146015</text:p>
          </table:table-cell>
          <table:table-cell table:formula="of:=[.C172]/([.H172]-[.H171])" office:value-type="float" office:value="79817.2479747677" calcext:value-type="float">
            <text:p>79817.2479747677</text:p>
          </table:table-cell>
          <table:table-cell table:formula="of:=[.G172]-[.$B172]" office:value-type="float" office:value="0.249378442764282" calcext:value-type="float">
            <text:p>0.249378442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020.72917" calcext:value-type="float">
            <text:p>1443146020.72917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89910316467" calcext:value-type="float">
            <text:p>20.7289910316</text:p>
          </table:table-cell>
          <table:table-cell table:formula="of:=[.C173]/([.D173]-[.D172])" office:value-type="float" office:value="79771.214834773" calcext:value-type="float">
            <text:p>79771.214834773</text:p>
          </table:table-cell>
          <table:table-cell/>
          <table:table-cell office:value-type="float" office:value="1443146020.97855" calcext:value-type="float">
            <text:p>1443146020.97855</text:p>
          </table:table-cell>
          <table:table-cell table:formula="of:=[.G173]-[.$B$2]" office:value-type="float" office:value="20.9783673286438" calcext:value-type="float">
            <text:p>20.9783673286</text:p>
          </table:table-cell>
          <table:table-cell table:formula="of:=[.C173]/([.H173]-[.H172])" office:value-type="float" office:value="79774.3757181915" calcext:value-type="float">
            <text:p>79774.3757181915</text:p>
          </table:table-cell>
          <table:table-cell table:formula="of:=[.G173]-[.$B173]" office:value-type="float" office:value="0.24937629699707" calcext:value-type="float">
            <text:p>0.24937629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020.78331" calcext:value-type="float">
            <text:p>1443146020.78331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31325531006" calcext:value-type="float">
            <text:p>20.7831325531</text:p>
          </table:table-cell>
          <table:table-cell table:formula="of:=[.C174]/([.D174]-[.D173])" office:value-type="float" office:value="79790.8866244507" calcext:value-type="float">
            <text:p>79790.8866244507</text:p>
          </table:table-cell>
          <table:table-cell/>
          <table:table-cell office:value-type="float" office:value="1443146021.03277" calcext:value-type="float">
            <text:p>1443146021.03277</text:p>
          </table:table-cell>
          <table:table-cell table:formula="of:=[.G174]-[.$B$2]" office:value-type="float" office:value="21.0325877666473" calcext:value-type="float">
            <text:p>21.0325877666</text:p>
          </table:table-cell>
          <table:table-cell table:formula="of:=[.C174]/([.H174]-[.H173])" office:value-type="float" office:value="79674.7528988598" calcext:value-type="float">
            <text:p>79674.7528988598</text:p>
          </table:table-cell>
          <table:table-cell table:formula="of:=[.G174]-[.$B174]" office:value-type="float" office:value="0.249455213546753" calcext:value-type="float">
            <text:p>0.249455213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020.83747" calcext:value-type="float">
            <text:p>1443146020.83747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72886180878" calcext:value-type="float">
            <text:p>20.8372886181</text:p>
          </table:table-cell>
          <table:table-cell table:formula="of:=[.C175]/([.D175]-[.D174])" office:value-type="float" office:value="79769.4588966616" calcext:value-type="float">
            <text:p>79769.4588966616</text:p>
          </table:table-cell>
          <table:table-cell/>
          <table:table-cell office:value-type="float" office:value="1443146021.08697" calcext:value-type="float">
            <text:p>1443146021.08697</text:p>
          </table:table-cell>
          <table:table-cell table:formula="of:=[.G175]-[.$B$2]" office:value-type="float" office:value="21.0867855548859" calcext:value-type="float">
            <text:p>21.0867855549</text:p>
          </table:table-cell>
          <table:table-cell table:formula="of:=[.C175]/([.H175]-[.H174])" office:value-type="float" office:value="79708.0497268192" calcext:value-type="float">
            <text:p>79708.0497268192</text:p>
          </table:table-cell>
          <table:table-cell table:formula="of:=[.G175]-[.$B175]" office:value-type="float" office:value="0.249496936798096" calcext:value-type="float">
            <text:p>0.249496936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020.89176" calcext:value-type="float">
            <text:p>1443146020.89176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15839195251" calcext:value-type="float">
            <text:p>20.8915839195</text:p>
          </table:table-cell>
          <table:table-cell table:formula="of:=[.C176]/([.D176]-[.D175])" office:value-type="float" office:value="79564.895776157" calcext:value-type="float">
            <text:p>79564.895776157</text:p>
          </table:table-cell>
          <table:table-cell/>
          <table:table-cell office:value-type="float" office:value="1443146021.14104" calcext:value-type="float">
            <text:p>1443146021.14104</text:p>
          </table:table-cell>
          <table:table-cell table:formula="of:=[.G176]-[.$B$2]" office:value-type="float" office:value="21.140855550766" calcext:value-type="float">
            <text:p>21.1408555508</text:p>
          </table:table-cell>
          <table:table-cell table:formula="of:=[.C176]/([.H176]-[.H175])" office:value-type="float" office:value="79896.4366407097" calcext:value-type="float">
            <text:p>79896.4366407097</text:p>
          </table:table-cell>
          <table:table-cell table:formula="of:=[.G176]-[.$B176]" office:value-type="float" office:value="0.249271631240845" calcext:value-type="float">
            <text:p>0.249271631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020.94591" calcext:value-type="float">
            <text:p>1443146020.94591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7290172577" calcext:value-type="float">
            <text:p>20.9457290173</text:p>
          </table:table-cell>
          <table:table-cell table:formula="of:=[.C177]/([.D177]-[.D176])" office:value-type="float" office:value="79785.6164437849" calcext:value-type="float">
            <text:p>79785.6164437849</text:p>
          </table:table-cell>
          <table:table-cell/>
          <table:table-cell office:value-type="float" office:value="1443146021.19514" calcext:value-type="float">
            <text:p>1443146021.19514</text:p>
          </table:table-cell>
          <table:table-cell table:formula="of:=[.G177]-[.$B$2]" office:value-type="float" office:value="21.1949634552002" calcext:value-type="float">
            <text:p>21.1949634552</text:p>
          </table:table-cell>
          <table:table-cell table:formula="of:=[.C177]/([.H177]-[.H176])" office:value-type="float" office:value="79840.460375862" calcext:value-type="float">
            <text:p>79840.460375862</text:p>
          </table:table-cell>
          <table:table-cell table:formula="of:=[.G177]-[.$B177]" office:value-type="float" office:value="0.249234437942505" calcext:value-type="float">
            <text:p>0.249234437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021.00022" calcext:value-type="float">
            <text:p>1443146021.00022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1.0000414848328" calcext:value-type="float">
            <text:p>21.0000414848</text:p>
          </table:table-cell>
          <table:table-cell table:formula="of:=[.C178]/([.D178]-[.D177])" office:value-type="float" office:value="79539.7482912868" calcext:value-type="float">
            <text:p>79539.7482912868</text:p>
          </table:table-cell>
          <table:table-cell/>
          <table:table-cell office:value-type="float" office:value="1443146021.21271" calcext:value-type="float">
            <text:p>1443146021.21271</text:p>
          </table:table-cell>
          <table:table-cell table:formula="of:=[.G178]-[.$B$2]" office:value-type="float" office:value="21.2125267982483" calcext:value-type="float">
            <text:p>21.2125267982</text:p>
          </table:table-cell>
          <table:table-cell table:formula="of:=[.C178]/([.H178]-[.H177])" office:value-type="float" office:value="245966.840604892" calcext:value-type="float">
            <text:p>245966.840604892</text:p>
          </table:table-cell>
          <table:table-cell table:formula="of:=[.G178]-[.$B178]" office:value-type="float" office:value="0.212485313415527" calcext:value-type="float">
            <text:p>0.212485313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021.0512" calcext:value-type="float">
            <text:p>1443146021.0512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10177612305" calcext:value-type="float">
            <text:p>21.0510177612</text:p>
          </table:table-cell>
          <table:table-cell table:formula="of:=[.C179]/([.D179]-[.D178])" office:value-type="float" office:value="84745.3032131332" calcext:value-type="float">
            <text:p>84745.3032131332</text:p>
          </table:table-cell>
          <table:table-cell/>
          <table:table-cell office:value-type="float" office:value="1443146021.24981" calcext:value-type="float">
            <text:p>1443146021.24981</text:p>
          </table:table-cell>
          <table:table-cell table:formula="of:=[.G179]-[.$B$2]" office:value-type="float" office:value="21.2496268749237" calcext:value-type="float">
            <text:p>21.2496268749</text:p>
          </table:table-cell>
          <table:table-cell table:formula="of:=[.C179]/([.H179]-[.H178])" office:value-type="float" office:value="116441.807864584" calcext:value-type="float">
            <text:p>116441.807864584</text:p>
          </table:table-cell>
          <table:table-cell table:formula="of:=[.G179]-[.$B179]" office:value-type="float" office:value="0.198609113693237" calcext:value-type="float">
            <text:p>0.198609113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021.10222" calcext:value-type="float">
            <text:p>1443146021.10222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20340919495" calcext:value-type="float">
            <text:p>21.1020340919</text:p>
          </table:table-cell>
          <table:table-cell table:formula="of:=[.C180]/([.D180]-[.D179])" office:value-type="float" office:value="84678.7673499145" calcext:value-type="float">
            <text:p>84678.7673499145</text:p>
          </table:table-cell>
          <table:table-cell/>
          <table:table-cell office:value-type="float" office:value="1443146021.30088" calcext:value-type="float">
            <text:p>1443146021.30088</text:p>
          </table:table-cell>
          <table:table-cell table:formula="of:=[.G180]-[.$B$2]" office:value-type="float" office:value="21.3007035255432" calcext:value-type="float">
            <text:p>21.3007035255</text:p>
          </table:table-cell>
          <table:table-cell table:formula="of:=[.C180]/([.H180]-[.H179])" office:value-type="float" office:value="84578.764417848" calcext:value-type="float">
            <text:p>84578.764417848</text:p>
          </table:table-cell>
          <table:table-cell table:formula="of:=[.G180]-[.$B180]" office:value-type="float" office:value="0.19866943359375" calcext:value-type="float">
            <text:p>0.198669433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021.15316" calcext:value-type="float">
            <text:p>1443146021.15316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9760360718" calcext:value-type="float">
            <text:p>21.1529760361</text:p>
          </table:table-cell>
          <table:table-cell table:formula="of:=[.C181]/([.D181]-[.D180])" office:value-type="float" office:value="84802.417230631" calcext:value-type="float">
            <text:p>84802.417230631</text:p>
          </table:table-cell>
          <table:table-cell/>
          <table:table-cell office:value-type="float" office:value="1443146021.35175" calcext:value-type="float">
            <text:p>1443146021.35175</text:p>
          </table:table-cell>
          <table:table-cell table:formula="of:=[.G181]-[.$B$2]" office:value-type="float" office:value="21.3515648841858" calcext:value-type="float">
            <text:p>21.3515648842</text:p>
          </table:table-cell>
          <table:table-cell table:formula="of:=[.C181]/([.H181]-[.H180])" office:value-type="float" office:value="84936.7794194855" calcext:value-type="float">
            <text:p>84936.7794194855</text:p>
          </table:table-cell>
          <table:table-cell table:formula="of:=[.G181]-[.$B181]" office:value-type="float" office:value="0.198588848114014" calcext:value-type="float">
            <text:p>0.198588848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021.20413" calcext:value-type="float">
            <text:p>1443146021.20413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9499282837" calcext:value-type="float">
            <text:p>21.2039499283</text:p>
          </table:table-cell>
          <table:table-cell table:formula="of:=[.C182]/([.D182]-[.D181])" office:value-type="float" office:value="84749.2669784846" calcext:value-type="float">
            <text:p>84749.2669784846</text:p>
          </table:table-cell>
          <table:table-cell/>
          <table:table-cell office:value-type="float" office:value="1443146021.4028" calcext:value-type="float">
            <text:p>1443146021.4028</text:p>
          </table:table-cell>
          <table:table-cell table:formula="of:=[.G182]-[.$B$2]" office:value-type="float" office:value="21.402617931366" calcext:value-type="float">
            <text:p>21.4026179314</text:p>
          </table:table-cell>
          <table:table-cell table:formula="of:=[.C182]/([.H182]-[.H181])" office:value-type="float" office:value="84617.8678572096" calcext:value-type="float">
            <text:p>84617.8678572096</text:p>
          </table:table-cell>
          <table:table-cell table:formula="of:=[.G182]-[.$B182]" office:value-type="float" office:value="0.198668003082275" calcext:value-type="float">
            <text:p>0.198668003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021.25519" calcext:value-type="float">
            <text:p>1443146021.25519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50084590912" calcext:value-type="float">
            <text:p>21.2550084591</text:p>
          </table:table-cell>
          <table:table-cell table:formula="of:=[.C183]/([.D183]-[.D182])" office:value-type="float" office:value="84608.7799957974" calcext:value-type="float">
            <text:p>84608.7799957974</text:p>
          </table:table-cell>
          <table:table-cell/>
          <table:table-cell office:value-type="float" office:value="1443146021.45384" calcext:value-type="float">
            <text:p>1443146021.45384</text:p>
          </table:table-cell>
          <table:table-cell table:formula="of:=[.G183]-[.$B$2]" office:value-type="float" office:value="21.4536595344543" calcext:value-type="float">
            <text:p>21.4536595345</text:p>
          </table:table-cell>
          <table:table-cell table:formula="of:=[.C183]/([.H183]-[.H182])" office:value-type="float" office:value="84636.8401188319" calcext:value-type="float">
            <text:p>84636.8401188319</text:p>
          </table:table-cell>
          <table:table-cell table:formula="of:=[.G183]-[.$B183]" office:value-type="float" office:value="0.198651075363159" calcext:value-type="float">
            <text:p>0.198651075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021.30615" calcext:value-type="float">
            <text:p>1443146021.30615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9701919556" calcext:value-type="float">
            <text:p>21.305970192</text:p>
          </table:table-cell>
          <table:table-cell table:formula="of:=[.C184]/([.D184]-[.D183])" office:value-type="float" office:value="84769.4879508208" calcext:value-type="float">
            <text:p>84769.4879508208</text:p>
          </table:table-cell>
          <table:table-cell/>
          <table:table-cell office:value-type="float" office:value="1443146021.50475" calcext:value-type="float">
            <text:p>1443146021.50475</text:p>
          </table:table-cell>
          <table:table-cell table:formula="of:=[.G184]-[.$B$2]" office:value-type="float" office:value="21.5045716762543" calcext:value-type="float">
            <text:p>21.5045716763</text:p>
          </table:table-cell>
          <table:table-cell table:formula="of:=[.C184]/([.H184]-[.H183])" office:value-type="float" office:value="84852.057824961" calcext:value-type="float">
            <text:p>84852.057824961</text:p>
          </table:table-cell>
          <table:table-cell table:formula="of:=[.G184]-[.$B184]" office:value-type="float" office:value="0.198601484298706" calcext:value-type="float">
            <text:p>0.198601484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021.35712" calcext:value-type="float">
            <text:p>1443146021.35712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9359779358" calcext:value-type="float">
            <text:p>21.3569359779</text:p>
          </table:table-cell>
          <table:table-cell table:formula="of:=[.C185]/([.D185]-[.D184])" office:value-type="float" office:value="84762.7465546439" calcext:value-type="float">
            <text:p>84762.7465546439</text:p>
          </table:table-cell>
          <table:table-cell/>
          <table:table-cell office:value-type="float" office:value="1443146021.55573" calcext:value-type="float">
            <text:p>1443146021.55573</text:p>
          </table:table-cell>
          <table:table-cell table:formula="of:=[.G185]-[.$B$2]" office:value-type="float" office:value="21.5555458068848" calcext:value-type="float">
            <text:p>21.5555458069</text:p>
          </table:table-cell>
          <table:table-cell table:formula="of:=[.C185]/([.H185]-[.H184])" office:value-type="float" office:value="84748.8705852639" calcext:value-type="float">
            <text:p>84748.8705852639</text:p>
          </table:table-cell>
          <table:table-cell table:formula="of:=[.G185]-[.$B185]" office:value-type="float" office:value="0.198609828948975" calcext:value-type="float">
            <text:p>0.198609828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021.40809" calcext:value-type="float">
            <text:p>1443146021.40809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9043865204" calcext:value-type="float">
            <text:p>21.4079043865</text:p>
          </table:table-cell>
          <table:table-cell table:formula="of:=[.C186]/([.D186]-[.D185])" office:value-type="float" office:value="84758.3850460994" calcext:value-type="float">
            <text:p>84758.3850460994</text:p>
          </table:table-cell>
          <table:table-cell/>
          <table:table-cell office:value-type="float" office:value="1443146021.65375" calcext:value-type="float">
            <text:p>1443146021.65375</text:p>
          </table:table-cell>
          <table:table-cell table:formula="of:=[.G186]-[.$B$2]" office:value-type="float" office:value="21.653564453125" calcext:value-type="float">
            <text:p>21.6535644531</text:p>
          </table:table-cell>
          <table:table-cell table:formula="of:=[.C186]/([.H186]-[.H185])" office:value-type="float" office:value="44073.2469352014" calcext:value-type="float">
            <text:p>44073.2469352014</text:p>
          </table:table-cell>
          <table:table-cell table:formula="of:=[.G186]-[.$B186]" office:value-type="float" office:value="0.245660066604614" calcext:value-type="float">
            <text:p>0.245660066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021.45906" calcext:value-type="float">
            <text:p>1443146021.45906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8878993988" calcext:value-type="float">
            <text:p>21.458878994</text:p>
          </table:table-cell>
          <table:table-cell table:formula="of:=[.C187]/([.D187]-[.D186])" office:value-type="float" office:value="84748.0778099465" calcext:value-type="float">
            <text:p>84748.0778099465</text:p>
          </table:table-cell>
          <table:table-cell/>
          <table:table-cell office:value-type="float" office:value="1443146021.70475" calcext:value-type="float">
            <text:p>1443146021.70475</text:p>
          </table:table-cell>
          <table:table-cell table:formula="of:=[.G187]-[.$B$2]" office:value-type="float" office:value="21.704573392868" calcext:value-type="float">
            <text:p>21.7045733929</text:p>
          </table:table-cell>
          <table:table-cell table:formula="of:=[.C187]/([.H187]-[.H186])" office:value-type="float" office:value="84691.036939055" calcext:value-type="float">
            <text:p>84691.036939055</text:p>
          </table:table-cell>
          <table:table-cell table:formula="of:=[.G187]-[.$B187]" office:value-type="float" office:value="0.245694398880005" calcext:value-type="float">
            <text:p>0.245694398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021.51002" calcext:value-type="float">
            <text:p>1443146021.51002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98383426666" calcext:value-type="float">
            <text:p>21.5098383427</text:p>
          </table:table-cell>
          <table:table-cell table:formula="of:=[.C188]/([.D188]-[.D187])" office:value-type="float" office:value="84773.4539789182" calcext:value-type="float">
            <text:p>84773.4539789182</text:p>
          </table:table-cell>
          <table:table-cell/>
          <table:table-cell office:value-type="float" office:value="1443146021.75568" calcext:value-type="float">
            <text:p>1443146021.75568</text:p>
          </table:table-cell>
          <table:table-cell table:formula="of:=[.G188]-[.$B$2]" office:value-type="float" office:value="21.7555022239685" calcext:value-type="float">
            <text:p>21.755502224</text:p>
          </table:table-cell>
          <table:table-cell table:formula="of:=[.C188]/([.H188]-[.H187])" office:value-type="float" office:value="84824.2519345914" calcext:value-type="float">
            <text:p>84824.2519345914</text:p>
          </table:table-cell>
          <table:table-cell table:formula="of:=[.G188]-[.$B188]" office:value-type="float" office:value="0.24566388130188" calcext:value-type="float">
            <text:p>0.245663881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021.56099" calcext:value-type="float">
            <text:p>1443146021.56099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60809135437" calcext:value-type="float">
            <text:p>21.5608091354</text:p>
          </table:table-cell>
          <table:table-cell table:formula="of:=[.C189]/([.D189]-[.D188])" office:value-type="float" office:value="84754.420427809" calcext:value-type="float">
            <text:p>84754.420427809</text:p>
          </table:table-cell>
          <table:table-cell/>
          <table:table-cell office:value-type="float" office:value="1443146021.8067" calcext:value-type="float">
            <text:p>1443146021.8067</text:p>
          </table:table-cell>
          <table:table-cell table:formula="of:=[.G189]-[.$B$2]" office:value-type="float" office:value="21.8065176010132" calcext:value-type="float">
            <text:p>21.806517601</text:p>
          </table:table-cell>
          <table:table-cell table:formula="of:=[.C189]/([.H189]-[.H188])" office:value-type="float" office:value="84680.3503229364" calcext:value-type="float">
            <text:p>84680.3503229364</text:p>
          </table:table-cell>
          <table:table-cell table:formula="of:=[.G189]-[.$B189]" office:value-type="float" office:value="0.245708465576172" calcext:value-type="float">
            <text:p>0.245708465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021.61196" calcext:value-type="float">
            <text:p>1443146021.61196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17765903473" calcext:value-type="float">
            <text:p>21.6117765903</text:p>
          </table:table-cell>
          <table:table-cell table:formula="of:=[.C190]/([.D190]-[.D189])" office:value-type="float" office:value="84759.9709972728" calcext:value-type="float">
            <text:p>84759.9709972728</text:p>
          </table:table-cell>
          <table:table-cell/>
          <table:table-cell office:value-type="float" office:value="1443146021.85761" calcext:value-type="float">
            <text:p>1443146021.85761</text:p>
          </table:table-cell>
          <table:table-cell table:formula="of:=[.G190]-[.$B$2]" office:value-type="float" office:value="21.8574252128601" calcext:value-type="float">
            <text:p>21.8574252129</text:p>
          </table:table-cell>
          <table:table-cell table:formula="of:=[.C190]/([.H190]-[.H189])" office:value-type="float" office:value="84859.6082839239" calcext:value-type="float">
            <text:p>84859.6082839239</text:p>
          </table:table-cell>
          <table:table-cell table:formula="of:=[.G190]-[.$B190]" office:value-type="float" office:value="0.245648622512817" calcext:value-type="float">
            <text:p>0.245648622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021.66294" calcext:value-type="float">
            <text:p>1443146021.66294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27554893494" calcext:value-type="float">
            <text:p>21.6627554893</text:p>
          </table:table-cell>
          <table:table-cell table:formula="of:=[.C191]/([.D191]-[.D190])" office:value-type="float" office:value="84740.9434994692" calcext:value-type="float">
            <text:p>84740.9434994692</text:p>
          </table:table-cell>
          <table:table-cell/>
          <table:table-cell office:value-type="float" office:value="1443146021.90863" calcext:value-type="float">
            <text:p>1443146021.90863</text:p>
          </table:table-cell>
          <table:table-cell table:formula="of:=[.G191]-[.$B$2]" office:value-type="float" office:value="21.9084527492523" calcext:value-type="float">
            <text:p>21.9084527493</text:p>
          </table:table-cell>
          <table:table-cell table:formula="of:=[.C191]/([.H191]-[.H190])" office:value-type="float" office:value="84660.171849083" calcext:value-type="float">
            <text:p>84660.171849083</text:p>
          </table:table-cell>
          <table:table-cell table:formula="of:=[.G191]-[.$B191]" office:value-type="float" office:value="0.245697259902954" calcext:value-type="float">
            <text:p>0.245697259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021.71393" calcext:value-type="float">
            <text:p>1443146021.71393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3746547699" calcext:value-type="float">
            <text:p>21.7137465477</text:p>
          </table:table-cell>
          <table:table-cell table:formula="of:=[.C192]/([.D192]-[.D191])" office:value-type="float" office:value="84720.7361412434" calcext:value-type="float">
            <text:p>84720.7361412434</text:p>
          </table:table-cell>
          <table:table-cell/>
          <table:table-cell office:value-type="float" office:value="1443146021.95953" calcext:value-type="float">
            <text:p>1443146021.95953</text:p>
          </table:table-cell>
          <table:table-cell table:formula="of:=[.G192]-[.$B$2]" office:value-type="float" office:value="21.9593513011932" calcext:value-type="float">
            <text:p>21.9593513012</text:p>
          </table:table-cell>
          <table:table-cell table:formula="of:=[.C192]/([.H192]-[.H191])" office:value-type="float" office:value="84874.7132337786" calcext:value-type="float">
            <text:p>84874.7132337786</text:p>
          </table:table-cell>
          <table:table-cell table:formula="of:=[.G192]-[.$B192]" office:value-type="float" office:value="0.245604753494263" calcext:value-type="float">
            <text:p>0.245604753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021.7649" calcext:value-type="float">
            <text:p>1443146021.7649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47151947021" calcext:value-type="float">
            <text:p>21.7647151947</text:p>
          </table:table-cell>
          <table:table-cell table:formula="of:=[.C193]/([.D193]-[.D192])" office:value-type="float" office:value="84757.9885675795" calcext:value-type="float">
            <text:p>84757.9885675795</text:p>
          </table:table-cell>
          <table:table-cell/>
          <table:table-cell office:value-type="float" office:value="1443146022.01056" calcext:value-type="float">
            <text:p>1443146022.01056</text:p>
          </table:table-cell>
          <table:table-cell table:formula="of:=[.G193]-[.$B$2]" office:value-type="float" office:value="22.0103740692139" calcext:value-type="float">
            <text:p>22.0103740692</text:p>
          </table:table-cell>
          <table:table-cell table:formula="of:=[.C193]/([.H193]-[.H192])" office:value-type="float" office:value="84668.0838298171" calcext:value-type="float">
            <text:p>84668.0838298171</text:p>
          </table:table-cell>
          <table:table-cell table:formula="of:=[.G193]-[.$B193]" office:value-type="float" office:value="0.245658874511719" calcext:value-type="float">
            <text:p>0.245658874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021.81586" calcext:value-type="float">
            <text:p>1443146021.81586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56805038452" calcext:value-type="float">
            <text:p>21.8156805038</text:p>
          </table:table-cell>
          <table:table-cell table:formula="of:=[.C194]/([.D194]-[.D193])" office:value-type="float" office:value="84763.5396044236" calcext:value-type="float">
            <text:p>84763.5396044236</text:p>
          </table:table-cell>
          <table:table-cell/>
          <table:table-cell office:value-type="float" office:value="1443146022.06152" calcext:value-type="float">
            <text:p>1443146022.06152</text:p>
          </table:table-cell>
          <table:table-cell table:formula="of:=[.G194]-[.$B$2]" office:value-type="float" office:value="22.0613393783569" calcext:value-type="float">
            <text:p>22.0613393784</text:p>
          </table:table-cell>
          <table:table-cell table:formula="of:=[.C194]/([.H194]-[.H193])" office:value-type="float" office:value="84763.5396044236" calcext:value-type="float">
            <text:p>84763.5396044236</text:p>
          </table:table-cell>
          <table:table-cell table:formula="of:=[.G194]-[.$B194]" office:value-type="float" office:value="0.245658874511719" calcext:value-type="float">
            <text:p>0.245658874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021.86683" calcext:value-type="float">
            <text:p>1443146021.86683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66515350342" calcext:value-type="float">
            <text:p>21.866651535</text:p>
          </table:table-cell>
          <table:table-cell table:formula="of:=[.C195]/([.D195]-[.D194])" office:value-type="float" office:value="84754.023986379" calcext:value-type="float">
            <text:p>84754.023986379</text:p>
          </table:table-cell>
          <table:table-cell/>
          <table:table-cell office:value-type="float" office:value="1443146022.11248" calcext:value-type="float">
            <text:p>1443146022.11248</text:p>
          </table:table-cell>
          <table:table-cell table:formula="of:=[.G195]-[.$B$2]" office:value-type="float" office:value="22.1122975349426" calcext:value-type="float">
            <text:p>22.1122975349</text:p>
          </table:table-cell>
          <table:table-cell table:formula="of:=[.C195]/([.H195]-[.H194])" office:value-type="float" office:value="84775.4371321362" calcext:value-type="float">
            <text:p>84775.4371321362</text:p>
          </table:table-cell>
          <table:table-cell table:formula="of:=[.G195]-[.$B195]" office:value-type="float" office:value="0.245645999908447" calcext:value-type="float">
            <text:p>0.245645999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021.9178" calcext:value-type="float">
            <text:p>1443146021.9178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76168441772" calcext:value-type="float">
            <text:p>21.9176168442</text:p>
          </table:table-cell>
          <table:table-cell table:formula="of:=[.C196]/([.D196]-[.D195])" office:value-type="float" office:value="84763.5396044236" calcext:value-type="float">
            <text:p>84763.5396044236</text:p>
          </table:table-cell>
          <table:table-cell/>
          <table:table-cell office:value-type="float" office:value="1443146022.16344" calcext:value-type="float">
            <text:p>1443146022.16344</text:p>
          </table:table-cell>
          <table:table-cell table:formula="of:=[.G196]-[.$B$2]" office:value-type="float" office:value="22.1632578372955" calcext:value-type="float">
            <text:p>22.1632578373</text:p>
          </table:table-cell>
          <table:table-cell table:formula="of:=[.C196]/([.H196]-[.H195])" office:value-type="float" office:value="84771.867523147" calcext:value-type="float">
            <text:p>84771.867523147</text:p>
          </table:table-cell>
          <table:table-cell table:formula="of:=[.G196]-[.$B196]" office:value-type="float" office:value="0.245640993118286" calcext:value-type="float">
            <text:p>0.245640993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021.96878" calcext:value-type="float">
            <text:p>1443146021.96878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8597650528" calcext:value-type="float">
            <text:p>21.9685976505</text:p>
          </table:table-cell>
          <table:table-cell table:formula="of:=[.C197]/([.D197]-[.D196])" office:value-type="float" office:value="84737.7730803586" calcext:value-type="float">
            <text:p>84737.7730803586</text:p>
          </table:table-cell>
          <table:table-cell/>
          <table:table-cell office:value-type="float" office:value="1443146022.17924" calcext:value-type="float">
            <text:p>1443146022.17924</text:p>
          </table:table-cell>
          <table:table-cell table:formula="of:=[.G197]-[.$B$2]" office:value-type="float" office:value="22.1790564060211" calcext:value-type="float">
            <text:p>22.179056406</text:p>
          </table:table-cell>
          <table:table-cell table:formula="of:=[.C197]/([.H197]-[.H196])" office:value-type="float" office:value="273442.491850779" calcext:value-type="float">
            <text:p>273442.491850779</text:p>
          </table:table-cell>
          <table:table-cell table:formula="of:=[.G197]-[.$B197]" office:value-type="float" office:value="0.210458755493164" calcext:value-type="float">
            <text:p>0.210458755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022.01641" calcext:value-type="float">
            <text:p>1443146022.01641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62265300751" calcext:value-type="float">
            <text:p>22.0162265301</text:p>
          </table:table-cell>
          <table:table-cell table:formula="of:=[.C198]/([.D198]-[.D197])" office:value-type="float" office:value="90701.2728637934" calcext:value-type="float">
            <text:p>90701.2728637934</text:p>
          </table:table-cell>
          <table:table-cell/>
          <table:table-cell office:value-type="float" office:value="1443146022.29583" calcext:value-type="float">
            <text:p>1443146022.29583</text:p>
          </table:table-cell>
          <table:table-cell table:formula="of:=[.G198]-[.$B$2]" office:value-type="float" office:value="22.2956454753876" calcext:value-type="float">
            <text:p>22.2956454754</text:p>
          </table:table-cell>
          <table:table-cell table:formula="of:=[.C198]/([.H198]-[.H197])" office:value-type="float" office:value="37053.2162532464" calcext:value-type="float">
            <text:p>37053.2162532464</text:p>
          </table:table-cell>
          <table:table-cell table:formula="of:=[.G198]-[.$B198]" office:value-type="float" office:value="0.2794189453125" calcext:value-type="float">
            <text:p>0.279418945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022.05876" calcext:value-type="float">
            <text:p>1443146022.05876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85837364197" calcext:value-type="float">
            <text:p>22.0585837364</text:p>
          </table:table-cell>
          <table:table-cell table:formula="of:=[.C199]/([.D199]-[.D198])" office:value-type="float" office:value="101989.729087747" calcext:value-type="float">
            <text:p>101989.729087747</text:p>
          </table:table-cell>
          <table:table-cell/>
          <table:table-cell office:value-type="float" office:value="1443146022.33821" calcext:value-type="float">
            <text:p>1443146022.33821</text:p>
          </table:table-cell>
          <table:table-cell table:formula="of:=[.G199]-[.$B$2]" office:value-type="float" office:value="22.338027715683" calcext:value-type="float">
            <text:p>22.3380277157</text:p>
          </table:table-cell>
          <table:table-cell table:formula="of:=[.C199]/([.H199]-[.H198])" office:value-type="float" office:value="101929.486735222" calcext:value-type="float">
            <text:p>101929.486735222</text:p>
          </table:table-cell>
          <table:table-cell table:formula="of:=[.G199]-[.$B199]" office:value-type="float" office:value="0.279443979263306" calcext:value-type="float">
            <text:p>0.279443979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022.1011" calcext:value-type="float">
            <text:p>1443146022.1011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9156703949" calcext:value-type="float">
            <text:p>22.1009156704</text:p>
          </table:table-cell>
          <table:table-cell table:formula="of:=[.C200]/([.D200]-[.D199])" office:value-type="float" office:value="102050.617449438" calcext:value-type="float">
            <text:p>102050.617449438</text:p>
          </table:table-cell>
          <table:table-cell/>
          <table:table-cell office:value-type="float" office:value="1443146022.38054" calcext:value-type="float">
            <text:p>1443146022.38054</text:p>
          </table:table-cell>
          <table:table-cell table:formula="of:=[.G200]-[.$B$2]" office:value-type="float" office:value="22.3803541660309" calcext:value-type="float">
            <text:p>22.380354166</text:p>
          </table:table-cell>
          <table:table-cell table:formula="of:=[.C200]/([.H200]-[.H199])" office:value-type="float" office:value="102063.838675154" calcext:value-type="float">
            <text:p>102063.838675154</text:p>
          </table:table-cell>
          <table:table-cell table:formula="of:=[.G200]-[.$B200]" office:value-type="float" office:value="0.279438495635986" calcext:value-type="float">
            <text:p>0.279438495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022.14344" calcext:value-type="float">
            <text:p>1443146022.14344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32602405548" calcext:value-type="float">
            <text:p>22.1432602406</text:p>
          </table:table-cell>
          <table:table-cell table:formula="of:=[.C201]/([.D201]-[.D200])" office:value-type="float" office:value="102020.164183642" calcext:value-type="float">
            <text:p>102020.164183642</text:p>
          </table:table-cell>
          <table:table-cell/>
          <table:table-cell office:value-type="float" office:value="1443146022.4228" calcext:value-type="float">
            <text:p>1443146022.4228</text:p>
          </table:table-cell>
          <table:table-cell table:formula="of:=[.G201]-[.$B$2]" office:value-type="float" office:value="22.4226186275482" calcext:value-type="float">
            <text:p>22.4226186275</text:p>
          </table:table-cell>
          <table:table-cell table:formula="of:=[.C201]/([.H201]-[.H200])" office:value-type="float" office:value="102213.534608225" calcext:value-type="float">
            <text:p>102213.534608225</text:p>
          </table:table-cell>
          <table:table-cell table:formula="of:=[.G201]-[.$B201]" office:value-type="float" office:value="0.279358386993408" calcext:value-type="float">
            <text:p>0.2793583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022.18579" calcext:value-type="float">
            <text:p>1443146022.18579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56074333191" calcext:value-type="float">
            <text:p>22.1856074333</text:p>
          </table:table-cell>
          <table:table-cell table:formula="of:=[.C202]/([.D202]-[.D201])" office:value-type="float" office:value="102013.845971951" calcext:value-type="float">
            <text:p>102013.845971951</text:p>
          </table:table-cell>
          <table:table-cell/>
          <table:table-cell office:value-type="float" office:value="1443146022.46509" calcext:value-type="float">
            <text:p>1443146022.46509</text:p>
          </table:table-cell>
          <table:table-cell table:formula="of:=[.G202]-[.$B$2]" office:value-type="float" office:value="22.4649097919464" calcext:value-type="float">
            <text:p>22.4649097919</text:p>
          </table:table-cell>
          <table:table-cell table:formula="of:=[.C202]/([.H202]-[.H201])" office:value-type="float" office:value="102148.996403243" calcext:value-type="float">
            <text:p>102148.996403243</text:p>
          </table:table-cell>
          <table:table-cell table:formula="of:=[.G202]-[.$B202]" office:value-type="float" office:value="0.279302358627319" calcext:value-type="float">
            <text:p>0.279302358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022.22813" calcext:value-type="float">
            <text:p>1443146022.22813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9496192932" calcext:value-type="float">
            <text:p>22.2279496193</text:p>
          </table:table-cell>
          <table:table-cell table:formula="of:=[.C203]/([.D203]-[.D202])" office:value-type="float" office:value="102025.908691637" calcext:value-type="float">
            <text:p>102025.908691637</text:p>
          </table:table-cell>
          <table:table-cell/>
          <table:table-cell office:value-type="float" office:value="1443146022.50744" calcext:value-type="float">
            <text:p>1443146022.50744</text:p>
          </table:table-cell>
          <table:table-cell table:formula="of:=[.G203]-[.$B$2]" office:value-type="float" office:value="22.5072610378265" calcext:value-type="float">
            <text:p>22.5072610378</text:p>
          </table:table-cell>
          <table:table-cell table:formula="of:=[.C203]/([.H203]-[.H202])" office:value-type="float" office:value="102004.083002128" calcext:value-type="float">
            <text:p>102004.083002128</text:p>
          </table:table-cell>
          <table:table-cell table:formula="of:=[.G203]-[.$B203]" office:value-type="float" office:value="0.279311418533325" calcext:value-type="float">
            <text:p>0.279311418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022.27046" calcext:value-type="float">
            <text:p>1443146022.27046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702813148499" calcext:value-type="float">
            <text:p>22.2702813148</text:p>
          </table:table-cell>
          <table:table-cell table:formula="of:=[.C204]/([.D204]-[.D203])" office:value-type="float" office:value="102051.192214112" calcext:value-type="float">
            <text:p>102051.192214112</text:p>
          </table:table-cell>
          <table:table-cell/>
          <table:table-cell office:value-type="float" office:value="1443146022.54975" calcext:value-type="float">
            <text:p>1443146022.54975</text:p>
          </table:table-cell>
          <table:table-cell table:formula="of:=[.G204]-[.$B$2]" office:value-type="float" office:value="22.5495703220367" calcext:value-type="float">
            <text:p>22.549570322</text:p>
          </table:table-cell>
          <table:table-cell table:formula="of:=[.C204]/([.H204]-[.H203])" office:value-type="float" office:value="102105.249016669" calcext:value-type="float">
            <text:p>102105.249016669</text:p>
          </table:table-cell>
          <table:table-cell table:formula="of:=[.G204]-[.$B204]" office:value-type="float" office:value="0.27928900718689" calcext:value-type="float">
            <text:p>0.279289007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022.31289" calcext:value-type="float">
            <text:p>1443146022.31289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27074241638" calcext:value-type="float">
            <text:p>22.3127074242</text:p>
          </table:table-cell>
          <table:table-cell table:formula="of:=[.C205]/([.D205]-[.D204])" office:value-type="float" office:value="101824.090633219" calcext:value-type="float">
            <text:p>101824.090633219</text:p>
          </table:table-cell>
          <table:table-cell/>
          <table:table-cell office:value-type="float" office:value="1443146022.59202" calcext:value-type="float">
            <text:p>1443146022.59202</text:p>
          </table:table-cell>
          <table:table-cell table:formula="of:=[.G205]-[.$B$2]" office:value-type="float" office:value="22.5918374061584" calcext:value-type="float">
            <text:p>22.5918374062</text:p>
          </table:table-cell>
          <table:table-cell table:formula="of:=[.C205]/([.H205]-[.H204])" office:value-type="float" office:value="102207.192423328" calcext:value-type="float">
            <text:p>102207.192423328</text:p>
          </table:table-cell>
          <table:table-cell table:formula="of:=[.G205]-[.$B205]" office:value-type="float" office:value="0.279129981994629" calcext:value-type="float">
            <text:p>0.27912998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022.35522" calcext:value-type="float">
            <text:p>1443146022.35522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50381660461" calcext:value-type="float">
            <text:p>22.355038166</text:p>
          </table:table-cell>
          <table:table-cell table:formula="of:=[.C206]/([.D206]-[.D205])" office:value-type="float" office:value="102053.491337554" calcext:value-type="float">
            <text:p>102053.491337554</text:p>
          </table:table-cell>
          <table:table-cell/>
          <table:table-cell office:value-type="float" office:value="1443146022.63437" calcext:value-type="float">
            <text:p>1443146022.63437</text:p>
          </table:table-cell>
          <table:table-cell table:formula="of:=[.G206]-[.$B$2]" office:value-type="float" office:value="22.6341860294342" calcext:value-type="float">
            <text:p>22.6341860294</text:p>
          </table:table-cell>
          <table:table-cell table:formula="of:=[.C206]/([.H206]-[.H205])" office:value-type="float" office:value="102010.400004504" calcext:value-type="float">
            <text:p>102010.400004504</text:p>
          </table:table-cell>
          <table:table-cell table:formula="of:=[.G206]-[.$B206]" office:value-type="float" office:value="0.279147863388062" calcext:value-type="float">
            <text:p>0.279147863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022.39755" calcext:value-type="float">
            <text:p>1443146022.39755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73715305328" calcext:value-type="float">
            <text:p>22.3973715305</text:p>
          </table:table-cell>
          <table:table-cell table:formula="of:=[.C207]/([.D207]-[.D206])" office:value-type="float" office:value="102047.168997347" calcext:value-type="float">
            <text:p>102047.168997347</text:p>
          </table:table-cell>
          <table:table-cell/>
          <table:table-cell office:value-type="float" office:value="1443146022.68081" calcext:value-type="float">
            <text:p>1443146022.68081</text:p>
          </table:table-cell>
          <table:table-cell table:formula="of:=[.G207]-[.$B$2]" office:value-type="float" office:value="22.6806309223175" calcext:value-type="float">
            <text:p>22.6806309223</text:p>
          </table:table-cell>
          <table:table-cell table:formula="of:=[.C207]/([.H207]-[.H206])" office:value-type="float" office:value="93013.4559865301" calcext:value-type="float">
            <text:p>93013.4559865301</text:p>
          </table:table-cell>
          <table:table-cell table:formula="of:=[.G207]-[.$B207]" office:value-type="float" office:value="0.283259391784668" calcext:value-type="float">
            <text:p>0.283259391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022.43991" calcext:value-type="float">
            <text:p>1443146022.43991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97313594818" calcext:value-type="float">
            <text:p>22.4397313595</text:p>
          </table:table-cell>
          <table:table-cell table:formula="of:=[.C208]/([.D208]-[.D207])" office:value-type="float" office:value="101983.414645129" calcext:value-type="float">
            <text:p>101983.414645129</text:p>
          </table:table-cell>
          <table:table-cell/>
          <table:table-cell office:value-type="float" office:value="1443146022.7614" calcext:value-type="float">
            <text:p>1443146022.7614</text:p>
          </table:table-cell>
          <table:table-cell table:formula="of:=[.G208]-[.$B$2]" office:value-type="float" office:value="22.761218547821" calcext:value-type="float">
            <text:p>22.7612185478</text:p>
          </table:table-cell>
          <table:table-cell table:formula="of:=[.C208]/([.H208]-[.H207])" office:value-type="float" office:value="53606.2450408125" calcext:value-type="float">
            <text:p>53606.2450408125</text:p>
          </table:table-cell>
          <table:table-cell table:formula="of:=[.G208]-[.$B208]" office:value-type="float" office:value="0.321487188339233" calcext:value-type="float">
            <text:p>0.321487188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022.48224" calcext:value-type="float">
            <text:p>1443146022.48224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20630550384" calcext:value-type="float">
            <text:p>22.482063055</text:p>
          </table:table-cell>
          <table:table-cell table:formula="of:=[.C209]/([.D209]-[.D208])" office:value-type="float" office:value="102051.192214112" calcext:value-type="float">
            <text:p>102051.192214112</text:p>
          </table:table-cell>
          <table:table-cell/>
          <table:table-cell office:value-type="float" office:value="1443146022.80376" calcext:value-type="float">
            <text:p>1443146022.80376</text:p>
          </table:table-cell>
          <table:table-cell table:formula="of:=[.G209]-[.$B$2]" office:value-type="float" office:value="22.8035786151886" calcext:value-type="float">
            <text:p>22.8035786152</text:p>
          </table:table-cell>
          <table:table-cell table:formula="of:=[.C209]/([.H209]-[.H208])" office:value-type="float" office:value="101982.840643662" calcext:value-type="float">
            <text:p>101982.840643662</text:p>
          </table:table-cell>
          <table:table-cell table:formula="of:=[.G209]-[.$B209]" office:value-type="float" office:value="0.321515560150146" calcext:value-type="float">
            <text:p>0.321515560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022.52457" calcext:value-type="float">
            <text:p>1443146022.52457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43861675262" calcext:value-type="float">
            <text:p>22.5243861675</text:p>
          </table:table-cell>
          <table:table-cell table:formula="of:=[.C210]/([.D210]-[.D209])" office:value-type="float" office:value="102071.888055161" calcext:value-type="float">
            <text:p>102071.888055161</text:p>
          </table:table-cell>
          <table:table-cell/>
          <table:table-cell office:value-type="float" office:value="1443146022.84607" calcext:value-type="float">
            <text:p>1443146022.84607</text:p>
          </table:table-cell>
          <table:table-cell table:formula="of:=[.G210]-[.$B$2]" office:value-type="float" office:value="22.8458933830261" calcext:value-type="float">
            <text:p>22.845893383</text:p>
          </table:table-cell>
          <table:table-cell table:formula="of:=[.C210]/([.H210]-[.H209])" office:value-type="float" office:value="102092.017060981" calcext:value-type="float">
            <text:p>102092.017060981</text:p>
          </table:table-cell>
          <table:table-cell table:formula="of:=[.G210]-[.$B210]" office:value-type="float" office:value="0.321507215499878" calcext:value-type="float">
            <text:p>0.321507215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022.56691" calcext:value-type="float">
            <text:p>1443146022.56691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67240619659" calcext:value-type="float">
            <text:p>22.566724062</text:p>
          </table:table-cell>
          <table:table-cell table:formula="of:=[.C211]/([.D211]-[.D210])" office:value-type="float" office:value="102036.250436428" calcext:value-type="float">
            <text:p>102036.250436428</text:p>
          </table:table-cell>
          <table:table-cell/>
          <table:table-cell office:value-type="float" office:value="1443146022.88839" calcext:value-type="float">
            <text:p>1443146022.88839</text:p>
          </table:table-cell>
          <table:table-cell table:formula="of:=[.G211]-[.$B$2]" office:value-type="float" office:value="22.8882093429565" calcext:value-type="float">
            <text:p>22.888209343</text:p>
          </table:table-cell>
          <table:table-cell table:formula="of:=[.C211]/([.H211]-[.H210])" office:value-type="float" office:value="102089.141002671" calcext:value-type="float">
            <text:p>102089.141002671</text:p>
          </table:table-cell>
          <table:table-cell table:formula="of:=[.G211]-[.$B211]" office:value-type="float" office:value="0.321485280990601" calcext:value-type="float">
            <text:p>0.32148528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022.60924" calcext:value-type="float">
            <text:p>1443146022.60924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90602874756" calcext:value-type="float">
            <text:p>22.6090602875</text:p>
          </table:table-cell>
          <table:table-cell table:formula="of:=[.C212]/([.D212]-[.D211])" office:value-type="float" office:value="102040.272792292" calcext:value-type="float">
            <text:p>102040.272792292</text:p>
          </table:table-cell>
          <table:table-cell/>
          <table:table-cell office:value-type="float" office:value="1443146022.93074" calcext:value-type="float">
            <text:p>1443146022.93074</text:p>
          </table:table-cell>
          <table:table-cell table:formula="of:=[.G212]-[.$B$2]" office:value-type="float" office:value="22.9305598735809" calcext:value-type="float">
            <text:p>22.9305598736</text:p>
          </table:table-cell>
          <table:table-cell table:formula="of:=[.C212]/([.H212]-[.H211])" office:value-type="float" office:value="102005.805743367" calcext:value-type="float">
            <text:p>102005.805743367</text:p>
          </table:table-cell>
          <table:table-cell table:formula="of:=[.G212]-[.$B212]" office:value-type="float" office:value="0.321499586105347" calcext:value-type="float">
            <text:p>0.321499586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022.65158" calcext:value-type="float">
            <text:p>1443146022.65158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13955593109" calcext:value-type="float">
            <text:p>22.6513955593</text:p>
          </table:table-cell>
          <table:table-cell table:formula="of:=[.C213]/([.D213]-[.D212])" office:value-type="float" office:value="102042.571423744" calcext:value-type="float">
            <text:p>102042.571423744</text:p>
          </table:table-cell>
          <table:table-cell/>
          <table:table-cell office:value-type="float" office:value="1443146022.97309" calcext:value-type="float">
            <text:p>1443146022.97309</text:p>
          </table:table-cell>
          <table:table-cell table:formula="of:=[.G213]-[.$B$2]" office:value-type="float" office:value="22.9729108810425" calcext:value-type="float">
            <text:p>22.972910881</text:p>
          </table:table-cell>
          <table:table-cell table:formula="of:=[.C213]/([.H213]-[.H212])" office:value-type="float" office:value="102004.657242742" calcext:value-type="float">
            <text:p>102004.657242742</text:p>
          </table:table-cell>
          <table:table-cell table:formula="of:=[.G213]-[.$B213]" office:value-type="float" office:value="0.321515321731567" calcext:value-type="float">
            <text:p>0.321515321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022.69391" calcext:value-type="float">
            <text:p>1443146022.69391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37301158905" calcext:value-type="float">
            <text:p>22.6937301159</text:p>
          </table:table-cell>
          <table:table-cell table:formula="of:=[.C214]/([.D214]-[.D213])" office:value-type="float" office:value="102044.295465297" calcext:value-type="float">
            <text:p>102044.295465297</text:p>
          </table:table-cell>
          <table:table-cell/>
          <table:table-cell office:value-type="float" office:value="1443146023.05782" calcext:value-type="float">
            <text:p>1443146023.05782</text:p>
          </table:table-cell>
          <table:table-cell table:formula="of:=[.G214]-[.$B$2]" office:value-type="float" office:value="23.0576348304749" calcext:value-type="float">
            <text:p>23.0576348305</text:p>
          </table:table-cell>
          <table:table-cell table:formula="of:=[.C214]/([.H214]-[.H213])" office:value-type="float" office:value="50989.1244322627" calcext:value-type="float">
            <text:p>50989.1244322627</text:p>
          </table:table-cell>
          <table:table-cell table:formula="of:=[.G214]-[.$B214]" office:value-type="float" office:value="0.363904714584351" calcext:value-type="float">
            <text:p>0.363904714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022.73624" calcext:value-type="float">
            <text:p>1443146022.73624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60560894012" calcext:value-type="float">
            <text:p>22.7360560894</text:p>
          </table:table-cell>
          <table:table-cell table:formula="of:=[.C215]/([.D215]-[.D214])" office:value-type="float" office:value="102064.988508855" calcext:value-type="float">
            <text:p>102064.988508855</text:p>
          </table:table-cell>
          <table:table-cell/>
          <table:table-cell office:value-type="float" office:value="1443146023.07227" calcext:value-type="float">
            <text:p>1443146023.07227</text:p>
          </table:table-cell>
          <table:table-cell table:formula="of:=[.G215]-[.$B$2]" office:value-type="float" office:value="23.0720925331116" calcext:value-type="float">
            <text:p>23.0720925331</text:p>
          </table:table-cell>
          <table:table-cell table:formula="of:=[.C215]/([.H215]-[.H214])" office:value-type="float" office:value="298802.659630607" calcext:value-type="float">
            <text:p>298802.659630607</text:p>
          </table:table-cell>
          <table:table-cell table:formula="of:=[.G215]-[.$B215]" office:value-type="float" office:value="0.336036443710327" calcext:value-type="float">
            <text:p>0.336036443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022.77855" calcext:value-type="float">
            <text:p>1443146022.77855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83691883087" calcext:value-type="float">
            <text:p>22.7783691883</text:p>
          </table:table-cell>
          <table:table-cell table:formula="of:=[.C216]/([.D216]-[.D215])" office:value-type="float" office:value="102096.043814869" calcext:value-type="float">
            <text:p>102096.043814869</text:p>
          </table:table-cell>
          <table:table-cell/>
          <table:table-cell office:value-type="float" office:value="1443146023.10001" calcext:value-type="float">
            <text:p>1443146023.10001</text:p>
          </table:table-cell>
          <table:table-cell table:formula="of:=[.G216]-[.$B$2]" office:value-type="float" office:value="23.0998246669769" calcext:value-type="float">
            <text:p>23.099824667</text:p>
          </table:table-cell>
          <table:table-cell table:formula="of:=[.C216]/([.H216]-[.H215])" office:value-type="float" office:value="155775.96808721" calcext:value-type="float">
            <text:p>155775.96808721</text:p>
          </table:table-cell>
          <table:table-cell table:formula="of:=[.G216]-[.$B216]" office:value-type="float" office:value="0.321455478668213" calcext:value-type="float">
            <text:p>0.321455478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022.82088" calcext:value-type="float">
            <text:p>1443146022.82088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207004070282" calcext:value-type="float">
            <text:p>22.820700407</text:p>
          </table:table-cell>
          <table:table-cell table:formula="of:=[.C217]/([.D217]-[.D216])" office:value-type="float" office:value="102052.341762884" calcext:value-type="float">
            <text:p>102052.341762884</text:p>
          </table:table-cell>
          <table:table-cell/>
          <table:table-cell office:value-type="float" office:value="1443146023.14241" calcext:value-type="float">
            <text:p>1443146023.14241</text:p>
          </table:table-cell>
          <table:table-cell table:formula="of:=[.G217]-[.$B$2]" office:value-type="float" office:value="23.1422312259674" calcext:value-type="float">
            <text:p>23.142231226</text:p>
          </table:table-cell>
          <table:table-cell table:formula="of:=[.C217]/([.H217]-[.H216])" office:value-type="float" office:value="101871.033699527" calcext:value-type="float">
            <text:p>101871.033699527</text:p>
          </table:table-cell>
          <table:table-cell table:formula="of:=[.G217]-[.$B217]" office:value-type="float" office:value="0.321530818939209" calcext:value-type="float">
            <text:p>0.321530818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022.86322" calcext:value-type="float">
            <text:p>1443146022.86322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3037109375" calcext:value-type="float">
            <text:p>22.8630371094</text:p>
          </table:table-cell>
          <table:table-cell table:formula="of:=[.C218]/([.D218]-[.D217])" office:value-type="float" office:value="102039.123515399" calcext:value-type="float">
            <text:p>102039.123515399</text:p>
          </table:table-cell>
          <table:table-cell/>
          <table:table-cell office:value-type="float" office:value="1443146023.18483" calcext:value-type="float">
            <text:p>1443146023.18483</text:p>
          </table:table-cell>
          <table:table-cell table:formula="of:=[.G218]-[.$B$2]" office:value-type="float" office:value="23.1846451759338" calcext:value-type="float">
            <text:p>23.1846451759</text:p>
          </table:table-cell>
          <table:table-cell table:formula="of:=[.C218]/([.H218]-[.H217])" office:value-type="float" office:value="101853.281842864" calcext:value-type="float">
            <text:p>101853.281842864</text:p>
          </table:table-cell>
          <table:table-cell table:formula="of:=[.G218]-[.$B218]" office:value-type="float" office:value="0.321608066558838" calcext:value-type="float">
            <text:p>0.321608066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022.90555" calcext:value-type="float">
            <text:p>1443146022.90555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53738117218" calcext:value-type="float">
            <text:p>22.9053738117</text:p>
          </table:table-cell>
          <table:table-cell table:formula="of:=[.C219]/([.D219]-[.D218])" office:value-type="float" office:value="102039.123515399" calcext:value-type="float">
            <text:p>102039.123515399</text:p>
          </table:table-cell>
          <table:table-cell/>
          <table:table-cell office:value-type="float" office:value="1443146023.22787" calcext:value-type="float">
            <text:p>1443146023.22787</text:p>
          </table:table-cell>
          <table:table-cell table:formula="of:=[.G219]-[.$B$2]" office:value-type="float" office:value="23.2276844978333" calcext:value-type="float">
            <text:p>23.2276844978</text:p>
          </table:table-cell>
          <table:table-cell table:formula="of:=[.C219]/([.H219]-[.H218])" office:value-type="float" office:value="100373.328606249" calcext:value-type="float">
            <text:p>100373.328606249</text:p>
          </table:table-cell>
          <table:table-cell table:formula="of:=[.G219]-[.$B219]" office:value-type="float" office:value="0.32231068611145" calcext:value-type="float">
            <text:p>0.322310686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022.94789" calcext:value-type="float">
            <text:p>1443146022.94789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77078914642" calcext:value-type="float">
            <text:p>22.9477078915</text:p>
          </table:table-cell>
          <table:table-cell table:formula="of:=[.C220]/([.D220]-[.D219])" office:value-type="float" office:value="102045.444858697" calcext:value-type="float">
            <text:p>102045.444858697</text:p>
          </table:table-cell>
          <table:table-cell/>
          <table:table-cell office:value-type="float" office:value="1443146023.27116" calcext:value-type="float">
            <text:p>1443146023.27116</text:p>
          </table:table-cell>
          <table:table-cell table:formula="of:=[.G220]-[.$B$2]" office:value-type="float" office:value="23.2709832191467" calcext:value-type="float">
            <text:p>23.2709832191</text:p>
          </table:table-cell>
          <table:table-cell table:formula="of:=[.C220]/([.H220]-[.H219])" office:value-type="float" office:value="99771.9994713889" calcext:value-type="float">
            <text:p>99771.9994713889</text:p>
          </table:table-cell>
          <table:table-cell table:formula="of:=[.G220]-[.$B220]" office:value-type="float" office:value="0.323275327682495" calcext:value-type="float">
            <text:p>0.323275327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022.99022" calcext:value-type="float">
            <text:p>1443146022.99022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90042924881" calcext:value-type="float">
            <text:p>22.9900429249</text:p>
          </table:table-cell>
          <table:table-cell table:formula="of:=[.C221]/([.D221]-[.D220])" office:value-type="float" office:value="102043.146097789" calcext:value-type="float">
            <text:p>102043.146097789</text:p>
          </table:table-cell>
          <table:table-cell/>
          <table:table-cell office:value-type="float" office:value="1443146023.3145" calcext:value-type="float">
            <text:p>1443146023.3145</text:p>
          </table:table-cell>
          <table:table-cell table:formula="of:=[.G221]-[.$B$2]" office:value-type="float" office:value="23.31431889534" calcext:value-type="float">
            <text:p>23.3143188953</text:p>
          </table:table-cell>
          <table:table-cell table:formula="of:=[.C221]/([.H221]-[.H220])" office:value-type="float" office:value="99686.918019619" calcext:value-type="float">
            <text:p>99686.918019619</text:p>
          </table:table-cell>
          <table:table-cell table:formula="of:=[.G221]-[.$B221]" office:value-type="float" office:value="0.324275970458984" calcext:value-type="float">
            <text:p>0.324275970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023.03335" calcext:value-type="float">
            <text:p>1443146023.03335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31676006317" calcext:value-type="float">
            <text:p>23.0331676006</text:p>
          </table:table-cell>
          <table:table-cell table:formula="of:=[.C222]/([.D222]-[.D221])" office:value-type="float" office:value="100174.666239123" calcext:value-type="float">
            <text:p>100174.666239123</text:p>
          </table:table-cell>
          <table:table-cell/>
          <table:table-cell office:value-type="float" office:value="1443146023.35797" calcext:value-type="float">
            <text:p>1443146023.35797</text:p>
          </table:table-cell>
          <table:table-cell table:formula="of:=[.G222]-[.$B$2]" office:value-type="float" office:value="23.3577926158905" calcext:value-type="float">
            <text:p>23.3577926159</text:p>
          </table:table-cell>
          <table:table-cell table:formula="of:=[.C222]/([.H222]-[.H221])" office:value-type="float" office:value="99370.3769839094" calcext:value-type="float">
            <text:p>99370.3769839094</text:p>
          </table:table-cell>
          <table:table-cell table:formula="of:=[.G222]-[.$B222]" office:value-type="float" office:value="0.324625015258789" calcext:value-type="float">
            <text:p>0.324625015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023.07671" calcext:value-type="float">
            <text:p>1443146023.07671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65323638916" calcext:value-type="float">
            <text:p>23.0765323639</text:p>
          </table:table-cell>
          <table:table-cell table:formula="of:=[.C223]/([.D223]-[.D222])" office:value-type="float" office:value="99620.0526706435" calcext:value-type="float">
            <text:p>99620.0526706435</text:p>
          </table:table-cell>
          <table:table-cell/>
          <table:table-cell office:value-type="float" office:value="1443146023.40117" calcext:value-type="float">
            <text:p>1443146023.40117</text:p>
          </table:table-cell>
          <table:table-cell table:formula="of:=[.G223]-[.$B$2]" office:value-type="float" office:value="23.4009876251221" calcext:value-type="float">
            <text:p>23.4009876251</text:p>
          </table:table-cell>
          <table:table-cell table:formula="of:=[.C223]/([.H223]-[.H222])" office:value-type="float" office:value="100011.554039509" calcext:value-type="float">
            <text:p>100011.554039509</text:p>
          </table:table-cell>
          <table:table-cell table:formula="of:=[.G223]-[.$B223]" office:value-type="float" office:value="0.324455261230469" calcext:value-type="float">
            <text:p>0.324455261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023.12008" calcext:value-type="float">
            <text:p>1443146023.12008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8945045471" calcext:value-type="float">
            <text:p>23.1198945045</text:p>
          </table:table-cell>
          <table:table-cell table:formula="of:=[.C224]/([.D224]-[.D223])" office:value-type="float" office:value="99626.0778341049" calcext:value-type="float">
            <text:p>99626.0778341049</text:p>
          </table:table-cell>
          <table:table-cell/>
          <table:table-cell office:value-type="float" office:value="1443146023.44459" calcext:value-type="float">
            <text:p>1443146023.44459</text:p>
          </table:table-cell>
          <table:table-cell table:formula="of:=[.G224]-[.$B$2]" office:value-type="float" office:value="23.4444093704224" calcext:value-type="float">
            <text:p>23.4444093704</text:p>
          </table:table-cell>
          <table:table-cell table:formula="of:=[.C224]/([.H224]-[.H223])" office:value-type="float" office:value="99489.3220003953" calcext:value-type="float">
            <text:p>99489.3220003953</text:p>
          </table:table-cell>
          <table:table-cell table:formula="of:=[.G224]-[.$B224]" office:value-type="float" office:value="0.324514865875244" calcext:value-type="float">
            <text:p>0.324514865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023.16342" calcext:value-type="float">
            <text:p>1443146023.16342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32397174835" calcext:value-type="float">
            <text:p>23.1632397175</text:p>
          </table:table-cell>
          <table:table-cell table:formula="of:=[.C225]/([.D225]-[.D224])" office:value-type="float" office:value="99664.985066253" calcext:value-type="float">
            <text:p>99664.985066253</text:p>
          </table:table-cell>
          <table:table-cell/>
          <table:table-cell office:value-type="float" office:value="1443146023.48797" calcext:value-type="float">
            <text:p>1443146023.48797</text:p>
          </table:table-cell>
          <table:table-cell table:formula="of:=[.G225]-[.$B$2]" office:value-type="float" office:value="23.4877853393555" calcext:value-type="float">
            <text:p>23.4877853394</text:p>
          </table:table-cell>
          <table:table-cell table:formula="of:=[.C225]/([.H225]-[.H224])" office:value-type="float" office:value="99594.3169975595" calcext:value-type="float">
            <text:p>99594.3169975595</text:p>
          </table:table-cell>
          <table:table-cell table:formula="of:=[.G225]-[.$B225]" office:value-type="float" office:value="0.324545621871948" calcext:value-type="float">
            <text:p>0.324545621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023.20679" calcext:value-type="float">
            <text:p>1443146023.20679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66054344177" calcext:value-type="float">
            <text:p>23.2066054344</text:p>
          </table:table-cell>
          <table:table-cell table:formula="of:=[.C226]/([.D226]-[.D225])" office:value-type="float" office:value="99617.8618827967" calcext:value-type="float">
            <text:p>99617.8618827967</text:p>
          </table:table-cell>
          <table:table-cell/>
          <table:table-cell office:value-type="float" office:value="1443146023.53128" calcext:value-type="float">
            <text:p>1443146023.53128</text:p>
          </table:table-cell>
          <table:table-cell table:formula="of:=[.G226]-[.$B$2]" office:value-type="float" office:value="23.5311012268066" calcext:value-type="float">
            <text:p>23.5311012268</text:p>
          </table:table-cell>
          <table:table-cell table:formula="of:=[.C226]/([.H226]-[.H225])" office:value-type="float" office:value="99732.4597093791" calcext:value-type="float">
            <text:p>99732.4597093791</text:p>
          </table:table-cell>
          <table:table-cell table:formula="of:=[.G226]-[.$B226]" office:value-type="float" office:value="0.324495792388916" calcext:value-type="float">
            <text:p>0.324495792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023.25014" calcext:value-type="float">
            <text:p>1443146023.25014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9630451202" calcext:value-type="float">
            <text:p>23.2499630451</text:p>
          </table:table-cell>
          <table:table-cell table:formula="of:=[.C227]/([.D227]-[.D226])" office:value-type="float" office:value="99636.4866514531" calcext:value-type="float">
            <text:p>99636.4866514531</text:p>
          </table:table-cell>
          <table:table-cell/>
          <table:table-cell office:value-type="float" office:value="1443146023.57466" calcext:value-type="float">
            <text:p>1443146023.57466</text:p>
          </table:table-cell>
          <table:table-cell table:formula="of:=[.G227]-[.$B$2]" office:value-type="float" office:value="23.5744776725769" calcext:value-type="float">
            <text:p>23.5744776726</text:p>
          </table:table-cell>
          <table:table-cell table:formula="of:=[.C227]/([.H227]-[.H226])" office:value-type="float" office:value="99593.2221574857" calcext:value-type="float">
            <text:p>99593.2221574857</text:p>
          </table:table-cell>
          <table:table-cell table:formula="of:=[.G227]-[.$B227]" office:value-type="float" office:value="0.324514627456665" calcext:value-type="float">
            <text:p>0.324514627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023.29349" calcext:value-type="float">
            <text:p>1443146023.29349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33113574982" calcext:value-type="float">
            <text:p>23.2933113575</text:p>
          </table:table-cell>
          <table:table-cell table:formula="of:=[.C228]/([.D228]-[.D227])" office:value-type="float" office:value="99657.8589343072" calcext:value-type="float">
            <text:p>99657.8589343072</text:p>
          </table:table-cell>
          <table:table-cell/>
          <table:table-cell office:value-type="float" office:value="1443146023.6182" calcext:value-type="float">
            <text:p>1443146023.6182</text:p>
          </table:table-cell>
          <table:table-cell table:formula="of:=[.G228]-[.$B$2]" office:value-type="float" office:value="23.6180229187012" calcext:value-type="float">
            <text:p>23.6180229187</text:p>
          </table:table-cell>
          <table:table-cell table:formula="of:=[.C228]/([.H228]-[.H227])" office:value-type="float" office:value="99207.1554187974" calcext:value-type="float">
            <text:p>99207.1554187974</text:p>
          </table:table-cell>
          <table:table-cell table:formula="of:=[.G228]-[.$B228]" office:value-type="float" office:value="0.324711561203003" calcext:value-type="float">
            <text:p>0.324711561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023.33689" calcext:value-type="float">
            <text:p>1443146023.33689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67059230804" calcext:value-type="float">
            <text:p>23.3367059231</text:p>
          </table:table-cell>
          <table:table-cell table:formula="of:=[.C229]/([.D229]-[.D228])" office:value-type="float" office:value="99551.6360639525" calcext:value-type="float">
            <text:p>99551.6360639525</text:p>
          </table:table-cell>
          <table:table-cell/>
          <table:table-cell office:value-type="float" office:value="1443146023.66124" calcext:value-type="float">
            <text:p>1443146023.66124</text:p>
          </table:table-cell>
          <table:table-cell table:formula="of:=[.G229]-[.$B$2]" office:value-type="float" office:value="23.6610591411591" calcext:value-type="float">
            <text:p>23.6610591412</text:p>
          </table:table-cell>
          <table:table-cell table:formula="of:=[.C229]/([.H229]-[.H228])" office:value-type="float" office:value="100380.557429906" calcext:value-type="float">
            <text:p>100380.557429906</text:p>
          </table:table-cell>
          <table:table-cell table:formula="of:=[.G229]-[.$B229]" office:value-type="float" office:value="0.324353218078613" calcext:value-type="float">
            <text:p>0.324353218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023.38024" calcext:value-type="float">
            <text:p>1443146023.38024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800637722015" calcext:value-type="float">
            <text:p>23.3800637722</text:p>
          </table:table-cell>
          <table:table-cell table:formula="of:=[.C230]/([.D230]-[.D229])" office:value-type="float" office:value="99635.9387647369" calcext:value-type="float">
            <text:p>99635.9387647369</text:p>
          </table:table-cell>
          <table:table-cell/>
          <table:table-cell office:value-type="float" office:value="1443146023.70469" calcext:value-type="float">
            <text:p>1443146023.70469</text:p>
          </table:table-cell>
          <table:table-cell table:formula="of:=[.G230]-[.$B$2]" office:value-type="float" office:value="23.7045040130615" calcext:value-type="float">
            <text:p>23.7045040131</text:p>
          </table:table-cell>
          <table:table-cell table:formula="of:=[.C230]/([.H230]-[.H229])" office:value-type="float" office:value="99436.3617804754" calcext:value-type="float">
            <text:p>99436.3617804754</text:p>
          </table:table-cell>
          <table:table-cell table:formula="of:=[.G230]-[.$B230]" office:value-type="float" office:value="0.324440240859985" calcext:value-type="float">
            <text:p>0.324440240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023.42364" calcext:value-type="float">
            <text:p>1443146023.42364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34583377838" calcext:value-type="float">
            <text:p>23.4234583378</text:p>
          </table:table-cell>
          <table:table-cell table:formula="of:=[.C231]/([.D231]-[.D230])" office:value-type="float" office:value="99551.6360639525" calcext:value-type="float">
            <text:p>99551.6360639525</text:p>
          </table:table-cell>
          <table:table-cell/>
          <table:table-cell office:value-type="float" office:value="1443146023.748" calcext:value-type="float">
            <text:p>1443146023.748</text:p>
          </table:table-cell>
          <table:table-cell table:formula="of:=[.G231]-[.$B$2]" office:value-type="float" office:value="23.7478141784668" calcext:value-type="float">
            <text:p>23.7478141785</text:p>
          </table:table-cell>
          <table:table-cell table:formula="of:=[.C231]/([.H231]-[.H230])" office:value-type="float" office:value="99745.6361474435" calcext:value-type="float">
            <text:p>99745.6361474435</text:p>
          </table:table-cell>
          <table:table-cell table:formula="of:=[.G231]-[.$B231]" office:value-type="float" office:value="0.324355840682983" calcext:value-type="float">
            <text:p>0.324355840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023.467" calcext:value-type="float">
            <text:p>1443146023.467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68176174164" calcext:value-type="float">
            <text:p>23.4668176174</text:p>
          </table:table-cell>
          <table:table-cell table:formula="of:=[.C232]/([.D232]-[.D231])" office:value-type="float" office:value="99632.6515709714" calcext:value-type="float">
            <text:p>99632.6515709714</text:p>
          </table:table-cell>
          <table:table-cell/>
          <table:table-cell office:value-type="float" office:value="1443146023.79133" calcext:value-type="float">
            <text:p>1443146023.79133</text:p>
          </table:table-cell>
          <table:table-cell table:formula="of:=[.G232]-[.$B$2]" office:value-type="float" office:value="23.791145324707" calcext:value-type="float">
            <text:p>23.7911453247</text:p>
          </table:table-cell>
          <table:table-cell table:formula="of:=[.C232]/([.H232]-[.H231])" office:value-type="float" office:value="99697.3395545383" calcext:value-type="float">
            <text:p>99697.3395545383</text:p>
          </table:table-cell>
          <table:table-cell table:formula="of:=[.G232]-[.$B232]" office:value-type="float" office:value="0.324327707290649" calcext:value-type="float">
            <text:p>0.324327707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023.51039" calcext:value-type="float">
            <text:p>1443146023.51039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102114677429" calcext:value-type="float">
            <text:p>23.5102114677</text:p>
          </table:table-cell>
          <table:table-cell table:formula="of:=[.C233]/([.D233]-[.D232])" office:value-type="float" office:value="99553.2769618751" calcext:value-type="float">
            <text:p>99553.2769618751</text:p>
          </table:table-cell>
          <table:table-cell/>
          <table:table-cell office:value-type="float" office:value="1443146023.83466" calcext:value-type="float">
            <text:p>1443146023.83466</text:p>
          </table:table-cell>
          <table:table-cell table:formula="of:=[.G233]-[.$B$2]" office:value-type="float" office:value="23.8344755172729" calcext:value-type="float">
            <text:p>23.8344755173</text:p>
          </table:table-cell>
          <table:table-cell table:formula="of:=[.C233]/([.H233]-[.H232])" office:value-type="float" office:value="99699.533839551" calcext:value-type="float">
            <text:p>99699.533839551</text:p>
          </table:table-cell>
          <table:table-cell table:formula="of:=[.G233]-[.$B233]" office:value-type="float" office:value="0.324264049530029" calcext:value-type="float">
            <text:p>0.324264049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023.55375" calcext:value-type="float">
            <text:p>1443146023.55375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35714626312" calcext:value-type="float">
            <text:p>23.5535714626</text:p>
          </table:table-cell>
          <table:table-cell table:formula="of:=[.C234]/([.D234]-[.D233])" office:value-type="float" office:value="99631.0080554257" calcext:value-type="float">
            <text:p>99631.0080554257</text:p>
          </table:table-cell>
          <table:table-cell/>
          <table:table-cell office:value-type="float" office:value="1443146023.87798" calcext:value-type="float">
            <text:p>1443146023.87798</text:p>
          </table:table-cell>
          <table:table-cell table:formula="of:=[.G234]-[.$B$2]" office:value-type="float" office:value="23.8777961730957" calcext:value-type="float">
            <text:p>23.8777961731</text:p>
          </table:table-cell>
          <table:table-cell table:formula="of:=[.C234]/([.H234]-[.H233])" office:value-type="float" office:value="99721.4820033022" calcext:value-type="float">
            <text:p>99721.4820033022</text:p>
          </table:table-cell>
          <table:table-cell table:formula="of:=[.G234]-[.$B234]" office:value-type="float" office:value="0.324224710464478" calcext:value-type="float">
            <text:p>0.324224710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023.5971" calcext:value-type="float">
            <text:p>1443146023.5971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6920967102" calcext:value-type="float">
            <text:p>23.5969209671</text:p>
          </table:table-cell>
          <table:table-cell table:formula="of:=[.C235]/([.D235]-[.D234])" office:value-type="float" office:value="99655.118385665" calcext:value-type="float">
            <text:p>99655.118385665</text:p>
          </table:table-cell>
          <table:table-cell/>
          <table:table-cell office:value-type="float" office:value="1443146023.92134" calcext:value-type="float">
            <text:p>1443146023.92134</text:p>
          </table:table-cell>
          <table:table-cell table:formula="of:=[.G235]-[.$B$2]" office:value-type="float" office:value="23.9211595058441" calcext:value-type="float">
            <text:p>23.9211595058</text:p>
          </table:table-cell>
          <table:table-cell table:formula="of:=[.C235]/([.H235]-[.H234])" office:value-type="float" office:value="99623.3390330934" calcext:value-type="float">
            <text:p>99623.3390330934</text:p>
          </table:table-cell>
          <table:table-cell table:formula="of:=[.G235]-[.$B235]" office:value-type="float" office:value="0.324238538742065" calcext:value-type="float">
            <text:p>0.324238538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023.64045" calcext:value-type="float">
            <text:p>1443146023.64045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402652263641" calcext:value-type="float">
            <text:p>23.6402652264</text:p>
          </table:table-cell>
          <table:table-cell table:formula="of:=[.C236]/([.D236]-[.D235])" office:value-type="float" office:value="99667.1779272713" calcext:value-type="float">
            <text:p>99667.1779272713</text:p>
          </table:table-cell>
          <table:table-cell/>
          <table:table-cell office:value-type="float" office:value="1443146023.96474" calcext:value-type="float">
            <text:p>1443146023.96474</text:p>
          </table:table-cell>
          <table:table-cell table:formula="of:=[.G236]-[.$B$2]" office:value-type="float" office:value="23.9645540714264" calcext:value-type="float">
            <text:p>23.9645540714</text:p>
          </table:table-cell>
          <table:table-cell table:formula="of:=[.C236]/([.H236]-[.H235])" office:value-type="float" office:value="99551.6360639525" calcext:value-type="float">
            <text:p>99551.6360639525</text:p>
          </table:table-cell>
          <table:table-cell table:formula="of:=[.G236]-[.$B236]" office:value-type="float" office:value="0.324288845062256" calcext:value-type="float">
            <text:p>0.324288845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023.68379" calcext:value-type="float">
            <text:p>1443146023.68379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36106777191" calcext:value-type="float">
            <text:p>23.6836106777</text:p>
          </table:table-cell>
          <table:table-cell table:formula="of:=[.C237]/([.D237]-[.D236])" office:value-type="float" office:value="99664.4368660756" calcext:value-type="float">
            <text:p>99664.4368660756</text:p>
          </table:table-cell>
          <table:table-cell/>
          <table:table-cell office:value-type="float" office:value="1443146024.00815" calcext:value-type="float">
            <text:p>1443146024.00815</text:p>
          </table:table-cell>
          <table:table-cell table:formula="of:=[.G237]-[.$B$2]" office:value-type="float" office:value="24.0079696178436" calcext:value-type="float">
            <text:p>24.0079696178</text:p>
          </table:table-cell>
          <table:table-cell table:formula="of:=[.C237]/([.H237]-[.H236])" office:value-type="float" office:value="99503.527111775" calcext:value-type="float">
            <text:p>99503.527111775</text:p>
          </table:table-cell>
          <table:table-cell table:formula="of:=[.G237]-[.$B237]" office:value-type="float" office:value="0.324358940124512" calcext:value-type="float">
            <text:p>0.324358940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023.72719" calcext:value-type="float">
            <text:p>1443146023.72719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70078659058" calcext:value-type="float">
            <text:p>23.7270078659</text:p>
          </table:table-cell>
          <table:table-cell table:formula="of:=[.C238]/([.D238]-[.D237])" office:value-type="float" office:value="99545.6199010004" calcext:value-type="float">
            <text:p>99545.6199010004</text:p>
          </table:table-cell>
          <table:table-cell/>
          <table:table-cell office:value-type="float" office:value="1443146024.02252" calcext:value-type="float">
            <text:p>1443146024.02252</text:p>
          </table:table-cell>
          <table:table-cell table:formula="of:=[.G238]-[.$B$2]" office:value-type="float" office:value="24.022340297699" calcext:value-type="float">
            <text:p>24.0223402977</text:p>
          </table:table-cell>
          <table:table-cell table:formula="of:=[.C238]/([.H238]-[.H237])" office:value-type="float" office:value="300612.082621319" calcext:value-type="float">
            <text:p>300612.082621319</text:p>
          </table:table-cell>
          <table:table-cell table:formula="of:=[.G238]-[.$B238]" office:value-type="float" office:value="0.295332431793213" calcext:value-type="float">
            <text:p>0.295332431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023.77058" calcext:value-type="float">
            <text:p>1443146023.77058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703943252563" calcext:value-type="float">
            <text:p>23.7703943253</text:p>
          </table:table-cell>
          <table:table-cell table:formula="of:=[.C239]/([.D239]-[.D238])" office:value-type="float" office:value="99570.2360750868" calcext:value-type="float">
            <text:p>99570.2360750868</text:p>
          </table:table-cell>
          <table:table-cell/>
          <table:table-cell office:value-type="float" office:value="1443146024.05127" calcext:value-type="float">
            <text:p>1443146024.05127</text:p>
          </table:table-cell>
          <table:table-cell table:formula="of:=[.G239]-[.$B$2]" office:value-type="float" office:value="24.0510900020599" calcext:value-type="float">
            <text:p>24.0510900021</text:p>
          </table:table-cell>
          <table:table-cell table:formula="of:=[.C239]/([.H239]-[.H238])" office:value-type="float" office:value="150262.4147282" calcext:value-type="float">
            <text:p>150262.4147282</text:p>
          </table:table-cell>
          <table:table-cell table:formula="of:=[.G239]-[.$B239]" office:value-type="float" office:value="0.280695676803589" calcext:value-type="float">
            <text:p>0.280695676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023.81392" calcext:value-type="float">
            <text:p>1443146023.81392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37421607971" calcext:value-type="float">
            <text:p>23.8137421608</text:p>
          </table:table-cell>
          <table:table-cell table:formula="of:=[.C240]/([.D240]-[.D239])" office:value-type="float" office:value="99658.9551959695" calcext:value-type="float">
            <text:p>99658.9551959695</text:p>
          </table:table-cell>
          <table:table-cell/>
          <table:table-cell office:value-type="float" office:value="1443146024.09474" calcext:value-type="float">
            <text:p>1443146024.09474</text:p>
          </table:table-cell>
          <table:table-cell table:formula="of:=[.G240]-[.$B$2]" office:value-type="float" office:value="24.094559431076" calcext:value-type="float">
            <text:p>24.0945594311</text:p>
          </table:table-cell>
          <table:table-cell table:formula="of:=[.C240]/([.H240]-[.H239])" office:value-type="float" office:value="99380.1873587679" calcext:value-type="float">
            <text:p>99380.1873587679</text:p>
          </table:table-cell>
          <table:table-cell table:formula="of:=[.G240]-[.$B240]" office:value-type="float" office:value="0.280817270278931" calcext:value-type="float">
            <text:p>0.280817270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023.85726" calcext:value-type="float">
            <text:p>1443146023.85726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70826053619" calcext:value-type="float">
            <text:p>23.8570826054</text:p>
          </table:table-cell>
          <table:table-cell table:formula="of:=[.C241]/([.D241]-[.D240])" office:value-type="float" office:value="99675.9503363901" calcext:value-type="float">
            <text:p>99675.9503363901</text:p>
          </table:table-cell>
          <table:table-cell/>
          <table:table-cell office:value-type="float" office:value="1443146024.13808" calcext:value-type="float">
            <text:p>1443146024.13808</text:p>
          </table:table-cell>
          <table:table-cell table:formula="of:=[.G241]-[.$B$2]" office:value-type="float" office:value="24.1379005908966" calcext:value-type="float">
            <text:p>24.1379005909</text:p>
          </table:table-cell>
          <table:table-cell table:formula="of:=[.C241]/([.H241]-[.H240])" office:value-type="float" office:value="99674.3053920544" calcext:value-type="float">
            <text:p>99674.3053920544</text:p>
          </table:table-cell>
          <table:table-cell table:formula="of:=[.G241]-[.$B241]" office:value-type="float" office:value="0.280817985534668" calcext:value-type="float">
            <text:p>0.280817985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023.90062" calcext:value-type="float">
            <text:p>1443146023.90062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9004378318787" calcext:value-type="float">
            <text:p>23.9004378319</text:p>
          </table:table-cell>
          <table:table-cell table:formula="of:=[.C242]/([.D242]-[.D241])" office:value-type="float" office:value="99641.9658500371" calcext:value-type="float">
            <text:p>99641.9658500371</text:p>
          </table:table-cell>
          <table:table-cell/>
          <table:table-cell office:value-type="float" office:value="1443146024.18145" calcext:value-type="float">
            <text:p>1443146024.18145</text:p>
          </table:table-cell>
          <table:table-cell table:formula="of:=[.G242]-[.$B$2]" office:value-type="float" office:value="24.1812722682953" calcext:value-type="float">
            <text:p>24.1812722683</text:p>
          </table:table-cell>
          <table:table-cell table:formula="of:=[.C242]/([.H242]-[.H241])" office:value-type="float" office:value="99604.1716415449" calcext:value-type="float">
            <text:p>99604.1716415449</text:p>
          </table:table-cell>
          <table:table-cell table:formula="of:=[.G242]-[.$B242]" office:value-type="float" office:value="0.280834436416626" calcext:value-type="float">
            <text:p>0.280834436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023.94397" calcext:value-type="float">
            <text:p>1443146023.94397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37892436981" calcext:value-type="float">
            <text:p>23.9437892437</text:p>
          </table:table-cell>
          <table:table-cell table:formula="of:=[.C243]/([.D243]-[.D242])" office:value-type="float" office:value="99650.7338213376" calcext:value-type="float">
            <text:p>99650.7338213376</text:p>
          </table:table-cell>
          <table:table-cell/>
          <table:table-cell office:value-type="float" office:value="1443146024.22471" calcext:value-type="float">
            <text:p>1443146024.22471</text:p>
          </table:table-cell>
          <table:table-cell table:formula="of:=[.G243]-[.$B$2]" office:value-type="float" office:value="24.2245316505432" calcext:value-type="float">
            <text:p>24.2245316505</text:p>
          </table:table-cell>
          <table:table-cell table:formula="of:=[.C243]/([.H243]-[.H242])" office:value-type="float" office:value="99862.729782907" calcext:value-type="float">
            <text:p>99862.729782907</text:p>
          </table:table-cell>
          <table:table-cell table:formula="of:=[.G243]-[.$B243]" office:value-type="float" office:value="0.280742406845093" calcext:value-type="float">
            <text:p>0.280742406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023.98732" calcext:value-type="float">
            <text:p>1443146023.98732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71389865875" calcext:value-type="float">
            <text:p>23.9871389866</text:p>
          </table:table-cell>
          <table:table-cell table:formula="of:=[.C244]/([.D244]-[.D243])" office:value-type="float" office:value="99654.5702940238" calcext:value-type="float">
            <text:p>99654.5702940238</text:p>
          </table:table-cell>
          <table:table-cell/>
          <table:table-cell office:value-type="float" office:value="1443146024.26786" calcext:value-type="float">
            <text:p>1443146024.26786</text:p>
          </table:table-cell>
          <table:table-cell table:formula="of:=[.G244]-[.$B$2]" office:value-type="float" office:value="24.267678976059" calcext:value-type="float">
            <text:p>24.2676789761</text:p>
          </table:table-cell>
          <table:table-cell table:formula="of:=[.C244]/([.H244]-[.H243])" office:value-type="float" office:value="100122.08053135" calcext:value-type="float">
            <text:p>100122.08053135</text:p>
          </table:table-cell>
          <table:table-cell table:formula="of:=[.G244]-[.$B244]" office:value-type="float" office:value="0.280539989471436" calcext:value-type="float">
            <text:p>0.280539989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024.03052" calcext:value-type="float">
            <text:p>1443146024.03052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303363800049" calcext:value-type="float">
            <text:p>24.03033638</text:p>
          </table:table-cell>
          <table:table-cell table:formula="of:=[.C245]/([.D245]-[.D244])" office:value-type="float" office:value="100006.034120199" calcext:value-type="float">
            <text:p>100006.034120199</text:p>
          </table:table-cell>
          <table:table-cell/>
          <table:table-cell office:value-type="float" office:value="1443146024.31537" calcext:value-type="float">
            <text:p>1443146024.31537</text:p>
          </table:table-cell>
          <table:table-cell table:formula="of:=[.G245]-[.$B$2]" office:value-type="float" office:value="24.3151895999908" calcext:value-type="float">
            <text:p>24.3151896</text:p>
          </table:table-cell>
          <table:table-cell table:formula="of:=[.C245]/([.H245]-[.H244])" office:value-type="float" office:value="90927.0315244337" calcext:value-type="float">
            <text:p>90927.0315244337</text:p>
          </table:table-cell>
          <table:table-cell table:formula="of:=[.G245]-[.$B245]" office:value-type="float" office:value="0.284853219985962" calcext:value-type="float">
            <text:p>0.2848532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024.07367" calcext:value-type="float">
            <text:p>1443146024.07367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34872817993" calcext:value-type="float">
            <text:p>24.0734872818</text:p>
          </table:table-cell>
          <table:table-cell table:formula="of:=[.C246]/([.D246]-[.D245])" office:value-type="float" office:value="100113.78257122" calcext:value-type="float">
            <text:p>100113.78257122</text:p>
          </table:table-cell>
          <table:table-cell/>
          <table:table-cell office:value-type="float" office:value="1443146024.39724" calcext:value-type="float">
            <text:p>1443146024.39724</text:p>
          </table:table-cell>
          <table:table-cell table:formula="of:=[.G246]-[.$B$2]" office:value-type="float" office:value="24.3970620632172" calcext:value-type="float">
            <text:p>24.3970620632</text:p>
          </table:table-cell>
          <table:table-cell table:formula="of:=[.C246]/([.H246]-[.H245])" office:value-type="float" office:value="52764.9936225604" calcext:value-type="float">
            <text:p>52764.9936225604</text:p>
          </table:table-cell>
          <table:table-cell table:formula="of:=[.G246]-[.$B246]" office:value-type="float" office:value="0.323574781417847" calcext:value-type="float">
            <text:p>0.323574781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024.1168" calcext:value-type="float">
            <text:p>1443146024.1168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66217327118" calcext:value-type="float">
            <text:p>24.1166217327</text:p>
          </table:table-cell>
          <table:table-cell table:formula="of:=[.C247]/([.D247]-[.D246])" office:value-type="float" office:value="100151.964580835" calcext:value-type="float">
            <text:p>100151.964580835</text:p>
          </table:table-cell>
          <table:table-cell/>
          <table:table-cell office:value-type="float" office:value="1443146024.44041" calcext:value-type="float">
            <text:p>1443146024.44041</text:p>
          </table:table-cell>
          <table:table-cell table:formula="of:=[.G247]-[.$B$2]" office:value-type="float" office:value="24.4402270317078" calcext:value-type="float">
            <text:p>24.4402270317</text:p>
          </table:table-cell>
          <table:table-cell table:formula="of:=[.C247]/([.H247]-[.H246])" office:value-type="float" office:value="100081.157268555" calcext:value-type="float">
            <text:p>100081.157268555</text:p>
          </table:table-cell>
          <table:table-cell table:formula="of:=[.G247]-[.$B247]" office:value-type="float" office:value="0.323605298995972" calcext:value-type="float">
            <text:p>0.32360529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024.15994" calcext:value-type="float">
            <text:p>1443146024.15994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97580909729" calcext:value-type="float">
            <text:p>24.159758091</text:p>
          </table:table-cell>
          <table:table-cell table:formula="of:=[.C248]/([.D248]-[.D247])" office:value-type="float" office:value="100147.536188629" calcext:value-type="float">
            <text:p>100147.536188629</text:p>
          </table:table-cell>
          <table:table-cell/>
          <table:table-cell office:value-type="float" office:value="1443146024.48342" calcext:value-type="float">
            <text:p>1443146024.48342</text:p>
          </table:table-cell>
          <table:table-cell table:formula="of:=[.G248]-[.$B$2]" office:value-type="float" office:value="24.4832398891449" calcext:value-type="float">
            <text:p>24.4832398891</text:p>
          </table:table-cell>
          <table:table-cell table:formula="of:=[.C248]/([.H248]-[.H247])" office:value-type="float" office:value="100435.085167591" calcext:value-type="float">
            <text:p>100435.085167591</text:p>
          </table:table-cell>
          <table:table-cell table:formula="of:=[.G248]-[.$B248]" office:value-type="float" office:value="0.323481798171997" calcext:value-type="float">
            <text:p>0.323481798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024.20306" calcext:value-type="float">
            <text:p>1443146024.20306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28803825378" calcext:value-type="float">
            <text:p>24.2028803825</text:p>
          </table:table-cell>
          <table:table-cell table:formula="of:=[.C249]/([.D249]-[.D248])" office:value-type="float" office:value="100180.204790234" calcext:value-type="float">
            <text:p>100180.204790234</text:p>
          </table:table-cell>
          <table:table-cell/>
          <table:table-cell office:value-type="float" office:value="1443146024.52656" calcext:value-type="float">
            <text:p>1443146024.52656</text:p>
          </table:table-cell>
          <table:table-cell table:formula="of:=[.G249]-[.$B$2]" office:value-type="float" office:value="24.5263831615448" calcext:value-type="float">
            <text:p>24.5263831615</text:p>
          </table:table-cell>
          <table:table-cell table:formula="of:=[.C249]/([.H249]-[.H248])" office:value-type="float" office:value="100131.486549216" calcext:value-type="float">
            <text:p>100131.486549216</text:p>
          </table:table-cell>
          <table:table-cell table:formula="of:=[.G249]-[.$B249]" office:value-type="float" office:value="0.323502779006958" calcext:value-type="float">
            <text:p>0.32350277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024.2462" calcext:value-type="float">
            <text:p>1443146024.2462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6013879776" calcext:value-type="float">
            <text:p>24.2460138798</text:p>
          </table:table-cell>
          <table:table-cell table:formula="of:=[.C250]/([.D250]-[.D249])" office:value-type="float" office:value="100154.178923804" calcext:value-type="float">
            <text:p>100154.178923804</text:p>
          </table:table-cell>
          <table:table-cell/>
          <table:table-cell office:value-type="float" office:value="1443146024.5697" calcext:value-type="float">
            <text:p>1443146024.5697</text:p>
          </table:table-cell>
          <table:table-cell table:formula="of:=[.G250]-[.$B$2]" office:value-type="float" office:value="24.5695152282715" calcext:value-type="float">
            <text:p>24.5695152283</text:p>
          </table:table-cell>
          <table:table-cell table:formula="of:=[.C250]/([.H250]-[.H249])" office:value-type="float" office:value="100157.50062186" calcext:value-type="float">
            <text:p>100157.50062186</text:p>
          </table:table-cell>
          <table:table-cell table:formula="of:=[.G250]-[.$B250]" office:value-type="float" office:value="0.323501348495483" calcext:value-type="float">
            <text:p>0.323501348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024.28932" calcext:value-type="float">
            <text:p>1443146024.28932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91411781311" calcext:value-type="float">
            <text:p>24.2891411781</text:p>
          </table:table-cell>
          <table:table-cell table:formula="of:=[.C251]/([.D251]-[.D250])" office:value-type="float" office:value="100168.574540188" calcext:value-type="float">
            <text:p>100168.574540188</text:p>
          </table:table-cell>
          <table:table-cell/>
          <table:table-cell office:value-type="float" office:value="1443146024.61287" calcext:value-type="float">
            <text:p>1443146024.61287</text:p>
          </table:table-cell>
          <table:table-cell table:formula="of:=[.G251]-[.$B$2]" office:value-type="float" office:value="24.6126909255981" calcext:value-type="float">
            <text:p>24.6126909256</text:p>
          </table:table-cell>
          <table:table-cell table:formula="of:=[.C251]/([.H251]-[.H250])" office:value-type="float" office:value="100056.287853688" calcext:value-type="float">
            <text:p>100056.287853688</text:p>
          </table:table-cell>
          <table:table-cell table:formula="of:=[.G251]-[.$B251]" office:value-type="float" office:value="0.323549747467041" calcext:value-type="float">
            <text:p>0.32354974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024.33245" calcext:value-type="float">
            <text:p>1443146024.33245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22722911835" calcext:value-type="float">
            <text:p>24.3322722912</text:p>
          </table:table-cell>
          <table:table-cell table:formula="of:=[.C252]/([.D252]-[.D251])" office:value-type="float" office:value="100159.71520964" calcext:value-type="float">
            <text:p>100159.71520964</text:p>
          </table:table-cell>
          <table:table-cell/>
          <table:table-cell office:value-type="float" office:value="1443146024.66037" calcext:value-type="float">
            <text:p>1443146024.66037</text:p>
          </table:table-cell>
          <table:table-cell table:formula="of:=[.G252]-[.$B$2]" office:value-type="float" office:value="24.6601872444153" calcext:value-type="float">
            <text:p>24.6601872444</text:p>
          </table:table-cell>
          <table:table-cell table:formula="of:=[.C252]/([.H252]-[.H251])" office:value-type="float" office:value="90954.4172598311" calcext:value-type="float">
            <text:p>90954.4172598311</text:p>
          </table:table-cell>
          <table:table-cell table:formula="of:=[.G252]-[.$B252]" office:value-type="float" office:value="0.327914953231812" calcext:value-type="float">
            <text:p>0.327914953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024.37558" calcext:value-type="float">
            <text:p>1443146024.37558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54026889801" calcext:value-type="float">
            <text:p>24.375402689</text:p>
          </table:table-cell>
          <table:table-cell table:formula="of:=[.C253]/([.D253]-[.D252])" office:value-type="float" office:value="100161.376214746" calcext:value-type="float">
            <text:p>100161.376214746</text:p>
          </table:table-cell>
          <table:table-cell/>
          <table:table-cell office:value-type="float" office:value="1443146024.74222" calcext:value-type="float">
            <text:p>1443146024.74222</text:p>
          </table:table-cell>
          <table:table-cell table:formula="of:=[.G253]-[.$B$2]" office:value-type="float" office:value="24.7420427799225" calcext:value-type="float">
            <text:p>24.7420427799</text:p>
          </table:table-cell>
          <table:table-cell table:formula="of:=[.C253]/([.H253]-[.H252])" office:value-type="float" office:value="52775.9054196145" calcext:value-type="float">
            <text:p>52775.9054196145</text:p>
          </table:table-cell>
          <table:table-cell table:formula="of:=[.G253]-[.$B253]" office:value-type="float" office:value="0.366640090942383" calcext:value-type="float">
            <text:p>0.366640090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024.41871" calcext:value-type="float">
            <text:p>1443146024.41871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85302257538" calcext:value-type="float">
            <text:p>24.4185302258</text:p>
          </table:table-cell>
          <table:table-cell table:formula="of:=[.C254]/([.D254]-[.D253])" office:value-type="float" office:value="100168.020786113" calcext:value-type="float">
            <text:p>100168.020786113</text:p>
          </table:table-cell>
          <table:table-cell/>
          <table:table-cell office:value-type="float" office:value="1443146024.82859" calcext:value-type="float">
            <text:p>1443146024.82859</text:p>
          </table:table-cell>
          <table:table-cell table:formula="of:=[.G254]-[.$B$2]" office:value-type="float" office:value="24.8284122943878" calcext:value-type="float">
            <text:p>24.8284122944</text:p>
          </table:table-cell>
          <table:table-cell table:formula="of:=[.C254]/([.H254]-[.H253])" office:value-type="float" office:value="50017.648318887" calcext:value-type="float">
            <text:p>50017.648318887</text:p>
          </table:table-cell>
          <table:table-cell table:formula="of:=[.G254]-[.$B254]" office:value-type="float" office:value="0.409882068634033" calcext:value-type="float">
            <text:p>0.409882068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024.46185" calcext:value-type="float">
            <text:p>1443146024.46185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16677761078" calcext:value-type="float">
            <text:p>24.4616677761</text:p>
          </table:table-cell>
          <table:table-cell table:formula="of:=[.C255]/([.D255]-[.D254])" office:value-type="float" office:value="100144.768642363" calcext:value-type="float">
            <text:p>100144.768642363</text:p>
          </table:table-cell>
          <table:table-cell/>
          <table:table-cell office:value-type="float" office:value="1443146024.84294" calcext:value-type="float">
            <text:p>1443146024.84294</text:p>
          </table:table-cell>
          <table:table-cell table:formula="of:=[.G255]-[.$B$2]" office:value-type="float" office:value="24.8427603244781" calcext:value-type="float">
            <text:p>24.8427603245</text:p>
          </table:table-cell>
          <table:table-cell table:formula="of:=[.C255]/([.H255]-[.H254])" office:value-type="float" office:value="301086.628115653" calcext:value-type="float">
            <text:p>301086.628115653</text:p>
          </table:table-cell>
          <table:table-cell table:formula="of:=[.G255]-[.$B255]" office:value-type="float" office:value="0.381092548370361" calcext:value-type="float">
            <text:p>0.38109254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024.50498" calcext:value-type="float">
            <text:p>1443146024.50498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47960281372" calcext:value-type="float">
            <text:p>24.5047960281</text:p>
          </table:table-cell>
          <table:table-cell table:formula="of:=[.C256]/([.D256]-[.D255])" office:value-type="float" office:value="100166.359560624" calcext:value-type="float">
            <text:p>100166.359560624</text:p>
          </table:table-cell>
          <table:table-cell/>
          <table:table-cell office:value-type="float" office:value="1443146024.87181" calcext:value-type="float">
            <text:p>1443146024.87181</text:p>
          </table:table-cell>
          <table:table-cell table:formula="of:=[.G256]-[.$B$2]" office:value-type="float" office:value="24.8716251850128" calcext:value-type="float">
            <text:p>24.871625185</text:p>
          </table:table-cell>
          <table:table-cell table:formula="of:=[.C256]/([.H256]-[.H255])" office:value-type="float" office:value="149662.943800178" calcext:value-type="float">
            <text:p>149662.943800178</text:p>
          </table:table-cell>
          <table:table-cell table:formula="of:=[.G256]-[.$B256]" office:value-type="float" office:value="0.36682915687561" calcext:value-type="float">
            <text:p>0.366829156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024.54811" calcext:value-type="float">
            <text:p>1443146024.54811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79292869568" calcext:value-type="float">
            <text:p>24.547929287</text:p>
          </table:table-cell>
          <table:table-cell table:formula="of:=[.C257]/([.D257]-[.D256])" office:value-type="float" office:value="100154.732524846" calcext:value-type="float">
            <text:p>100154.732524846</text:p>
          </table:table-cell>
          <table:table-cell/>
          <table:table-cell office:value-type="float" office:value="1443146024.91492" calcext:value-type="float">
            <text:p>1443146024.91492</text:p>
          </table:table-cell>
          <table:table-cell table:formula="of:=[.G257]-[.$B$2]" office:value-type="float" office:value="24.914740562439" calcext:value-type="float">
            <text:p>24.9147405624</text:p>
          </table:table-cell>
          <table:table-cell table:formula="of:=[.C257]/([.H257]-[.H256])" office:value-type="float" office:value="100196.270052367" calcext:value-type="float">
            <text:p>100196.270052367</text:p>
          </table:table-cell>
          <table:table-cell table:formula="of:=[.G257]-[.$B257]" office:value-type="float" office:value="0.366811275482178" calcext:value-type="float">
            <text:p>0.366811275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024.59127" calcext:value-type="float">
            <text:p>1443146024.59127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1089963913" calcext:value-type="float">
            <text:p>24.5910899639</text:p>
          </table:table-cell>
          <table:table-cell table:formula="of:=[.C258]/([.D258]-[.D257])" office:value-type="float" office:value="100091.108496429" calcext:value-type="float">
            <text:p>100091.108496429</text:p>
          </table:table-cell>
          <table:table-cell/>
          <table:table-cell office:value-type="float" office:value="1443146024.95811" calcext:value-type="float">
            <text:p>1443146024.95811</text:p>
          </table:table-cell>
          <table:table-cell table:formula="of:=[.G258]-[.$B$2]" office:value-type="float" office:value="24.9579308032989" calcext:value-type="float">
            <text:p>24.9579308033</text:p>
          </table:table-cell>
          <table:table-cell table:formula="of:=[.C258]/([.H258]-[.H257])" office:value-type="float" office:value="100022.595706392" calcext:value-type="float">
            <text:p>100022.595706392</text:p>
          </table:table-cell>
          <table:table-cell table:formula="of:=[.G258]-[.$B258]" office:value-type="float" office:value="0.366840839385986" calcext:value-type="float">
            <text:p>0.366840839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024.63441" calcext:value-type="float">
            <text:p>1443146024.63441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42322826385" calcext:value-type="float">
            <text:p>24.6342322826</text:p>
          </table:table-cell>
          <table:table-cell table:formula="of:=[.C259]/([.D259]-[.D258])" office:value-type="float" office:value="100133.699986737" calcext:value-type="float">
            <text:p>100133.699986737</text:p>
          </table:table-cell>
          <table:table-cell/>
          <table:table-cell office:value-type="float" office:value="1443146025.00122" calcext:value-type="float">
            <text:p>1443146025.00122</text:p>
          </table:table-cell>
          <table:table-cell table:formula="of:=[.G259]-[.$B$2]" office:value-type="float" office:value="25.0010349750519" calcext:value-type="float">
            <text:p>25.0010349751</text:p>
          </table:table-cell>
          <table:table-cell table:formula="of:=[.C259]/([.H259]-[.H258])" office:value-type="float" office:value="100222.317801673" calcext:value-type="float">
            <text:p>100222.317801673</text:p>
          </table:table-cell>
          <table:table-cell table:formula="of:=[.G259]-[.$B259]" office:value-type="float" office:value="0.36680269241333" calcext:value-type="float">
            <text:p>0.36680269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024.67755" calcext:value-type="float">
            <text:p>1443146024.67755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73686408997" calcext:value-type="float">
            <text:p>24.6773686409</text:p>
          </table:table-cell>
          <table:table-cell table:formula="of:=[.C260]/([.D260]-[.D259])" office:value-type="float" office:value="100147.536188629" calcext:value-type="float">
            <text:p>100147.536188629</text:p>
          </table:table-cell>
          <table:table-cell/>
          <table:table-cell office:value-type="float" office:value="1443146025.01435" calcext:value-type="float">
            <text:p>1443146025.01435</text:p>
          </table:table-cell>
          <table:table-cell table:formula="of:=[.G260]-[.$B$2]" office:value-type="float" office:value="25.0141704082489" calcext:value-type="float">
            <text:p>25.0141704082</text:p>
          </table:table-cell>
          <table:table-cell table:formula="of:=[.C260]/([.H260]-[.H259])" office:value-type="float" office:value="328881.425926598" calcext:value-type="float">
            <text:p>328881.425926598</text:p>
          </table:table-cell>
          <table:table-cell table:formula="of:=[.G260]-[.$B260]" office:value-type="float" office:value="0.336801767349243" calcext:value-type="float">
            <text:p>0.336801767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024.72068" calcext:value-type="float">
            <text:p>1443146024.72068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204983234406" calcext:value-type="float">
            <text:p>24.7204983234</text:p>
          </table:table-cell>
          <table:table-cell table:formula="of:=[.C261]/([.D261]-[.D260])" office:value-type="float" office:value="100163.037274943" calcext:value-type="float">
            <text:p>100163.037274943</text:p>
          </table:table-cell>
          <table:table-cell/>
          <table:table-cell office:value-type="float" office:value="1443146025.04438" calcext:value-type="float">
            <text:p>1443146025.04438</text:p>
          </table:table-cell>
          <table:table-cell table:formula="of:=[.G261]-[.$B$2]" office:value-type="float" office:value="25.0441942214966" calcext:value-type="float">
            <text:p>25.0441942215</text:p>
          </table:table-cell>
          <table:table-cell table:formula="of:=[.C261]/([.H261]-[.H260])" office:value-type="float" office:value="143885.787070492" calcext:value-type="float">
            <text:p>143885.787070492</text:p>
          </table:table-cell>
          <table:table-cell table:formula="of:=[.G261]-[.$B261]" office:value-type="float" office:value="0.32369589805603" calcext:value-type="float">
            <text:p>0.323695898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024.76382" calcext:value-type="float">
            <text:p>1443146024.76382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36399269104" calcext:value-type="float">
            <text:p>24.7636399269</text:p>
          </table:table-cell>
          <table:table-cell table:formula="of:=[.C262]/([.D262]-[.D261])" office:value-type="float" office:value="100135.360129097" calcext:value-type="float">
            <text:p>100135.360129097</text:p>
          </table:table-cell>
          <table:table-cell/>
          <table:table-cell office:value-type="float" office:value="1443146025.08756" calcext:value-type="float">
            <text:p>1443146025.08756</text:p>
          </table:table-cell>
          <table:table-cell table:formula="of:=[.G262]-[.$B$2]" office:value-type="float" office:value="25.0873835086823" calcext:value-type="float">
            <text:p>25.0873835087</text:p>
          </table:table-cell>
          <table:table-cell table:formula="of:=[.C262]/([.H262]-[.H261])" office:value-type="float" office:value="100024.804332345" calcext:value-type="float">
            <text:p>100024.804332345</text:p>
          </table:table-cell>
          <table:table-cell table:formula="of:=[.G262]-[.$B262]" office:value-type="float" office:value="0.323743581771851" calcext:value-type="float">
            <text:p>0.323743581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024.80694" calcext:value-type="float">
            <text:p>1443146024.80694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67576885223" calcext:value-type="float">
            <text:p>24.8067576885</text:p>
          </table:table-cell>
          <table:table-cell table:formula="of:=[.C263]/([.D263]-[.D262])" office:value-type="float" office:value="100190.729724798" calcext:value-type="float">
            <text:p>100190.729724798</text:p>
          </table:table-cell>
          <table:table-cell/>
          <table:table-cell office:value-type="float" office:value="1443146025.13071" calcext:value-type="float">
            <text:p>1443146025.13071</text:p>
          </table:table-cell>
          <table:table-cell table:formula="of:=[.G263]-[.$B$2]" office:value-type="float" office:value="25.1305305957794" calcext:value-type="float">
            <text:p>25.1305305958</text:p>
          </table:table-cell>
          <table:table-cell table:formula="of:=[.C263]/([.H263]-[.H262])" office:value-type="float" office:value="100122.633777601" calcext:value-type="float">
            <text:p>100122.633777601</text:p>
          </table:table-cell>
          <table:table-cell table:formula="of:=[.G263]-[.$B263]" office:value-type="float" office:value="0.32377290725708" calcext:value-type="float">
            <text:p>0.32377290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024.85006" calcext:value-type="float">
            <text:p>1443146024.85006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98821258545" calcext:value-type="float">
            <text:p>24.8498821259</text:p>
          </table:table-cell>
          <table:table-cell table:formula="of:=[.C264]/([.D264]-[.D263])" office:value-type="float" office:value="100175.220066675" calcext:value-type="float">
            <text:p>100175.220066675</text:p>
          </table:table-cell>
          <table:table-cell/>
          <table:table-cell office:value-type="float" office:value="1443146025.14385" calcext:value-type="float">
            <text:p>1443146025.14385</text:p>
          </table:table-cell>
          <table:table-cell table:formula="of:=[.G264]-[.$B$2]" office:value-type="float" office:value="25.1436655521393" calcext:value-type="float">
            <text:p>25.1436655521</text:p>
          </table:table-cell>
          <table:table-cell table:formula="of:=[.C264]/([.H264]-[.H263])" office:value-type="float" office:value="328893.365279895" calcext:value-type="float">
            <text:p>328893.365279895</text:p>
          </table:table-cell>
          <table:table-cell table:formula="of:=[.G264]-[.$B264]" office:value-type="float" office:value="0.29378342628479" calcext:value-type="float">
            <text:p>0.293783426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024.89319" calcext:value-type="float">
            <text:p>1443146024.89319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3013715744" calcext:value-type="float">
            <text:p>24.8930137157</text:p>
          </table:table-cell>
          <table:table-cell table:formula="of:=[.C265]/([.D265]-[.D264])" office:value-type="float" office:value="100158.607903508" calcext:value-type="float">
            <text:p>100158.607903508</text:p>
          </table:table-cell>
          <table:table-cell/>
          <table:table-cell office:value-type="float" office:value="1443146025.17381" calcext:value-type="float">
            <text:p>1443146025.17381</text:p>
          </table:table-cell>
          <table:table-cell table:formula="of:=[.G265]-[.$B$2]" office:value-type="float" office:value="25.1736242771149" calcext:value-type="float">
            <text:p>25.1736242771</text:p>
          </table:table-cell>
          <table:table-cell table:formula="of:=[.C265]/([.H265]-[.H264])" office:value-type="float" office:value="144198.393073152" calcext:value-type="float">
            <text:p>144198.393073152</text:p>
          </table:table-cell>
          <table:table-cell table:formula="of:=[.G265]-[.$B265]" office:value-type="float" office:value="0.28061056137085" calcext:value-type="float">
            <text:p>0.280610561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024.93629" calcext:value-type="float">
            <text:p>1443146024.93629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61135959625" calcext:value-type="float">
            <text:p>24.936113596</text:p>
          </table:table-cell>
          <table:table-cell table:formula="of:=[.C266]/([.D266]-[.D265])" office:value-type="float" office:value="100232.297122374" calcext:value-type="float">
            <text:p>100232.297122374</text:p>
          </table:table-cell>
          <table:table-cell/>
          <table:table-cell office:value-type="float" office:value="1443146025.216" calcext:value-type="float">
            <text:p>1443146025.216</text:p>
          </table:table-cell>
          <table:table-cell table:formula="of:=[.G266]-[.$B$2]" office:value-type="float" office:value="25.2158212661743" calcext:value-type="float">
            <text:p>25.2158212662</text:p>
          </table:table-cell>
          <table:table-cell table:formula="of:=[.C266]/([.H266]-[.H265])" office:value-type="float" office:value="102376.972772012" calcext:value-type="float">
            <text:p>102376.972772012</text:p>
          </table:table-cell>
          <table:table-cell table:formula="of:=[.G266]-[.$B266]" office:value-type="float" office:value="0.279707670211792" calcext:value-type="float">
            <text:p>0.279707670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024.97944" calcext:value-type="float">
            <text:p>1443146024.97944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92559146881" calcext:value-type="float">
            <text:p>24.9792559147</text:p>
          </table:table-cell>
          <table:table-cell table:formula="of:=[.C267]/([.D267]-[.D266])" office:value-type="float" office:value="100133.699986737" calcext:value-type="float">
            <text:p>100133.699986737</text:p>
          </table:table-cell>
          <table:table-cell/>
          <table:table-cell office:value-type="float" office:value="1443146025.25726" calcext:value-type="float">
            <text:p>1443146025.25726</text:p>
          </table:table-cell>
          <table:table-cell table:formula="of:=[.G267]-[.$B$2]" office:value-type="float" office:value="25.2570793628693" calcext:value-type="float">
            <text:p>25.2570793629</text:p>
          </table:table-cell>
          <table:table-cell table:formula="of:=[.C267]/([.H267]-[.H266])" office:value-type="float" office:value="104706.720524245" calcext:value-type="float">
            <text:p>104706.720524245</text:p>
          </table:table-cell>
          <table:table-cell table:formula="of:=[.G267]-[.$B267]" office:value-type="float" office:value="0.277823448181152" calcext:value-type="float">
            <text:p>0.277823448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025.02163" calcext:value-type="float">
            <text:p>1443146025.02163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14533805847" calcext:value-type="float">
            <text:p>25.0214533806</text:p>
          </table:table-cell>
          <table:table-cell table:formula="of:=[.C268]/([.D268]-[.D267])" office:value-type="float" office:value="102375.815898163" calcext:value-type="float">
            <text:p>102375.815898163</text:p>
          </table:table-cell>
          <table:table-cell/>
          <table:table-cell office:value-type="float" office:value="1443146025.29856" calcext:value-type="float">
            <text:p>1443146025.29856</text:p>
          </table:table-cell>
          <table:table-cell table:formula="of:=[.G268]-[.$B$2]" office:value-type="float" office:value="25.2983765602112" calcext:value-type="float">
            <text:p>25.2983765602</text:p>
          </table:table-cell>
          <table:table-cell table:formula="of:=[.C268]/([.H268]-[.H267])" office:value-type="float" office:value="104607.583033606" calcext:value-type="float">
            <text:p>104607.583033606</text:p>
          </table:table-cell>
          <table:table-cell table:formula="of:=[.G268]-[.$B268]" office:value-type="float" office:value="0.276923179626465" calcext:value-type="float">
            <text:p>0.276923179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025.06293" calcext:value-type="float">
            <text:p>1443146025.06293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27520084381" calcext:value-type="float">
            <text:p>25.0627520084</text:p>
          </table:table-cell>
          <table:table-cell table:formula="of:=[.C269]/([.D269]-[.D268])" office:value-type="float" office:value="104603.959611821" calcext:value-type="float">
            <text:p>104603.959611821</text:p>
          </table:table-cell>
          <table:table-cell/>
          <table:table-cell office:value-type="float" office:value="1443146025.33992" calcext:value-type="float">
            <text:p>1443146025.33992</text:p>
          </table:table-cell>
          <table:table-cell table:formula="of:=[.G269]-[.$B$2]" office:value-type="float" office:value="25.3397405147552" calcext:value-type="float">
            <text:p>25.3397405148</text:p>
          </table:table-cell>
          <table:table-cell table:formula="of:=[.C269]/([.H269]-[.H268])" office:value-type="float" office:value="104438.757068009" calcext:value-type="float">
            <text:p>104438.757068009</text:p>
          </table:table-cell>
          <table:table-cell table:formula="of:=[.G269]-[.$B269]" office:value-type="float" office:value="0.276988506317139" calcext:value-type="float">
            <text:p>0.276988506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025.10423" calcext:value-type="float">
            <text:p>1443146025.10423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40484905243" calcext:value-type="float">
            <text:p>25.1040484905</text:p>
          </table:table-cell>
          <table:table-cell table:formula="of:=[.C270]/([.D270]-[.D269])" office:value-type="float" office:value="104609.394838635" calcext:value-type="float">
            <text:p>104609.394838635</text:p>
          </table:table-cell>
          <table:table-cell/>
          <table:table-cell office:value-type="float" office:value="1443146025.38118" calcext:value-type="float">
            <text:p>1443146025.38118</text:p>
          </table:table-cell>
          <table:table-cell table:formula="of:=[.G270]-[.$B$2]" office:value-type="float" office:value="25.3809998035431" calcext:value-type="float">
            <text:p>25.3809998035</text:p>
          </table:table-cell>
          <table:table-cell table:formula="of:=[.C270]/([.H270]-[.H269])" office:value-type="float" office:value="104703.69526275" calcext:value-type="float">
            <text:p>104703.69526275</text:p>
          </table:table-cell>
          <table:table-cell table:formula="of:=[.G270]-[.$B270]" office:value-type="float" office:value="0.276951313018799" calcext:value-type="float">
            <text:p>0.27695131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025.14553" calcext:value-type="float">
            <text:p>1443146025.14553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5345211029" calcext:value-type="float">
            <text:p>25.145345211</text:p>
          </table:table-cell>
          <table:table-cell table:formula="of:=[.C271]/([.D271]-[.D270])" office:value-type="float" office:value="104608.790896652" calcext:value-type="float">
            <text:p>104608.790896652</text:p>
          </table:table-cell>
          <table:table-cell/>
          <table:table-cell office:value-type="float" office:value="1443146025.4225" calcext:value-type="float">
            <text:p>1443146025.4225</text:p>
          </table:table-cell>
          <table:table-cell table:formula="of:=[.G271]-[.$B$2]" office:value-type="float" office:value="25.422315120697" calcext:value-type="float">
            <text:p>25.4223151207</text:p>
          </table:table-cell>
          <table:table-cell table:formula="of:=[.C271]/([.H271]-[.H270])" office:value-type="float" office:value="104561.704897599" calcext:value-type="float">
            <text:p>104561.704897599</text:p>
          </table:table-cell>
          <table:table-cell table:formula="of:=[.G271]-[.$B271]" office:value-type="float" office:value="0.276969909667969" calcext:value-type="float">
            <text:p>0.27696990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025.18681" calcext:value-type="float">
            <text:p>1443146025.18681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66278648376" calcext:value-type="float">
            <text:p>25.1866278648</text:p>
          </table:table-cell>
          <table:table-cell table:formula="of:=[.C272]/([.D272]-[.D271])" office:value-type="float" office:value="104644.435409351" calcext:value-type="float">
            <text:p>104644.435409351</text:p>
          </table:table-cell>
          <table:table-cell/>
          <table:table-cell office:value-type="float" office:value="1443146025.46376" calcext:value-type="float">
            <text:p>1443146025.46376</text:p>
          </table:table-cell>
          <table:table-cell table:formula="of:=[.G272]-[.$B$2]" office:value-type="float" office:value="25.4635806083679" calcext:value-type="float">
            <text:p>25.4635806084</text:p>
          </table:table-cell>
          <table:table-cell table:formula="of:=[.C272]/([.H272]-[.H271])" office:value-type="float" office:value="104687.966720592" calcext:value-type="float">
            <text:p>104687.966720592</text:p>
          </table:table-cell>
          <table:table-cell table:formula="of:=[.G272]-[.$B272]" office:value-type="float" office:value="0.276952743530273" calcext:value-type="float">
            <text:p>0.276952743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025.2281" calcext:value-type="float">
            <text:p>1443146025.2281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79224395752" calcext:value-type="float">
            <text:p>25.2279224396</text:p>
          </table:table-cell>
          <table:table-cell table:formula="of:=[.C273]/([.D273]-[.D272])" office:value-type="float" office:value="104614.226625559" calcext:value-type="float">
            <text:p>104614.226625559</text:p>
          </table:table-cell>
          <table:table-cell/>
          <table:table-cell office:value-type="float" office:value="1443146025.50497" calcext:value-type="float">
            <text:p>1443146025.50497</text:p>
          </table:table-cell>
          <table:table-cell table:formula="of:=[.G273]-[.$B$2]" office:value-type="float" office:value="25.5047855377197" calcext:value-type="float">
            <text:p>25.5047855377</text:p>
          </table:table-cell>
          <table:table-cell table:formula="of:=[.C273]/([.H273]-[.H272])" office:value-type="float" office:value="104841.82518834" calcext:value-type="float">
            <text:p>104841.82518834</text:p>
          </table:table-cell>
          <table:table-cell table:formula="of:=[.G273]-[.$B273]" office:value-type="float" office:value="0.276863098144531" calcext:value-type="float">
            <text:p>0.276863098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025.26943" calcext:value-type="float">
            <text:p>1443146025.26943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92492008209" calcext:value-type="float">
            <text:p>25.2692492008</text:p>
          </table:table-cell>
          <table:table-cell table:formula="of:=[.C274]/([.D274]-[.D273])" office:value-type="float" office:value="104532.749961059" calcext:value-type="float">
            <text:p>104532.749961059</text:p>
          </table:table-cell>
          <table:table-cell/>
          <table:table-cell office:value-type="float" office:value="1443146025.54633" calcext:value-type="float">
            <text:p>1443146025.54633</text:p>
          </table:table-cell>
          <table:table-cell table:formula="of:=[.G274]-[.$B$2]" office:value-type="float" office:value="25.5461537837982" calcext:value-type="float">
            <text:p>25.5461537838</text:p>
          </table:table-cell>
          <table:table-cell table:formula="of:=[.C274]/([.H274]-[.H273])" office:value-type="float" office:value="104427.922610094" calcext:value-type="float">
            <text:p>104427.922610094</text:p>
          </table:table-cell>
          <table:table-cell table:formula="of:=[.G274]-[.$B274]" office:value-type="float" office:value="0.276904582977295" calcext:value-type="float">
            <text:p>0.27690458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025.31072" calcext:value-type="float">
            <text:p>1443146025.31072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105421066284" calcext:value-type="float">
            <text:p>25.3105421066</text:p>
          </table:table-cell>
          <table:table-cell table:formula="of:=[.C275]/([.D275]-[.D274])" office:value-type="float" office:value="104618.454805277" calcext:value-type="float">
            <text:p>104618.454805277</text:p>
          </table:table-cell>
          <table:table-cell/>
          <table:table-cell office:value-type="float" office:value="1443146025.58759" calcext:value-type="float">
            <text:p>1443146025.58759</text:p>
          </table:table-cell>
          <table:table-cell table:formula="of:=[.G275]-[.$B$2]" office:value-type="float" office:value="25.5874092578888" calcext:value-type="float">
            <text:p>25.5874092579</text:p>
          </table:table-cell>
          <table:table-cell table:formula="of:=[.C275]/([.H275]-[.H274])" office:value-type="float" office:value="104713.376714941" calcext:value-type="float">
            <text:p>104713.376714941</text:p>
          </table:table-cell>
          <table:table-cell table:formula="of:=[.G275]-[.$B275]" office:value-type="float" office:value="0.276867151260376" calcext:value-type="float">
            <text:p>0.276867151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025.352" calcext:value-type="float">
            <text:p>1443146025.352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18211841583" calcext:value-type="float">
            <text:p>25.3518211842</text:p>
          </table:table-cell>
          <table:table-cell table:formula="of:=[.C276]/([.D276]-[.D275])" office:value-type="float" office:value="104653.501446831" calcext:value-type="float">
            <text:p>104653.501446831</text:p>
          </table:table-cell>
          <table:table-cell/>
          <table:table-cell office:value-type="float" office:value="1443146025.62895" calcext:value-type="float">
            <text:p>1443146025.62895</text:p>
          </table:table-cell>
          <table:table-cell table:formula="of:=[.G276]-[.$B$2]" office:value-type="float" office:value="25.6287655830383" calcext:value-type="float">
            <text:p>25.628765583</text:p>
          </table:table-cell>
          <table:table-cell table:formula="of:=[.C276]/([.H276]-[.H275])" office:value-type="float" office:value="104458.023878566" calcext:value-type="float">
            <text:p>104458.023878566</text:p>
          </table:table-cell>
          <table:table-cell table:formula="of:=[.G276]-[.$B276]" office:value-type="float" office:value="0.276944398880005" calcext:value-type="float">
            <text:p>0.276944398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025.39331" calcext:value-type="float">
            <text:p>1443146025.39331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31262493134" calcext:value-type="float">
            <text:p>25.3931262493</text:p>
          </table:table-cell>
          <table:table-cell table:formula="of:=[.C277]/([.D277]-[.D276])" office:value-type="float" office:value="104587.65731965" calcext:value-type="float">
            <text:p>104587.65731965</text:p>
          </table:table-cell>
          <table:table-cell/>
          <table:table-cell office:value-type="float" office:value="1443146025.67022" calcext:value-type="float">
            <text:p>1443146025.67022</text:p>
          </table:table-cell>
          <table:table-cell table:formula="of:=[.G277]-[.$B$2]" office:value-type="float" office:value="25.6700417995453" calcext:value-type="float">
            <text:p>25.6700417995</text:p>
          </table:table-cell>
          <table:table-cell table:formula="of:=[.C277]/([.H277]-[.H276])" office:value-type="float" office:value="104660.755407942" calcext:value-type="float">
            <text:p>104660.755407942</text:p>
          </table:table-cell>
          <table:table-cell table:formula="of:=[.G277]-[.$B277]" office:value-type="float" office:value="0.276915550231934" calcext:value-type="float">
            <text:p>0.276915550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025.43459" calcext:value-type="float">
            <text:p>1443146025.43459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44112873077" calcext:value-type="float">
            <text:p>25.4344112873</text:p>
          </table:table-cell>
          <table:table-cell table:formula="of:=[.C278]/([.D278]-[.D277])" office:value-type="float" office:value="104638.392256962" calcext:value-type="float">
            <text:p>104638.392256962</text:p>
          </table:table-cell>
          <table:table-cell/>
          <table:table-cell office:value-type="float" office:value="1443146025.71148" calcext:value-type="float">
            <text:p>1443146025.71148</text:p>
          </table:table-cell>
          <table:table-cell table:formula="of:=[.G278]-[.$B$2]" office:value-type="float" office:value="25.7112991809845" calcext:value-type="float">
            <text:p>25.711299181</text:p>
          </table:table-cell>
          <table:table-cell table:formula="of:=[.C278]/([.H278]-[.H277])" office:value-type="float" office:value="104708.535765057" calcext:value-type="float">
            <text:p>104708.535765057</text:p>
          </table:table-cell>
          <table:table-cell table:formula="of:=[.G278]-[.$B278]" office:value-type="float" office:value="0.276887893676758" calcext:value-type="float">
            <text:p>0.276887893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025.47586" calcext:value-type="float">
            <text:p>1443146025.47586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56791591644" calcext:value-type="float">
            <text:p>25.4756791592</text:p>
          </table:table-cell>
          <table:table-cell table:formula="of:=[.C279]/([.D279]-[.D278])" office:value-type="float" office:value="104681.918539488" calcext:value-type="float">
            <text:p>104681.918539488</text:p>
          </table:table-cell>
          <table:table-cell/>
          <table:table-cell office:value-type="float" office:value="1443146025.75288" calcext:value-type="float">
            <text:p>1443146025.75288</text:p>
          </table:table-cell>
          <table:table-cell table:formula="of:=[.G279]-[.$B$2]" office:value-type="float" office:value="25.7526962757111" calcext:value-type="float">
            <text:p>25.7526962757</text:p>
          </table:table-cell>
          <table:table-cell table:formula="of:=[.C279]/([.H279]-[.H278])" office:value-type="float" office:value="104355.149281238" calcext:value-type="float">
            <text:p>104355.149281238</text:p>
          </table:table-cell>
          <table:table-cell table:formula="of:=[.G279]-[.$B279]" office:value-type="float" office:value="0.277017116546631" calcext:value-type="float">
            <text:p>0.277017116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025.51714" calcext:value-type="float">
            <text:p>1443146025.51714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69606208801" calcext:value-type="float">
            <text:p>25.5169606209</text:p>
          </table:table-cell>
          <table:table-cell table:formula="of:=[.C280]/([.D280]-[.D279])" office:value-type="float" office:value="104647.45724731" calcext:value-type="float">
            <text:p>104647.45724731</text:p>
          </table:table-cell>
          <table:table-cell/>
          <table:table-cell office:value-type="float" office:value="1443146025.79416" calcext:value-type="float">
            <text:p>1443146025.79416</text:p>
          </table:table-cell>
          <table:table-cell table:formula="of:=[.G280]-[.$B$2]" office:value-type="float" office:value="25.7939791679382" calcext:value-type="float">
            <text:p>25.7939791679</text:p>
          </table:table-cell>
          <table:table-cell table:formula="of:=[.C280]/([.H280]-[.H279])" office:value-type="float" office:value="104643.831062702" calcext:value-type="float">
            <text:p>104643.831062702</text:p>
          </table:table-cell>
          <table:table-cell table:formula="of:=[.G280]-[.$B280]" office:value-type="float" office:value="0.277018547058105" calcext:value-type="float">
            <text:p>0.277018547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025.55842" calcext:value-type="float">
            <text:p>1443146025.55842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8235168457" calcext:value-type="float">
            <text:p>25.5582351685</text:p>
          </table:table-cell>
          <table:table-cell table:formula="of:=[.C281]/([.D281]-[.D280])" office:value-type="float" office:value="104664.987349669" calcext:value-type="float">
            <text:p>104664.987349669</text:p>
          </table:table-cell>
          <table:table-cell/>
          <table:table-cell office:value-type="float" office:value="1443146025.83541" calcext:value-type="float">
            <text:p>1443146025.83541</text:p>
          </table:table-cell>
          <table:table-cell table:formula="of:=[.G281]-[.$B$2]" office:value-type="float" office:value="25.8352262973785" calcext:value-type="float">
            <text:p>25.8352262974</text:p>
          </table:table-cell>
          <table:table-cell table:formula="of:=[.C281]/([.H281]-[.H280])" office:value-type="float" office:value="104734.561134778" calcext:value-type="float">
            <text:p>104734.561134778</text:p>
          </table:table-cell>
          <table:table-cell table:formula="of:=[.G281]-[.$B281]" office:value-type="float" office:value="0.276991128921509" calcext:value-type="float">
            <text:p>0.276991128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025.5997" calcext:value-type="float">
            <text:p>1443146025.5997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95235443115" calcext:value-type="float">
            <text:p>25.5995235443</text:p>
          </table:table-cell>
          <table:table-cell table:formula="of:=[.C282]/([.D282]-[.D281])" office:value-type="float" office:value="104629.933016122" calcext:value-type="float">
            <text:p>104629.933016122</text:p>
          </table:table-cell>
          <table:table-cell/>
          <table:table-cell office:value-type="float" office:value="1443146025.87674" calcext:value-type="float">
            <text:p>1443146025.87674</text:p>
          </table:table-cell>
          <table:table-cell table:formula="of:=[.G282]-[.$B$2]" office:value-type="float" office:value="25.8765578269958" calcext:value-type="float">
            <text:p>25.876557827</text:p>
          </table:table-cell>
          <table:table-cell table:formula="of:=[.C282]/([.H282]-[.H281])" office:value-type="float" office:value="104520.690136539" calcext:value-type="float">
            <text:p>104520.690136539</text:p>
          </table:table-cell>
          <table:table-cell table:formula="of:=[.G282]-[.$B282]" office:value-type="float" office:value="0.277034282684326" calcext:value-type="float">
            <text:p>0.277034282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025.641" calcext:value-type="float">
            <text:p>1443146025.641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408174037933" calcext:value-type="float">
            <text:p>25.6408174038</text:p>
          </table:table-cell>
          <table:table-cell table:formula="of:=[.C283]/([.D283]-[.D282])" office:value-type="float" office:value="104616.038660731" calcext:value-type="float">
            <text:p>104616.038660731</text:p>
          </table:table-cell>
          <table:table-cell/>
          <table:table-cell office:value-type="float" office:value="1443146025.91793" calcext:value-type="float">
            <text:p>1443146025.91793</text:p>
          </table:table-cell>
          <table:table-cell table:formula="of:=[.G283]-[.$B$2]" office:value-type="float" office:value="25.9177503585815" calcext:value-type="float">
            <text:p>25.9177503586</text:p>
          </table:table-cell>
          <table:table-cell table:formula="of:=[.C283]/([.H283]-[.H282])" office:value-type="float" office:value="104873.379559424" calcext:value-type="float">
            <text:p>104873.379559424</text:p>
          </table:table-cell>
          <table:table-cell table:formula="of:=[.G283]-[.$B283]" office:value-type="float" office:value="0.276932954788208" calcext:value-type="float">
            <text:p>0.276932954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025.6823" calcext:value-type="float">
            <text:p>1443146025.6823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21146011353" calcext:value-type="float">
            <text:p>25.6821146011</text:p>
          </table:table-cell>
          <table:table-cell table:formula="of:=[.C284]/([.D284]-[.D283])" office:value-type="float" office:value="104607.583033606" calcext:value-type="float">
            <text:p>104607.583033606</text:p>
          </table:table-cell>
          <table:table-cell/>
          <table:table-cell office:value-type="float" office:value="1443146025.95926" calcext:value-type="float">
            <text:p>1443146025.95926</text:p>
          </table:table-cell>
          <table:table-cell table:formula="of:=[.G284]-[.$B$2]" office:value-type="float" office:value="25.9590752124786" calcext:value-type="float">
            <text:p>25.9590752125</text:p>
          </table:table-cell>
          <table:table-cell table:formula="of:=[.C284]/([.H284]-[.H283])" office:value-type="float" office:value="104537.574670136" calcext:value-type="float">
            <text:p>104537.574670136</text:p>
          </table:table-cell>
          <table:table-cell table:formula="of:=[.G284]-[.$B284]" office:value-type="float" office:value="0.276960611343384" calcext:value-type="float">
            <text:p>0.276960611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025.72359" calcext:value-type="float">
            <text:p>1443146025.72359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34120368958" calcext:value-type="float">
            <text:p>25.7234120369</text:p>
          </table:table-cell>
          <table:table-cell table:formula="of:=[.C285]/([.D285]-[.D284])" office:value-type="float" office:value="104606.979112543" calcext:value-type="float">
            <text:p>104606.979112543</text:p>
          </table:table-cell>
          <table:table-cell/>
          <table:table-cell office:value-type="float" office:value="1443146026.00053" calcext:value-type="float">
            <text:p>1443146026.00053</text:p>
          </table:table-cell>
          <table:table-cell table:formula="of:=[.G285]-[.$B$2]" office:value-type="float" office:value="26.0003447532654" calcext:value-type="float">
            <text:p>26.0003447533</text:p>
          </table:table-cell>
          <table:table-cell table:formula="of:=[.C285]/([.H285]-[.H284])" office:value-type="float" office:value="104677.685228514" calcext:value-type="float">
            <text:p>104677.685228514</text:p>
          </table:table-cell>
          <table:table-cell table:formula="of:=[.G285]-[.$B285]" office:value-type="float" office:value="0.276932716369629" calcext:value-type="float">
            <text:p>0.276932716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025.76488" calcext:value-type="float">
            <text:p>1443146025.76488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47037506104" calcext:value-type="float">
            <text:p>25.7647037506</text:p>
          </table:table-cell>
          <table:table-cell table:formula="of:=[.C286]/([.D286]-[.D285])" office:value-type="float" office:value="104621.475142907" calcext:value-type="float">
            <text:p>104621.475142907</text:p>
          </table:table-cell>
          <table:table-cell/>
          <table:table-cell office:value-type="float" office:value="1443146026.01268" calcext:value-type="float">
            <text:p>1443146026.01268</text:p>
          </table:table-cell>
          <table:table-cell table:formula="of:=[.G286]-[.$B$2]" office:value-type="float" office:value="26.012499332428" calcext:value-type="float">
            <text:p>26.0124993324</text:p>
          </table:table-cell>
          <table:table-cell table:formula="of:=[.C286]/([.H286]-[.H285])" office:value-type="float" office:value="355421.60219694" calcext:value-type="float">
            <text:p>355421.60219694</text:p>
          </table:table-cell>
          <table:table-cell table:formula="of:=[.G286]-[.$B286]" office:value-type="float" office:value="0.247795581817627" calcext:value-type="float">
            <text:p>0.247795581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025.80617" calcext:value-type="float">
            <text:p>1443146025.80617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59878349304" calcext:value-type="float">
            <text:p>25.8059878349</text:p>
          </table:table-cell>
          <table:table-cell table:formula="of:=[.C287]/([.D287]-[.D286])" office:value-type="float" office:value="104640.809434158" calcext:value-type="float">
            <text:p>104640.809434158</text:p>
          </table:table-cell>
          <table:table-cell/>
          <table:table-cell office:value-type="float" office:value="1443146026.04183" calcext:value-type="float">
            <text:p>1443146026.04183</text:p>
          </table:table-cell>
          <table:table-cell table:formula="of:=[.G287]-[.$B$2]" office:value-type="float" office:value="26.0416533946991" calcext:value-type="float">
            <text:p>26.0416533947</text:p>
          </table:table-cell>
          <table:table-cell table:formula="of:=[.C287]/([.H287]-[.H286])" office:value-type="float" office:value="148178.321080135" calcext:value-type="float">
            <text:p>148178.321080135</text:p>
          </table:table-cell>
          <table:table-cell table:formula="of:=[.G287]-[.$B287]" office:value-type="float" office:value="0.235665559768677" calcext:value-type="float">
            <text:p>0.235665559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025.84747" calcext:value-type="float">
            <text:p>1443146025.84747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72893238068" calcext:value-type="float">
            <text:p>25.8472893238</text:p>
          </table:table-cell>
          <table:table-cell table:formula="of:=[.C288]/([.D288]-[.D287])" office:value-type="float" office:value="104596.713521252" calcext:value-type="float">
            <text:p>104596.713521252</text:p>
          </table:table-cell>
          <table:table-cell/>
          <table:table-cell office:value-type="float" office:value="1443146026.08312" calcext:value-type="float">
            <text:p>1443146026.08312</text:p>
          </table:table-cell>
          <table:table-cell table:formula="of:=[.G288]-[.$B$2]" office:value-type="float" office:value="26.0829434394836" calcext:value-type="float">
            <text:p>26.0829434395</text:p>
          </table:table-cell>
          <table:table-cell table:formula="of:=[.C288]/([.H288]-[.H287])" office:value-type="float" office:value="104625.703908582" calcext:value-type="float">
            <text:p>104625.703908582</text:p>
          </table:table-cell>
          <table:table-cell table:formula="of:=[.G288]-[.$B288]" office:value-type="float" office:value="0.23565411567688" calcext:value-type="float">
            <text:p>0.235654115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025.88881" calcext:value-type="float">
            <text:p>1443146025.88881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86287212372" calcext:value-type="float">
            <text:p>25.8886287212</text:p>
          </table:table-cell>
          <table:table-cell table:formula="of:=[.C289]/([.D289]-[.D288])" office:value-type="float" office:value="104500.797508507" calcext:value-type="float">
            <text:p>104500.797508507</text:p>
          </table:table-cell>
          <table:table-cell/>
          <table:table-cell office:value-type="float" office:value="1443146026.09526" calcext:value-type="float">
            <text:p>1443146026.09526</text:p>
          </table:table-cell>
          <table:table-cell table:formula="of:=[.G289]-[.$B$2]" office:value-type="float" office:value="26.0950837135315" calcext:value-type="float">
            <text:p>26.0950837135</text:p>
          </table:table-cell>
          <table:table-cell table:formula="of:=[.C289]/([.H289]-[.H288])" office:value-type="float" office:value="355840.402199529" calcext:value-type="float">
            <text:p>355840.402199529</text:p>
          </table:table-cell>
          <table:table-cell table:formula="of:=[.G289]-[.$B289]" office:value-type="float" office:value="0.206454992294312" calcext:value-type="float">
            <text:p>0.206454992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025.93011" calcext:value-type="float">
            <text:p>1443146025.93011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99252033234" calcext:value-type="float">
            <text:p>25.9299252033</text:p>
          </table:table-cell>
          <table:table-cell table:formula="of:=[.C290]/([.D290]-[.D289])" office:value-type="float" office:value="104609.394838635" calcext:value-type="float">
            <text:p>104609.394838635</text:p>
          </table:table-cell>
          <table:table-cell/>
          <table:table-cell office:value-type="float" office:value="1443146026.16576" calcext:value-type="float">
            <text:p>1443146026.16576</text:p>
          </table:table-cell>
          <table:table-cell table:formula="of:=[.G290]-[.$B$2]" office:value-type="float" office:value="26.1655752658844" calcext:value-type="float">
            <text:p>26.1655752659</text:p>
          </table:table-cell>
          <table:table-cell table:formula="of:=[.C290]/([.H290]-[.H289])" office:value-type="float" office:value="61283.9390792896" calcext:value-type="float">
            <text:p>61283.9390792896</text:p>
          </table:table-cell>
          <table:table-cell table:formula="of:=[.G290]-[.$B290]" office:value-type="float" office:value="0.235650062561035" calcext:value-type="float">
            <text:p>0.235650062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025.97142" calcext:value-type="float">
            <text:p>1443146025.97142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12400436401" calcext:value-type="float">
            <text:p>25.9712400436</text:p>
          </table:table-cell>
          <table:table-cell table:formula="of:=[.C291]/([.D291]-[.D290])" office:value-type="float" office:value="104562.911701397" calcext:value-type="float">
            <text:p>104562.911701397</text:p>
          </table:table-cell>
          <table:table-cell/>
          <table:table-cell office:value-type="float" office:value="1443146026.20646" calcext:value-type="float">
            <text:p>1443146026.20646</text:p>
          </table:table-cell>
          <table:table-cell table:formula="of:=[.G291]-[.$B$2]" office:value-type="float" office:value="26.2062768936157" calcext:value-type="float">
            <text:p>26.2062768936</text:p>
          </table:table-cell>
          <table:table-cell table:formula="of:=[.C291]/([.H291]-[.H290])" office:value-type="float" office:value="106138.261312714" calcext:value-type="float">
            <text:p>106138.261312714</text:p>
          </table:table-cell>
          <table:table-cell table:formula="of:=[.G291]-[.$B291]" office:value-type="float" office:value="0.235036849975586" calcext:value-type="float">
            <text:p>0.2350368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026.01211" calcext:value-type="float">
            <text:p>1443146026.01211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19247436523" calcext:value-type="float">
            <text:p>26.0119247437</text:p>
          </table:table-cell>
          <table:table-cell table:formula="of:=[.C292]/([.D292]-[.D291])" office:value-type="float" office:value="106182.422352969" calcext:value-type="float">
            <text:p>106182.422352969</text:p>
          </table:table-cell>
          <table:table-cell/>
          <table:table-cell office:value-type="float" office:value="1443146026.24591" calcext:value-type="float">
            <text:p>1443146026.24591</text:p>
          </table:table-cell>
          <table:table-cell table:formula="of:=[.G292]-[.$B$2]" office:value-type="float" office:value="26.2457299232483" calcext:value-type="float">
            <text:p>26.2457299232</text:p>
          </table:table-cell>
          <table:table-cell table:formula="of:=[.C292]/([.H292]-[.H291])" office:value-type="float" office:value="109497.294383543" calcext:value-type="float">
            <text:p>109497.294383543</text:p>
          </table:table-cell>
          <table:table-cell table:formula="of:=[.G292]-[.$B292]" office:value-type="float" office:value="0.233805179595947" calcext:value-type="float">
            <text:p>0.233805179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026.05154" calcext:value-type="float">
            <text:p>1443146026.05154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13598918915" calcext:value-type="float">
            <text:p>26.0513598919</text:p>
          </table:table-cell>
          <table:table-cell table:formula="of:=[.C293]/([.D293]-[.D292])" office:value-type="float" office:value="109546.944614064" calcext:value-type="float">
            <text:p>109546.944614064</text:p>
          </table:table-cell>
          <table:table-cell/>
          <table:table-cell office:value-type="float" office:value="1443146026.28514" calcext:value-type="float">
            <text:p>1443146026.28514</text:p>
          </table:table-cell>
          <table:table-cell table:formula="of:=[.G293]-[.$B$2]" office:value-type="float" office:value="26.2849571704864" calcext:value-type="float">
            <text:p>26.2849571705</text:p>
          </table:table-cell>
          <table:table-cell table:formula="of:=[.C293]/([.H293]-[.H292])" office:value-type="float" office:value="110127.533899387" calcext:value-type="float">
            <text:p>110127.533899387</text:p>
          </table:table-cell>
          <table:table-cell table:formula="of:=[.G293]-[.$B293]" office:value-type="float" office:value="0.233597278594971" calcext:value-type="float">
            <text:p>0.233597278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026.09096" calcext:value-type="float">
            <text:p>1443146026.09096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907831192017" calcext:value-type="float">
            <text:p>26.0907831192</text:p>
          </table:table-cell>
          <table:table-cell table:formula="of:=[.C294]/([.D294]-[.D293])" office:value-type="float" office:value="109580.069790085" calcext:value-type="float">
            <text:p>109580.069790085</text:p>
          </table:table-cell>
          <table:table-cell/>
          <table:table-cell office:value-type="float" office:value="1443146026.32477" calcext:value-type="float">
            <text:p>1443146026.32477</text:p>
          </table:table-cell>
          <table:table-cell table:formula="of:=[.G294]-[.$B$2]" office:value-type="float" office:value="26.3245904445648" calcext:value-type="float">
            <text:p>26.3245904446</text:p>
          </table:table-cell>
          <table:table-cell table:formula="of:=[.C294]/([.H294]-[.H293])" office:value-type="float" office:value="108999.321919704" calcext:value-type="float">
            <text:p>108999.321919704</text:p>
          </table:table-cell>
          <table:table-cell table:formula="of:=[.G294]-[.$B294]" office:value-type="float" office:value="0.233807325363159" calcext:value-type="float">
            <text:p>0.233807325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026.13044" calcext:value-type="float">
            <text:p>1443146026.13044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302573680878" calcext:value-type="float">
            <text:p>26.1302573681</text:p>
          </table:table-cell>
          <table:table-cell table:formula="of:=[.C295]/([.D295]-[.D294])" office:value-type="float" office:value="109438.434470637" calcext:value-type="float">
            <text:p>109438.434470637</text:p>
          </table:table-cell>
          <table:table-cell/>
          <table:table-cell office:value-type="float" office:value="1443146026.36422" calcext:value-type="float">
            <text:p>1443146026.36422</text:p>
          </table:table-cell>
          <table:table-cell table:formula="of:=[.G295]-[.$B$2]" office:value-type="float" office:value="26.3640422821045" calcext:value-type="float">
            <text:p>26.3640422821</text:p>
          </table:table-cell>
          <table:table-cell table:formula="of:=[.C295]/([.H295]-[.H294])" office:value-type="float" office:value="109500.602998677" calcext:value-type="float">
            <text:p>109500.602998677</text:p>
          </table:table-cell>
          <table:table-cell table:formula="of:=[.G295]-[.$B295]" office:value-type="float" office:value="0.233784914016724" calcext:value-type="float">
            <text:p>0.23378491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026.16988" calcext:value-type="float">
            <text:p>1443146026.16988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96991920471" calcext:value-type="float">
            <text:p>26.169699192</text:p>
          </table:table-cell>
          <table:table-cell table:formula="of:=[.C296]/([.D296]-[.D295])" office:value-type="float" office:value="109528.403261783" calcext:value-type="float">
            <text:p>109528.403261783</text:p>
          </table:table-cell>
          <table:table-cell/>
          <table:table-cell office:value-type="float" office:value="1443146026.40353" calcext:value-type="float">
            <text:p>1443146026.40353</text:p>
          </table:table-cell>
          <table:table-cell table:formula="of:=[.G296]-[.$B$2]" office:value-type="float" office:value="26.403347492218" calcext:value-type="float">
            <text:p>26.4033474922</text:p>
          </table:table-cell>
          <table:table-cell table:formula="of:=[.C296]/([.H296]-[.H295])" office:value-type="float" office:value="109909.093158961" calcext:value-type="float">
            <text:p>109909.093158961</text:p>
          </table:table-cell>
          <table:table-cell table:formula="of:=[.G296]-[.$B296]" office:value-type="float" office:value="0.233648300170898" calcext:value-type="float">
            <text:p>0.233648300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026.2093" calcext:value-type="float">
            <text:p>1443146026.2093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9121465683" calcext:value-type="float">
            <text:p>26.2091214657</text:p>
          </table:table-cell>
          <table:table-cell table:formula="of:=[.C297]/([.D297]-[.D296])" office:value-type="float" office:value="109582.720669614" calcext:value-type="float">
            <text:p>109582.720669614</text:p>
          </table:table-cell>
          <table:table-cell/>
          <table:table-cell office:value-type="float" office:value="1443146026.44295" calcext:value-type="float">
            <text:p>1443146026.44295</text:p>
          </table:table-cell>
          <table:table-cell table:formula="of:=[.G297]-[.$B$2]" office:value-type="float" office:value="26.4427723884582" calcext:value-type="float">
            <text:p>26.4427723885</text:p>
          </table:table-cell>
          <table:table-cell table:formula="of:=[.C297]/([.H297]-[.H296])" office:value-type="float" office:value="109575.431059507" calcext:value-type="float">
            <text:p>109575.431059507</text:p>
          </table:table-cell>
          <table:table-cell table:formula="of:=[.G297]-[.$B297]" office:value-type="float" office:value="0.233650922775269" calcext:value-type="float">
            <text:p>0.233650922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026.2487" calcext:value-type="float">
            <text:p>1443146026.2487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85203742981" calcext:value-type="float">
            <text:p>26.2485203743</text:p>
          </table:table-cell>
          <table:table-cell table:formula="of:=[.C298]/([.D298]-[.D297])" office:value-type="float" office:value="109647.707305856" calcext:value-type="float">
            <text:p>109647.707305856</text:p>
          </table:table-cell>
          <table:table-cell/>
          <table:table-cell office:value-type="float" office:value="1443146026.4825" calcext:value-type="float">
            <text:p>1443146026.4825</text:p>
          </table:table-cell>
          <table:table-cell table:formula="of:=[.G298]-[.$B$2]" office:value-type="float" office:value="26.4823191165924" calcext:value-type="float">
            <text:p>26.4823191166</text:p>
          </table:table-cell>
          <table:table-cell table:formula="of:=[.C298]/([.H298]-[.H297])" office:value-type="float" office:value="109237.86122951" calcext:value-type="float">
            <text:p>109237.86122951</text:p>
          </table:table-cell>
          <table:table-cell table:formula="of:=[.G298]-[.$B298]" office:value-type="float" office:value="0.233798742294312" calcext:value-type="float">
            <text:p>0.233798742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026.28815" calcext:value-type="float">
            <text:p>1443146026.28815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79676818848" calcext:value-type="float">
            <text:p>26.2879676819</text:p>
          </table:table-cell>
          <table:table-cell table:formula="of:=[.C299]/([.D299]-[.D298])" office:value-type="float" office:value="109513.177559926" calcext:value-type="float">
            <text:p>109513.177559926</text:p>
          </table:table-cell>
          <table:table-cell/>
          <table:table-cell office:value-type="float" office:value="1443146026.49464" calcext:value-type="float">
            <text:p>1443146026.49464</text:p>
          </table:table-cell>
          <table:table-cell table:formula="of:=[.G299]-[.$B$2]" office:value-type="float" office:value="26.4944570064545" calcext:value-type="float">
            <text:p>26.4944570065</text:p>
          </table:table-cell>
          <table:table-cell table:formula="of:=[.C299]/([.H299]-[.H298])" office:value-type="float" office:value="355910.298173247" calcext:value-type="float">
            <text:p>355910.298173247</text:p>
          </table:table-cell>
          <table:table-cell table:formula="of:=[.G299]-[.$B299]" office:value-type="float" office:value="0.206489324569702" calcext:value-type="float">
            <text:p>0.206489324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026.32754" calcext:value-type="float">
            <text:p>1443146026.32754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73632526398" calcext:value-type="float">
            <text:p>26.3273632526</text:p>
          </table:table-cell>
          <table:table-cell table:formula="of:=[.C300]/([.D300]-[.D299])" office:value-type="float" office:value="109656.997403729" calcext:value-type="float">
            <text:p>109656.997403729</text:p>
          </table:table-cell>
          <table:table-cell/>
          <table:table-cell office:value-type="float" office:value="1443146026.52616" calcext:value-type="float">
            <text:p>1443146026.52616</text:p>
          </table:table-cell>
          <table:table-cell table:formula="of:=[.G300]-[.$B$2]" office:value-type="float" office:value="26.5259792804718" calcext:value-type="float">
            <text:p>26.5259792805</text:p>
          </table:table-cell>
          <table:table-cell table:formula="of:=[.C300]/([.H300]-[.H299])" office:value-type="float" office:value="137045.950353215" calcext:value-type="float">
            <text:p>137045.950353215</text:p>
          </table:table-cell>
          <table:table-cell table:formula="of:=[.G300]-[.$B300]" office:value-type="float" office:value="0.198616027832031" calcext:value-type="float">
            <text:p>0.198616027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026.36696" calcext:value-type="float">
            <text:p>1443146026.36696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67826652527" calcext:value-type="float">
            <text:p>26.3667826653</text:p>
          </table:table-cell>
          <table:table-cell table:formula="of:=[.C301]/([.D301]-[.D300])" office:value-type="float" office:value="109590.674077793" calcext:value-type="float">
            <text:p>109590.674077793</text:p>
          </table:table-cell>
          <table:table-cell/>
          <table:table-cell office:value-type="float" office:value="1443146026.60064" calcext:value-type="float">
            <text:p>1443146026.60064</text:p>
          </table:table-cell>
          <table:table-cell table:formula="of:=[.G301]-[.$B$2]" office:value-type="float" office:value="26.6004636287689" calcext:value-type="float">
            <text:p>26.6004636288</text:p>
          </table:table-cell>
          <table:table-cell table:formula="of:=[.C301]/([.H301]-[.H300])" office:value-type="float" office:value="57998.7621394962" calcext:value-type="float">
            <text:p>57998.7621394962</text:p>
          </table:table-cell>
          <table:table-cell table:formula="of:=[.G301]-[.$B301]" office:value-type="float" office:value="0.233680963516235" calcext:value-type="float">
            <text:p>0.233680963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026.40638" calcext:value-type="float">
            <text:p>1443146026.40638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61961174011" calcext:value-type="float">
            <text:p>26.4061961174</text:p>
          </table:table-cell>
          <table:table-cell table:formula="of:=[.C302]/([.D302]-[.D301])" office:value-type="float" office:value="109607.24738676" calcext:value-type="float">
            <text:p>109607.24738676</text:p>
          </table:table-cell>
          <table:table-cell/>
          <table:table-cell office:value-type="float" office:value="1443146026.64006" calcext:value-type="float">
            <text:p>1443146026.64006</text:p>
          </table:table-cell>
          <table:table-cell table:formula="of:=[.G302]-[.$B$2]" office:value-type="float" office:value="26.6398825645447" calcext:value-type="float">
            <text:p>26.6398825645</text:p>
          </table:table-cell>
          <table:table-cell table:formula="of:=[.C302]/([.H302]-[.H301])" office:value-type="float" office:value="109591.999758067" calcext:value-type="float">
            <text:p>109591.999758067</text:p>
          </table:table-cell>
          <table:table-cell table:formula="of:=[.G302]-[.$B302]" office:value-type="float" office:value="0.233686447143555" calcext:value-type="float">
            <text:p>0.233686447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026.44578" calcext:value-type="float">
            <text:p>1443146026.44578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56017017365" calcext:value-type="float">
            <text:p>26.4456017017</text:p>
          </table:table-cell>
          <table:table-cell table:formula="of:=[.C303]/([.D303]-[.D302])" office:value-type="float" office:value="109629.13183163" calcext:value-type="float">
            <text:p>109629.13183163</text:p>
          </table:table-cell>
          <table:table-cell/>
          <table:table-cell office:value-type="float" office:value="1443146026.67955" calcext:value-type="float">
            <text:p>1443146026.67955</text:p>
          </table:table-cell>
          <table:table-cell table:formula="of:=[.G303]-[.$B$2]" office:value-type="float" office:value="26.6793720722198" calcext:value-type="float">
            <text:p>26.6793720722</text:p>
          </table:table-cell>
          <table:table-cell table:formula="of:=[.C303]/([.H303]-[.H302])" office:value-type="float" office:value="109396.147339568" calcext:value-type="float">
            <text:p>109396.147339568</text:p>
          </table:table-cell>
          <table:table-cell table:formula="of:=[.G303]-[.$B303]" office:value-type="float" office:value="0.233770370483398" calcext:value-type="float">
            <text:p>0.233770370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026.4852" calcext:value-type="float">
            <text:p>1443146026.4852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50177764893" calcext:value-type="float">
            <text:p>26.4850177765</text:p>
          </table:table-cell>
          <table:table-cell table:formula="of:=[.C304]/([.D304]-[.D303])" office:value-type="float" office:value="109599.954513286" calcext:value-type="float">
            <text:p>109599.954513286</text:p>
          </table:table-cell>
          <table:table-cell/>
          <table:table-cell office:value-type="float" office:value="1443146026.71892" calcext:value-type="float">
            <text:p>1443146026.71892</text:p>
          </table:table-cell>
          <table:table-cell table:formula="of:=[.G304]-[.$B$2]" office:value-type="float" office:value="26.7187414169312" calcext:value-type="float">
            <text:p>26.7187414169</text:p>
          </table:table-cell>
          <table:table-cell table:formula="of:=[.C304]/([.H304]-[.H303])" office:value-type="float" office:value="109730.045843502" calcext:value-type="float">
            <text:p>109730.045843502</text:p>
          </table:table-cell>
          <table:table-cell table:formula="of:=[.G304]-[.$B304]" office:value-type="float" office:value="0.233723640441895" calcext:value-type="float">
            <text:p>0.233723640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026.52461" calcext:value-type="float">
            <text:p>1443146026.52461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44297981262" calcext:value-type="float">
            <text:p>26.5244297981</text:p>
          </table:table-cell>
          <table:table-cell table:formula="of:=[.C305]/([.D305]-[.D304])" office:value-type="float" office:value="109611.225726834" calcext:value-type="float">
            <text:p>109611.225726834</text:p>
          </table:table-cell>
          <table:table-cell/>
          <table:table-cell office:value-type="float" office:value="1443146026.75833" calcext:value-type="float">
            <text:p>1443146026.75833</text:p>
          </table:table-cell>
          <table:table-cell table:formula="of:=[.G305]-[.$B$2]" office:value-type="float" office:value="26.7581517696381" calcext:value-type="float">
            <text:p>26.7581517696</text:p>
          </table:table-cell>
          <table:table-cell table:formula="of:=[.C305]/([.H305]-[.H304])" office:value-type="float" office:value="109615.867488612" calcext:value-type="float">
            <text:p>109615.867488612</text:p>
          </table:table-cell>
          <table:table-cell table:formula="of:=[.G305]-[.$B305]" office:value-type="float" office:value="0.233721971511841" calcext:value-type="float">
            <text:p>0.233721971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026.56401" calcext:value-type="float">
            <text:p>1443146026.56401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38308525085" calcext:value-type="float">
            <text:p>26.5638308525</text:p>
          </table:table-cell>
          <table:table-cell table:formula="of:=[.C306]/([.D306]-[.D305])" office:value-type="float" office:value="109641.73593126" calcext:value-type="float">
            <text:p>109641.73593126</text:p>
          </table:table-cell>
          <table:table-cell/>
          <table:table-cell office:value-type="float" office:value="1443146026.79774" calcext:value-type="float">
            <text:p>1443146026.79774</text:p>
          </table:table-cell>
          <table:table-cell table:formula="of:=[.G306]-[.$B$2]" office:value-type="float" office:value="26.7975628376007" calcext:value-type="float">
            <text:p>26.7975628376</text:p>
          </table:table-cell>
          <table:table-cell table:formula="of:=[.C306]/([.H306]-[.H305])" office:value-type="float" office:value="109613.878113997" calcext:value-type="float">
            <text:p>109613.878113997</text:p>
          </table:table-cell>
          <table:table-cell table:formula="of:=[.G306]-[.$B306]" office:value-type="float" office:value="0.233731985092163" calcext:value-type="float">
            <text:p>0.233731985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026.60343" calcext:value-type="float">
            <text:p>1443146026.60343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32464504242" calcext:value-type="float">
            <text:p>26.6032464504</text:p>
          </table:table-cell>
          <table:table-cell table:formula="of:=[.C307]/([.D307]-[.D306])" office:value-type="float" office:value="109601.280418096" calcext:value-type="float">
            <text:p>109601.280418096</text:p>
          </table:table-cell>
          <table:table-cell/>
          <table:table-cell office:value-type="float" office:value="1443146026.8371" calcext:value-type="float">
            <text:p>1443146026.8371</text:p>
          </table:table-cell>
          <table:table-cell table:formula="of:=[.G307]-[.$B$2]" office:value-type="float" office:value="26.8369214534759" calcext:value-type="float">
            <text:p>26.8369214535</text:p>
          </table:table-cell>
          <table:table-cell table:formula="of:=[.C307]/([.H307]-[.H306])" office:value-type="float" office:value="109759.957354527" calcext:value-type="float">
            <text:p>109759.957354527</text:p>
          </table:table-cell>
          <table:table-cell table:formula="of:=[.G307]-[.$B307]" office:value-type="float" office:value="0.233675003051758" calcext:value-type="float">
            <text:p>0.233675003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026.64284" calcext:value-type="float">
            <text:p>1443146026.64284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26637172699" calcext:value-type="float">
            <text:p>26.6426637173</text:p>
          </table:table-cell>
          <table:table-cell table:formula="of:=[.C308]/([.D308]-[.D307])" office:value-type="float" office:value="109596.639891609" calcext:value-type="float">
            <text:p>109596.639891609</text:p>
          </table:table-cell>
          <table:table-cell/>
          <table:table-cell office:value-type="float" office:value="1443146026.87667" calcext:value-type="float">
            <text:p>1443146026.87667</text:p>
          </table:table-cell>
          <table:table-cell table:formula="of:=[.G308]-[.$B$2]" office:value-type="float" office:value="26.8764865398407" calcext:value-type="float">
            <text:p>26.8764865398</text:p>
          </table:table-cell>
          <table:table-cell table:formula="of:=[.C308]/([.H308]-[.H307])" office:value-type="float" office:value="109187.174777641" calcext:value-type="float">
            <text:p>109187.174777641</text:p>
          </table:table-cell>
          <table:table-cell table:formula="of:=[.G308]-[.$B308]" office:value-type="float" office:value="0.233822822570801" calcext:value-type="float">
            <text:p>0.233822822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026.68226" calcext:value-type="float">
            <text:p>1443146026.68226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20819377899" calcext:value-type="float">
            <text:p>26.6820819378</text:p>
          </table:table-cell>
          <table:table-cell table:formula="of:=[.C309]/([.D309]-[.D308])" office:value-type="float" office:value="109593.988338616" calcext:value-type="float">
            <text:p>109593.988338616</text:p>
          </table:table-cell>
          <table:table-cell/>
          <table:table-cell office:value-type="float" office:value="1443146026.91595" calcext:value-type="float">
            <text:p>1443146026.91595</text:p>
          </table:table-cell>
          <table:table-cell table:formula="of:=[.G309]-[.$B$2]" office:value-type="float" office:value="26.915771484375" calcext:value-type="float">
            <text:p>26.9157714844</text:p>
          </table:table-cell>
          <table:table-cell table:formula="of:=[.C309]/([.H309]-[.H308])" office:value-type="float" office:value="109965.790997311" calcext:value-type="float">
            <text:p>109965.790997311</text:p>
          </table:table-cell>
          <table:table-cell table:formula="of:=[.G309]-[.$B309]" office:value-type="float" office:value="0.233689546585083" calcext:value-type="float">
            <text:p>0.233689546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026.72168" calcext:value-type="float">
            <text:p>1443146026.72168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1498966217" calcext:value-type="float">
            <text:p>26.7214989662</text:p>
          </table:table-cell>
          <table:table-cell table:formula="of:=[.C310]/([.D310]-[.D309])" office:value-type="float" office:value="109597.302799906" calcext:value-type="float">
            <text:p>109597.302799906</text:p>
          </table:table-cell>
          <table:table-cell/>
          <table:table-cell office:value-type="float" office:value="1443146026.95557" calcext:value-type="float">
            <text:p>1443146026.95557</text:p>
          </table:table-cell>
          <table:table-cell table:formula="of:=[.G310]-[.$B$2]" office:value-type="float" office:value="26.9553918838501" calcext:value-type="float">
            <text:p>26.9553918839</text:p>
          </table:table-cell>
          <table:table-cell table:formula="of:=[.C310]/([.H310]-[.H309])" office:value-type="float" office:value="109034.741124082" calcext:value-type="float">
            <text:p>109034.741124082</text:p>
          </table:table-cell>
          <table:table-cell table:formula="of:=[.G310]-[.$B310]" office:value-type="float" office:value="0.233892917633057" calcext:value-type="float">
            <text:p>0.233892917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026.76109" calcext:value-type="float">
            <text:p>1443146026.76109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609131336212" calcext:value-type="float">
            <text:p>26.7609131336</text:p>
          </table:table-cell>
          <table:table-cell table:formula="of:=[.C311]/([.D311]-[.D310])" office:value-type="float" office:value="109605.258325016" calcext:value-type="float">
            <text:p>109605.258325016</text:p>
          </table:table-cell>
          <table:table-cell/>
          <table:table-cell office:value-type="float" office:value="1443146026.99484" calcext:value-type="float">
            <text:p>1443146026.99484</text:p>
          </table:table-cell>
          <table:table-cell table:formula="of:=[.G311]-[.$B$2]" office:value-type="float" office:value="26.9946625232697" calcext:value-type="float">
            <text:p>26.9946625233</text:p>
          </table:table-cell>
          <table:table-cell table:formula="of:=[.C311]/([.H311]-[.H310])" office:value-type="float" office:value="110005.848232987" calcext:value-type="float">
            <text:p>110005.848232987</text:p>
          </table:table-cell>
          <table:table-cell table:formula="of:=[.G311]-[.$B311]" office:value-type="float" office:value="0.233749389648437" calcext:value-type="float">
            <text:p>0.233749389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026.80051" calcext:value-type="float">
            <text:p>1443146026.80051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8003296852112" calcext:value-type="float">
            <text:p>26.8003296852</text:p>
          </table:table-cell>
          <table:table-cell table:formula="of:=[.C312]/([.D312]-[.D311])" office:value-type="float" office:value="109598.628640556" calcext:value-type="float">
            <text:p>109598.628640556</text:p>
          </table:table-cell>
          <table:table-cell/>
          <table:table-cell office:value-type="float" office:value="1443146030.01042" calcext:value-type="float">
            <text:p>1443146030.01042</text:p>
          </table:table-cell>
          <table:table-cell table:formula="of:=[.G312]-[.$B$2]" office:value-type="float" office:value="30.0102391242981" calcext:value-type="float">
            <text:p>30.0102391243</text:p>
          </table:table-cell>
          <table:table-cell table:formula="of:=[.C312]/([.H312]-[.H311])" office:value-type="float" office:value="1432.56185186166" calcext:value-type="float">
            <text:p>1432.5618518617</text:p>
          </table:table-cell>
          <table:table-cell table:formula="of:=[.G312]-[.$B312]" office:value-type="float" office:value="3.20990943908691" calcext:value-type="float">
            <text:p>3.209909439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026.83993" calcext:value-type="float">
            <text:p>1443146026.83993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97483825684" calcext:value-type="float">
            <text:p>26.8397483826</text:p>
          </table:table-cell>
          <table:table-cell table:formula="of:=[.C313]/([.D313]-[.D312])" office:value-type="float" office:value="109592.662610231" calcext:value-type="float">
            <text:p>109592.662610231</text:p>
          </table:table-cell>
          <table:table-cell/>
          <table:table-cell office:value-type="float" office:value="1443146030.5956" calcext:value-type="float">
            <text:p>1443146030.5956</text:p>
          </table:table-cell>
          <table:table-cell table:formula="of:=[.G313]-[.$B$2]" office:value-type="float" office:value="30.5954165458679" calcext:value-type="float">
            <text:p>30.5954165459</text:p>
          </table:table-cell>
          <table:table-cell table:formula="of:=[.C313]/([.H313]-[.H312])" office:value-type="float" office:value="7382.37642254031" calcext:value-type="float">
            <text:p>7382.3764225403</text:p>
          </table:table-cell>
          <table:table-cell table:formula="of:=[.G313]-[.$B313]" office:value-type="float" office:value="3.75566816329956" calcext:value-type="float">
            <text:p>3.755668163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026.87935" calcext:value-type="float">
            <text:p>1443146026.87935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91708946228" calcext:value-type="float">
            <text:p>26.8791708946</text:p>
          </table:table-cell>
          <table:table-cell table:formula="of:=[.C314]/([.D314]-[.D313])" office:value-type="float" office:value="109582.057937708" calcext:value-type="float">
            <text:p>109582.057937708</text:p>
          </table:table-cell>
          <table:table-cell/>
          <table:table-cell office:value-type="float" office:value="1443146030.61374" calcext:value-type="float">
            <text:p>1443146030.61374</text:p>
          </table:table-cell>
          <table:table-cell table:formula="of:=[.G314]-[.$B$2]" office:value-type="float" office:value="30.613555431366" calcext:value-type="float">
            <text:p>30.6135554314</text:p>
          </table:table-cell>
          <table:table-cell table:formula="of:=[.C314]/([.H314]-[.H313])" office:value-type="float" office:value="238162.372239748" calcext:value-type="float">
            <text:p>238162.372239748</text:p>
          </table:table-cell>
          <table:table-cell table:formula="of:=[.G314]-[.$B314]" office:value-type="float" office:value="3.73438453674316" calcext:value-type="float">
            <text:p>3.734384536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026.91876" calcext:value-type="float">
            <text:p>1443146026.91876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85757637024" calcext:value-type="float">
            <text:p>26.9185757637</text:p>
          </table:table-cell>
          <table:table-cell table:formula="of:=[.C315]/([.D315]-[.D314])" office:value-type="float" office:value="109631.121759965" calcext:value-type="float">
            <text:p>109631.121759965</text:p>
          </table:table-cell>
          <table:table-cell/>
          <table:table-cell office:value-type="float" office:value="1443146030.63187" calcext:value-type="float">
            <text:p>1443146030.63187</text:p>
          </table:table-cell>
          <table:table-cell table:formula="of:=[.G315]-[.$B$2]" office:value-type="float" office:value="30.6316869258881" calcext:value-type="float">
            <text:p>30.6316869259</text:p>
          </table:table-cell>
          <table:table-cell table:formula="of:=[.C315]/([.H315]-[.H314])" office:value-type="float" office:value="238259.454825178" calcext:value-type="float">
            <text:p>238259.454825178</text:p>
          </table:table-cell>
          <table:table-cell table:formula="of:=[.G315]-[.$B315]" office:value-type="float" office:value="3.71311116218567" calcext:value-type="float">
            <text:p>3.713111162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026.95821" calcext:value-type="float">
            <text:p>1443146026.95821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80247402191" calcext:value-type="float">
            <text:p>26.9580247402</text:p>
          </table:table-cell>
          <table:table-cell table:formula="of:=[.C316]/([.D316]-[.D315])" office:value-type="float" office:value="109508.544490847" calcext:value-type="float">
            <text:p>109508.544490847</text:p>
          </table:table-cell>
          <table:table-cell/>
          <table:table-cell office:value-type="float" office:value="1443146030.65865" calcext:value-type="float">
            <text:p>1443146030.65865</text:p>
          </table:table-cell>
          <table:table-cell table:formula="of:=[.G316]-[.$B$2]" office:value-type="float" office:value="30.6584694385529" calcext:value-type="float">
            <text:p>30.6584694386</text:p>
          </table:table-cell>
          <table:table-cell table:formula="of:=[.C316]/([.H316]-[.H315])" office:value-type="float" office:value="161299.279648192" calcext:value-type="float">
            <text:p>161299.279648192</text:p>
          </table:table-cell>
          <table:table-cell table:formula="of:=[.G316]-[.$B316]" office:value-type="float" office:value="3.70044469833374" calcext:value-type="float">
            <text:p>3.700444698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026.99765" calcext:value-type="float">
            <text:p>1443146026.99765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74660873413" calcext:value-type="float">
            <text:p>26.9974660873</text:p>
          </table:table-cell>
          <table:table-cell table:formula="of:=[.C317]/([.D317]-[.D316])" office:value-type="float" office:value="109529.727435939" calcext:value-type="float">
            <text:p>109529.727435939</text:p>
          </table:table-cell>
          <table:table-cell/>
          <table:table-cell office:value-type="float" office:value="1443146030.70741" calcext:value-type="float">
            <text:p>1443146030.70741</text:p>
          </table:table-cell>
          <table:table-cell table:formula="of:=[.G317]-[.$B$2]" office:value-type="float" office:value="30.7072250843048" calcext:value-type="float">
            <text:p>30.7072250843</text:p>
          </table:table-cell>
          <table:table-cell table:formula="of:=[.C317]/([.H317]-[.H316])" office:value-type="float" office:value="88605.1232297942" calcext:value-type="float">
            <text:p>88605.1232297942</text:p>
          </table:table-cell>
          <table:table-cell table:formula="of:=[.G317]-[.$B317]" office:value-type="float" office:value="3.7097589969635" calcext:value-type="float">
            <text:p>3.70975899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040.05091" calcext:value-type="float">
            <text:p>1443146040.05091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507271289825" calcext:value-type="float">
            <text:p>40.050727129</text:p>
          </table:table-cell>
          <table:table-cell table:formula="of:=[.C318]/([.D318]-[.D317])" office:value-type="float" office:value="330.951781797572" calcext:value-type="float">
            <text:p>330.9517817976</text:p>
          </table:table-cell>
          <table:table-cell/>
          <table:table-cell office:value-type="float" office:value="1443146040.24958" calcext:value-type="float">
            <text:p>1443146040.24958</text:p>
          </table:table-cell>
          <table:table-cell table:formula="of:=[.G318]-[.$B$2]" office:value-type="float" office:value="40.2493982315063" calcext:value-type="float">
            <text:p>40.2493982315</text:p>
          </table:table-cell>
          <table:table-cell table:formula="of:=[.C318]/([.H318]-[.H317])" office:value-type="float" office:value="452.727060529911" calcext:value-type="float">
            <text:p>452.7270605299</text:p>
          </table:table-cell>
          <table:table-cell table:formula="of:=[.G318]-[.$B318]" office:value-type="float" office:value="0.198671102523804" calcext:value-type="float">
            <text:p>0.198671102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040.10507" calcext:value-type="float">
            <text:p>1443146040.10507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48927307129" calcext:value-type="float">
            <text:p>40.1048927307</text:p>
          </table:table-cell>
          <table:table-cell table:formula="of:=[.C319]/([.D319]-[.D318])" office:value-type="float" office:value="79755.4141742265" calcext:value-type="float">
            <text:p>79755.4141742265</text:p>
          </table:table-cell>
          <table:table-cell/>
          <table:table-cell office:value-type="float" office:value="1443146040.35313" calcext:value-type="float">
            <text:p>1443146040.35313</text:p>
          </table:table-cell>
          <table:table-cell table:formula="of:=[.G319]-[.$B$2]" office:value-type="float" office:value="40.3529515266419" calcext:value-type="float">
            <text:p>40.3529515266</text:p>
          </table:table-cell>
          <table:table-cell table:formula="of:=[.C319]/([.H319]-[.H318])" office:value-type="float" office:value="41717.6488140463" calcext:value-type="float">
            <text:p>41717.6488140463</text:p>
          </table:table-cell>
          <table:table-cell table:formula="of:=[.G319]-[.$B319]" office:value-type="float" office:value="0.248058795928955" calcext:value-type="float">
            <text:p>0.248058795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040.15922" calcext:value-type="float">
            <text:p>1443146040.15922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90349674225" calcext:value-type="float">
            <text:p>40.1590349674</text:p>
          </table:table-cell>
          <table:table-cell table:formula="of:=[.C320]/([.D320]-[.D319])" office:value-type="float" office:value="79789.8325326194" calcext:value-type="float">
            <text:p>79789.8325326194</text:p>
          </table:table-cell>
          <table:table-cell/>
          <table:table-cell office:value-type="float" office:value="1443146040.37126" calcext:value-type="float">
            <text:p>1443146040.37126</text:p>
          </table:table-cell>
          <table:table-cell table:formula="of:=[.G320]-[.$B$2]" office:value-type="float" office:value="40.3710803985596" calcext:value-type="float">
            <text:p>40.3710803986</text:p>
          </table:table-cell>
          <table:table-cell table:formula="of:=[.C320]/([.H320]-[.H319])" office:value-type="float" office:value="238293.922512428" calcext:value-type="float">
            <text:p>238293.922512428</text:p>
          </table:table-cell>
          <table:table-cell table:formula="of:=[.G320]-[.$B320]" office:value-type="float" office:value="0.212045431137085" calcext:value-type="float">
            <text:p>0.212045431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040.21336" calcext:value-type="float">
            <text:p>1443146040.21336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31743431091" calcext:value-type="float">
            <text:p>40.2131743431</text:p>
          </table:table-cell>
          <table:table-cell table:formula="of:=[.C321]/([.D321]-[.D320])" office:value-type="float" office:value="79794.0490670566" calcext:value-type="float">
            <text:p>79794.0490670566</text:p>
          </table:table-cell>
          <table:table-cell/>
          <table:table-cell office:value-type="float" office:value="1443146040.46136" calcext:value-type="float">
            <text:p>1443146040.46136</text:p>
          </table:table-cell>
          <table:table-cell table:formula="of:=[.G321]-[.$B$2]" office:value-type="float" office:value="40.4611830711365" calcext:value-type="float">
            <text:p>40.4611830711</text:p>
          </table:table-cell>
          <table:table-cell table:formula="of:=[.C321]/([.H321]-[.H320])" office:value-type="float" office:value="47945.3036902185" calcext:value-type="float">
            <text:p>47945.3036902185</text:p>
          </table:table-cell>
          <table:table-cell table:formula="of:=[.G321]-[.$B321]" office:value-type="float" office:value="0.248008728027344" calcext:value-type="float">
            <text:p>0.24800872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040.2675" calcext:value-type="float">
            <text:p>1443146040.2675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73192024231" calcext:value-type="float">
            <text:p>40.2673192024</text:p>
          </table:table-cell>
          <table:table-cell table:formula="of:=[.C322]/([.D322]-[.D321])" office:value-type="float" office:value="79785.9677675033" calcext:value-type="float">
            <text:p>79785.9677675033</text:p>
          </table:table-cell>
          <table:table-cell/>
          <table:table-cell office:value-type="float" office:value="1443146040.51547" calcext:value-type="float">
            <text:p>1443146040.51547</text:p>
          </table:table-cell>
          <table:table-cell table:formula="of:=[.G322]-[.$B$2]" office:value-type="float" office:value="40.5152926445007" calcext:value-type="float">
            <text:p>40.5152926445</text:p>
          </table:table-cell>
          <table:table-cell table:formula="of:=[.C322]/([.H322]-[.H321])" office:value-type="float" office:value="79837.9978145158" calcext:value-type="float">
            <text:p>79837.9978145158</text:p>
          </table:table-cell>
          <table:table-cell table:formula="of:=[.G322]-[.$B322]" office:value-type="float" office:value="0.247973442077637" calcext:value-type="float">
            <text:p>0.247973442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040.32164" calcext:value-type="float">
            <text:p>1443146040.32164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214635848999" calcext:value-type="float">
            <text:p>40.3214635849</text:p>
          </table:table-cell>
          <table:table-cell table:formula="of:=[.C323]/([.D323]-[.D322])" office:value-type="float" office:value="79786.6704242222" calcext:value-type="float">
            <text:p>79786.6704242222</text:p>
          </table:table-cell>
          <table:table-cell/>
          <table:table-cell office:value-type="float" office:value="1443146040.56962" calcext:value-type="float">
            <text:p>1443146040.56962</text:p>
          </table:table-cell>
          <table:table-cell table:formula="of:=[.G323]-[.$B$2]" office:value-type="float" office:value="40.5694408416748" calcext:value-type="float">
            <text:p>40.5694408417</text:p>
          </table:table-cell>
          <table:table-cell table:formula="of:=[.C323]/([.H323]-[.H322])" office:value-type="float" office:value="79781.0495169827" calcext:value-type="float">
            <text:p>79781.0495169827</text:p>
          </table:table-cell>
          <table:table-cell table:formula="of:=[.G323]-[.$B323]" office:value-type="float" office:value="0.247977256774902" calcext:value-type="float">
            <text:p>0.247977256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040.37581" calcext:value-type="float">
            <text:p>1443146040.37581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56260871887" calcext:value-type="float">
            <text:p>40.3756260872</text:p>
          </table:table-cell>
          <table:table-cell table:formula="of:=[.C324]/([.D324]-[.D323])" office:value-type="float" office:value="79759.9781665155" calcext:value-type="float">
            <text:p>79759.9781665155</text:p>
          </table:table-cell>
          <table:table-cell/>
          <table:table-cell office:value-type="float" office:value="1443146040.62383" calcext:value-type="float">
            <text:p>1443146040.62383</text:p>
          </table:table-cell>
          <table:table-cell table:formula="of:=[.G324]-[.$B$2]" office:value-type="float" office:value="40.623651266098" calcext:value-type="float">
            <text:p>40.6236512661</text:p>
          </table:table-cell>
          <table:table-cell table:formula="of:=[.C324]/([.H324]-[.H323])" office:value-type="float" office:value="79689.4701704233" calcext:value-type="float">
            <text:p>79689.4701704233</text:p>
          </table:table-cell>
          <table:table-cell table:formula="of:=[.G324]-[.$B324]" office:value-type="float" office:value="0.248025178909302" calcext:value-type="float">
            <text:p>0.248025178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040.42995" calcext:value-type="float">
            <text:p>1443146040.42995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9771900177" calcext:value-type="float">
            <text:p>40.4297719002</text:p>
          </table:table-cell>
          <table:table-cell table:formula="of:=[.C325]/([.D325]-[.D324])" office:value-type="float" office:value="79784.5624911935" calcext:value-type="float">
            <text:p>79784.5624911935</text:p>
          </table:table-cell>
          <table:table-cell/>
          <table:table-cell office:value-type="float" office:value="1443146040.67795" calcext:value-type="float">
            <text:p>1443146040.67795</text:p>
          </table:table-cell>
          <table:table-cell table:formula="of:=[.G325]-[.$B$2]" office:value-type="float" office:value="40.6777710914612" calcext:value-type="float">
            <text:p>40.6777710915</text:p>
          </table:table-cell>
          <table:table-cell table:formula="of:=[.C325]/([.H325]-[.H324])" office:value-type="float" office:value="79822.8739840085" calcext:value-type="float">
            <text:p>79822.8739840085</text:p>
          </table:table-cell>
          <table:table-cell table:formula="of:=[.G325]-[.$B325]" office:value-type="float" office:value="0.24799919128418" calcext:value-type="float">
            <text:p>0.247999191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040.4841" calcext:value-type="float">
            <text:p>1443146040.4841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3921289444" calcext:value-type="float">
            <text:p>40.4839212894</text:p>
          </table:table-cell>
          <table:table-cell table:formula="of:=[.C326]/([.D326]-[.D325])" office:value-type="float" office:value="79779.2931458839" calcext:value-type="float">
            <text:p>79779.2931458839</text:p>
          </table:table-cell>
          <table:table-cell/>
          <table:table-cell office:value-type="float" office:value="1443146040.73207" calcext:value-type="float">
            <text:p>1443146040.73207</text:p>
          </table:table-cell>
          <table:table-cell table:formula="of:=[.G326]-[.$B$2]" office:value-type="float" office:value="40.7318863868713" calcext:value-type="float">
            <text:p>40.7318863869</text:p>
          </table:table-cell>
          <table:table-cell table:formula="of:=[.C326]/([.H326]-[.H325])" office:value-type="float" office:value="79829.5559001833" calcext:value-type="float">
            <text:p>79829.5559001833</text:p>
          </table:table-cell>
          <table:table-cell table:formula="of:=[.G326]-[.$B326]" office:value-type="float" office:value="0.247965097427368" calcext:value-type="float">
            <text:p>0.247965097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040.53826" calcext:value-type="float">
            <text:p>1443146040.53826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80744934082" calcext:value-type="float">
            <text:p>40.5380744934</text:p>
          </table:table-cell>
          <table:table-cell table:formula="of:=[.C327]/([.D327]-[.D326])" office:value-type="float" office:value="79773.6732780065" calcext:value-type="float">
            <text:p>79773.6732780065</text:p>
          </table:table-cell>
          <table:table-cell/>
          <table:table-cell office:value-type="float" office:value="1443146040.78621" calcext:value-type="float">
            <text:p>1443146040.78621</text:p>
          </table:table-cell>
          <table:table-cell table:formula="of:=[.G327]-[.$B$2]" office:value-type="float" office:value="40.7860295772553" calcext:value-type="float">
            <text:p>40.7860295773</text:p>
          </table:table-cell>
          <table:table-cell table:formula="of:=[.C327]/([.H327]-[.H326])" office:value-type="float" office:value="79788.4271201666" calcext:value-type="float">
            <text:p>79788.4271201666</text:p>
          </table:table-cell>
          <table:table-cell table:formula="of:=[.G327]-[.$B327]" office:value-type="float" office:value="0.247955083847046" calcext:value-type="float">
            <text:p>0.247955083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040.59241" calcext:value-type="float">
            <text:p>1443146040.59241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22284126282" calcext:value-type="float">
            <text:p>40.5922284126</text:p>
          </table:table-cell>
          <table:table-cell table:formula="of:=[.C328]/([.D328]-[.D327])" office:value-type="float" office:value="79772.6196409231" calcext:value-type="float">
            <text:p>79772.6196409231</text:p>
          </table:table-cell>
          <table:table-cell/>
          <table:table-cell office:value-type="float" office:value="1443146040.84042" calcext:value-type="float">
            <text:p>1443146040.84042</text:p>
          </table:table-cell>
          <table:table-cell table:formula="of:=[.G328]-[.$B$2]" office:value-type="float" office:value="40.8402380943298" calcext:value-type="float">
            <text:p>40.8402380943</text:p>
          </table:table-cell>
          <table:table-cell table:formula="of:=[.C328]/([.H328]-[.H327])" office:value-type="float" office:value="79692.274076713" calcext:value-type="float">
            <text:p>79692.274076713</text:p>
          </table:table-cell>
          <table:table-cell table:formula="of:=[.G328]-[.$B328]" office:value-type="float" office:value="0.24800968170166" calcext:value-type="float">
            <text:p>0.248009681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040.64655" calcext:value-type="float">
            <text:p>1443146040.64655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63644504547" calcext:value-type="float">
            <text:p>40.6463644505</text:p>
          </table:table-cell>
          <table:table-cell table:formula="of:=[.C329]/([.D329]-[.D328])" office:value-type="float" office:value="79798.9689205199" calcext:value-type="float">
            <text:p>79798.9689205199</text:p>
          </table:table-cell>
          <table:table-cell/>
          <table:table-cell office:value-type="float" office:value="1443146040.85856" calcext:value-type="float">
            <text:p>1443146040.85856</text:p>
          </table:table-cell>
          <table:table-cell table:formula="of:=[.G329]-[.$B$2]" office:value-type="float" office:value="40.8583824634552" calcext:value-type="float">
            <text:p>40.8583824635</text:p>
          </table:table-cell>
          <table:table-cell table:formula="of:=[.C329]/([.H329]-[.H328])" office:value-type="float" office:value="238090.394333995" calcext:value-type="float">
            <text:p>238090.394333995</text:p>
          </table:table-cell>
          <table:table-cell table:formula="of:=[.G329]-[.$B329]" office:value-type="float" office:value="0.212018013000488" calcext:value-type="float">
            <text:p>0.21201801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040.70069" calcext:value-type="float">
            <text:p>1443146040.70069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7005112171173" calcext:value-type="float">
            <text:p>40.7005112171</text:p>
          </table:table-cell>
          <table:table-cell table:formula="of:=[.C330]/([.D330]-[.D329])" office:value-type="float" office:value="79783.1572643852" calcext:value-type="float">
            <text:p>79783.1572643852</text:p>
          </table:table-cell>
          <table:table-cell/>
          <table:table-cell office:value-type="float" office:value="1443146040.94865" calcext:value-type="float">
            <text:p>1443146040.94865</text:p>
          </table:table-cell>
          <table:table-cell table:formula="of:=[.G330]-[.$B$2]" office:value-type="float" office:value="40.9484732151032" calcext:value-type="float">
            <text:p>40.9484732151</text:p>
          </table:table-cell>
          <table:table-cell table:formula="of:=[.C330]/([.H330]-[.H329])" office:value-type="float" office:value="47951.6478770364" calcext:value-type="float">
            <text:p>47951.6478770364</text:p>
          </table:table-cell>
          <table:table-cell table:formula="of:=[.G330]-[.$B330]" office:value-type="float" office:value="0.24796199798584" calcext:value-type="float">
            <text:p>0.24796199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040.75486" calcext:value-type="float">
            <text:p>1443146040.75486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46761035919" calcext:value-type="float">
            <text:p>40.7546761036</text:p>
          </table:table-cell>
          <table:table-cell table:formula="of:=[.C331]/([.D331]-[.D330])" office:value-type="float" office:value="79756.4673568561" calcext:value-type="float">
            <text:p>79756.4673568561</text:p>
          </table:table-cell>
          <table:table-cell/>
          <table:table-cell office:value-type="float" office:value="1443146041.0028" calcext:value-type="float">
            <text:p>1443146041.0028</text:p>
          </table:table-cell>
          <table:table-cell table:formula="of:=[.G331]-[.$B$2]" office:value-type="float" office:value="41.002623796463" calcext:value-type="float">
            <text:p>41.0026237965</text:p>
          </table:table-cell>
          <table:table-cell table:formula="of:=[.C331]/([.H331]-[.H330])" office:value-type="float" office:value="79777.536852116" calcext:value-type="float">
            <text:p>79777.536852116</text:p>
          </table:table-cell>
          <table:table-cell table:formula="of:=[.G331]-[.$B331]" office:value-type="float" office:value="0.247947692871094" calcext:value-type="float">
            <text:p>0.247947692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040.80901" calcext:value-type="float">
            <text:p>1443146040.80901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88254928589" calcext:value-type="float">
            <text:p>40.8088254929</text:p>
          </table:table-cell>
          <table:table-cell table:formula="of:=[.C332]/([.D332]-[.D331])" office:value-type="float" office:value="79779.2931458839" calcext:value-type="float">
            <text:p>79779.2931458839</text:p>
          </table:table-cell>
          <table:table-cell/>
          <table:table-cell office:value-type="float" office:value="1443146041.05703" calcext:value-type="float">
            <text:p>1443146041.05703</text:p>
          </table:table-cell>
          <table:table-cell table:formula="of:=[.G332]-[.$B$2]" office:value-type="float" office:value="41.0568459033966" calcext:value-type="float">
            <text:p>41.0568459034</text:p>
          </table:table-cell>
          <table:table-cell table:formula="of:=[.C332]/([.H332]-[.H331])" office:value-type="float" office:value="79672.3005487547" calcext:value-type="float">
            <text:p>79672.3005487547</text:p>
          </table:table-cell>
          <table:table-cell table:formula="of:=[.G332]-[.$B332]" office:value-type="float" office:value="0.24802041053772" calcext:value-type="float">
            <text:p>0.248020410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040.86315" calcext:value-type="float">
            <text:p>1443146040.86315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29717826843" calcext:value-type="float">
            <text:p>40.8629717827</text:p>
          </table:table-cell>
          <table:table-cell table:formula="of:=[.C333]/([.D333]-[.D332])" office:value-type="float" office:value="79783.8598716018" calcext:value-type="float">
            <text:p>79783.8598716018</text:p>
          </table:table-cell>
          <table:table-cell/>
          <table:table-cell office:value-type="float" office:value="1443146041.1112" calcext:value-type="float">
            <text:p>1443146041.1112</text:p>
          </table:table-cell>
          <table:table-cell table:formula="of:=[.G333]-[.$B$2]" office:value-type="float" office:value="41.1110186576843" calcext:value-type="float">
            <text:p>41.1110186577</text:p>
          </table:table-cell>
          <table:table-cell table:formula="of:=[.C333]/([.H333]-[.H332])" office:value-type="float" office:value="79744.8838775268" calcext:value-type="float">
            <text:p>79744.8838775268</text:p>
          </table:table-cell>
          <table:table-cell table:formula="of:=[.G333]-[.$B333]" office:value-type="float" office:value="0.248046875" calcext:value-type="float">
            <text:p>0.24804687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040.9173" calcext:value-type="float">
            <text:p>1443146040.9173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71164035797" calcext:value-type="float">
            <text:p>40.9171164036</text:p>
          </table:table-cell>
          <table:table-cell table:formula="of:=[.C334]/([.D334]-[.D333])" office:value-type="float" office:value="79786.3190943157" calcext:value-type="float">
            <text:p>79786.3190943157</text:p>
          </table:table-cell>
          <table:table-cell/>
          <table:table-cell office:value-type="float" office:value="1443146041.16523" calcext:value-type="float">
            <text:p>1443146041.16523</text:p>
          </table:table-cell>
          <table:table-cell table:formula="of:=[.G334]-[.$B$2]" office:value-type="float" office:value="41.1650474071503" calcext:value-type="float">
            <text:p>41.1650474072</text:p>
          </table:table-cell>
          <table:table-cell table:formula="of:=[.C334]/([.H334]-[.H333])" office:value-type="float" office:value="79957.4308623071" calcext:value-type="float">
            <text:p>79957.4308623071</text:p>
          </table:table-cell>
          <table:table-cell table:formula="of:=[.G334]-[.$B334]" office:value-type="float" office:value="0.247931003570557" calcext:value-type="float">
            <text:p>0.247931003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040.97144" calcext:value-type="float">
            <text:p>1443146040.97144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712603092194" calcext:value-type="float">
            <text:p>40.9712603092</text:p>
          </table:table-cell>
          <table:table-cell table:formula="of:=[.C335]/([.D335]-[.D334])" office:value-type="float" office:value="79787.3730933174" calcext:value-type="float">
            <text:p>79787.3730933174</text:p>
          </table:table-cell>
          <table:table-cell/>
          <table:table-cell office:value-type="float" office:value="1443146041.18279" calcext:value-type="float">
            <text:p>1443146041.18279</text:p>
          </table:table-cell>
          <table:table-cell table:formula="of:=[.G335]-[.$B$2]" office:value-type="float" office:value="41.1826043128967" calcext:value-type="float">
            <text:p>41.1826043129</text:p>
          </table:table-cell>
          <table:table-cell table:formula="of:=[.C335]/([.H335]-[.H334])" office:value-type="float" office:value="246057.025217616" calcext:value-type="float">
            <text:p>246057.025217616</text:p>
          </table:table-cell>
          <table:table-cell table:formula="of:=[.G335]-[.$B335]" office:value-type="float" office:value="0.211344003677368" calcext:value-type="float">
            <text:p>0.211344003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041.02408" calcext:value-type="float">
            <text:p>1443146041.02408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38978862762" calcext:value-type="float">
            <text:p>41.0238978863</text:p>
          </table:table-cell>
          <table:table-cell table:formula="of:=[.C336]/([.D336]-[.D335])" office:value-type="float" office:value="82070.6468941652" calcext:value-type="float">
            <text:p>82070.6468941652</text:p>
          </table:table-cell>
          <table:table-cell/>
          <table:table-cell office:value-type="float" office:value="1443146041.22268" calcext:value-type="float">
            <text:p>1443146041.22268</text:p>
          </table:table-cell>
          <table:table-cell table:formula="of:=[.G336]-[.$B$2]" office:value-type="float" office:value="41.2224979400635" calcext:value-type="float">
            <text:p>41.2224979401</text:p>
          </table:table-cell>
          <table:table-cell table:formula="of:=[.C336]/([.H336]-[.H335])" office:value-type="float" office:value="108287.972460945" calcext:value-type="float">
            <text:p>108287.972460945</text:p>
          </table:table-cell>
          <table:table-cell table:formula="of:=[.G336]-[.$B336]" office:value-type="float" office:value="0.198600053787231" calcext:value-type="float">
            <text:p>0.198600053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041.07505" calcext:value-type="float">
            <text:p>1443146041.07505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48732089996" calcext:value-type="float">
            <text:p>41.074873209</text:p>
          </table:table-cell>
          <table:table-cell table:formula="of:=[.C337]/([.D337]-[.D336])" office:value-type="float" office:value="84746.8886747799" calcext:value-type="float">
            <text:p>84746.8886747799</text:p>
          </table:table-cell>
          <table:table-cell/>
          <table:table-cell office:value-type="float" office:value="1443146041.27363" calcext:value-type="float">
            <text:p>1443146041.27363</text:p>
          </table:table-cell>
          <table:table-cell table:formula="of:=[.G337]-[.$B$2]" office:value-type="float" office:value="41.2734475135803" calcext:value-type="float">
            <text:p>41.2734475136</text:p>
          </table:table-cell>
          <table:table-cell table:formula="of:=[.C337]/([.H337]-[.H336])" office:value-type="float" office:value="84789.7185748112" calcext:value-type="float">
            <text:p>84789.7185748112</text:p>
          </table:table-cell>
          <table:table-cell table:formula="of:=[.G337]-[.$B337]" office:value-type="float" office:value="0.198574304580688" calcext:value-type="float">
            <text:p>0.198574304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041.12602" calcext:value-type="float">
            <text:p>1443146041.12602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58397102356" calcext:value-type="float">
            <text:p>41.1258397102</text:p>
          </table:table-cell>
          <table:table-cell table:formula="of:=[.C338]/([.D338]-[.D337])" office:value-type="float" office:value="84761.5570077981" calcext:value-type="float">
            <text:p>84761.5570077981</text:p>
          </table:table-cell>
          <table:table-cell/>
          <table:table-cell office:value-type="float" office:value="1443146041.32457" calcext:value-type="float">
            <text:p>1443146041.32457</text:p>
          </table:table-cell>
          <table:table-cell table:formula="of:=[.G338]-[.$B$2]" office:value-type="float" office:value="41.3243865966797" calcext:value-type="float">
            <text:p>41.3243865967</text:p>
          </table:table-cell>
          <table:table-cell table:formula="of:=[.C338]/([.H338]-[.H337])" office:value-type="float" office:value="84807.180207251" calcext:value-type="float">
            <text:p>84807.180207251</text:p>
          </table:table-cell>
          <table:table-cell table:formula="of:=[.G338]-[.$B338]" office:value-type="float" office:value="0.198546886444092" calcext:value-type="float">
            <text:p>0.198546886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041.17699" calcext:value-type="float">
            <text:p>1443146041.17699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68045425415" calcext:value-type="float">
            <text:p>41.1768045425</text:p>
          </table:table-cell>
          <table:table-cell table:formula="of:=[.C339]/([.D339]-[.D338])" office:value-type="float" office:value="84764.3326690431" calcext:value-type="float">
            <text:p>84764.3326690431</text:p>
          </table:table-cell>
          <table:table-cell/>
          <table:table-cell office:value-type="float" office:value="1443146041.42175" calcext:value-type="float">
            <text:p>1443146041.42175</text:p>
          </table:table-cell>
          <table:table-cell table:formula="of:=[.G339]-[.$B$2]" office:value-type="float" office:value="41.4215660095215" calcext:value-type="float">
            <text:p>41.4215660095</text:p>
          </table:table-cell>
          <table:table-cell table:formula="of:=[.C339]/([.H339]-[.H338])" office:value-type="float" office:value="44453.8598626104" calcext:value-type="float">
            <text:p>44453.8598626104</text:p>
          </table:table-cell>
          <table:table-cell table:formula="of:=[.G339]-[.$B339]" office:value-type="float" office:value="0.24476146697998" calcext:value-type="float">
            <text:p>0.24476146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041.22795" calcext:value-type="float">
            <text:p>1443146041.22795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77691364288" calcext:value-type="float">
            <text:p>41.2277691364</text:p>
          </table:table-cell>
          <table:table-cell table:formula="of:=[.C340]/([.D340]-[.D339])" office:value-type="float" office:value="84764.729206918" calcext:value-type="float">
            <text:p>84764.729206918</text:p>
          </table:table-cell>
          <table:table-cell/>
          <table:table-cell office:value-type="float" office:value="1443146041.47269" calcext:value-type="float">
            <text:p>1443146041.47269</text:p>
          </table:table-cell>
          <table:table-cell table:formula="of:=[.G340]-[.$B$2]" office:value-type="float" office:value="41.4725043773651" calcext:value-type="float">
            <text:p>41.4725043774</text:p>
          </table:table-cell>
          <table:table-cell table:formula="of:=[.C340]/([.H340]-[.H339])" office:value-type="float" office:value="84808.3710350057" calcext:value-type="float">
            <text:p>84808.3710350057</text:p>
          </table:table-cell>
          <table:table-cell table:formula="of:=[.G340]-[.$B340]" office:value-type="float" office:value="0.244735240936279" calcext:value-type="float">
            <text:p>0.244735240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041.27892" calcext:value-type="float">
            <text:p>1443146041.27892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87368297577" calcext:value-type="float">
            <text:p>41.2787368298</text:p>
          </table:table-cell>
          <table:table-cell table:formula="of:=[.C341]/([.D341]-[.D340])" office:value-type="float" office:value="84759.5745039154" calcext:value-type="float">
            <text:p>84759.5745039154</text:p>
          </table:table-cell>
          <table:table-cell/>
          <table:table-cell office:value-type="float" office:value="1443146041.52364" calcext:value-type="float">
            <text:p>1443146041.52364</text:p>
          </table:table-cell>
          <table:table-cell table:formula="of:=[.G341]-[.$B$2]" office:value-type="float" office:value="41.5234632492065" calcext:value-type="float">
            <text:p>41.5234632492</text:p>
          </table:table-cell>
          <table:table-cell table:formula="of:=[.C341]/([.H341]-[.H340])" office:value-type="float" office:value="84774.2472290713" calcext:value-type="float">
            <text:p>84774.2472290713</text:p>
          </table:table-cell>
          <table:table-cell table:formula="of:=[.G341]-[.$B341]" office:value-type="float" office:value="0.244726419448853" calcext:value-type="float">
            <text:p>0.244726419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041.32988" calcext:value-type="float">
            <text:p>1443146041.32988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96942710876" calcext:value-type="float">
            <text:p>41.3296942711</text:p>
          </table:table-cell>
          <table:table-cell table:formula="of:=[.C342]/([.D342]-[.D341])" office:value-type="float" office:value="84776.6270686049" calcext:value-type="float">
            <text:p>84776.6270686049</text:p>
          </table:table-cell>
          <table:table-cell/>
          <table:table-cell office:value-type="float" office:value="1443146041.57473" calcext:value-type="float">
            <text:p>1443146041.57473</text:p>
          </table:table-cell>
          <table:table-cell table:formula="of:=[.G342]-[.$B$2]" office:value-type="float" office:value="41.5745449066162" calcext:value-type="float">
            <text:p>41.5745449066</text:p>
          </table:table-cell>
          <table:table-cell table:formula="of:=[.C342]/([.H342]-[.H341])" office:value-type="float" office:value="84570.4743946381" calcext:value-type="float">
            <text:p>84570.4743946381</text:p>
          </table:table-cell>
          <table:table-cell table:formula="of:=[.G342]-[.$B342]" office:value-type="float" office:value="0.244850635528564" calcext:value-type="float">
            <text:p>0.244850635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041.38085" calcext:value-type="float">
            <text:p>1443146041.38085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80665063858" calcext:value-type="float">
            <text:p>41.3806650639</text:p>
          </table:table-cell>
          <table:table-cell table:formula="of:=[.C343]/([.D343]-[.D342])" office:value-type="float" office:value="84754.420427809" calcext:value-type="float">
            <text:p>84754.420427809</text:p>
          </table:table-cell>
          <table:table-cell/>
          <table:table-cell office:value-type="float" office:value="1443146041.62564" calcext:value-type="float">
            <text:p>1443146041.62564</text:p>
          </table:table-cell>
          <table:table-cell table:formula="of:=[.G343]-[.$B$2]" office:value-type="float" office:value="41.6254544258118" calcext:value-type="float">
            <text:p>41.6254544258</text:p>
          </table:table-cell>
          <table:table-cell table:formula="of:=[.C343]/([.H343]-[.H342])" office:value-type="float" office:value="84856.4289795345" calcext:value-type="float">
            <text:p>84856.4289795345</text:p>
          </table:table-cell>
          <table:table-cell table:formula="of:=[.G343]-[.$B343]" office:value-type="float" office:value="0.244789361953735" calcext:value-type="float">
            <text:p>0.24478936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041.43181" calcext:value-type="float">
            <text:p>1443146041.43181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16294193268" calcext:value-type="float">
            <text:p>41.4316294193</text:p>
          </table:table-cell>
          <table:table-cell table:formula="of:=[.C344]/([.D344]-[.D343])" office:value-type="float" office:value="84765.125748503" calcext:value-type="float">
            <text:p>84765.125748503</text:p>
          </table:table-cell>
          <table:table-cell/>
          <table:table-cell office:value-type="float" office:value="1443146041.6767" calcext:value-type="float">
            <text:p>1443146041.6767</text:p>
          </table:table-cell>
          <table:table-cell table:formula="of:=[.G344]-[.$B$2]" office:value-type="float" office:value="41.6765172481537" calcext:value-type="float">
            <text:p>41.6765172482</text:p>
          </table:table-cell>
          <table:table-cell table:formula="of:=[.C344]/([.H344]-[.H343])" office:value-type="float" office:value="84601.669117956" calcext:value-type="float">
            <text:p>84601.669117956</text:p>
          </table:table-cell>
          <table:table-cell table:formula="of:=[.G344]-[.$B344]" office:value-type="float" office:value="0.244887828826904" calcext:value-type="float">
            <text:p>0.244887828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041.48278" calcext:value-type="float">
            <text:p>1443146041.48278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26023578644" calcext:value-type="float">
            <text:p>41.4826023579</text:p>
          </table:table-cell>
          <table:table-cell table:formula="of:=[.C345]/([.D345]-[.D344])" office:value-type="float" office:value="84750.8525884488" calcext:value-type="float">
            <text:p>84750.8525884488</text:p>
          </table:table-cell>
          <table:table-cell/>
          <table:table-cell office:value-type="float" office:value="1443146041.72753" calcext:value-type="float">
            <text:p>1443146041.72753</text:p>
          </table:table-cell>
          <table:table-cell table:formula="of:=[.G345]-[.$B$2]" office:value-type="float" office:value="41.7273478507996" calcext:value-type="float">
            <text:p>41.7273478508</text:p>
          </table:table-cell>
          <table:table-cell table:formula="of:=[.C345]/([.H345]-[.H344])" office:value-type="float" office:value="84988.1719895497" calcext:value-type="float">
            <text:p>84988.1719895497</text:p>
          </table:table-cell>
          <table:table-cell table:formula="of:=[.G345]-[.$B345]" office:value-type="float" office:value="0.244745492935181" calcext:value-type="float">
            <text:p>0.244745492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041.53377" calcext:value-type="float">
            <text:p>1443146041.53377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3593416214" calcext:value-type="float">
            <text:p>41.5335934162</text:p>
          </table:table-cell>
          <table:table-cell table:formula="of:=[.C346]/([.D346]-[.D345])" office:value-type="float" office:value="84720.7361412434" calcext:value-type="float">
            <text:p>84720.7361412434</text:p>
          </table:table-cell>
          <table:table-cell/>
          <table:table-cell office:value-type="float" office:value="1443146041.77851" calcext:value-type="float">
            <text:p>1443146041.77851</text:p>
          </table:table-cell>
          <table:table-cell table:formula="of:=[.G346]-[.$B$2]" office:value-type="float" office:value="41.7783250808716" calcext:value-type="float">
            <text:p>41.7783250809</text:p>
          </table:table-cell>
          <table:table-cell table:formula="of:=[.C346]/([.H346]-[.H345])" office:value-type="float" office:value="84743.7178108075" calcext:value-type="float">
            <text:p>84743.7178108075</text:p>
          </table:table-cell>
          <table:table-cell table:formula="of:=[.G346]-[.$B346]" office:value-type="float" office:value="0.244731664657593" calcext:value-type="float">
            <text:p>0.244731664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041.58474" calcext:value-type="float">
            <text:p>1443146041.58474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45589637756" calcext:value-type="float">
            <text:p>41.5845589638</text:p>
          </table:table-cell>
          <table:table-cell table:formula="of:=[.C347]/([.D347]-[.D346])" office:value-type="float" office:value="84763.1430776788" calcext:value-type="float">
            <text:p>84763.1430776788</text:p>
          </table:table-cell>
          <table:table-cell/>
          <table:table-cell office:value-type="float" office:value="1443146041.82948" calcext:value-type="float">
            <text:p>1443146041.82948</text:p>
          </table:table-cell>
          <table:table-cell table:formula="of:=[.G347]-[.$B$2]" office:value-type="float" office:value="41.8292951583862" calcext:value-type="float">
            <text:p>41.8292951584</text:p>
          </table:table-cell>
          <table:table-cell table:formula="of:=[.C347]/([.H347]-[.H346])" office:value-type="float" office:value="84755.6097743517" calcext:value-type="float">
            <text:p>84755.6097743517</text:p>
          </table:table-cell>
          <table:table-cell table:formula="of:=[.G347]-[.$B347]" office:value-type="float" office:value="0.244736194610596" calcext:value-type="float">
            <text:p>0.244736194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041.63575" calcext:value-type="float">
            <text:p>1443146041.63575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5568857193" calcext:value-type="float">
            <text:p>41.6355688572</text:p>
          </table:table-cell>
          <table:table-cell table:formula="of:=[.C348]/([.D348]-[.D347])" office:value-type="float" office:value="84689.4535664708" calcext:value-type="float">
            <text:p>84689.4535664708</text:p>
          </table:table-cell>
          <table:table-cell/>
          <table:table-cell office:value-type="float" office:value="1443146041.88047" calcext:value-type="float">
            <text:p>1443146041.88047</text:p>
          </table:table-cell>
          <table:table-cell table:formula="of:=[.G348]-[.$B$2]" office:value-type="float" office:value="41.880291223526" calcext:value-type="float">
            <text:p>41.8802912235</text:p>
          </table:table-cell>
          <table:table-cell table:formula="of:=[.C348]/([.H348]-[.H347])" office:value-type="float" office:value="84712.4182652074" calcext:value-type="float">
            <text:p>84712.4182652074</text:p>
          </table:table-cell>
          <table:table-cell table:formula="of:=[.G348]-[.$B348]" office:value-type="float" office:value="0.244722366333008" calcext:value-type="float">
            <text:p>0.244722366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041.68671" calcext:value-type="float">
            <text:p>1443146041.68671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65336894989" calcext:value-type="float">
            <text:p>41.6865336895</text:p>
          </table:table-cell>
          <table:table-cell table:formula="of:=[.C349]/([.D349]-[.D348])" office:value-type="float" office:value="84764.3326690431" calcext:value-type="float">
            <text:p>84764.3326690431</text:p>
          </table:table-cell>
          <table:table-cell/>
          <table:table-cell office:value-type="float" office:value="1443146041.93144" calcext:value-type="float">
            <text:p>1443146041.93144</text:p>
          </table:table-cell>
          <table:table-cell table:formula="of:=[.G349]-[.$B$2]" office:value-type="float" office:value="41.931263923645" calcext:value-type="float">
            <text:p>41.9312639236</text:p>
          </table:table-cell>
          <table:table-cell table:formula="of:=[.C349]/([.H349]-[.H348])" office:value-type="float" office:value="84751.2490002105" calcext:value-type="float">
            <text:p>84751.2490002105</text:p>
          </table:table-cell>
          <table:table-cell table:formula="of:=[.G349]-[.$B349]" office:value-type="float" office:value="0.244730234146118" calcext:value-type="float">
            <text:p>0.244730234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041.73773" calcext:value-type="float">
            <text:p>1443146041.73773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75514507294" calcext:value-type="float">
            <text:p>41.7375514507</text:p>
          </table:table-cell>
          <table:table-cell table:formula="of:=[.C350]/([.D350]-[.D349])" office:value-type="float" office:value="84676.3930013459" calcext:value-type="float">
            <text:p>84676.3930013459</text:p>
          </table:table-cell>
          <table:table-cell/>
          <table:table-cell office:value-type="float" office:value="1443146041.98239" calcext:value-type="float">
            <text:p>1443146041.98239</text:p>
          </table:table-cell>
          <table:table-cell table:formula="of:=[.G350]-[.$B$2]" office:value-type="float" office:value="41.9822089672089" calcext:value-type="float">
            <text:p>41.9822089672</text:p>
          </table:table-cell>
          <table:table-cell table:formula="of:=[.C350]/([.H350]-[.H349])" office:value-type="float" office:value="84797.2579429893" calcext:value-type="float">
            <text:p>84797.2579429893</text:p>
          </table:table-cell>
          <table:table-cell table:formula="of:=[.G350]-[.$B350]" office:value-type="float" office:value="0.244657516479492" calcext:value-type="float">
            <text:p>0.244657516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041.7887" calcext:value-type="float">
            <text:p>1443146041.7887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85160446167" calcext:value-type="float">
            <text:p>41.7885160446</text:p>
          </table:table-cell>
          <table:table-cell table:formula="of:=[.C351]/([.D351]-[.D350])" office:value-type="float" office:value="84764.729206918" calcext:value-type="float">
            <text:p>84764.729206918</text:p>
          </table:table-cell>
          <table:table-cell/>
          <table:table-cell office:value-type="float" office:value="1443146042.0334" calcext:value-type="float">
            <text:p>1443146042.0334</text:p>
          </table:table-cell>
          <table:table-cell table:formula="of:=[.G351]-[.$B$2]" office:value-type="float" office:value="42.033219575882" calcext:value-type="float">
            <text:p>42.0332195759</text:p>
          </table:table-cell>
          <table:table-cell table:formula="of:=[.C351]/([.H351]-[.H350])" office:value-type="float" office:value="84688.2660758855" calcext:value-type="float">
            <text:p>84688.2660758855</text:p>
          </table:table-cell>
          <table:table-cell table:formula="of:=[.G351]-[.$B351]" office:value-type="float" office:value="0.244703531265259" calcext:value-type="float">
            <text:p>0.244703531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041.83966" calcext:value-type="float">
            <text:p>1443146041.83966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94799232483" calcext:value-type="float">
            <text:p>41.8394799232</text:p>
          </table:table-cell>
          <table:table-cell table:formula="of:=[.C352]/([.D352]-[.D351])" office:value-type="float" office:value="84765.9188428036" calcext:value-type="float">
            <text:p>84765.9188428036</text:p>
          </table:table-cell>
          <table:table-cell/>
          <table:table-cell office:value-type="float" office:value="1443146042.08433" calcext:value-type="float">
            <text:p>1443146042.08433</text:p>
          </table:table-cell>
          <table:table-cell table:formula="of:=[.G352]-[.$B$2]" office:value-type="float" office:value="42.0841519832611" calcext:value-type="float">
            <text:p>42.0841519833</text:p>
          </table:table-cell>
          <table:table-cell table:formula="of:=[.C352]/([.H352]-[.H351])" office:value-type="float" office:value="84818.2959003118" calcext:value-type="float">
            <text:p>84818.2959003118</text:p>
          </table:table-cell>
          <table:table-cell table:formula="of:=[.G352]-[.$B352]" office:value-type="float" office:value="0.244672060012817" calcext:value-type="float">
            <text:p>0.2446720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041.89064" calcext:value-type="float">
            <text:p>1443146041.89064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904614448547" calcext:value-type="float">
            <text:p>41.8904614449</text:p>
          </table:table-cell>
          <table:table-cell table:formula="of:=[.C353]/([.D353]-[.D352])" office:value-type="float" office:value="84736.5842343522" calcext:value-type="float">
            <text:p>84736.5842343522</text:p>
          </table:table-cell>
          <table:table-cell/>
          <table:table-cell office:value-type="float" office:value="1443146042.13548" calcext:value-type="float">
            <text:p>1443146042.13548</text:p>
          </table:table-cell>
          <table:table-cell table:formula="of:=[.G353]-[.$B$2]" office:value-type="float" office:value="42.1353006362915" calcext:value-type="float">
            <text:p>42.1353006363</text:p>
          </table:table-cell>
          <table:table-cell table:formula="of:=[.C353]/([.H353]-[.H352])" office:value-type="float" office:value="84459.7021437262" calcext:value-type="float">
            <text:p>84459.7021437262</text:p>
          </table:table-cell>
          <table:table-cell table:formula="of:=[.G353]-[.$B353]" office:value-type="float" office:value="0.244839191436768" calcext:value-type="float">
            <text:p>0.2448391914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041.94162" calcext:value-type="float">
            <text:p>1443146041.94162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414386749268" calcext:value-type="float">
            <text:p>41.9414386749</text:p>
          </table:table-cell>
          <table:table-cell table:formula="of:=[.C354]/([.D354]-[.D353])" office:value-type="float" office:value="84743.7178108075" calcext:value-type="float">
            <text:p>84743.7178108075</text:p>
          </table:table-cell>
          <table:table-cell/>
          <table:table-cell office:value-type="float" office:value="1443146042.18641" calcext:value-type="float">
            <text:p>1443146042.18641</text:p>
          </table:table-cell>
          <table:table-cell table:formula="of:=[.G354]-[.$B$2]" office:value-type="float" office:value="42.1862304210663" calcext:value-type="float">
            <text:p>42.1862304211</text:p>
          </table:table-cell>
          <table:table-cell table:formula="of:=[.C354]/([.H354]-[.H353])" office:value-type="float" office:value="84822.663576996" calcext:value-type="float">
            <text:p>84822.663576996</text:p>
          </table:table-cell>
          <table:table-cell table:formula="of:=[.G354]-[.$B354]" office:value-type="float" office:value="0.244791746139526" calcext:value-type="float">
            <text:p>0.244791746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041.9926" calcext:value-type="float">
            <text:p>1443146041.9926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2415189743" calcext:value-type="float">
            <text:p>41.9924151897</text:p>
          </table:table-cell>
          <table:table-cell table:formula="of:=[.C355]/([.D355]-[.D354])" office:value-type="float" office:value="84744.9068569905" calcext:value-type="float">
            <text:p>84744.9068569905</text:p>
          </table:table-cell>
          <table:table-cell/>
          <table:table-cell office:value-type="float" office:value="1443146042.2022" calcext:value-type="float">
            <text:p>1443146042.2022</text:p>
          </table:table-cell>
          <table:table-cell table:formula="of:=[.G355]-[.$B$2]" office:value-type="float" office:value="42.2020184993744" calcext:value-type="float">
            <text:p>42.2020184994</text:p>
          </table:table-cell>
          <table:table-cell table:formula="of:=[.C355]/([.H355]-[.H354])" office:value-type="float" office:value="273624.181214135" calcext:value-type="float">
            <text:p>273624.181214135</text:p>
          </table:table-cell>
          <table:table-cell table:formula="of:=[.G355]-[.$B355]" office:value-type="float" office:value="0.209603309631348" calcext:value-type="float">
            <text:p>0.209603309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042.03621" calcext:value-type="float">
            <text:p>1443146042.03621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60250473023" calcext:value-type="float">
            <text:p>42.0360250473</text:p>
          </table:table-cell>
          <table:table-cell table:formula="of:=[.C356]/([.D356]-[.D355])" office:value-type="float" office:value="99060.1722130193" calcext:value-type="float">
            <text:p>99060.1722130193</text:p>
          </table:table-cell>
          <table:table-cell/>
          <table:table-cell office:value-type="float" office:value="1443146042.23481" calcext:value-type="float">
            <text:p>1443146042.23481</text:p>
          </table:table-cell>
          <table:table-cell table:formula="of:=[.G356]-[.$B$2]" office:value-type="float" office:value="42.2346272468567" calcext:value-type="float">
            <text:p>42.2346272469</text:p>
          </table:table-cell>
          <table:table-cell table:formula="of:=[.C356]/([.H356]-[.H355])" office:value-type="float" office:value="132479.789429046" calcext:value-type="float">
            <text:p>132479.789429046</text:p>
          </table:table-cell>
          <table:table-cell table:formula="of:=[.G356]-[.$B356]" office:value-type="float" office:value="0.198602199554443" calcext:value-type="float">
            <text:p>0.198602199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042.07855" calcext:value-type="float">
            <text:p>1443146042.07855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83643722534" calcext:value-type="float">
            <text:p>42.0783643723</text:p>
          </table:table-cell>
          <table:table-cell table:formula="of:=[.C357]/([.D357]-[.D356])" office:value-type="float" office:value="102032.802955221" calcext:value-type="float">
            <text:p>102032.802955221</text:p>
          </table:table-cell>
          <table:table-cell/>
          <table:table-cell office:value-type="float" office:value="1443146042.31491" calcext:value-type="float">
            <text:p>1443146042.31491</text:p>
          </table:table-cell>
          <table:table-cell table:formula="of:=[.G357]-[.$B$2]" office:value-type="float" office:value="42.3147299289703" calcext:value-type="float">
            <text:p>42.314729929</text:p>
          </table:table-cell>
          <table:table-cell table:formula="of:=[.C357]/([.H357]-[.H356])" office:value-type="float" office:value="53930.7784210135" calcext:value-type="float">
            <text:p>53930.7784210135</text:p>
          </table:table-cell>
          <table:table-cell table:formula="of:=[.G357]-[.$B357]" office:value-type="float" office:value="0.236365556716919" calcext:value-type="float">
            <text:p>0.236365556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042.12088" calcext:value-type="float">
            <text:p>1443146042.12088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207005977631" calcext:value-type="float">
            <text:p>42.1207005978</text:p>
          </table:table-cell>
          <table:table-cell table:formula="of:=[.C358]/([.D358]-[.D357])" office:value-type="float" office:value="102040.272792292" calcext:value-type="float">
            <text:p>102040.272792292</text:p>
          </table:table-cell>
          <table:table-cell/>
          <table:table-cell office:value-type="float" office:value="1443146042.35726" calcext:value-type="float">
            <text:p>1443146042.35726</text:p>
          </table:table-cell>
          <table:table-cell table:formula="of:=[.G358]-[.$B$2]" office:value-type="float" office:value="42.3570756912231" calcext:value-type="float">
            <text:p>42.3570756912</text:p>
          </table:table-cell>
          <table:table-cell table:formula="of:=[.C358]/([.H358]-[.H357])" office:value-type="float" office:value="102017.292172219" calcext:value-type="float">
            <text:p>102017.292172219</text:p>
          </table:table-cell>
          <table:table-cell table:formula="of:=[.G358]-[.$B358]" office:value-type="float" office:value="0.236375093460083" calcext:value-type="float">
            <text:p>0.236375093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042.16321" calcext:value-type="float">
            <text:p>1443146042.16321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30308628082" calcext:value-type="float">
            <text:p>42.1630308628</text:p>
          </table:table-cell>
          <table:table-cell table:formula="of:=[.C359]/([.D359]-[.D358])" office:value-type="float" office:value="102054.640938123" calcext:value-type="float">
            <text:p>102054.640938123</text:p>
          </table:table-cell>
          <table:table-cell/>
          <table:table-cell office:value-type="float" office:value="1443146042.39963" calcext:value-type="float">
            <text:p>1443146042.39963</text:p>
          </table:table-cell>
          <table:table-cell table:formula="of:=[.G359]-[.$B$2]" office:value-type="float" office:value="42.3994505405426" calcext:value-type="float">
            <text:p>42.3994505405</text:p>
          </table:table-cell>
          <table:table-cell table:formula="of:=[.C359]/([.H359]-[.H358])" office:value-type="float" office:value="101947.265167414" calcext:value-type="float">
            <text:p>101947.265167414</text:p>
          </table:table-cell>
          <table:table-cell table:formula="of:=[.G359]-[.$B359]" office:value-type="float" office:value="0.236419677734375" calcext:value-type="float">
            <text:p>0.236419677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042.20554" calcext:value-type="float">
            <text:p>1443146042.20554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5356836319" calcext:value-type="float">
            <text:p>42.2053568363</text:p>
          </table:table-cell>
          <table:table-cell table:formula="of:=[.C360]/([.D360]-[.D359])" office:value-type="float" office:value="102064.988508855" calcext:value-type="float">
            <text:p>102064.988508855</text:p>
          </table:table-cell>
          <table:table-cell/>
          <table:table-cell office:value-type="float" office:value="1443146042.44188" calcext:value-type="float">
            <text:p>1443146042.44188</text:p>
          </table:table-cell>
          <table:table-cell table:formula="of:=[.G360]-[.$B$2]" office:value-type="float" office:value="42.4416999816895" calcext:value-type="float">
            <text:p>42.4416999817</text:p>
          </table:table-cell>
          <table:table-cell table:formula="of:=[.C360]/([.H360]-[.H359])" office:value-type="float" office:value="102249.87319914" calcext:value-type="float">
            <text:p>102249.87319914</text:p>
          </table:table-cell>
          <table:table-cell table:formula="of:=[.G360]-[.$B360]" office:value-type="float" office:value="0.236343145370483" calcext:value-type="float">
            <text:p>0.236343145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042.24788" calcext:value-type="float">
            <text:p>1443146042.24788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76990222931" calcext:value-type="float">
            <text:p>42.2476990223</text:p>
          </table:table-cell>
          <table:table-cell table:formula="of:=[.C361]/([.D361]-[.D360])" office:value-type="float" office:value="102025.908691637" calcext:value-type="float">
            <text:p>102025.908691637</text:p>
          </table:table-cell>
          <table:table-cell/>
          <table:table-cell office:value-type="float" office:value="1443146042.48415" calcext:value-type="float">
            <text:p>1443146042.48415</text:p>
          </table:table-cell>
          <table:table-cell table:formula="of:=[.G361]-[.$B$2]" office:value-type="float" office:value="42.48397397995" calcext:value-type="float">
            <text:p>42.48397398</text:p>
          </table:table-cell>
          <table:table-cell table:formula="of:=[.C361]/([.H361]-[.H360])" office:value-type="float" office:value="102190.475889685" calcext:value-type="float">
            <text:p>102190.475889685</text:p>
          </table:table-cell>
          <table:table-cell table:formula="of:=[.G361]-[.$B361]" office:value-type="float" office:value="0.23627495765686" calcext:value-type="float">
            <text:p>0.236274957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042.29022" calcext:value-type="float">
            <text:p>1443146042.29022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900347709656" calcext:value-type="float">
            <text:p>42.290034771</text:p>
          </table:table-cell>
          <table:table-cell table:formula="of:=[.C362]/([.D362]-[.D361])" office:value-type="float" office:value="102041.422095073" calcext:value-type="float">
            <text:p>102041.422095073</text:p>
          </table:table-cell>
          <table:table-cell/>
          <table:table-cell office:value-type="float" office:value="1443146042.52657" calcext:value-type="float">
            <text:p>1443146042.52657</text:p>
          </table:table-cell>
          <table:table-cell table:formula="of:=[.G362]-[.$B$2]" office:value-type="float" office:value="42.5263893604279" calcext:value-type="float">
            <text:p>42.5263893604</text:p>
          </table:table-cell>
          <table:table-cell table:formula="of:=[.C362]/([.H362]-[.H361])" office:value-type="float" office:value="101849.846714221" calcext:value-type="float">
            <text:p>101849.846714221</text:p>
          </table:table-cell>
          <table:table-cell table:formula="of:=[.G362]-[.$B362]" office:value-type="float" office:value="0.23635458946228" calcext:value-type="float">
            <text:p>0.236354589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042.33255" calcext:value-type="float">
            <text:p>1443146042.33255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23647975922" calcext:value-type="float">
            <text:p>42.3323647976</text:p>
          </table:table-cell>
          <table:table-cell table:formula="of:=[.C363]/([.D363]-[.D362])" office:value-type="float" office:value="102055.21574812" calcext:value-type="float">
            <text:p>102055.21574812</text:p>
          </table:table-cell>
          <table:table-cell/>
          <table:table-cell office:value-type="float" office:value="1443146042.56892" calcext:value-type="float">
            <text:p>1443146042.56892</text:p>
          </table:table-cell>
          <table:table-cell table:formula="of:=[.G363]-[.$B$2]" office:value-type="float" office:value="42.5687344074249" calcext:value-type="float">
            <text:p>42.5687344074</text:p>
          </table:table-cell>
          <table:table-cell table:formula="of:=[.C363]/([.H363]-[.H362])" office:value-type="float" office:value="102019.015359668" calcext:value-type="float">
            <text:p>102019.015359668</text:p>
          </table:table-cell>
          <table:table-cell table:formula="of:=[.G363]-[.$B363]" office:value-type="float" office:value="0.236369609832764" calcext:value-type="float">
            <text:p>0.236369609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042.37488" calcext:value-type="float">
            <text:p>1443146042.37488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4703168869" calcext:value-type="float">
            <text:p>42.3747031689</text:p>
          </table:table-cell>
          <table:table-cell table:formula="of:=[.C364]/([.D364]-[.D363])" office:value-type="float" office:value="102035.101250141" calcext:value-type="float">
            <text:p>102035.101250141</text:p>
          </table:table-cell>
          <table:table-cell/>
          <table:table-cell office:value-type="float" office:value="1443146042.61125" calcext:value-type="float">
            <text:p>1443146042.61125</text:p>
          </table:table-cell>
          <table:table-cell table:formula="of:=[.G364]-[.$B$2]" office:value-type="float" office:value="42.6110692024231" calcext:value-type="float">
            <text:p>42.6110692024</text:p>
          </table:table-cell>
          <table:table-cell table:formula="of:=[.C364]/([.H364]-[.H363])" office:value-type="float" office:value="102043.720778307" calcext:value-type="float">
            <text:p>102043.720778307</text:p>
          </table:table-cell>
          <table:table-cell table:formula="of:=[.G364]-[.$B364]" office:value-type="float" office:value="0.236366033554077" calcext:value-type="float">
            <text:p>0.236366033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042.41722" calcext:value-type="float">
            <text:p>1443146042.41722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70370101929" calcext:value-type="float">
            <text:p>42.4170370102</text:p>
          </table:table-cell>
          <table:table-cell table:formula="of:=[.C365]/([.D365]-[.D364])" office:value-type="float" office:value="102046.019565107" calcext:value-type="float">
            <text:p>102046.019565107</text:p>
          </table:table-cell>
          <table:table-cell/>
          <table:table-cell office:value-type="float" office:value="1443146042.65811" calcext:value-type="float">
            <text:p>1443146042.65811</text:p>
          </table:table-cell>
          <table:table-cell table:formula="of:=[.G365]-[.$B$2]" office:value-type="float" office:value="42.6579253673553" calcext:value-type="float">
            <text:p>42.6579253674</text:p>
          </table:table-cell>
          <table:table-cell table:formula="of:=[.C365]/([.H365]-[.H364])" office:value-type="float" office:value="92197.0461356848" calcext:value-type="float">
            <text:p>92197.0461356848</text:p>
          </table:table-cell>
          <table:table-cell table:formula="of:=[.G365]-[.$B365]" office:value-type="float" office:value="0.240888357162476" calcext:value-type="float">
            <text:p>0.240888357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042.45955" calcext:value-type="float">
            <text:p>1443146042.45955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93734741211" calcext:value-type="float">
            <text:p>42.4593734741</text:p>
          </table:table-cell>
          <table:table-cell table:formula="of:=[.C366]/([.D366]-[.D365])" office:value-type="float" office:value="102039.698150609" calcext:value-type="float">
            <text:p>102039.698150609</text:p>
          </table:table-cell>
          <table:table-cell/>
          <table:table-cell office:value-type="float" office:value="1443146042.73824" calcext:value-type="float">
            <text:p>1443146042.73824</text:p>
          </table:table-cell>
          <table:table-cell table:formula="of:=[.G366]-[.$B$2]" office:value-type="float" office:value="42.7380566596985" calcext:value-type="float">
            <text:p>42.7380566597</text:p>
          </table:table-cell>
          <table:table-cell table:formula="of:=[.C366]/([.H366]-[.H365])" office:value-type="float" office:value="53911.5228729972" calcext:value-type="float">
            <text:p>53911.5228729972</text:p>
          </table:table-cell>
          <table:table-cell table:formula="of:=[.G366]-[.$B366]" office:value-type="float" office:value="0.278683185577393" calcext:value-type="float">
            <text:p>0.278683185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042.50184" calcext:value-type="float">
            <text:p>1443146042.50184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16577243805" calcext:value-type="float">
            <text:p>42.5016577244</text:p>
          </table:table-cell>
          <table:table-cell table:formula="of:=[.C367]/([.D367]-[.D366])" office:value-type="float" office:value="102165.699367927" calcext:value-type="float">
            <text:p>102165.699367927</text:p>
          </table:table-cell>
          <table:table-cell/>
          <table:table-cell office:value-type="float" office:value="1443146042.78062" calcext:value-type="float">
            <text:p>1443146042.78062</text:p>
          </table:table-cell>
          <table:table-cell table:formula="of:=[.G367]-[.$B$2]" office:value-type="float" office:value="42.7804393768311" calcext:value-type="float">
            <text:p>42.7804393768</text:p>
          </table:table-cell>
          <table:table-cell table:formula="of:=[.C367]/([.H367]-[.H366])" office:value-type="float" office:value="101928.339952522" calcext:value-type="float">
            <text:p>101928.339952522</text:p>
          </table:table-cell>
          <table:table-cell table:formula="of:=[.G367]-[.$B367]" office:value-type="float" office:value="0.278781652450562" calcext:value-type="float">
            <text:p>0.278781652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042.54416" calcext:value-type="float">
            <text:p>1443146042.54416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3981552124" calcext:value-type="float">
            <text:p>42.5439815521</text:p>
          </table:table-cell>
          <table:table-cell table:formula="of:=[.C368]/([.D368]-[.D367])" office:value-type="float" office:value="102070.163081135" calcext:value-type="float">
            <text:p>102070.163081135</text:p>
          </table:table-cell>
          <table:table-cell/>
          <table:table-cell office:value-type="float" office:value="1443146042.82296" calcext:value-type="float">
            <text:p>1443146042.82296</text:p>
          </table:table-cell>
          <table:table-cell table:formula="of:=[.G368]-[.$B$2]" office:value-type="float" office:value="42.8227796554565" calcext:value-type="float">
            <text:p>42.8227796555</text:p>
          </table:table-cell>
          <table:table-cell table:formula="of:=[.C368]/([.H368]-[.H367])" office:value-type="float" office:value="102030.504763835" calcext:value-type="float">
            <text:p>102030.504763835</text:p>
          </table:table-cell>
          <table:table-cell table:formula="of:=[.G368]-[.$B368]" office:value-type="float" office:value="0.27879810333252" calcext:value-type="float">
            <text:p>0.278798103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042.58649" calcext:value-type="float">
            <text:p>1443146042.58649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63115787506" calcext:value-type="float">
            <text:p>42.5863115788</text:p>
          </table:table-cell>
          <table:table-cell table:formula="of:=[.C369]/([.D369]-[.D368])" office:value-type="float" office:value="102055.21574812" calcext:value-type="float">
            <text:p>102055.21574812</text:p>
          </table:table-cell>
          <table:table-cell/>
          <table:table-cell office:value-type="float" office:value="1443146042.86522" calcext:value-type="float">
            <text:p>1443146042.86522</text:p>
          </table:table-cell>
          <table:table-cell table:formula="of:=[.G369]-[.$B$2]" office:value-type="float" office:value="42.8650345802307" calcext:value-type="float">
            <text:p>42.8650345802</text:p>
          </table:table-cell>
          <table:table-cell table:formula="of:=[.C369]/([.H369]-[.H368])" office:value-type="float" office:value="102236.603735259" calcext:value-type="float">
            <text:p>102236.603735259</text:p>
          </table:table-cell>
          <table:table-cell table:formula="of:=[.G369]-[.$B369]" office:value-type="float" office:value="0.278723001480103" calcext:value-type="float">
            <text:p>0.278723001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042.62883" calcext:value-type="float">
            <text:p>1443146042.62883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86475658417" calcext:value-type="float">
            <text:p>42.6286475658</text:p>
          </table:table-cell>
          <table:table-cell table:formula="of:=[.C370]/([.D370]-[.D369])" office:value-type="float" office:value="102040.847440446" calcext:value-type="float">
            <text:p>102040.847440446</text:p>
          </table:table-cell>
          <table:table-cell/>
          <table:table-cell office:value-type="float" office:value="1443146042.90763" calcext:value-type="float">
            <text:p>1443146042.90763</text:p>
          </table:table-cell>
          <table:table-cell table:formula="of:=[.G370]-[.$B$2]" office:value-type="float" office:value="42.9074487686157" calcext:value-type="float">
            <text:p>42.9074487686</text:p>
          </table:table-cell>
          <table:table-cell table:formula="of:=[.C370]/([.H370]-[.H369])" office:value-type="float" office:value="101852.709305332" calcext:value-type="float">
            <text:p>101852.709305332</text:p>
          </table:table-cell>
          <table:table-cell table:formula="of:=[.G370]-[.$B370]" office:value-type="float" office:value="0.278801202774048" calcext:value-type="float">
            <text:p>0.278801202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042.67116" calcext:value-type="float">
            <text:p>1443146042.67116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709811687469" calcext:value-type="float">
            <text:p>42.6709811687</text:p>
          </table:table-cell>
          <table:table-cell table:formula="of:=[.C371]/([.D371]-[.D370])" office:value-type="float" office:value="102046.594277991" calcext:value-type="float">
            <text:p>102046.594277991</text:p>
          </table:table-cell>
          <table:table-cell/>
          <table:table-cell office:value-type="float" office:value="1443146042.94992" calcext:value-type="float">
            <text:p>1443146042.94992</text:p>
          </table:table-cell>
          <table:table-cell table:formula="of:=[.G371]-[.$B$2]" office:value-type="float" office:value="42.9497404098511" calcext:value-type="float">
            <text:p>42.9497404099</text:p>
          </table:table-cell>
          <table:table-cell table:formula="of:=[.C371]/([.H371]-[.H370])" office:value-type="float" office:value="102147.844675957" calcext:value-type="float">
            <text:p>102147.844675957</text:p>
          </table:table-cell>
          <table:table-cell table:formula="of:=[.G371]-[.$B371]" office:value-type="float" office:value="0.278759241104126" calcext:value-type="float">
            <text:p>0.278759241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042.71349" calcext:value-type="float">
            <text:p>1443146042.71349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33121490479" calcext:value-type="float">
            <text:p>42.713312149</text:p>
          </table:table-cell>
          <table:table-cell table:formula="of:=[.C372]/([.D372]-[.D371])" office:value-type="float" office:value="102052.916546981" calcext:value-type="float">
            <text:p>102052.916546981</text:p>
          </table:table-cell>
          <table:table-cell/>
          <table:table-cell office:value-type="float" office:value="1443146043.03464" calcext:value-type="float">
            <text:p>1443146043.03464</text:p>
          </table:table-cell>
          <table:table-cell table:formula="of:=[.G372]-[.$B$2]" office:value-type="float" office:value="43.0344574451447" calcext:value-type="float">
            <text:p>43.0344574451</text:p>
          </table:table-cell>
          <table:table-cell table:formula="of:=[.C372]/([.H372]-[.H371])" office:value-type="float" office:value="50993.2858843494" calcext:value-type="float">
            <text:p>50993.2858843494</text:p>
          </table:table-cell>
          <table:table-cell table:formula="of:=[.G372]-[.$B372]" office:value-type="float" office:value="0.321145296096802" calcext:value-type="float">
            <text:p>0.321145296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042.75583" calcext:value-type="float">
            <text:p>1443146042.75583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56450366974" calcext:value-type="float">
            <text:p>42.7556450367</text:p>
          </table:table-cell>
          <table:table-cell table:formula="of:=[.C373]/([.D373]-[.D372])" office:value-type="float" office:value="102048.318455482" calcext:value-type="float">
            <text:p>102048.318455482</text:p>
          </table:table-cell>
          <table:table-cell/>
          <table:table-cell office:value-type="float" office:value="1443146043.04906" calcext:value-type="float">
            <text:p>1443146043.04906</text:p>
          </table:table-cell>
          <table:table-cell table:formula="of:=[.G373]-[.$B$2]" office:value-type="float" office:value="43.0488791465759" calcext:value-type="float">
            <text:p>43.0488791466</text:p>
          </table:table-cell>
          <table:table-cell table:formula="of:=[.C373]/([.H373]-[.H372])" office:value-type="float" office:value="299548.567177503" calcext:value-type="float">
            <text:p>299548.567177503</text:p>
          </table:table-cell>
          <table:table-cell table:formula="of:=[.G373]-[.$B373]" office:value-type="float" office:value="0.29323410987854" calcext:value-type="float">
            <text:p>0.2932341099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042.79816" calcext:value-type="float">
            <text:p>1443146042.79816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79810237885" calcext:value-type="float">
            <text:p>42.7979810238</text:p>
          </table:table-cell>
          <table:table-cell table:formula="of:=[.C374]/([.D374]-[.D373])" office:value-type="float" office:value="102040.847440446" calcext:value-type="float">
            <text:p>102040.847440446</text:p>
          </table:table-cell>
          <table:table-cell/>
          <table:table-cell office:value-type="float" office:value="1443146043.07695" calcext:value-type="float">
            <text:p>1443146043.07695</text:p>
          </table:table-cell>
          <table:table-cell table:formula="of:=[.G374]-[.$B$2]" office:value-type="float" office:value="43.0767734050751" calcext:value-type="float">
            <text:p>43.0767734051</text:p>
          </table:table-cell>
          <table:table-cell table:formula="of:=[.C374]/([.H374]-[.H373])" office:value-type="float" office:value="154870.580271289" calcext:value-type="float">
            <text:p>154870.580271289</text:p>
          </table:table-cell>
          <table:table-cell table:formula="of:=[.G374]-[.$B374]" office:value-type="float" office:value="0.278792381286621" calcext:value-type="float">
            <text:p>0.278792381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042.84049" calcext:value-type="float">
            <text:p>1443146042.84049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403122425079" calcext:value-type="float">
            <text:p>42.8403122425</text:p>
          </table:table-cell>
          <table:table-cell table:formula="of:=[.C375]/([.D375]-[.D374])" office:value-type="float" office:value="102052.341762884" calcext:value-type="float">
            <text:p>102052.341762884</text:p>
          </table:table-cell>
          <table:table-cell/>
          <table:table-cell office:value-type="float" office:value="1443146043.11944" calcext:value-type="float">
            <text:p>1443146043.11944</text:p>
          </table:table-cell>
          <table:table-cell table:formula="of:=[.G375]-[.$B$2]" office:value-type="float" office:value="43.1192605495453" calcext:value-type="float">
            <text:p>43.1192605495</text:p>
          </table:table-cell>
          <table:table-cell table:formula="of:=[.C375]/([.H375]-[.H374])" office:value-type="float" office:value="101677.814639402" calcext:value-type="float">
            <text:p>101677.814639402</text:p>
          </table:table-cell>
          <table:table-cell table:formula="of:=[.G375]-[.$B375]" office:value-type="float" office:value="0.278948307037354" calcext:value-type="float">
            <text:p>0.27894830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042.88283" calcext:value-type="float">
            <text:p>1443146042.88283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26520442963" calcext:value-type="float">
            <text:p>42.8826520443</text:p>
          </table:table-cell>
          <table:table-cell table:formula="of:=[.C376]/([.D376]-[.D375])" office:value-type="float" office:value="102031.653846587" calcext:value-type="float">
            <text:p>102031.653846587</text:p>
          </table:table-cell>
          <table:table-cell/>
          <table:table-cell office:value-type="float" office:value="1443146043.16154" calcext:value-type="float">
            <text:p>1443146043.16154</text:p>
          </table:table-cell>
          <table:table-cell table:formula="of:=[.G376]-[.$B$2]" office:value-type="float" office:value="43.1613602638245" calcext:value-type="float">
            <text:p>43.1613602638</text:p>
          </table:table-cell>
          <table:table-cell table:formula="of:=[.C376]/([.H376]-[.H375])" office:value-type="float" office:value="102613.523012363" calcext:value-type="float">
            <text:p>102613.523012363</text:p>
          </table:table-cell>
          <table:table-cell table:formula="of:=[.G376]-[.$B376]" office:value-type="float" office:value="0.278708219528198" calcext:value-type="float">
            <text:p>0.278708219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042.92519" calcext:value-type="float">
            <text:p>1443146042.92519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50121116638" calcext:value-type="float">
            <text:p>42.9250121117</text:p>
          </table:table-cell>
          <table:table-cell table:formula="of:=[.C377]/([.D377]-[.D376])" office:value-type="float" office:value="101982.840643662" calcext:value-type="float">
            <text:p>101982.840643662</text:p>
          </table:table-cell>
          <table:table-cell/>
          <table:table-cell office:value-type="float" office:value="1443146043.20408" calcext:value-type="float">
            <text:p>1443146043.20408</text:p>
          </table:table-cell>
          <table:table-cell table:formula="of:=[.G377]-[.$B$2]" office:value-type="float" office:value="43.2039008140564" calcext:value-type="float">
            <text:p>43.2039008141</text:p>
          </table:table-cell>
          <table:table-cell table:formula="of:=[.C377]/([.H377]-[.H376])" office:value-type="float" office:value="101550.167462506" calcext:value-type="float">
            <text:p>101550.167462506</text:p>
          </table:table-cell>
          <table:table-cell table:formula="of:=[.G377]-[.$B377]" office:value-type="float" office:value="0.278888702392578" calcext:value-type="float">
            <text:p>0.278888702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042.96753" calcext:value-type="float">
            <text:p>1443146042.96753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7346906662" calcext:value-type="float">
            <text:p>42.9673469067</text:p>
          </table:table-cell>
          <table:table-cell table:formula="of:=[.C378]/([.D378]-[.D377])" office:value-type="float" office:value="102043.720778307" calcext:value-type="float">
            <text:p>102043.720778307</text:p>
          </table:table-cell>
          <table:table-cell/>
          <table:table-cell office:value-type="float" office:value="1443146043.24758" calcext:value-type="float">
            <text:p>1443146043.24758</text:p>
          </table:table-cell>
          <table:table-cell table:formula="of:=[.G378]-[.$B$2]" office:value-type="float" office:value="43.2473983764649" calcext:value-type="float">
            <text:p>43.2473983765</text:p>
          </table:table-cell>
          <table:table-cell table:formula="of:=[.C378]/([.H378]-[.H377])" office:value-type="float" office:value="99315.9101522676" calcext:value-type="float">
            <text:p>99315.9101522676</text:p>
          </table:table-cell>
          <table:table-cell table:formula="of:=[.G378]-[.$B378]" office:value-type="float" office:value="0.280051469802856" calcext:value-type="float">
            <text:p>0.280051469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043.01005" calcext:value-type="float">
            <text:p>1443146043.01005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98662376404" calcext:value-type="float">
            <text:p>43.0098662376</text:p>
          </table:table-cell>
          <table:table-cell table:formula="of:=[.C379]/([.D379]-[.D378])" office:value-type="float" office:value="101600.846029192" calcext:value-type="float">
            <text:p>101600.846029192</text:p>
          </table:table-cell>
          <table:table-cell/>
          <table:table-cell office:value-type="float" office:value="1443146043.29089" calcext:value-type="float">
            <text:p>1443146043.29089</text:p>
          </table:table-cell>
          <table:table-cell table:formula="of:=[.G379]-[.$B$2]" office:value-type="float" office:value="43.2907063961029" calcext:value-type="float">
            <text:p>43.2907063961</text:p>
          </table:table-cell>
          <table:table-cell table:formula="of:=[.C379]/([.H379]-[.H378])" office:value-type="float" office:value="99750.5782093841" calcext:value-type="float">
            <text:p>99750.5782093841</text:p>
          </table:table-cell>
          <table:table-cell table:formula="of:=[.G379]-[.$B379]" office:value-type="float" office:value="0.280840158462524" calcext:value-type="float">
            <text:p>0.280840158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043.0534" calcext:value-type="float">
            <text:p>1443146043.0534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32145500183" calcext:value-type="float">
            <text:p>43.05321455</text:p>
          </table:table-cell>
          <table:table-cell table:formula="of:=[.C380]/([.D380]-[.D379])" office:value-type="float" office:value="99657.8589343072" calcext:value-type="float">
            <text:p>99657.8589343072</text:p>
          </table:table-cell>
          <table:table-cell/>
          <table:table-cell office:value-type="float" office:value="1443146043.3342" calcext:value-type="float">
            <text:p>1443146043.3342</text:p>
          </table:table-cell>
          <table:table-cell table:formula="of:=[.G380]-[.$B$2]" office:value-type="float" office:value="43.334016084671" calcext:value-type="float">
            <text:p>43.3340160847</text:p>
          </table:table-cell>
          <table:table-cell table:formula="of:=[.C380]/([.H380]-[.H379])" office:value-type="float" office:value="99746.73434111" calcext:value-type="float">
            <text:p>99746.73434111</text:p>
          </table:table-cell>
          <table:table-cell table:formula="of:=[.G380]-[.$B380]" office:value-type="float" office:value="0.28080153465271" calcext:value-type="float">
            <text:p>0.280801534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043.09674" calcext:value-type="float">
            <text:p>1443146043.09674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65621471405" calcext:value-type="float">
            <text:p>43.0965621471</text:p>
          </table:table-cell>
          <table:table-cell table:formula="of:=[.C381]/([.D381]-[.D380])" office:value-type="float" office:value="99659.5033358451" calcext:value-type="float">
            <text:p>99659.5033358451</text:p>
          </table:table-cell>
          <table:table-cell/>
          <table:table-cell office:value-type="float" office:value="1443146043.37751" calcext:value-type="float">
            <text:p>1443146043.37751</text:p>
          </table:table-cell>
          <table:table-cell table:formula="of:=[.G381]-[.$B$2]" office:value-type="float" office:value="43.3773248195648" calcext:value-type="float">
            <text:p>43.3773248196</text:p>
          </table:table-cell>
          <table:table-cell table:formula="of:=[.C381]/([.H381]-[.H380])" office:value-type="float" office:value="99748.9308009909" calcext:value-type="float">
            <text:p>99748.9308009909</text:p>
          </table:table-cell>
          <table:table-cell table:formula="of:=[.G381]-[.$B381]" office:value-type="float" office:value="0.280762672424316" calcext:value-type="float">
            <text:p>0.280762672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043.14009" calcext:value-type="float">
            <text:p>1443146043.14009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99073600769" calcext:value-type="float">
            <text:p>43.1399073601</text:p>
          </table:table-cell>
          <table:table-cell table:formula="of:=[.C382]/([.D382]-[.D381])" office:value-type="float" office:value="99664.985066253" calcext:value-type="float">
            <text:p>99664.985066253</text:p>
          </table:table-cell>
          <table:table-cell/>
          <table:table-cell office:value-type="float" office:value="1443146043.42083" calcext:value-type="float">
            <text:p>1443146043.42083</text:p>
          </table:table-cell>
          <table:table-cell table:formula="of:=[.G382]-[.$B$2]" office:value-type="float" office:value="43.420645236969" calcext:value-type="float">
            <text:p>43.420645237</text:p>
          </table:table-cell>
          <table:table-cell table:formula="of:=[.C382]/([.H382]-[.H381])" office:value-type="float" office:value="99722.0308312099" calcext:value-type="float">
            <text:p>99722.0308312099</text:p>
          </table:table-cell>
          <table:table-cell table:formula="of:=[.G382]-[.$B382]" office:value-type="float" office:value="0.28073787689209" calcext:value-type="float">
            <text:p>0.280737876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043.18343" calcext:value-type="float">
            <text:p>1443146043.18343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32530498505" calcext:value-type="float">
            <text:p>43.1832530499</text:p>
          </table:table-cell>
          <table:table-cell table:formula="of:=[.C383]/([.D383]-[.D382])" office:value-type="float" office:value="99663.8886719287" calcext:value-type="float">
            <text:p>99663.8886719287</text:p>
          </table:table-cell>
          <table:table-cell/>
          <table:table-cell office:value-type="float" office:value="1443146043.46421" calcext:value-type="float">
            <text:p>1443146043.46421</text:p>
          </table:table-cell>
          <table:table-cell table:formula="of:=[.G383]-[.$B$2]" office:value-type="float" office:value="43.4640319347382" calcext:value-type="float">
            <text:p>43.4640319347</text:p>
          </table:table-cell>
          <table:table-cell table:formula="of:=[.C383]/([.H383]-[.H382])" office:value-type="float" office:value="99569.6889167312" calcext:value-type="float">
            <text:p>99569.6889167312</text:p>
          </table:table-cell>
          <table:table-cell table:formula="of:=[.G383]-[.$B383]" office:value-type="float" office:value="0.280778884887695" calcext:value-type="float">
            <text:p>0.280778884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043.22679" calcext:value-type="float">
            <text:p>1443146043.22679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66054153442" calcext:value-type="float">
            <text:p>43.2266054153</text:p>
          </table:table-cell>
          <table:table-cell table:formula="of:=[.C384]/([.D384]-[.D383])" office:value-type="float" office:value="99648.5416838528" calcext:value-type="float">
            <text:p>99648.5416838528</text:p>
          </table:table-cell>
          <table:table-cell/>
          <table:table-cell office:value-type="float" office:value="1443146043.50765" calcext:value-type="float">
            <text:p>1443146043.50765</text:p>
          </table:table-cell>
          <table:table-cell table:formula="of:=[.G384]-[.$B$2]" office:value-type="float" office:value="43.5074727535248" calcext:value-type="float">
            <text:p>43.5074727535</text:p>
          </table:table-cell>
          <table:table-cell table:formula="of:=[.C384]/([.H384]-[.H383])" office:value-type="float" office:value="99445.6393932076" calcext:value-type="float">
            <text:p>99445.6393932076</text:p>
          </table:table-cell>
          <table:table-cell table:formula="of:=[.G384]-[.$B384]" office:value-type="float" office:value="0.280867338180542" calcext:value-type="float">
            <text:p>0.280867338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043.27017" calcext:value-type="float">
            <text:p>1443146043.27017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99890136719" calcext:value-type="float">
            <text:p>43.2699890137</text:p>
          </table:table-cell>
          <table:table-cell table:formula="of:=[.C385]/([.D385]-[.D384])" office:value-type="float" office:value="99576.8024444396" calcext:value-type="float">
            <text:p>99576.8024444396</text:p>
          </table:table-cell>
          <table:table-cell/>
          <table:table-cell office:value-type="float" office:value="1443146043.55144" calcext:value-type="float">
            <text:p>1443146043.55144</text:p>
          </table:table-cell>
          <table:table-cell table:formula="of:=[.G385]-[.$B$2]" office:value-type="float" office:value="43.5512597560883" calcext:value-type="float">
            <text:p>43.5512597561</text:p>
          </table:table-cell>
          <table:table-cell table:formula="of:=[.C385]/([.H385]-[.H384])" office:value-type="float" office:value="98659.4136864573" calcext:value-type="float">
            <text:p>98659.4136864573</text:p>
          </table:table-cell>
          <table:table-cell table:formula="of:=[.G385]-[.$B385]" office:value-type="float" office:value="0.281270742416382" calcext:value-type="float">
            <text:p>0.281270742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043.31352" calcext:value-type="float">
            <text:p>1443146043.31352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33399486542" calcext:value-type="float">
            <text:p>43.3133399487</text:p>
          </table:table-cell>
          <table:table-cell table:formula="of:=[.C386]/([.D386]-[.D385])" office:value-type="float" office:value="99651.8299262486" calcext:value-type="float">
            <text:p>99651.8299262486</text:p>
          </table:table-cell>
          <table:table-cell/>
          <table:table-cell office:value-type="float" office:value="1443146043.59434" calcext:value-type="float">
            <text:p>1443146043.59434</text:p>
          </table:table-cell>
          <table:table-cell table:formula="of:=[.G386]-[.$B$2]" office:value-type="float" office:value="43.5941574573517" calcext:value-type="float">
            <text:p>43.5941574574</text:p>
          </table:table-cell>
          <table:table-cell table:formula="of:=[.C386]/([.H386]-[.H385])" office:value-type="float" office:value="100704.696819804" calcext:value-type="float">
            <text:p>100704.696819804</text:p>
          </table:table-cell>
          <table:table-cell table:formula="of:=[.G386]-[.$B386]" office:value-type="float" office:value="0.28081750869751" calcext:value-type="float">
            <text:p>0.2808175087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043.35687" calcext:value-type="float">
            <text:p>1443146043.35687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6684923172" calcext:value-type="float">
            <text:p>43.3566849232</text:p>
          </table:table-cell>
          <table:table-cell table:formula="of:=[.C387]/([.D387]-[.D386])" office:value-type="float" office:value="99665.5332724612" calcext:value-type="float">
            <text:p>99665.5332724612</text:p>
          </table:table-cell>
          <table:table-cell/>
          <table:table-cell office:value-type="float" office:value="1443146043.63771" calcext:value-type="float">
            <text:p>1443146043.63771</text:p>
          </table:table-cell>
          <table:table-cell table:formula="of:=[.G387]-[.$B$2]" office:value-type="float" office:value="43.6375279426575" calcext:value-type="float">
            <text:p>43.6375279427</text:p>
          </table:table-cell>
          <table:table-cell table:formula="of:=[.C387]/([.H387]-[.H386])" office:value-type="float" office:value="99606.9093887603" calcext:value-type="float">
            <text:p>99606.9093887603</text:p>
          </table:table-cell>
          <table:table-cell table:formula="of:=[.G387]-[.$B387]" office:value-type="float" office:value="0.280843019485474" calcext:value-type="float">
            <text:p>0.280843019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043.40021" calcext:value-type="float">
            <text:p>1443146043.40021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4000294208527" calcext:value-type="float">
            <text:p>43.4000294209</text:p>
          </table:table-cell>
          <table:table-cell table:formula="of:=[.C388]/([.D388]-[.D387])" office:value-type="float" office:value="99666.6297029703" calcext:value-type="float">
            <text:p>99666.6297029703</text:p>
          </table:table-cell>
          <table:table-cell/>
          <table:table-cell office:value-type="float" office:value="1443146043.68105" calcext:value-type="float">
            <text:p>1443146043.68105</text:p>
          </table:table-cell>
          <table:table-cell table:formula="of:=[.G388]-[.$B$2]" office:value-type="float" office:value="43.680864572525" calcext:value-type="float">
            <text:p>43.6808645725</text:p>
          </table:table-cell>
          <table:table-cell table:formula="of:=[.C388]/([.H388]-[.H387])" office:value-type="float" office:value="99684.7242898876" calcext:value-type="float">
            <text:p>99684.7242898876</text:p>
          </table:table-cell>
          <table:table-cell table:formula="of:=[.G388]-[.$B388]" office:value-type="float" office:value="0.280835151672363" calcext:value-type="float">
            <text:p>0.280835151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043.44356" calcext:value-type="float">
            <text:p>1443146043.44356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33798789978" calcext:value-type="float">
            <text:p>43.443379879</text:p>
          </table:table-cell>
          <table:table-cell table:formula="of:=[.C389]/([.D389]-[.D388])" office:value-type="float" office:value="99652.9260552729" calcext:value-type="float">
            <text:p>99652.9260552729</text:p>
          </table:table-cell>
          <table:table-cell/>
          <table:table-cell office:value-type="float" office:value="1443146043.72433" calcext:value-type="float">
            <text:p>1443146043.72433</text:p>
          </table:table-cell>
          <table:table-cell table:formula="of:=[.G389]-[.$B$2]" office:value-type="float" office:value="43.7241516113281" calcext:value-type="float">
            <text:p>43.7241516113</text:p>
          </table:table-cell>
          <table:table-cell table:formula="of:=[.C389]/([.H389]-[.H388])" office:value-type="float" office:value="99798.9264095969" calcext:value-type="float">
            <text:p>99798.9264095969</text:p>
          </table:table-cell>
          <table:table-cell table:formula="of:=[.G389]-[.$B389]" office:value-type="float" office:value="0.280771732330322" calcext:value-type="float">
            <text:p>0.280771732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043.48692" calcext:value-type="float">
            <text:p>1443146043.48692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67355823517" calcext:value-type="float">
            <text:p>43.4867355824</text:p>
          </table:table-cell>
          <table:table-cell table:formula="of:=[.C390]/([.D390]-[.D389])" office:value-type="float" office:value="99640.869962111" calcext:value-type="float">
            <text:p>99640.869962111</text:p>
          </table:table-cell>
          <table:table-cell/>
          <table:table-cell office:value-type="float" office:value="1443146043.76772" calcext:value-type="float">
            <text:p>1443146043.76772</text:p>
          </table:table-cell>
          <table:table-cell table:formula="of:=[.G390]-[.$B$2]" office:value-type="float" office:value="43.7675354480743" calcext:value-type="float">
            <text:p>43.7675354481</text:p>
          </table:table-cell>
          <table:table-cell table:formula="of:=[.C390]/([.H390]-[.H389])" office:value-type="float" office:value="99576.2552139148" calcext:value-type="float">
            <text:p>99576.2552139148</text:p>
          </table:table-cell>
          <table:table-cell table:formula="of:=[.G390]-[.$B390]" office:value-type="float" office:value="0.280799865722656" calcext:value-type="float">
            <text:p>0.280799865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043.53026" calcext:value-type="float">
            <text:p>1443146043.53026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300815105438" calcext:value-type="float">
            <text:p>43.5300815105</text:p>
          </table:table-cell>
          <table:table-cell table:formula="of:=[.C391]/([.D391]-[.D390])" office:value-type="float" office:value="99663.3404838124" calcext:value-type="float">
            <text:p>99663.3404838124</text:p>
          </table:table-cell>
          <table:table-cell/>
          <table:table-cell office:value-type="float" office:value="1443146043.81106" calcext:value-type="float">
            <text:p>1443146043.81106</text:p>
          </table:table-cell>
          <table:table-cell table:formula="of:=[.G391]-[.$B$2]" office:value-type="float" office:value="43.8108785152435" calcext:value-type="float">
            <text:p>43.8108785152</text:p>
          </table:table-cell>
          <table:table-cell table:formula="of:=[.C391]/([.H391]-[.H390])" office:value-type="float" office:value="99669.9191392455" calcext:value-type="float">
            <text:p>99669.9191392455</text:p>
          </table:table-cell>
          <table:table-cell table:formula="of:=[.G391]-[.$B391]" office:value-type="float" office:value="0.280797004699707" calcext:value-type="float">
            <text:p>0.280797004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043.57361" calcext:value-type="float">
            <text:p>1443146043.57361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34276771545" calcext:value-type="float">
            <text:p>43.5734276772</text:p>
          </table:table-cell>
          <table:table-cell table:formula="of:=[.C392]/([.D392]-[.D391])" office:value-type="float" office:value="99662.7923017266" calcext:value-type="float">
            <text:p>99662.7923017266</text:p>
          </table:table-cell>
          <table:table-cell/>
          <table:table-cell office:value-type="float" office:value="1443146043.85435" calcext:value-type="float">
            <text:p>1443146043.85435</text:p>
          </table:table-cell>
          <table:table-cell table:formula="of:=[.G392]-[.$B$2]" office:value-type="float" office:value="43.8541686534882" calcext:value-type="float">
            <text:p>43.8541686535</text:p>
          </table:table-cell>
          <table:table-cell table:formula="of:=[.C392]/([.H392]-[.H391])" office:value-type="float" office:value="99791.7811116251" calcext:value-type="float">
            <text:p>99791.7811116251</text:p>
          </table:table-cell>
          <table:table-cell table:formula="of:=[.G392]-[.$B392]" office:value-type="float" office:value="0.280740976333618" calcext:value-type="float">
            <text:p>0.280740976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043.61697" calcext:value-type="float">
            <text:p>1443146043.61697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67840957642" calcext:value-type="float">
            <text:p>43.6167840958</text:p>
          </table:table-cell>
          <table:table-cell table:formula="of:=[.C393]/([.D393]-[.D392])" office:value-type="float" office:value="99639.2261754193" calcext:value-type="float">
            <text:p>99639.2261754193</text:p>
          </table:table-cell>
          <table:table-cell/>
          <table:table-cell office:value-type="float" office:value="1443146043.89776" calcext:value-type="float">
            <text:p>1443146043.89776</text:p>
          </table:table-cell>
          <table:table-cell table:formula="of:=[.G393]-[.$B$2]" office:value-type="float" office:value="43.8975772857666" calcext:value-type="float">
            <text:p>43.8975772858</text:p>
          </table:table-cell>
          <table:table-cell table:formula="of:=[.C393]/([.H393]-[.H392])" office:value-type="float" office:value="99519.3760607242" calcext:value-type="float">
            <text:p>99519.3760607242</text:p>
          </table:table-cell>
          <table:table-cell table:formula="of:=[.G393]-[.$B393]" office:value-type="float" office:value="0.280793190002441" calcext:value-type="float">
            <text:p>0.2807931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043.66032" calcext:value-type="float">
            <text:p>1443146043.66032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601419448853" calcext:value-type="float">
            <text:p>43.6601419449</text:p>
          </table:table-cell>
          <table:table-cell table:formula="of:=[.C394]/([.D394]-[.D393])" office:value-type="float" office:value="99635.9387647369" calcext:value-type="float">
            <text:p>99635.9387647369</text:p>
          </table:table-cell>
          <table:table-cell/>
          <table:table-cell office:value-type="float" office:value="1443146043.94112" calcext:value-type="float">
            <text:p>1443146043.94112</text:p>
          </table:table-cell>
          <table:table-cell table:formula="of:=[.G394]-[.$B$2]" office:value-type="float" office:value="43.9409427642822" calcext:value-type="float">
            <text:p>43.9409427643</text:p>
          </table:table-cell>
          <table:table-cell table:formula="of:=[.C394]/([.H394]-[.H393])" office:value-type="float" office:value="99618.4095707249" calcext:value-type="float">
            <text:p>99618.4095707249</text:p>
          </table:table-cell>
          <table:table-cell table:formula="of:=[.G394]-[.$B394]" office:value-type="float" office:value="0.280800819396973" calcext:value-type="float">
            <text:p>0.280800819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043.70368" calcext:value-type="float">
            <text:p>1443146043.70368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34947872162" calcext:value-type="float">
            <text:p>43.7034947872</text:p>
          </table:table-cell>
          <table:table-cell table:formula="of:=[.C395]/([.D395]-[.D394])" office:value-type="float" office:value="99647.4456512773" calcext:value-type="float">
            <text:p>99647.4456512773</text:p>
          </table:table-cell>
          <table:table-cell/>
          <table:table-cell office:value-type="float" office:value="1443146043.98438" calcext:value-type="float">
            <text:p>1443146043.98438</text:p>
          </table:table-cell>
          <table:table-cell table:formula="of:=[.G395]-[.$B$2]" office:value-type="float" office:value="43.9841988086701" calcext:value-type="float">
            <text:p>43.9841988087</text:p>
          </table:table-cell>
          <table:table-cell table:formula="of:=[.C395]/([.H395]-[.H394])" office:value-type="float" office:value="99870.4357076322" calcext:value-type="float">
            <text:p>99870.4357076322</text:p>
          </table:table-cell>
          <table:table-cell table:formula="of:=[.G395]-[.$B395]" office:value-type="float" office:value="0.280704021453857" calcext:value-type="float">
            <text:p>0.280704021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043.74703" calcext:value-type="float">
            <text:p>1443146043.74703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6844291687" calcext:value-type="float">
            <text:p>43.7468442917</text:p>
          </table:table-cell>
          <table:table-cell table:formula="of:=[.C396]/([.D396]-[.D395])" office:value-type="float" office:value="99655.118385665" calcext:value-type="float">
            <text:p>99655.118385665</text:p>
          </table:table-cell>
          <table:table-cell/>
          <table:table-cell office:value-type="float" office:value="1443146044.02779" calcext:value-type="float">
            <text:p>1443146044.02779</text:p>
          </table:table-cell>
          <table:table-cell table:formula="of:=[.G396]-[.$B$2]" office:value-type="float" office:value="44.0276041030884" calcext:value-type="float">
            <text:p>44.0276041031</text:p>
          </table:table-cell>
          <table:table-cell table:formula="of:=[.C396]/([.H396]-[.H395])" office:value-type="float" office:value="99527.0290846173" calcext:value-type="float">
            <text:p>99527.0290846173</text:p>
          </table:table-cell>
          <table:table-cell table:formula="of:=[.G396]-[.$B396]" office:value-type="float" office:value="0.280759811401367" calcext:value-type="float">
            <text:p>0.280759811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043.79038" calcext:value-type="float">
            <text:p>1443146043.79038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901961803436" calcext:value-type="float">
            <text:p>43.7901961803</text:p>
          </table:table-cell>
          <table:table-cell table:formula="of:=[.C397]/([.D397]-[.D396])" office:value-type="float" office:value="99649.6377405393" calcext:value-type="float">
            <text:p>99649.6377405393</text:p>
          </table:table-cell>
          <table:table-cell/>
          <table:table-cell office:value-type="float" office:value="1443146044.04214" calcext:value-type="float">
            <text:p>1443146044.04214</text:p>
          </table:table-cell>
          <table:table-cell table:formula="of:=[.G397]-[.$B$2]" office:value-type="float" office:value="44.041962146759" calcext:value-type="float">
            <text:p>44.0419621468</text:p>
          </table:table-cell>
          <table:table-cell table:formula="of:=[.C397]/([.H397]-[.H396])" office:value-type="float" office:value="300876.644415662" calcext:value-type="float">
            <text:p>300876.644415662</text:p>
          </table:table-cell>
          <table:table-cell table:formula="of:=[.G397]-[.$B397]" office:value-type="float" office:value="0.251765966415405" calcext:value-type="float">
            <text:p>0.251765966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043.83373" calcext:value-type="float">
            <text:p>1443146043.83373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35497379303" calcext:value-type="float">
            <text:p>43.8335497379</text:p>
          </table:table-cell>
          <table:table-cell table:formula="of:=[.C398]/([.D398]-[.D397])" office:value-type="float" office:value="99645.8016476204" calcext:value-type="float">
            <text:p>99645.8016476204</text:p>
          </table:table-cell>
          <table:table-cell/>
          <table:table-cell office:value-type="float" office:value="1443146044.07113" calcext:value-type="float">
            <text:p>1443146044.07113</text:p>
          </table:table-cell>
          <table:table-cell table:formula="of:=[.G398]-[.$B$2]" office:value-type="float" office:value="44.070946931839" calcext:value-type="float">
            <text:p>44.0709469318</text:p>
          </table:table-cell>
          <table:table-cell table:formula="of:=[.C398]/([.H398]-[.H397])" office:value-type="float" office:value="149043.713385594" calcext:value-type="float">
            <text:p>149043.713385594</text:p>
          </table:table-cell>
          <table:table-cell table:formula="of:=[.G398]-[.$B398]" office:value-type="float" office:value="0.237397193908691" calcext:value-type="float">
            <text:p>0.237397193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043.87711" calcext:value-type="float">
            <text:p>1443146043.87711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69302368164" calcext:value-type="float">
            <text:p>43.8769302368</text:p>
          </table:table-cell>
          <table:table-cell table:formula="of:=[.C399]/([.D399]-[.D398])" office:value-type="float" office:value="99583.9169886398" calcext:value-type="float">
            <text:p>99583.9169886398</text:p>
          </table:table-cell>
          <table:table-cell/>
          <table:table-cell office:value-type="float" office:value="1443146044.11443" calcext:value-type="float">
            <text:p>1443146044.11443</text:p>
          </table:table-cell>
          <table:table-cell table:formula="of:=[.G399]-[.$B$2]" office:value-type="float" office:value="44.1142492294312" calcext:value-type="float">
            <text:p>44.1142492294</text:p>
          </table:table-cell>
          <table:table-cell table:formula="of:=[.C399]/([.H399]-[.H398])" office:value-type="float" office:value="99763.7594357543" calcext:value-type="float">
            <text:p>99763.7594357543</text:p>
          </table:table-cell>
          <table:table-cell table:formula="of:=[.G399]-[.$B399]" office:value-type="float" office:value="0.237318992614746" calcext:value-type="float">
            <text:p>0.237318992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043.92048" calcext:value-type="float">
            <text:p>1443146043.92048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202945232391" calcext:value-type="float">
            <text:p>43.9202945232</text:p>
          </table:table-cell>
          <table:table-cell table:formula="of:=[.C400]/([.D400]-[.D399])" office:value-type="float" office:value="99621.1481007021" calcext:value-type="float">
            <text:p>99621.1481007021</text:p>
          </table:table-cell>
          <table:table-cell/>
          <table:table-cell office:value-type="float" office:value="1443146044.1578" calcext:value-type="float">
            <text:p>1443146044.1578</text:p>
          </table:table-cell>
          <table:table-cell table:formula="of:=[.G400]-[.$B$2]" office:value-type="float" office:value="44.1576161384583" calcext:value-type="float">
            <text:p>44.1576161385</text:p>
          </table:table-cell>
          <table:table-cell table:formula="of:=[.C400]/([.H400]-[.H399])" office:value-type="float" office:value="99615.1235334865" calcext:value-type="float">
            <text:p>99615.1235334865</text:p>
          </table:table-cell>
          <table:table-cell table:formula="of:=[.G400]-[.$B400]" office:value-type="float" office:value="0.237321615219116" calcext:value-type="float">
            <text:p>0.237321615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043.96382" calcext:value-type="float">
            <text:p>1443146043.96382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36433124542" calcext:value-type="float">
            <text:p>43.9636433125</text:p>
          </table:table-cell>
          <table:table-cell table:formula="of:=[.C401]/([.D401]-[.D400])" office:value-type="float" office:value="99656.7626967627" calcext:value-type="float">
            <text:p>99656.7626967627</text:p>
          </table:table-cell>
          <table:table-cell/>
          <table:table-cell office:value-type="float" office:value="1443146044.20104" calcext:value-type="float">
            <text:p>1443146044.20104</text:p>
          </table:table-cell>
          <table:table-cell table:formula="of:=[.G401]-[.$B$2]" office:value-type="float" office:value="44.2008581161499" calcext:value-type="float">
            <text:p>44.2008581161</text:p>
          </table:table-cell>
          <table:table-cell table:formula="of:=[.C401]/([.H401]-[.H400])" office:value-type="float" office:value="99902.9237470364" calcext:value-type="float">
            <text:p>99902.9237470364</text:p>
          </table:table-cell>
          <table:table-cell table:formula="of:=[.G401]-[.$B401]" office:value-type="float" office:value="0.237214803695679" calcext:value-type="float">
            <text:p>0.237214803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044.00712" calcext:value-type="float">
            <text:p>1443146044.00712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69377422333" calcext:value-type="float">
            <text:p>44.0069377422</text:p>
          </table:table-cell>
          <table:table-cell table:formula="of:=[.C402]/([.D402]-[.D401])" office:value-type="float" office:value="99781.8893110854" calcext:value-type="float">
            <text:p>99781.8893110854</text:p>
          </table:table-cell>
          <table:table-cell/>
          <table:table-cell office:value-type="float" office:value="1443146044.24425" calcext:value-type="float">
            <text:p>1443146044.24425</text:p>
          </table:table-cell>
          <table:table-cell table:formula="of:=[.G402]-[.$B$2]" office:value-type="float" office:value="44.244069814682" calcext:value-type="float">
            <text:p>44.2440698147</text:p>
          </table:table-cell>
          <table:table-cell table:formula="of:=[.C402]/([.H402]-[.H401])" office:value-type="float" office:value="99972.9273958167" calcext:value-type="float">
            <text:p>99972.9273958167</text:p>
          </table:table-cell>
          <table:table-cell table:formula="of:=[.G402]-[.$B402]" office:value-type="float" office:value="0.23713207244873" calcext:value-type="float">
            <text:p>0.237132072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044.05026" calcext:value-type="float">
            <text:p>1443146044.05026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500814914703" calcext:value-type="float">
            <text:p>44.0500814915</text:p>
          </table:table-cell>
          <table:table-cell table:formula="of:=[.C403]/([.D403]-[.D402])" office:value-type="float" office:value="100130.379867152" calcext:value-type="float">
            <text:p>100130.379867152</text:p>
          </table:table-cell>
          <table:table-cell/>
          <table:table-cell office:value-type="float" office:value="1443146044.2874" calcext:value-type="float">
            <text:p>1443146044.2874</text:p>
          </table:table-cell>
          <table:table-cell table:formula="of:=[.G403]-[.$B$2]" office:value-type="float" office:value="44.2872159481049" calcext:value-type="float">
            <text:p>44.2872159481</text:p>
          </table:table-cell>
          <table:table-cell table:formula="of:=[.C403]/([.H403]-[.H402])" office:value-type="float" office:value="100124.846823748" calcext:value-type="float">
            <text:p>100124.846823748</text:p>
          </table:table-cell>
          <table:table-cell table:formula="of:=[.G403]-[.$B403]" office:value-type="float" office:value="0.237134456634521" calcext:value-type="float">
            <text:p>0.237134456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044.0934" calcext:value-type="float">
            <text:p>1443146044.0934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32197570801" calcext:value-type="float">
            <text:p>44.0932197571</text:p>
          </table:table-cell>
          <table:table-cell table:formula="of:=[.C404]/([.D404]-[.D403])" office:value-type="float" office:value="100143.108188023" calcext:value-type="float">
            <text:p>100143.108188023</text:p>
          </table:table-cell>
          <table:table-cell/>
          <table:table-cell office:value-type="float" office:value="1443146044.33506" calcext:value-type="float">
            <text:p>1443146044.33506</text:p>
          </table:table-cell>
          <table:table-cell table:formula="of:=[.G404]-[.$B$2]" office:value-type="float" office:value="44.3348746299744" calcext:value-type="float">
            <text:p>44.33487463</text:p>
          </table:table-cell>
          <table:table-cell table:formula="of:=[.C404]/([.H404]-[.H403])" office:value-type="float" office:value="90644.5547912654" calcext:value-type="float">
            <text:p>90644.5547912654</text:p>
          </table:table-cell>
          <table:table-cell table:formula="of:=[.G404]-[.$B404]" office:value-type="float" office:value="0.241654872894287" calcext:value-type="float">
            <text:p>0.241654872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044.13654" calcext:value-type="float">
            <text:p>1443146044.13654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63580226898" calcext:value-type="float">
            <text:p>44.1363580227</text:p>
          </table:table-cell>
          <table:table-cell table:formula="of:=[.C405]/([.D405]-[.D404])" office:value-type="float" office:value="100143.108188023" calcext:value-type="float">
            <text:p>100143.108188023</text:p>
          </table:table-cell>
          <table:table-cell/>
          <table:table-cell office:value-type="float" office:value="1443146044.41658" calcext:value-type="float">
            <text:p>1443146044.41658</text:p>
          </table:table-cell>
          <table:table-cell table:formula="of:=[.G405]-[.$B$2]" office:value-type="float" office:value="44.416401386261" calcext:value-type="float">
            <text:p>44.4164013863</text:p>
          </table:table-cell>
          <table:table-cell table:formula="of:=[.C405]/([.H405]-[.H404])" office:value-type="float" office:value="52988.7388725771" calcext:value-type="float">
            <text:p>52988.7388725771</text:p>
          </table:table-cell>
          <table:table-cell table:formula="of:=[.G405]-[.$B405]" office:value-type="float" office:value="0.280043363571167" calcext:value-type="float">
            <text:p>0.280043363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044.17971" calcext:value-type="float">
            <text:p>1443146044.17971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95282363892" calcext:value-type="float">
            <text:p>44.1795282364</text:p>
          </table:table-cell>
          <table:table-cell table:formula="of:=[.C406]/([.D406]-[.D405])" office:value-type="float" office:value="100068.997343554" calcext:value-type="float">
            <text:p>100068.997343554</text:p>
          </table:table-cell>
          <table:table-cell/>
          <table:table-cell office:value-type="float" office:value="1443146044.4599" calcext:value-type="float">
            <text:p>1443146044.4599</text:p>
          </table:table-cell>
          <table:table-cell table:formula="of:=[.G406]-[.$B$2]" office:value-type="float" office:value="44.4597184658051" calcext:value-type="float">
            <text:p>44.4597184658</text:p>
          </table:table-cell>
          <table:table-cell table:formula="of:=[.C406]/([.H406]-[.H405])" office:value-type="float" office:value="99729.7150562787" calcext:value-type="float">
            <text:p>99729.7150562787</text:p>
          </table:table-cell>
          <table:table-cell table:formula="of:=[.G406]-[.$B406]" office:value-type="float" office:value="0.280190229415894" calcext:value-type="float">
            <text:p>0.280190229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044.22286" calcext:value-type="float">
            <text:p>1443146044.22286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26769924164" calcext:value-type="float">
            <text:p>44.2226769924</text:p>
          </table:table-cell>
          <table:table-cell table:formula="of:=[.C407]/([.D407]-[.D406])" office:value-type="float" office:value="100118.761182237" calcext:value-type="float">
            <text:p>100118.761182237</text:p>
          </table:table-cell>
          <table:table-cell/>
          <table:table-cell office:value-type="float" office:value="1443146044.50305" calcext:value-type="float">
            <text:p>1443146044.50305</text:p>
          </table:table-cell>
          <table:table-cell table:formula="of:=[.G407]-[.$B$2]" office:value-type="float" office:value="44.5028655529022" calcext:value-type="float">
            <text:p>44.5028655529</text:p>
          </table:table-cell>
          <table:table-cell table:formula="of:=[.C407]/([.H407]-[.H406])" office:value-type="float" office:value="100122.633777601" calcext:value-type="float">
            <text:p>100122.633777601</text:p>
          </table:table-cell>
          <table:table-cell table:formula="of:=[.G407]-[.$B407]" office:value-type="float" office:value="0.28018856048584" calcext:value-type="float">
            <text:p>0.2801885605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044.26598" calcext:value-type="float">
            <text:p>1443146044.26598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57971382141" calcext:value-type="float">
            <text:p>44.2657971382</text:p>
          </table:table-cell>
          <table:table-cell table:formula="of:=[.C408]/([.D408]-[.D407])" office:value-type="float" office:value="100185.190009897" calcext:value-type="float">
            <text:p>100185.190009897</text:p>
          </table:table-cell>
          <table:table-cell/>
          <table:table-cell office:value-type="float" office:value="1443146044.54618" calcext:value-type="float">
            <text:p>1443146044.54618</text:p>
          </table:table-cell>
          <table:table-cell table:formula="of:=[.G408]-[.$B$2]" office:value-type="float" office:value="44.5460021495819" calcext:value-type="float">
            <text:p>44.5460021496</text:p>
          </table:table-cell>
          <table:table-cell table:formula="of:=[.C408]/([.H408]-[.H407])" office:value-type="float" office:value="100146.982667138" calcext:value-type="float">
            <text:p>100146.982667138</text:p>
          </table:table-cell>
          <table:table-cell table:formula="of:=[.G408]-[.$B408]" office:value-type="float" office:value="0.280205011367798" calcext:value-type="float">
            <text:p>0.280205011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044.30908" calcext:value-type="float">
            <text:p>1443146044.30908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89022636414" calcext:value-type="float">
            <text:p>44.3089022636</text:p>
          </table:table-cell>
          <table:table-cell table:formula="of:=[.C409]/([.D409]-[.D408])" office:value-type="float" office:value="100220.1004447" calcext:value-type="float">
            <text:p>100220.1004447</text:p>
          </table:table-cell>
          <table:table-cell/>
          <table:table-cell office:value-type="float" office:value="1443146044.58921" calcext:value-type="float">
            <text:p>1443146044.58921</text:p>
          </table:table-cell>
          <table:table-cell table:formula="of:=[.G409]-[.$B$2]" office:value-type="float" office:value="44.5890276432037" calcext:value-type="float">
            <text:p>44.5890276432</text:p>
          </table:table-cell>
          <table:table-cell table:formula="of:=[.C409]/([.H409]-[.H408])" office:value-type="float" office:value="100405.588323304" calcext:value-type="float">
            <text:p>100405.588323304</text:p>
          </table:table-cell>
          <table:table-cell table:formula="of:=[.G409]-[.$B409]" office:value-type="float" office:value="0.280125379562378" calcext:value-type="float">
            <text:p>0.280125379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044.35223" calcext:value-type="float">
            <text:p>1443146044.35223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20443439484" calcext:value-type="float">
            <text:p>44.3520443439</text:p>
          </table:table-cell>
          <table:table-cell table:formula="of:=[.C410]/([.D410]-[.D409])" office:value-type="float" office:value="100134.253361407" calcext:value-type="float">
            <text:p>100134.253361407</text:p>
          </table:table-cell>
          <table:table-cell/>
          <table:table-cell office:value-type="float" office:value="1443146044.63246" calcext:value-type="float">
            <text:p>1443146044.63246</text:p>
          </table:table-cell>
          <table:table-cell table:formula="of:=[.G410]-[.$B$2]" office:value-type="float" office:value="44.6322751045227" calcext:value-type="float">
            <text:p>44.6322751045</text:p>
          </table:table-cell>
          <table:table-cell table:formula="of:=[.C410]/([.H410]-[.H409])" office:value-type="float" office:value="99890.2564046022" calcext:value-type="float">
            <text:p>99890.2564046022</text:p>
          </table:table-cell>
          <table:table-cell table:formula="of:=[.G410]-[.$B410]" office:value-type="float" office:value="0.280230760574341" calcext:value-type="float">
            <text:p>0.280230760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044.39535" calcext:value-type="float">
            <text:p>1443146044.39535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51687812805" calcext:value-type="float">
            <text:p>44.3951687813</text:p>
          </table:table-cell>
          <table:table-cell table:formula="of:=[.C411]/([.D411]-[.D410])" office:value-type="float" office:value="100175.220066675" calcext:value-type="float">
            <text:p>100175.220066675</text:p>
          </table:table-cell>
          <table:table-cell/>
          <table:table-cell office:value-type="float" office:value="1443146044.68005" calcext:value-type="float">
            <text:p>1443146044.68005</text:p>
          </table:table-cell>
          <table:table-cell table:formula="of:=[.G411]-[.$B$2]" office:value-type="float" office:value="44.6798713207245" calcext:value-type="float">
            <text:p>44.6798713207</text:p>
          </table:table-cell>
          <table:table-cell table:formula="of:=[.C411]/([.H411]-[.H410])" office:value-type="float" office:value="90763.5174545291" calcext:value-type="float">
            <text:p>90763.5174545291</text:p>
          </table:table-cell>
          <table:table-cell table:formula="of:=[.G411]-[.$B411]" office:value-type="float" office:value="0.28470253944397" calcext:value-type="float">
            <text:p>0.284702539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044.43847" calcext:value-type="float">
            <text:p>1443146044.43847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82910728455" calcext:value-type="float">
            <text:p>44.4382910728</text:p>
          </table:table-cell>
          <table:table-cell table:formula="of:=[.C412]/([.D412]-[.D411])" office:value-type="float" office:value="100180.204790234" calcext:value-type="float">
            <text:p>100180.204790234</text:p>
          </table:table-cell>
          <table:table-cell/>
          <table:table-cell office:value-type="float" office:value="1443146044.80469" calcext:value-type="float">
            <text:p>1443146044.80469</text:p>
          </table:table-cell>
          <table:table-cell table:formula="of:=[.G412]-[.$B$2]" office:value-type="float" office:value="44.8045117855072" calcext:value-type="float">
            <text:p>44.8045117855</text:p>
          </table:table-cell>
          <table:table-cell table:formula="of:=[.C412]/([.H412]-[.H411])" office:value-type="float" office:value="34659.6910363824" calcext:value-type="float">
            <text:p>34659.6910363824</text:p>
          </table:table-cell>
          <table:table-cell table:formula="of:=[.G412]-[.$B412]" office:value-type="float" office:value="0.366220712661743" calcext:value-type="float">
            <text:p>0.3662207127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044.48161" calcext:value-type="float">
            <text:p>1443146044.48161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814252853394" calcext:value-type="float">
            <text:p>44.4814252853</text:p>
          </table:table-cell>
          <table:table-cell table:formula="of:=[.C413]/([.D413]-[.D412])" office:value-type="float" office:value="100152.518157397" calcext:value-type="float">
            <text:p>100152.518157397</text:p>
          </table:table-cell>
          <table:table-cell/>
          <table:table-cell office:value-type="float" office:value="1443146044.81902" calcext:value-type="float">
            <text:p>1443146044.81902</text:p>
          </table:table-cell>
          <table:table-cell table:formula="of:=[.G413]-[.$B$2]" office:value-type="float" office:value="44.8188359737396" calcext:value-type="float">
            <text:p>44.8188359737</text:p>
          </table:table-cell>
          <table:table-cell table:formula="of:=[.C413]/([.H413]-[.H412])" office:value-type="float" office:value="301587.770972037" calcext:value-type="float">
            <text:p>301587.770972037</text:p>
          </table:table-cell>
          <table:table-cell table:formula="of:=[.G413]-[.$B413]" office:value-type="float" office:value="0.337410688400269" calcext:value-type="float">
            <text:p>0.3374106884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044.52478" calcext:value-type="float">
            <text:p>1443146044.52478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45957374573" calcext:value-type="float">
            <text:p>44.5245957375</text:p>
          </table:table-cell>
          <table:table-cell table:formula="of:=[.C414]/([.D414]-[.D413])" office:value-type="float" office:value="100068.444689899" calcext:value-type="float">
            <text:p>100068.444689899</text:p>
          </table:table-cell>
          <table:table-cell/>
          <table:table-cell office:value-type="float" office:value="1443146044.84777" calcext:value-type="float">
            <text:p>1443146044.84777</text:p>
          </table:table-cell>
          <table:table-cell table:formula="of:=[.G414]-[.$B$2]" office:value-type="float" office:value="44.8475916385651" calcext:value-type="float">
            <text:p>44.8475916386</text:p>
          </table:table-cell>
          <table:table-cell table:formula="of:=[.C414]/([.H414]-[.H413])" office:value-type="float" office:value="150231.268385706" calcext:value-type="float">
            <text:p>150231.268385706</text:p>
          </table:table-cell>
          <table:table-cell table:formula="of:=[.G414]-[.$B414]" office:value-type="float" office:value="0.322995901107788" calcext:value-type="float">
            <text:p>0.322995901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044.56794" calcext:value-type="float">
            <text:p>1443146044.56794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77590370178" calcext:value-type="float">
            <text:p>44.567759037</text:p>
          </table:table-cell>
          <table:table-cell table:formula="of:=[.C415]/([.D415]-[.D414])" office:value-type="float" office:value="100085.026955369" calcext:value-type="float">
            <text:p>100085.026955369</text:p>
          </table:table-cell>
          <table:table-cell/>
          <table:table-cell office:value-type="float" office:value="1443146044.89103" calcext:value-type="float">
            <text:p>1443146044.89103</text:p>
          </table:table-cell>
          <table:table-cell table:formula="of:=[.G415]-[.$B$2]" office:value-type="float" office:value="44.8908483982086" calcext:value-type="float">
            <text:p>44.8908483982</text:p>
          </table:table-cell>
          <table:table-cell table:formula="of:=[.C415]/([.H415]-[.H414])" office:value-type="float" office:value="99868.7843379338" calcext:value-type="float">
            <text:p>99868.7843379338</text:p>
          </table:table-cell>
          <table:table-cell table:formula="of:=[.G415]-[.$B415]" office:value-type="float" office:value="0.323089361190796" calcext:value-type="float">
            <text:p>0.323089361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044.61104" calcext:value-type="float">
            <text:p>1443146044.61104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108589172363" calcext:value-type="float">
            <text:p>44.6108589172</text:p>
          </table:table-cell>
          <table:table-cell table:formula="of:=[.C416]/([.D416]-[.D415])" office:value-type="float" office:value="100232.297122374" calcext:value-type="float">
            <text:p>100232.297122374</text:p>
          </table:table-cell>
          <table:table-cell/>
          <table:table-cell office:value-type="float" office:value="1443146044.93413" calcext:value-type="float">
            <text:p>1443146044.93413</text:p>
          </table:table-cell>
          <table:table-cell table:formula="of:=[.G416]-[.$B$2]" office:value-type="float" office:value="44.9339537620544" calcext:value-type="float">
            <text:p>44.9339537621</text:p>
          </table:table-cell>
          <table:table-cell table:formula="of:=[.C416]/([.H416]-[.H415])" office:value-type="float" office:value="100219.546120787" calcext:value-type="float">
            <text:p>100219.546120787</text:p>
          </table:table-cell>
          <table:table-cell table:formula="of:=[.G416]-[.$B416]" office:value-type="float" office:value="0.323094844818115" calcext:value-type="float">
            <text:p>0.323094844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044.65417" calcext:value-type="float">
            <text:p>1443146044.65417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39871692657" calcext:value-type="float">
            <text:p>44.6539871693</text:p>
          </table:table-cell>
          <table:table-cell table:formula="of:=[.C417]/([.D417]-[.D416])" office:value-type="float" office:value="100166.359560624" calcext:value-type="float">
            <text:p>100166.359560624</text:p>
          </table:table-cell>
          <table:table-cell/>
          <table:table-cell office:value-type="float" office:value="1443146044.97709" calcext:value-type="float">
            <text:p>1443146044.97709</text:p>
          </table:table-cell>
          <table:table-cell table:formula="of:=[.G417]-[.$B$2]" office:value-type="float" office:value="44.9769117832184" calcext:value-type="float">
            <text:p>44.9769117832</text:p>
          </table:table-cell>
          <table:table-cell table:formula="of:=[.C417]/([.H417]-[.H416])" office:value-type="float" office:value="100563.291393559" calcext:value-type="float">
            <text:p>100563.291393559</text:p>
          </table:table-cell>
          <table:table-cell table:formula="of:=[.G417]-[.$B417]" office:value-type="float" office:value="0.322924613952637" calcext:value-type="float">
            <text:p>0.32292461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044.69726" calcext:value-type="float">
            <text:p>1443146044.69726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70813274384" calcext:value-type="float">
            <text:p>44.6970813274</text:p>
          </table:table-cell>
          <table:table-cell table:formula="of:=[.C418]/([.D418]-[.D417])" office:value-type="float" office:value="100245.605975104" calcext:value-type="float">
            <text:p>100245.605975104</text:p>
          </table:table-cell>
          <table:table-cell/>
          <table:table-cell office:value-type="float" office:value="1443146045.0202" calcext:value-type="float">
            <text:p>1443146045.0202</text:p>
          </table:table-cell>
          <table:table-cell table:formula="of:=[.G418]-[.$B$2]" office:value-type="float" office:value="45.0200231075287" calcext:value-type="float">
            <text:p>45.0200231075</text:p>
          </table:table-cell>
          <table:table-cell table:formula="of:=[.C418]/([.H418]-[.H417])" office:value-type="float" office:value="100205.690015595" calcext:value-type="float">
            <text:p>100205.690015595</text:p>
          </table:table-cell>
          <table:table-cell table:formula="of:=[.G418]-[.$B418]" office:value-type="float" office:value="0.322941780090332" calcext:value-type="float">
            <text:p>0.322941780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044.74035" calcext:value-type="float">
            <text:p>1443146044.74035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401671409607" calcext:value-type="float">
            <text:p>44.740167141</text:p>
          </table:table-cell>
          <table:table-cell table:formula="of:=[.C419]/([.D419]-[.D418])" office:value-type="float" office:value="100265.021055253" calcext:value-type="float">
            <text:p>100265.021055253</text:p>
          </table:table-cell>
          <table:table-cell/>
          <table:table-cell office:value-type="float" office:value="1443146045.03332" calcext:value-type="float">
            <text:p>1443146045.03332</text:p>
          </table:table-cell>
          <table:table-cell table:formula="of:=[.G419]-[.$B$2]" office:value-type="float" office:value="45.0331342220306" calcext:value-type="float">
            <text:p>45.033134222</text:p>
          </table:table-cell>
          <table:table-cell table:formula="of:=[.C419]/([.H419]-[.H418])" office:value-type="float" office:value="329491.440209485" calcext:value-type="float">
            <text:p>329491.440209485</text:p>
          </table:table-cell>
          <table:table-cell table:formula="of:=[.G419]-[.$B419]" office:value-type="float" office:value="0.292967081069946" calcext:value-type="float">
            <text:p>0.292967081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044.78344" calcext:value-type="float">
            <text:p>1443146044.78344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32596302033" calcext:value-type="float">
            <text:p>44.7832596302</text:p>
          </table:table-cell>
          <table:table-cell table:formula="of:=[.C420]/([.D420]-[.D419])" office:value-type="float" office:value="100249.488389592" calcext:value-type="float">
            <text:p>100249.488389592</text:p>
          </table:table-cell>
          <table:table-cell/>
          <table:table-cell office:value-type="float" office:value="1443146045.06331" calcext:value-type="float">
            <text:p>1443146045.06331</text:p>
          </table:table-cell>
          <table:table-cell table:formula="of:=[.G420]-[.$B$2]" office:value-type="float" office:value="45.063127040863" calcext:value-type="float">
            <text:p>45.0631270409</text:p>
          </table:table-cell>
          <table:table-cell table:formula="of:=[.C420]/([.H420]-[.H419])" office:value-type="float" office:value="144034.477857535" calcext:value-type="float">
            <text:p>144034.477857535</text:p>
          </table:table-cell>
          <table:table-cell table:formula="of:=[.G420]-[.$B420]" office:value-type="float" office:value="0.27986741065979" calcext:value-type="float">
            <text:p>0.279867410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044.82656" calcext:value-type="float">
            <text:p>1443146044.82656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63766765595" calcext:value-type="float">
            <text:p>44.8263766766</text:p>
          </table:table-cell>
          <table:table-cell table:formula="of:=[.C421]/([.D421]-[.D420])" office:value-type="float" office:value="100192.391758734" calcext:value-type="float">
            <text:p>100192.391758734</text:p>
          </table:table-cell>
          <table:table-cell/>
          <table:table-cell office:value-type="float" office:value="1443146045.10657" calcext:value-type="float">
            <text:p>1443146045.10657</text:p>
          </table:table-cell>
          <table:table-cell table:formula="of:=[.G421]-[.$B$2]" office:value-type="float" office:value="45.1063859462738" calcext:value-type="float">
            <text:p>45.1063859463</text:p>
          </table:table-cell>
          <table:table-cell table:formula="of:=[.C421]/([.H421]-[.H420])" office:value-type="float" office:value="99863.8305564894" calcext:value-type="float">
            <text:p>99863.8305564894</text:p>
          </table:table-cell>
          <table:table-cell table:formula="of:=[.G421]-[.$B421]" office:value-type="float" office:value="0.280009269714355" calcext:value-type="float">
            <text:p>0.280009269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044.86966" calcext:value-type="float">
            <text:p>1443146044.86966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94746494293" calcext:value-type="float">
            <text:p>44.8694746494</text:p>
          </table:table-cell>
          <table:table-cell table:formula="of:=[.C422]/([.D422]-[.D421])" office:value-type="float" office:value="100236.733013952" calcext:value-type="float">
            <text:p>100236.733013952</text:p>
          </table:table-cell>
          <table:table-cell/>
          <table:table-cell office:value-type="float" office:value="1443146045.14964" calcext:value-type="float">
            <text:p>1443146045.14964</text:p>
          </table:table-cell>
          <table:table-cell table:formula="of:=[.G422]-[.$B$2]" office:value-type="float" office:value="45.1494596004486" calcext:value-type="float">
            <text:p>45.1494596004</text:p>
          </table:table-cell>
          <table:table-cell table:formula="of:=[.C422]/([.H422]-[.H421])" office:value-type="float" office:value="100293.325067529" calcext:value-type="float">
            <text:p>100293.325067529</text:p>
          </table:table-cell>
          <table:table-cell table:formula="of:=[.G422]-[.$B422]" office:value-type="float" office:value="0.279984951019287" calcext:value-type="float">
            <text:p>0.27998495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044.91276" calcext:value-type="float">
            <text:p>1443146044.91276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25816822052" calcext:value-type="float">
            <text:p>44.9125816822</text:p>
          </table:table-cell>
          <table:table-cell table:formula="of:=[.C423]/([.D423]-[.D422])" office:value-type="float" office:value="100215.666025088" calcext:value-type="float">
            <text:p>100215.666025088</text:p>
          </table:table-cell>
          <table:table-cell/>
          <table:table-cell office:value-type="float" office:value="1443146045.16277" calcext:value-type="float">
            <text:p>1443146045.16277</text:p>
          </table:table-cell>
          <table:table-cell table:formula="of:=[.G423]-[.$B$2]" office:value-type="float" office:value="45.162593126297" calcext:value-type="float">
            <text:p>45.1625931263</text:p>
          </table:table-cell>
          <table:table-cell table:formula="of:=[.C423]/([.H423]-[.H422])" office:value-type="float" office:value="328929.188541553" calcext:value-type="float">
            <text:p>328929.188541553</text:p>
          </table:table-cell>
          <table:table-cell table:formula="of:=[.G423]-[.$B423]" office:value-type="float" office:value="0.250011444091797" calcext:value-type="float">
            <text:p>0.250011444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044.95588" calcext:value-type="float">
            <text:p>1443146044.95588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5696105957" calcext:value-type="float">
            <text:p>44.955696106</text:p>
          </table:table-cell>
          <table:table-cell table:formula="of:=[.C424]/([.D424]-[.D423])" office:value-type="float" office:value="100198.486354964" calcext:value-type="float">
            <text:p>100198.486354964</text:p>
          </table:table-cell>
          <table:table-cell/>
          <table:table-cell office:value-type="float" office:value="1443146045.19273" calcext:value-type="float">
            <text:p>1443146045.19273</text:p>
          </table:table-cell>
          <table:table-cell table:formula="of:=[.G424]-[.$B$2]" office:value-type="float" office:value="45.1925523281097" calcext:value-type="float">
            <text:p>45.1925523281</text:p>
          </table:table-cell>
          <table:table-cell table:formula="of:=[.C424]/([.H424]-[.H423])" office:value-type="float" office:value="144196.097980232" calcext:value-type="float">
            <text:p>144196.097980232</text:p>
          </table:table-cell>
          <table:table-cell table:formula="of:=[.G424]-[.$B424]" office:value-type="float" office:value="0.23685622215271" calcext:value-type="float">
            <text:p>0.2368562222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044.99898" calcext:value-type="float">
            <text:p>1443146044.99898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87950325012" calcext:value-type="float">
            <text:p>44.9987950325</text:p>
          </table:table-cell>
          <table:table-cell table:formula="of:=[.C425]/([.D425]-[.D424])" office:value-type="float" office:value="100234.515019085" calcext:value-type="float">
            <text:p>100234.515019085</text:p>
          </table:table-cell>
          <table:table-cell/>
          <table:table-cell office:value-type="float" office:value="1443146045.23424" calcext:value-type="float">
            <text:p>1443146045.23424</text:p>
          </table:table-cell>
          <table:table-cell table:formula="of:=[.G425]-[.$B$2]" office:value-type="float" office:value="45.2340562343597" calcext:value-type="float">
            <text:p>45.2340562344</text:p>
          </table:table-cell>
          <table:table-cell table:formula="of:=[.C425]/([.H425]-[.H424])" office:value-type="float" office:value="104086.588235294" calcext:value-type="float">
            <text:p>104086.588235294</text:p>
          </table:table-cell>
          <table:table-cell table:formula="of:=[.G425]-[.$B425]" office:value-type="float" office:value="0.23526120185852" calcext:value-type="float">
            <text:p>0.235261201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045.04027" calcext:value-type="float">
            <text:p>1443146045.04027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400891304016" calcext:value-type="float">
            <text:p>45.0400891304</text:p>
          </table:table-cell>
          <table:table-cell table:formula="of:=[.C426]/([.D426]-[.D425])" office:value-type="float" office:value="104615.434642032" calcext:value-type="float">
            <text:p>104615.434642032</text:p>
          </table:table-cell>
          <table:table-cell/>
          <table:table-cell office:value-type="float" office:value="1443146045.27556" calcext:value-type="float">
            <text:p>1443146045.27556</text:p>
          </table:table-cell>
          <table:table-cell table:formula="of:=[.G426]-[.$B$2]" office:value-type="float" office:value="45.2753746509552" calcext:value-type="float">
            <text:p>45.275374651</text:p>
          </table:table-cell>
          <table:table-cell table:formula="of:=[.C426]/([.H426]-[.H425])" office:value-type="float" office:value="104553.86135186" calcext:value-type="float">
            <text:p>104553.86135186</text:p>
          </table:table-cell>
          <table:table-cell table:formula="of:=[.G426]-[.$B426]" office:value-type="float" office:value="0.235285520553589" calcext:value-type="float">
            <text:p>0.235285520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045.08152" calcext:value-type="float">
            <text:p>1443146045.08152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1337928772" calcext:value-type="float">
            <text:p>45.0813379288</text:p>
          </table:table-cell>
          <table:table-cell table:formula="of:=[.C427]/([.D427]-[.D426])" office:value-type="float" office:value="104730.323565112" calcext:value-type="float">
            <text:p>104730.323565112</text:p>
          </table:table-cell>
          <table:table-cell/>
          <table:table-cell office:value-type="float" office:value="1443146045.31663" calcext:value-type="float">
            <text:p>1443146045.31663</text:p>
          </table:table-cell>
          <table:table-cell table:formula="of:=[.G427]-[.$B$2]" office:value-type="float" office:value="45.3164510726929" calcext:value-type="float">
            <text:p>45.3164510727</text:p>
          </table:table-cell>
          <table:table-cell table:formula="of:=[.C427]/([.H427]-[.H426])" office:value-type="float" office:value="105169.822911769" calcext:value-type="float">
            <text:p>105169.822911769</text:p>
          </table:table-cell>
          <table:table-cell table:formula="of:=[.G427]-[.$B427]" office:value-type="float" office:value="0.235113143920898" calcext:value-type="float">
            <text:p>0.2351131439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045.12281" calcext:value-type="float">
            <text:p>1443146045.12281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26315498352" calcext:value-type="float">
            <text:p>45.1226315498</text:p>
          </table:table-cell>
          <table:table-cell table:formula="of:=[.C428]/([.D428]-[.D427])" office:value-type="float" office:value="104616.642686405" calcext:value-type="float">
            <text:p>104616.642686405</text:p>
          </table:table-cell>
          <table:table-cell/>
          <table:table-cell office:value-type="float" office:value="1443146045.35805" calcext:value-type="float">
            <text:p>1443146045.35805</text:p>
          </table:table-cell>
          <table:table-cell table:formula="of:=[.G428]-[.$B$2]" office:value-type="float" office:value="45.3578722476959" calcext:value-type="float">
            <text:p>45.3578722477</text:p>
          </table:table-cell>
          <table:table-cell table:formula="of:=[.C428]/([.H428]-[.H427])" office:value-type="float" office:value="104294.482222721" calcext:value-type="float">
            <text:p>104294.482222721</text:p>
          </table:table-cell>
          <table:table-cell table:formula="of:=[.G428]-[.$B428]" office:value-type="float" office:value="0.235240697860718" calcext:value-type="float">
            <text:p>0.2352406979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045.16407" calcext:value-type="float">
            <text:p>1443146045.16407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38884544373" calcext:value-type="float">
            <text:p>45.1638884544</text:p>
          </table:table-cell>
          <table:table-cell table:formula="of:=[.C429]/([.D429]-[.D428])" office:value-type="float" office:value="104709.745960565" calcext:value-type="float">
            <text:p>104709.745960565</text:p>
          </table:table-cell>
          <table:table-cell/>
          <table:table-cell office:value-type="float" office:value="1443146045.39929" calcext:value-type="float">
            <text:p>1443146045.39929</text:p>
          </table:table-cell>
          <table:table-cell table:formula="of:=[.G429]-[.$B$2]" office:value-type="float" office:value="45.3991138935089" calcext:value-type="float">
            <text:p>45.3991138935</text:p>
          </table:table-cell>
          <table:table-cell table:formula="of:=[.C429]/([.H429]-[.H428])" office:value-type="float" office:value="104748.486992716" calcext:value-type="float">
            <text:p>104748.486992716</text:p>
          </table:table-cell>
          <table:table-cell table:formula="of:=[.G429]-[.$B429]" office:value-type="float" office:value="0.235225439071655" calcext:value-type="float">
            <text:p>0.235225439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045.20535" calcext:value-type="float">
            <text:p>1443146045.20535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51720619202" calcext:value-type="float">
            <text:p>45.2051720619</text:p>
          </table:table-cell>
          <table:table-cell table:formula="of:=[.C430]/([.D430]-[.D429])" office:value-type="float" office:value="104642.018064635" calcext:value-type="float">
            <text:p>104642.018064635</text:p>
          </table:table-cell>
          <table:table-cell/>
          <table:table-cell office:value-type="float" office:value="1443146045.44058" calcext:value-type="float">
            <text:p>1443146045.44058</text:p>
          </table:table-cell>
          <table:table-cell table:formula="of:=[.G430]-[.$B$2]" office:value-type="float" office:value="45.4403994083405" calcext:value-type="float">
            <text:p>45.4403994083</text:p>
          </table:table-cell>
          <table:table-cell table:formula="of:=[.C430]/([.H430]-[.H429])" office:value-type="float" office:value="104637.18371024" calcext:value-type="float">
            <text:p>104637.18371024</text:p>
          </table:table-cell>
          <table:table-cell table:formula="of:=[.G430]-[.$B430]" office:value-type="float" office:value="0.235227346420288" calcext:value-type="float">
            <text:p>0.235227346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045.24661" calcext:value-type="float">
            <text:p>1443146045.24661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64265823364" calcext:value-type="float">
            <text:p>45.2464265823</text:p>
          </table:table-cell>
          <table:table-cell table:formula="of:=[.C431]/([.D431]-[.D430])" office:value-type="float" office:value="104715.797357745" calcext:value-type="float">
            <text:p>104715.797357745</text:p>
          </table:table-cell>
          <table:table-cell/>
          <table:table-cell office:value-type="float" office:value="1443146045.48187" calcext:value-type="float">
            <text:p>1443146045.48187</text:p>
          </table:table-cell>
          <table:table-cell table:formula="of:=[.G431]-[.$B$2]" office:value-type="float" office:value="45.4816923141479" calcext:value-type="float">
            <text:p>45.4816923141</text:p>
          </table:table-cell>
          <table:table-cell table:formula="of:=[.C431]/([.H431]-[.H430])" office:value-type="float" office:value="104618.454805277" calcext:value-type="float">
            <text:p>104618.454805277</text:p>
          </table:table-cell>
          <table:table-cell table:formula="of:=[.G431]-[.$B431]" office:value-type="float" office:value="0.235265731811523" calcext:value-type="float">
            <text:p>0.235265731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045.2879" calcext:value-type="float">
            <text:p>1443146045.2879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77185344696" calcext:value-type="float">
            <text:p>45.2877185345</text:p>
          </table:table-cell>
          <table:table-cell table:formula="of:=[.C432]/([.D432]-[.D431])" office:value-type="float" office:value="104620.871061429" calcext:value-type="float">
            <text:p>104620.871061429</text:p>
          </table:table-cell>
          <table:table-cell/>
          <table:table-cell office:value-type="float" office:value="1443146045.52314" calcext:value-type="float">
            <text:p>1443146045.52314</text:p>
          </table:table-cell>
          <table:table-cell table:formula="of:=[.G432]-[.$B$2]" office:value-type="float" office:value="45.5229620933533" calcext:value-type="float">
            <text:p>45.5229620934</text:p>
          </table:table-cell>
          <table:table-cell table:formula="of:=[.C432]/([.H432]-[.H431])" office:value-type="float" office:value="104677.080497753" calcext:value-type="float">
            <text:p>104677.080497753</text:p>
          </table:table-cell>
          <table:table-cell table:formula="of:=[.G432]-[.$B432]" office:value-type="float" office:value="0.235243558883667" calcext:value-type="float">
            <text:p>0.235243558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045.32919" calcext:value-type="float">
            <text:p>1443146045.32919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90071487427" calcext:value-type="float">
            <text:p>45.3290071487</text:p>
          </table:table-cell>
          <table:table-cell table:formula="of:=[.C433]/([.D433]-[.D432])" office:value-type="float" office:value="104629.32883697" calcext:value-type="float">
            <text:p>104629.32883697</text:p>
          </table:table-cell>
          <table:table-cell/>
          <table:table-cell office:value-type="float" office:value="1443146045.56448" calcext:value-type="float">
            <text:p>1443146045.56448</text:p>
          </table:table-cell>
          <table:table-cell table:formula="of:=[.G433]-[.$B$2]" office:value-type="float" office:value="45.5643031597137" calcext:value-type="float">
            <text:p>45.5643031597</text:p>
          </table:table-cell>
          <table:table-cell table:formula="of:=[.C433]/([.H433]-[.H432])" office:value-type="float" office:value="104496.578833544" calcext:value-type="float">
            <text:p>104496.578833544</text:p>
          </table:table-cell>
          <table:table-cell table:formula="of:=[.G433]-[.$B433]" office:value-type="float" office:value="0.235296010971069" calcext:value-type="float">
            <text:p>0.23529601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045.37048" calcext:value-type="float">
            <text:p>1443146045.37048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702948093414" calcext:value-type="float">
            <text:p>45.3702948093</text:p>
          </table:table-cell>
          <table:table-cell table:formula="of:=[.C434]/([.D434]-[.D433])" office:value-type="float" office:value="104631.745595445" calcext:value-type="float">
            <text:p>104631.745595445</text:p>
          </table:table-cell>
          <table:table-cell/>
          <table:table-cell office:value-type="float" office:value="1443146045.60577" calcext:value-type="float">
            <text:p>1443146045.60577</text:p>
          </table:table-cell>
          <table:table-cell table:formula="of:=[.G434]-[.$B$2]" office:value-type="float" office:value="45.6055932044983" calcext:value-type="float">
            <text:p>45.6055932045</text:p>
          </table:table-cell>
          <table:table-cell table:formula="of:=[.C434]/([.H434]-[.H433])" office:value-type="float" office:value="104625.703908582" calcext:value-type="float">
            <text:p>104625.703908582</text:p>
          </table:table-cell>
          <table:table-cell table:formula="of:=[.G434]-[.$B434]" office:value-type="float" office:value="0.23529839515686" calcext:value-type="float">
            <text:p>0.235298395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045.41176" calcext:value-type="float">
            <text:p>1443146045.41176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15824699402" calcext:value-type="float">
            <text:p>45.4115824699</text:p>
          </table:table-cell>
          <table:table-cell table:formula="of:=[.C435]/([.D435]-[.D434])" office:value-type="float" office:value="104631.745595445" calcext:value-type="float">
            <text:p>104631.745595445</text:p>
          </table:table-cell>
          <table:table-cell/>
          <table:table-cell office:value-type="float" office:value="1443146045.64718" calcext:value-type="float">
            <text:p>1443146045.64718</text:p>
          </table:table-cell>
          <table:table-cell table:formula="of:=[.G435]-[.$B$2]" office:value-type="float" office:value="45.6469950675964" calcext:value-type="float">
            <text:p>45.6469950676</text:p>
          </table:table-cell>
          <table:table-cell table:formula="of:=[.C435]/([.H435]-[.H434])" office:value-type="float" office:value="104343.130398729" calcext:value-type="float">
            <text:p>104343.130398729</text:p>
          </table:table-cell>
          <table:table-cell table:formula="of:=[.G435]-[.$B435]" office:value-type="float" office:value="0.23541259765625" calcext:value-type="float">
            <text:p>0.2354125977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045.45307" calcext:value-type="float">
            <text:p>1443146045.45307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28844356537" calcext:value-type="float">
            <text:p>45.4528844357</text:p>
          </table:table-cell>
          <table:table-cell table:formula="of:=[.C436]/([.D436]-[.D435])" office:value-type="float" office:value="104595.505937091" calcext:value-type="float">
            <text:p>104595.505937091</text:p>
          </table:table-cell>
          <table:table-cell/>
          <table:table-cell office:value-type="float" office:value="1443146045.68836" calcext:value-type="float">
            <text:p>1443146045.68836</text:p>
          </table:table-cell>
          <table:table-cell table:formula="of:=[.G436]-[.$B$2]" office:value-type="float" office:value="45.6881828308106" calcext:value-type="float">
            <text:p>45.6881828308</text:p>
          </table:table-cell>
          <table:table-cell table:formula="of:=[.C436]/([.H436]-[.H435])" office:value-type="float" office:value="104885.520914132" calcext:value-type="float">
            <text:p>104885.520914132</text:p>
          </table:table-cell>
          <table:table-cell table:formula="of:=[.G436]-[.$B436]" office:value-type="float" office:value="0.23529839515686" calcext:value-type="float">
            <text:p>0.235298395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045.49436" calcext:value-type="float">
            <text:p>1443146045.49436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41785335541" calcext:value-type="float">
            <text:p>45.4941785336</text:p>
          </table:table-cell>
          <table:table-cell table:formula="of:=[.C437]/([.D437]-[.D436])" office:value-type="float" office:value="104615.434642032" calcext:value-type="float">
            <text:p>104615.434642032</text:p>
          </table:table-cell>
          <table:table-cell/>
          <table:table-cell office:value-type="float" office:value="1443146045.72961" calcext:value-type="float">
            <text:p>1443146045.72961</text:p>
          </table:table-cell>
          <table:table-cell table:formula="of:=[.G437]-[.$B$2]" office:value-type="float" office:value="45.7294297218323" calcext:value-type="float">
            <text:p>45.7294297218</text:p>
          </table:table-cell>
          <table:table-cell table:formula="of:=[.C437]/([.H437]-[.H436])" office:value-type="float" office:value="104735.166529867" calcext:value-type="float">
            <text:p>104735.166529867</text:p>
          </table:table-cell>
          <table:table-cell table:formula="of:=[.G437]-[.$B437]" office:value-type="float" office:value="0.235251188278198" calcext:value-type="float">
            <text:p>0.235251188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045.53563" calcext:value-type="float">
            <text:p>1443146045.53563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5450220108" calcext:value-type="float">
            <text:p>45.5354502201</text:p>
          </table:table-cell>
          <table:table-cell table:formula="of:=[.C438]/([.D438]-[.D437])" office:value-type="float" office:value="104672.242903192" calcext:value-type="float">
            <text:p>104672.242903192</text:p>
          </table:table-cell>
          <table:table-cell/>
          <table:table-cell office:value-type="float" office:value="1443146045.7709" calcext:value-type="float">
            <text:p>1443146045.7709</text:p>
          </table:table-cell>
          <table:table-cell table:formula="of:=[.G438]-[.$B$2]" office:value-type="float" office:value="45.7707231044769" calcext:value-type="float">
            <text:p>45.7707231045</text:p>
          </table:table-cell>
          <table:table-cell table:formula="of:=[.C438]/([.H438]-[.H437])" office:value-type="float" office:value="104617.246719054" calcext:value-type="float">
            <text:p>104617.246719054</text:p>
          </table:table-cell>
          <table:table-cell table:formula="of:=[.G438]-[.$B438]" office:value-type="float" office:value="0.235272884368896" calcext:value-type="float">
            <text:p>0.2352728844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045.57692" calcext:value-type="float">
            <text:p>1443146045.57692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67402648926" calcext:value-type="float">
            <text:p>45.5767402649</text:p>
          </table:table-cell>
          <table:table-cell table:formula="of:=[.C439]/([.D439]-[.D438])" office:value-type="float" office:value="104625.703908582" calcext:value-type="float">
            <text:p>104625.703908582</text:p>
          </table:table-cell>
          <table:table-cell/>
          <table:table-cell office:value-type="float" office:value="1443146045.81221" calcext:value-type="float">
            <text:p>1443146045.81221</text:p>
          </table:table-cell>
          <table:table-cell table:formula="of:=[.G439]-[.$B$2]" office:value-type="float" office:value="45.8120248317719" calcext:value-type="float">
            <text:p>45.8120248318</text:p>
          </table:table-cell>
          <table:table-cell table:formula="of:=[.C439]/([.H439]-[.H438])" office:value-type="float" office:value="104596.109725686" calcext:value-type="float">
            <text:p>104596.109725686</text:p>
          </table:table-cell>
          <table:table-cell table:formula="of:=[.G439]-[.$B439]" office:value-type="float" office:value="0.235284566879272" calcext:value-type="float">
            <text:p>0.235284566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045.61821" calcext:value-type="float">
            <text:p>1443146045.61821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802983284" calcext:value-type="float">
            <text:p>45.6180298328</text:p>
          </table:table-cell>
          <table:table-cell table:formula="of:=[.C440]/([.D440]-[.D439])" office:value-type="float" office:value="104626.912190136" calcext:value-type="float">
            <text:p>104626.912190136</text:p>
          </table:table-cell>
          <table:table-cell/>
          <table:table-cell office:value-type="float" office:value="1443146045.85349" calcext:value-type="float">
            <text:p>1443146045.85349</text:p>
          </table:table-cell>
          <table:table-cell table:formula="of:=[.G440]-[.$B$2]" office:value-type="float" office:value="45.8533103466034" calcext:value-type="float">
            <text:p>45.8533103466</text:p>
          </table:table-cell>
          <table:table-cell table:formula="of:=[.C440]/([.H440]-[.H439])" office:value-type="float" office:value="104637.18371024" calcext:value-type="float">
            <text:p>104637.18371024</text:p>
          </table:table-cell>
          <table:table-cell table:formula="of:=[.G440]-[.$B440]" office:value-type="float" office:value="0.235280513763428" calcext:value-type="float">
            <text:p>0.235280513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045.6595" calcext:value-type="float">
            <text:p>1443146045.6595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93194007874" calcext:value-type="float">
            <text:p>45.6593194008</text:p>
          </table:table-cell>
          <table:table-cell table:formula="of:=[.C441]/([.D441]-[.D440])" office:value-type="float" office:value="104626.912190136" calcext:value-type="float">
            <text:p>104626.912190136</text:p>
          </table:table-cell>
          <table:table-cell/>
          <table:table-cell office:value-type="float" office:value="1443146045.89489" calcext:value-type="float">
            <text:p>1443146045.89489</text:p>
          </table:table-cell>
          <table:table-cell table:formula="of:=[.G441]-[.$B$2]" office:value-type="float" office:value="45.8947124481201" calcext:value-type="float">
            <text:p>45.8947124481</text:p>
          </table:table-cell>
          <table:table-cell table:formula="of:=[.C441]/([.H441]-[.H440])" office:value-type="float" office:value="104342.529527276" calcext:value-type="float">
            <text:p>104342.529527276</text:p>
          </table:table-cell>
          <table:table-cell table:formula="of:=[.G441]-[.$B441]" office:value-type="float" office:value="0.235393047332764" calcext:value-type="float">
            <text:p>0.235393047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045.70079" calcext:value-type="float">
            <text:p>1443146045.70079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7006120681763" calcext:value-type="float">
            <text:p>45.7006120682</text:p>
          </table:table-cell>
          <table:table-cell table:formula="of:=[.C442]/([.D442]-[.D441])" office:value-type="float" office:value="104619.058858852" calcext:value-type="float">
            <text:p>104619.058858852</text:p>
          </table:table-cell>
          <table:table-cell/>
          <table:table-cell office:value-type="float" office:value="1443146045.93602" calcext:value-type="float">
            <text:p>1443146045.93602</text:p>
          </table:table-cell>
          <table:table-cell table:formula="of:=[.G442]-[.$B$2]" office:value-type="float" office:value="45.935839176178" calcext:value-type="float">
            <text:p>45.9358391762</text:p>
          </table:table-cell>
          <table:table-cell table:formula="of:=[.C442]/([.H442]-[.H441])" office:value-type="float" office:value="105041.178912219" calcext:value-type="float">
            <text:p>105041.178912219</text:p>
          </table:table-cell>
          <table:table-cell table:formula="of:=[.G442]-[.$B442]" office:value-type="float" office:value="0.235227108001709" calcext:value-type="float">
            <text:p>0.235227108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045.74207" calcext:value-type="float">
            <text:p>1443146045.74207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18894767761" calcext:value-type="float">
            <text:p>45.7418894768</text:p>
          </table:table-cell>
          <table:table-cell table:formula="of:=[.C443]/([.D443]-[.D442])" office:value-type="float" office:value="104657.732801941" calcext:value-type="float">
            <text:p>104657.732801941</text:p>
          </table:table-cell>
          <table:table-cell/>
          <table:table-cell office:value-type="float" office:value="1443146045.97731" calcext:value-type="float">
            <text:p>1443146045.97731</text:p>
          </table:table-cell>
          <table:table-cell table:formula="of:=[.G443]-[.$B$2]" office:value-type="float" office:value="45.9771285057068" calcext:value-type="float">
            <text:p>45.9771285057</text:p>
          </table:table-cell>
          <table:table-cell table:formula="of:=[.C443]/([.H443]-[.H442])" office:value-type="float" office:value="104627.516341379" calcext:value-type="float">
            <text:p>104627.516341379</text:p>
          </table:table-cell>
          <table:table-cell table:formula="of:=[.G443]-[.$B443]" office:value-type="float" office:value="0.235239028930664" calcext:value-type="float">
            <text:p>0.235239028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045.78335" calcext:value-type="float">
            <text:p>1443146045.78335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31656932831" calcext:value-type="float">
            <text:p>45.7831656933</text:p>
          </table:table-cell>
          <table:table-cell table:formula="of:=[.C444]/([.D444]-[.D443])" office:value-type="float" office:value="104660.755407942" calcext:value-type="float">
            <text:p>104660.755407942</text:p>
          </table:table-cell>
          <table:table-cell/>
          <table:table-cell office:value-type="float" office:value="1443146046.01862" calcext:value-type="float">
            <text:p>1443146046.01862</text:p>
          </table:table-cell>
          <table:table-cell table:formula="of:=[.G444]-[.$B$2]" office:value-type="float" office:value="46.0184369087219" calcext:value-type="float">
            <text:p>46.0184369087</text:p>
          </table:table-cell>
          <table:table-cell table:formula="of:=[.C444]/([.H444]-[.H443])" office:value-type="float" office:value="104579.20627958" calcext:value-type="float">
            <text:p>104579.20627958</text:p>
          </table:table-cell>
          <table:table-cell table:formula="of:=[.G444]-[.$B444]" office:value-type="float" office:value="0.235271215438843" calcext:value-type="float">
            <text:p>0.235271215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045.82464" calcext:value-type="float">
            <text:p>1443146045.82464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44616985321" calcext:value-type="float">
            <text:p>45.8244616985</text:p>
          </table:table-cell>
          <table:table-cell table:formula="of:=[.C445]/([.D445]-[.D444])" office:value-type="float" office:value="104610.602743522" calcext:value-type="float">
            <text:p>104610.602743522</text:p>
          </table:table-cell>
          <table:table-cell/>
          <table:table-cell office:value-type="float" office:value="1443146046.05995" calcext:value-type="float">
            <text:p>1443146046.05995</text:p>
          </table:table-cell>
          <table:table-cell table:formula="of:=[.G445]-[.$B$2]" office:value-type="float" office:value="46.059766292572" calcext:value-type="float">
            <text:p>46.0597662926</text:p>
          </table:table-cell>
          <table:table-cell table:formula="of:=[.C445]/([.H445]-[.H444])" office:value-type="float" office:value="104526.116713201" calcext:value-type="float">
            <text:p>104526.116713201</text:p>
          </table:table-cell>
          <table:table-cell table:formula="of:=[.G445]-[.$B445]" office:value-type="float" office:value="0.235304594039917" calcext:value-type="float">
            <text:p>0.23530459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045.86594" calcext:value-type="float">
            <text:p>1443146045.86594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57619953156" calcext:value-type="float">
            <text:p>45.8657619953</text:p>
          </table:table-cell>
          <table:table-cell table:formula="of:=[.C446]/([.D446]-[.D445])" office:value-type="float" office:value="104599.732603651" calcext:value-type="float">
            <text:p>104599.732603651</text:p>
          </table:table-cell>
          <table:table-cell/>
          <table:table-cell office:value-type="float" office:value="1443146046.10118" calcext:value-type="float">
            <text:p>1443146046.10118</text:p>
          </table:table-cell>
          <table:table-cell table:formula="of:=[.G446]-[.$B$2]" office:value-type="float" office:value="46.1010012626648" calcext:value-type="float">
            <text:p>46.1010012627</text:p>
          </table:table-cell>
          <table:table-cell table:formula="of:=[.C446]/([.H446]-[.H445])" office:value-type="float" office:value="104765.445210232" calcext:value-type="float">
            <text:p>104765.445210232</text:p>
          </table:table-cell>
          <table:table-cell table:formula="of:=[.G446]-[.$B446]" office:value-type="float" office:value="0.235239267349243" calcext:value-type="float">
            <text:p>0.235239267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045.90723" calcext:value-type="float">
            <text:p>1443146045.90723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70446491242" calcext:value-type="float">
            <text:p>45.9070446491</text:p>
          </table:table-cell>
          <table:table-cell table:formula="of:=[.C447]/([.D447]-[.D446])" office:value-type="float" office:value="104644.435409351" calcext:value-type="float">
            <text:p>104644.435409351</text:p>
          </table:table-cell>
          <table:table-cell/>
          <table:table-cell office:value-type="float" office:value="1443146046.11332" calcext:value-type="float">
            <text:p>1443146046.11332</text:p>
          </table:table-cell>
          <table:table-cell table:formula="of:=[.G447]-[.$B$2]" office:value-type="float" office:value="46.113137960434" calcext:value-type="float">
            <text:p>46.1131379604</text:p>
          </table:table-cell>
          <table:table-cell table:formula="of:=[.C447]/([.H447]-[.H446])" office:value-type="float" office:value="355945.256458108" calcext:value-type="float">
            <text:p>355945.256458108</text:p>
          </table:table-cell>
          <table:table-cell table:formula="of:=[.G447]-[.$B447]" office:value-type="float" office:value="0.206093311309814" calcext:value-type="float">
            <text:p>0.2060933113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045.94851" calcext:value-type="float">
            <text:p>1443146045.94851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83306407928" calcext:value-type="float">
            <text:p>45.9483306408</text:p>
          </table:table-cell>
          <table:table-cell table:formula="of:=[.C448]/([.D448]-[.D447])" office:value-type="float" office:value="104635.975191435" calcext:value-type="float">
            <text:p>104635.975191435</text:p>
          </table:table-cell>
          <table:table-cell/>
          <table:table-cell office:value-type="float" office:value="1443146046.18374" calcext:value-type="float">
            <text:p>1443146046.18374</text:p>
          </table:table-cell>
          <table:table-cell table:formula="of:=[.G448]-[.$B$2]" office:value-type="float" office:value="46.1835579872131" calcext:value-type="float">
            <text:p>46.1835579872</text:p>
          </table:table-cell>
          <table:table-cell table:formula="of:=[.C448]/([.H448]-[.H447])" office:value-type="float" office:value="61346.1851349018" calcext:value-type="float">
            <text:p>61346.1851349018</text:p>
          </table:table-cell>
          <table:table-cell table:formula="of:=[.G448]-[.$B448]" office:value-type="float" office:value="0.235227346420288" calcext:value-type="float">
            <text:p>0.235227346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045.98981" calcext:value-type="float">
            <text:p>1443146045.98981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96252155304" calcext:value-type="float">
            <text:p>45.9896252155</text:p>
          </table:table-cell>
          <table:table-cell table:formula="of:=[.C449]/([.D449]-[.D448])" office:value-type="float" office:value="104614.226625559" calcext:value-type="float">
            <text:p>104614.226625559</text:p>
          </table:table-cell>
          <table:table-cell/>
          <table:table-cell office:value-type="float" office:value="1443146046.2237" calcext:value-type="float">
            <text:p>1443146046.2237</text:p>
          </table:table-cell>
          <table:table-cell table:formula="of:=[.G449]-[.$B$2]" office:value-type="float" office:value="46.2235221862793" calcext:value-type="float">
            <text:p>46.2235221863</text:p>
          </table:table-cell>
          <table:table-cell table:formula="of:=[.C449]/([.H449]-[.H448])" office:value-type="float" office:value="108096.749114078" calcext:value-type="float">
            <text:p>108096.749114078</text:p>
          </table:table-cell>
          <table:table-cell table:formula="of:=[.G449]-[.$B449]" office:value-type="float" office:value="0.233896970748901" calcext:value-type="float">
            <text:p>0.233896970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046.02973" calcext:value-type="float">
            <text:p>1443146046.02973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95522212982" calcext:value-type="float">
            <text:p>46.0295522213</text:p>
          </table:table-cell>
          <table:table-cell table:formula="of:=[.C450]/([.D450]-[.D449])" office:value-type="float" office:value="108197.444735051" calcext:value-type="float">
            <text:p>108197.444735051</text:p>
          </table:table-cell>
          <table:table-cell/>
          <table:table-cell office:value-type="float" office:value="1443146046.2631" calcext:value-type="float">
            <text:p>1443146046.2631</text:p>
          </table:table-cell>
          <table:table-cell table:formula="of:=[.G450]-[.$B$2]" office:value-type="float" office:value="46.2629156112671" calcext:value-type="float">
            <text:p>46.2629156113</text:p>
          </table:table-cell>
          <table:table-cell table:formula="of:=[.C450]/([.H450]-[.H449])" office:value-type="float" office:value="109662.970440845" calcext:value-type="float">
            <text:p>109662.970440845</text:p>
          </table:table-cell>
          <table:table-cell table:formula="of:=[.G450]-[.$B450]" office:value-type="float" office:value="0.233363389968872" calcext:value-type="float">
            <text:p>0.2333633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046.06912" calcext:value-type="float">
            <text:p>1443146046.06912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89430236816" calcext:value-type="float">
            <text:p>46.0689430237</text:p>
          </table:table-cell>
          <table:table-cell table:formula="of:=[.C451]/([.D451]-[.D450])" office:value-type="float" office:value="109670.271703275" calcext:value-type="float">
            <text:p>109670.271703275</text:p>
          </table:table-cell>
          <table:table-cell/>
          <table:table-cell office:value-type="float" office:value="1443146046.3025" calcext:value-type="float">
            <text:p>1443146046.3025</text:p>
          </table:table-cell>
          <table:table-cell table:formula="of:=[.G451]-[.$B$2]" office:value-type="float" office:value="46.3023142814636" calcext:value-type="float">
            <text:p>46.3023142815</text:p>
          </table:table-cell>
          <table:table-cell table:formula="of:=[.C451]/([.H451]-[.H450])" office:value-type="float" office:value="109648.370832073" calcext:value-type="float">
            <text:p>109648.370832073</text:p>
          </table:table-cell>
          <table:table-cell table:formula="of:=[.G451]-[.$B451]" office:value-type="float" office:value="0.233371257781982" calcext:value-type="float">
            <text:p>0.233371257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046.10854" calcext:value-type="float">
            <text:p>1443146046.10854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83629131317" calcext:value-type="float">
            <text:p>46.1083629131</text:p>
          </table:table-cell>
          <table:table-cell table:formula="of:=[.C452]/([.D452]-[.D451])" office:value-type="float" office:value="109589.34842959" calcext:value-type="float">
            <text:p>109589.34842959</text:p>
          </table:table-cell>
          <table:table-cell/>
          <table:table-cell office:value-type="float" office:value="1443146046.34193" calcext:value-type="float">
            <text:p>1443146046.34193</text:p>
          </table:table-cell>
          <table:table-cell table:formula="of:=[.G452]-[.$B$2]" office:value-type="float" office:value="46.3417444229126" calcext:value-type="float">
            <text:p>46.3417444229</text:p>
          </table:table-cell>
          <table:table-cell table:formula="of:=[.C452]/([.H452]-[.H451])" office:value-type="float" office:value="109560.854748401" calcext:value-type="float">
            <text:p>109560.854748401</text:p>
          </table:table-cell>
          <table:table-cell table:formula="of:=[.G452]-[.$B452]" office:value-type="float" office:value="0.233381509780884" calcext:value-type="float">
            <text:p>0.2333815098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046.14801" calcext:value-type="float">
            <text:p>1443146046.14801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78254795074" calcext:value-type="float">
            <text:p>46.1478254795</text:p>
          </table:table-cell>
          <table:table-cell table:formula="of:=[.C453]/([.D453]-[.D452])" office:value-type="float" office:value="109470.832658684" calcext:value-type="float">
            <text:p>109470.832658684</text:p>
          </table:table-cell>
          <table:table-cell/>
          <table:table-cell office:value-type="float" office:value="1443146046.38131" calcext:value-type="float">
            <text:p>1443146046.38131</text:p>
          </table:table-cell>
          <table:table-cell table:formula="of:=[.G453]-[.$B$2]" office:value-type="float" office:value="46.381129026413" calcext:value-type="float">
            <text:p>46.3811290264</text:p>
          </table:table-cell>
          <table:table-cell table:formula="of:=[.C453]/([.H453]-[.H452])" office:value-type="float" office:value="109687.53309805" calcext:value-type="float">
            <text:p>109687.53309805</text:p>
          </table:table-cell>
          <table:table-cell table:formula="of:=[.G453]-[.$B453]" office:value-type="float" office:value="0.233303546905518" calcext:value-type="float">
            <text:p>0.2333035469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046.18742" calcext:value-type="float">
            <text:p>1443146046.18742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7239408493" calcext:value-type="float">
            <text:p>46.1872394085</text:p>
          </table:table-cell>
          <table:table-cell table:formula="of:=[.C454]/([.D454]-[.D453])" office:value-type="float" office:value="109605.921337576" calcext:value-type="float">
            <text:p>109605.921337576</text:p>
          </table:table-cell>
          <table:table-cell/>
          <table:table-cell office:value-type="float" office:value="1443146046.42077" calcext:value-type="float">
            <text:p>1443146046.42077</text:p>
          </table:table-cell>
          <table:table-cell table:formula="of:=[.G454]-[.$B$2]" office:value-type="float" office:value="46.4205935001373" calcext:value-type="float">
            <text:p>46.4205935001</text:p>
          </table:table-cell>
          <table:table-cell table:formula="of:=[.C454]/([.H454]-[.H453])" office:value-type="float" office:value="109465.541848411" calcext:value-type="float">
            <text:p>109465.541848411</text:p>
          </table:table-cell>
          <table:table-cell table:formula="of:=[.G454]-[.$B454]" office:value-type="float" office:value="0.233354091644287" calcext:value-type="float">
            <text:p>0.233354091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046.22686" calcext:value-type="float">
            <text:p>1443146046.22686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66790866852" calcext:value-type="float">
            <text:p>46.2266790867</text:p>
          </table:table-cell>
          <table:table-cell table:formula="of:=[.C455]/([.D455]-[.D454])" office:value-type="float" office:value="109534.362297639" calcext:value-type="float">
            <text:p>109534.362297639</text:p>
          </table:table-cell>
          <table:table-cell/>
          <table:table-cell office:value-type="float" office:value="1443146046.46019" calcext:value-type="float">
            <text:p>1443146046.46019</text:p>
          </table:table-cell>
          <table:table-cell table:formula="of:=[.G455]-[.$B$2]" office:value-type="float" office:value="46.4600102901459" calcext:value-type="float">
            <text:p>46.4600102901</text:p>
          </table:table-cell>
          <table:table-cell table:formula="of:=[.C455]/([.H455]-[.H454])" office:value-type="float" office:value="109597.965716221" calcext:value-type="float">
            <text:p>109597.965716221</text:p>
          </table:table-cell>
          <table:table-cell table:formula="of:=[.G455]-[.$B455]" office:value-type="float" office:value="0.233331203460693" calcext:value-type="float">
            <text:p>0.233331203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046.26628" calcext:value-type="float">
            <text:p>1443146046.26628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60984992981" calcext:value-type="float">
            <text:p>46.2660984993</text:p>
          </table:table-cell>
          <table:table-cell table:formula="of:=[.C456]/([.D456]-[.D455])" office:value-type="float" office:value="109590.674077793" calcext:value-type="float">
            <text:p>109590.674077793</text:p>
          </table:table-cell>
          <table:table-cell/>
          <table:table-cell office:value-type="float" office:value="1443146046.49966" calcext:value-type="float">
            <text:p>1443146046.49966</text:p>
          </table:table-cell>
          <table:table-cell table:formula="of:=[.G456]-[.$B$2]" office:value-type="float" office:value="46.499481678009" calcext:value-type="float">
            <text:p>46.499481678</text:p>
          </table:table-cell>
          <table:table-cell table:formula="of:=[.C456]/([.H456]-[.H455])" office:value-type="float" office:value="109446.36694754" calcext:value-type="float">
            <text:p>109446.36694754</text:p>
          </table:table-cell>
          <table:table-cell table:formula="of:=[.G456]-[.$B456]" office:value-type="float" office:value="0.233383178710937" calcext:value-type="float">
            <text:p>0.233383178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046.30573" calcext:value-type="float">
            <text:p>1443146046.30573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55539131165" calcext:value-type="float">
            <text:p>46.3055539131</text:p>
          </table:table-cell>
          <table:table-cell table:formula="of:=[.C457]/([.D457]-[.D456])" office:value-type="float" office:value="109490.67775307" calcext:value-type="float">
            <text:p>109490.67775307</text:p>
          </table:table-cell>
          <table:table-cell/>
          <table:table-cell office:value-type="float" office:value="1443146046.53905" calcext:value-type="float">
            <text:p>1443146046.53905</text:p>
          </table:table-cell>
          <table:table-cell table:formula="of:=[.G457]-[.$B$2]" office:value-type="float" office:value="46.5388693809509" calcext:value-type="float">
            <text:p>46.538869381</text:p>
          </table:table-cell>
          <table:table-cell table:formula="of:=[.C457]/([.H457]-[.H456])" office:value-type="float" office:value="109678.901721508" calcext:value-type="float">
            <text:p>109678.901721508</text:p>
          </table:table-cell>
          <table:table-cell table:formula="of:=[.G457]-[.$B457]" office:value-type="float" office:value="0.233315467834473" calcext:value-type="float">
            <text:p>0.2333154678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046.34513" calcext:value-type="float">
            <text:p>1443146046.34513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49475765228" calcext:value-type="float">
            <text:p>46.3449475765</text:p>
          </table:table-cell>
          <table:table-cell table:formula="of:=[.C458]/([.D458]-[.D457])" office:value-type="float" office:value="109662.306737921" calcext:value-type="float">
            <text:p>109662.306737921</text:p>
          </table:table-cell>
          <table:table-cell/>
          <table:table-cell office:value-type="float" office:value="1443146046.55119" calcext:value-type="float">
            <text:p>1443146046.55119</text:p>
          </table:table-cell>
          <table:table-cell table:formula="of:=[.G458]-[.$B$2]" office:value-type="float" office:value="46.5510110855103" calcext:value-type="float">
            <text:p>46.5510110855</text:p>
          </table:table-cell>
          <table:table-cell table:formula="of:=[.C458]/([.H458]-[.H457])" office:value-type="float" office:value="355798.477791305" calcext:value-type="float">
            <text:p>355798.477791305</text:p>
          </table:table-cell>
          <table:table-cell table:formula="of:=[.G458]-[.$B458]" office:value-type="float" office:value="0.206063508987427" calcext:value-type="float">
            <text:p>0.20606350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046.38455" calcext:value-type="float">
            <text:p>1443146046.38455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43653202057" calcext:value-type="float">
            <text:p>46.3843653202</text:p>
          </table:table-cell>
          <table:table-cell table:formula="of:=[.C459]/([.D459]-[.D458])" office:value-type="float" office:value="109595.314099075" calcext:value-type="float">
            <text:p>109595.314099075</text:p>
          </table:table-cell>
          <table:table-cell/>
          <table:table-cell office:value-type="float" office:value="1443146046.61786" calcext:value-type="float">
            <text:p>1443146046.61786</text:p>
          </table:table-cell>
          <table:table-cell table:formula="of:=[.G459]-[.$B$2]" office:value-type="float" office:value="46.6176815032959" calcext:value-type="float">
            <text:p>46.6176815033</text:p>
          </table:table-cell>
          <table:table-cell table:formula="of:=[.C459]/([.H459]-[.H458])" office:value-type="float" office:value="64796.3541174956" calcext:value-type="float">
            <text:p>64796.3541174956</text:p>
          </table:table-cell>
          <table:table-cell table:formula="of:=[.G459]-[.$B459]" office:value-type="float" office:value="0.23331618309021" calcext:value-type="float">
            <text:p>0.233316183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046.42395" calcext:value-type="float">
            <text:p>1443146046.42395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37682819366" calcext:value-type="float">
            <text:p>46.4237682819</text:p>
          </table:table-cell>
          <table:table-cell table:formula="of:=[.C460]/([.D460]-[.D459])" office:value-type="float" office:value="109636.428588717" calcext:value-type="float">
            <text:p>109636.428588717</text:p>
          </table:table-cell>
          <table:table-cell/>
          <table:table-cell office:value-type="float" office:value="1443146046.65736" calcext:value-type="float">
            <text:p>1443146046.65736</text:p>
          </table:table-cell>
          <table:table-cell table:formula="of:=[.G460]-[.$B$2]" office:value-type="float" office:value="46.6571764945984" calcext:value-type="float">
            <text:p>46.6571764946</text:p>
          </table:table-cell>
          <table:table-cell table:formula="of:=[.C460]/([.H460]-[.H459])" office:value-type="float" office:value="109380.958383136" calcext:value-type="float">
            <text:p>109380.958383136</text:p>
          </table:table-cell>
          <table:table-cell table:formula="of:=[.G460]-[.$B460]" office:value-type="float" office:value="0.233408212661743" calcext:value-type="float">
            <text:p>0.233408212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046.46337" calcext:value-type="float">
            <text:p>1443146046.46337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31860256195" calcext:value-type="float">
            <text:p>46.4631860256</text:p>
          </table:table-cell>
          <table:table-cell table:formula="of:=[.C461]/([.D461]-[.D460])" office:value-type="float" office:value="109595.314099075" calcext:value-type="float">
            <text:p>109595.314099075</text:p>
          </table:table-cell>
          <table:table-cell/>
          <table:table-cell office:value-type="float" office:value="1443146046.69678" calcext:value-type="float">
            <text:p>1443146046.69678</text:p>
          </table:table-cell>
          <table:table-cell table:formula="of:=[.G461]-[.$B$2]" office:value-type="float" office:value="46.6966025829315" calcext:value-type="float">
            <text:p>46.6966025829</text:p>
          </table:table-cell>
          <table:table-cell table:formula="of:=[.C461]/([.H461]-[.H460])" office:value-type="float" office:value="109572.117920963" calcext:value-type="float">
            <text:p>109572.117920963</text:p>
          </table:table-cell>
          <table:table-cell table:formula="of:=[.G461]-[.$B461]" office:value-type="float" office:value="0.233416557312012" calcext:value-type="float">
            <text:p>0.233416557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046.50278" calcext:value-type="float">
            <text:p>1443146046.50278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26025772095" calcext:value-type="float">
            <text:p>46.5026025772</text:p>
          </table:table-cell>
          <table:table-cell table:formula="of:=[.C462]/([.D462]-[.D461])" office:value-type="float" office:value="109598.628640556" calcext:value-type="float">
            <text:p>109598.628640556</text:p>
          </table:table-cell>
          <table:table-cell/>
          <table:table-cell office:value-type="float" office:value="1443146046.73621" calcext:value-type="float">
            <text:p>1443146046.73621</text:p>
          </table:table-cell>
          <table:table-cell table:formula="of:=[.G462]-[.$B$2]" office:value-type="float" office:value="46.7360241413117" calcext:value-type="float">
            <text:p>46.7360241413</text:p>
          </table:table-cell>
          <table:table-cell table:formula="of:=[.C462]/([.H462]-[.H461])" office:value-type="float" office:value="109584.70891343" calcext:value-type="float">
            <text:p>109584.70891343</text:p>
          </table:table-cell>
          <table:table-cell table:formula="of:=[.G462]-[.$B462]" office:value-type="float" office:value="0.233421564102173" calcext:value-type="float">
            <text:p>0.233421564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046.54218" calcext:value-type="float">
            <text:p>1443146046.54218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20000553131" calcext:value-type="float">
            <text:p>46.5420000553</text:p>
          </table:table-cell>
          <table:table-cell table:formula="of:=[.C463]/([.D463]-[.D462])" office:value-type="float" office:value="109651.688583618" calcext:value-type="float">
            <text:p>109651.688583618</text:p>
          </table:table-cell>
          <table:table-cell/>
          <table:table-cell office:value-type="float" office:value="1443146046.77569" calcext:value-type="float">
            <text:p>1443146046.77569</text:p>
          </table:table-cell>
          <table:table-cell table:formula="of:=[.G463]-[.$B$2]" office:value-type="float" office:value="46.7755081653595" calcext:value-type="float">
            <text:p>46.7755081654</text:p>
          </table:table-cell>
          <table:table-cell table:formula="of:=[.C463]/([.H463]-[.H462])" office:value-type="float" office:value="109411.340514951" calcext:value-type="float">
            <text:p>109411.340514951</text:p>
          </table:table-cell>
          <table:table-cell table:formula="of:=[.G463]-[.$B463]" office:value-type="float" office:value="0.233508110046387" calcext:value-type="float">
            <text:p>0.2335081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046.58161" calcext:value-type="float">
            <text:p>1443146046.58161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14259052277" calcext:value-type="float">
            <text:p>46.5814259052</text:p>
          </table:table-cell>
          <table:table-cell table:formula="of:=[.C464]/([.D464]-[.D463])" office:value-type="float" office:value="109572.780532643" calcext:value-type="float">
            <text:p>109572.780532643</text:p>
          </table:table-cell>
          <table:table-cell/>
          <table:table-cell office:value-type="float" office:value="1443146046.81505" calcext:value-type="float">
            <text:p>1443146046.81505</text:p>
          </table:table-cell>
          <table:table-cell table:formula="of:=[.G464]-[.$B$2]" office:value-type="float" office:value="46.8148641586304" calcext:value-type="float">
            <text:p>46.8148641586</text:p>
          </table:table-cell>
          <table:table-cell table:formula="of:=[.C464]/([.H464]-[.H463])" office:value-type="float" office:value="109767.271537702" calcext:value-type="float">
            <text:p>109767.271537702</text:p>
          </table:table-cell>
          <table:table-cell table:formula="of:=[.G464]-[.$B464]" office:value-type="float" office:value="0.23343825340271" calcext:value-type="float">
            <text:p>0.233438253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046.62103" calcext:value-type="float">
            <text:p>1443146046.62103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208479404449" calcext:value-type="float">
            <text:p>46.6208479404</text:p>
          </table:table-cell>
          <table:table-cell table:formula="of:=[.C465]/([.D465]-[.D464])" office:value-type="float" office:value="109583.383409536" calcext:value-type="float">
            <text:p>109583.383409536</text:p>
          </table:table-cell>
          <table:table-cell/>
          <table:table-cell office:value-type="float" office:value="1443146046.85443" calcext:value-type="float">
            <text:p>1443146046.85443</text:p>
          </table:table-cell>
          <table:table-cell table:formula="of:=[.G465]-[.$B$2]" office:value-type="float" office:value="46.8542468547821" calcext:value-type="float">
            <text:p>46.8542468548</text:p>
          </table:table-cell>
          <table:table-cell table:formula="of:=[.C465]/([.H465]-[.H464])" office:value-type="float" office:value="109692.845389659" calcext:value-type="float">
            <text:p>109692.845389659</text:p>
          </table:table-cell>
          <table:table-cell table:formula="of:=[.G465]-[.$B465]" office:value-type="float" office:value="0.233398914337158" calcext:value-type="float">
            <text:p>0.233398914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046.66045" calcext:value-type="float">
            <text:p>1443146046.66045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602668762207" calcext:value-type="float">
            <text:p>46.6602668762</text:p>
          </table:table-cell>
          <table:table-cell table:formula="of:=[.C466]/([.D466]-[.D465])" office:value-type="float" office:value="109591.999758067" calcext:value-type="float">
            <text:p>109591.999758067</text:p>
          </table:table-cell>
          <table:table-cell/>
          <table:table-cell office:value-type="float" office:value="1443146046.89389" calcext:value-type="float">
            <text:p>1443146046.89389</text:p>
          </table:table-cell>
          <table:table-cell table:formula="of:=[.G466]-[.$B$2]" office:value-type="float" office:value="46.8937127590179" calcext:value-type="float">
            <text:p>46.893712759</text:p>
          </table:table-cell>
          <table:table-cell table:formula="of:=[.C466]/([.H466]-[.H465])" office:value-type="float" office:value="109461.574076312" calcext:value-type="float">
            <text:p>109461.574076312</text:p>
          </table:table-cell>
          <table:table-cell table:formula="of:=[.G466]-[.$B466]" office:value-type="float" office:value="0.233445882797241" calcext:value-type="float">
            <text:p>0.233445882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046.69987" calcext:value-type="float">
            <text:p>1443146046.69987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96848583221" calcext:value-type="float">
            <text:p>46.6996848583</text:p>
          </table:table-cell>
          <table:table-cell table:formula="of:=[.C467]/([.D467]-[.D466])" office:value-type="float" office:value="109594.651214836" calcext:value-type="float">
            <text:p>109594.651214836</text:p>
          </table:table-cell>
          <table:table-cell/>
          <table:table-cell office:value-type="float" office:value="1443146046.93336" calcext:value-type="float">
            <text:p>1443146046.93336</text:p>
          </table:table-cell>
          <table:table-cell table:formula="of:=[.G467]-[.$B$2]" office:value-type="float" office:value="46.9331786632538" calcext:value-type="float">
            <text:p>46.9331786633</text:p>
          </table:table-cell>
          <table:table-cell table:formula="of:=[.C467]/([.H467]-[.H466])" office:value-type="float" office:value="109461.574076312" calcext:value-type="float">
            <text:p>109461.574076312</text:p>
          </table:table-cell>
          <table:table-cell table:formula="of:=[.G467]-[.$B467]" office:value-type="float" office:value="0.233493804931641" calcext:value-type="float">
            <text:p>0.233493804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046.73928" calcext:value-type="float">
            <text:p>1443146046.73928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90985488892" calcext:value-type="float">
            <text:p>46.7390985489</text:p>
          </table:table-cell>
          <table:table-cell table:formula="of:=[.C468]/([.D468]-[.D467])" office:value-type="float" office:value="109606.584358157" calcext:value-type="float">
            <text:p>109606.584358157</text:p>
          </table:table-cell>
          <table:table-cell/>
          <table:table-cell office:value-type="float" office:value="1443146046.97265" calcext:value-type="float">
            <text:p>1443146046.97265</text:p>
          </table:table-cell>
          <table:table-cell table:formula="of:=[.G468]-[.$B$2]" office:value-type="float" office:value="46.9724686145783" calcext:value-type="float">
            <text:p>46.9724686146</text:p>
          </table:table-cell>
          <table:table-cell table:formula="of:=[.C468]/([.H468]-[.H467])" office:value-type="float" office:value="109951.77785599" calcext:value-type="float">
            <text:p>109951.77785599</text:p>
          </table:table-cell>
          <table:table-cell table:formula="of:=[.G468]-[.$B468]" office:value-type="float" office:value="0.233370065689087" calcext:value-type="float">
            <text:p>0.233370065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046.77869" calcext:value-type="float">
            <text:p>1443146046.77869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85129547119" calcext:value-type="float">
            <text:p>46.7785129547</text:p>
          </table:table-cell>
          <table:table-cell table:formula="of:=[.C469]/([.D469]-[.D468])" office:value-type="float" office:value="109604.595320477" calcext:value-type="float">
            <text:p>109604.595320477</text:p>
          </table:table-cell>
          <table:table-cell/>
          <table:table-cell office:value-type="float" office:value="1443146047.01217" calcext:value-type="float">
            <text:p>1443146047.01217</text:p>
          </table:table-cell>
          <table:table-cell table:formula="of:=[.G469]-[.$B$2]" office:value-type="float" office:value="47.0119895935059" calcext:value-type="float">
            <text:p>47.0119895935</text:p>
          </table:table-cell>
          <table:table-cell table:formula="of:=[.C469]/([.H469]-[.H468])" office:value-type="float" office:value="109309.033258327" calcext:value-type="float">
            <text:p>109309.033258327</text:p>
          </table:table-cell>
          <table:table-cell table:formula="of:=[.G469]-[.$B469]" office:value-type="float" office:value="0.233476638793945" calcext:value-type="float">
            <text:p>0.233476638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046.81811" calcext:value-type="float">
            <text:p>1443146046.81811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7932844162" calcext:value-type="float">
            <text:p>46.8179328442</text:p>
          </table:table-cell>
          <table:table-cell table:formula="of:=[.C470]/([.D470]-[.D469])" office:value-type="float" office:value="109589.34842959" calcext:value-type="float">
            <text:p>109589.34842959</text:p>
          </table:table-cell>
          <table:table-cell/>
          <table:table-cell office:value-type="float" office:value="1443146050.01818" calcext:value-type="float">
            <text:p>1443146050.01818</text:p>
          </table:table-cell>
          <table:table-cell table:formula="of:=[.G470]-[.$B$2]" office:value-type="float" office:value="50.0179977416992" calcext:value-type="float">
            <text:p>50.0179977417</text:p>
          </table:table-cell>
          <table:table-cell table:formula="of:=[.C470]/([.H470]-[.H469])" office:value-type="float" office:value="1437.12185297846" calcext:value-type="float">
            <text:p>1437.1218529785</text:p>
          </table:table-cell>
          <table:table-cell table:formula="of:=[.G470]-[.$B470]" office:value-type="float" office:value="3.20006489753723" calcext:value-type="float">
            <text:p>3.200064897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046.85758" calcext:value-type="float">
            <text:p>1443146046.85758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7400894165" calcext:value-type="float">
            <text:p>46.8574008942</text:p>
          </table:table-cell>
          <table:table-cell table:formula="of:=[.C471]/([.D471]-[.D470])" office:value-type="float" office:value="109455.622957455" calcext:value-type="float">
            <text:p>109455.622957455</text:p>
          </table:table-cell>
          <table:table-cell/>
          <table:table-cell office:value-type="float" office:value="1443146050.99039" calcext:value-type="float">
            <text:p>1443146050.99039</text:p>
          </table:table-cell>
          <table:table-cell table:formula="of:=[.G471]-[.$B$2]" office:value-type="float" office:value="50.9902129173279" calcext:value-type="float">
            <text:p>50.9902129173</text:p>
          </table:table-cell>
          <table:table-cell table:formula="of:=[.C471]/([.H471]-[.H470])" office:value-type="float" office:value="4443.46077729816" calcext:value-type="float">
            <text:p>4443.4607772982</text:p>
          </table:table-cell>
          <table:table-cell table:formula="of:=[.G471]-[.$B471]" office:value-type="float" office:value="4.13281202316284" calcext:value-type="float">
            <text:p>4.132812023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046.89702" calcext:value-type="float">
            <text:p>1443146046.89702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68410491943" calcext:value-type="float">
            <text:p>46.8968410492</text:p>
          </table:table-cell>
          <table:table-cell table:formula="of:=[.C472]/([.D472]-[.D471])" office:value-type="float" office:value="109533.038011413" calcext:value-type="float">
            <text:p>109533.038011413</text:p>
          </table:table-cell>
          <table:table-cell/>
          <table:table-cell office:value-type="float" office:value="1443146051.00831" calcext:value-type="float">
            <text:p>1443146051.00831</text:p>
          </table:table-cell>
          <table:table-cell table:formula="of:=[.G472]-[.$B$2]" office:value-type="float" office:value="51.0081267356873" calcext:value-type="float">
            <text:p>51.0081267357</text:p>
          </table:table-cell>
          <table:table-cell table:formula="of:=[.C472]/([.H472]-[.H471])" office:value-type="float" office:value="241154.61669506" calcext:value-type="float">
            <text:p>241154.61669506</text:p>
          </table:table-cell>
          <table:table-cell table:formula="of:=[.G472]-[.$B472]" office:value-type="float" office:value="4.11128568649292" calcext:value-type="float">
            <text:p>4.1112856865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046.93647" calcext:value-type="float">
            <text:p>1443146046.93647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62897872925" calcext:value-type="float">
            <text:p>46.9362897873</text:p>
          </table:table-cell>
          <table:table-cell table:formula="of:=[.C473]/([.D473]-[.D472])" office:value-type="float" office:value="109509.206333857" calcext:value-type="float">
            <text:p>109509.206333857</text:p>
          </table:table-cell>
          <table:table-cell/>
          <table:table-cell office:value-type="float" office:value="1443146051.02587" calcext:value-type="float">
            <text:p>1443146051.02587</text:p>
          </table:table-cell>
          <table:table-cell table:formula="of:=[.G473]-[.$B$2]" office:value-type="float" office:value="51.0256850719452" calcext:value-type="float">
            <text:p>51.0256850719</text:p>
          </table:table-cell>
          <table:table-cell table:formula="of:=[.C473]/([.H473]-[.H472])" office:value-type="float" office:value="246036.978477833" calcext:value-type="float">
            <text:p>246036.978477833</text:p>
          </table:table-cell>
          <table:table-cell table:formula="of:=[.G473]-[.$B473]" office:value-type="float" office:value="4.08939528465271" calcext:value-type="float">
            <text:p>4.089395284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046.97591" calcext:value-type="float">
            <text:p>1443146046.97591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57287502289" calcext:value-type="float">
            <text:p>46.9757287502</text:p>
          </table:table-cell>
          <table:table-cell table:formula="of:=[.C474]/([.D474]-[.D473])" office:value-type="float" office:value="109536.34878702" calcext:value-type="float">
            <text:p>109536.34878702</text:p>
          </table:table-cell>
          <table:table-cell/>
          <table:table-cell office:value-type="float" office:value="1443146051.04344" calcext:value-type="float">
            <text:p>1443146051.04344</text:p>
          </table:table-cell>
          <table:table-cell table:formula="of:=[.G474]-[.$B$2]" office:value-type="float" office:value="51.0432593822479" calcext:value-type="float">
            <text:p>51.0432593822</text:p>
          </table:table-cell>
          <table:table-cell table:formula="of:=[.C474]/([.H474]-[.H473])" office:value-type="float" office:value="245813.34490992" calcext:value-type="float">
            <text:p>245813.34490992</text:p>
          </table:table-cell>
          <table:table-cell table:formula="of:=[.G474]-[.$B474]" office:value-type="float" office:value="4.06753063201904" calcext:value-type="float">
            <text:p>4.06753063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060.02102" calcext:value-type="float">
            <text:p>1443146060.02102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208435058594" calcext:value-type="float">
            <text:p>60.0208435059</text:p>
          </table:table-cell>
          <table:table-cell table:formula="of:=[.C475]/([.D475]-[.D474])" office:value-type="float" office:value="331.158451337917" calcext:value-type="float">
            <text:p>331.1584513379</text:p>
          </table:table-cell>
          <table:table-cell/>
          <table:table-cell office:value-type="float" office:value="1443146060.21985" calcext:value-type="float">
            <text:p>1443146060.21985</text:p>
          </table:table-cell>
          <table:table-cell table:formula="of:=[.G475]-[.$B$2]" office:value-type="float" office:value="60.2196702957153" calcext:value-type="float">
            <text:p>60.2196702957</text:p>
          </table:table-cell>
          <table:table-cell table:formula="of:=[.C475]/([.H475]-[.H474])" office:value-type="float" office:value="470.772292210664" calcext:value-type="float">
            <text:p>470.7722922107</text:p>
          </table:table-cell>
          <table:table-cell table:formula="of:=[.G475]-[.$B475]" office:value-type="float" office:value="0.198826789855957" calcext:value-type="float">
            <text:p>0.1988267899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060.07518" calcext:value-type="float">
            <text:p>1443146060.07518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49998092651" calcext:value-type="float">
            <text:p>60.0749998093</text:p>
          </table:table-cell>
          <table:table-cell table:formula="of:=[.C476]/([.D476]-[.D475])" office:value-type="float" office:value="79769.1077183158" calcext:value-type="float">
            <text:p>79769.1077183158</text:p>
          </table:table-cell>
          <table:table-cell/>
          <table:table-cell office:value-type="float" office:value="1443146060.32267" calcext:value-type="float">
            <text:p>1443146060.32267</text:p>
          </table:table-cell>
          <table:table-cell table:formula="of:=[.G476]-[.$B$2]" office:value-type="float" office:value="60.322491645813" calcext:value-type="float">
            <text:p>60.3224916458</text:p>
          </table:table-cell>
          <table:table-cell table:formula="of:=[.C476]/([.H476]-[.H475])" office:value-type="float" office:value="42014.6204644951" calcext:value-type="float">
            <text:p>42014.6204644951</text:p>
          </table:table-cell>
          <table:table-cell table:formula="of:=[.G476]-[.$B476]" office:value-type="float" office:value="0.247491836547852" calcext:value-type="float">
            <text:p>0.247491836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060.12934" calcext:value-type="float">
            <text:p>1443146060.12934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91544437408" calcext:value-type="float">
            <text:p>60.1291544437</text:p>
          </table:table-cell>
          <table:table-cell table:formula="of:=[.C477]/([.D477]-[.D476])" office:value-type="float" office:value="79771.566031672" calcext:value-type="float">
            <text:p>79771.566031672</text:p>
          </table:table-cell>
          <table:table-cell/>
          <table:table-cell office:value-type="float" office:value="1443146060.34082" calcext:value-type="float">
            <text:p>1443146060.34082</text:p>
          </table:table-cell>
          <table:table-cell table:formula="of:=[.G477]-[.$B$2]" office:value-type="float" office:value="60.3406364917755" calcext:value-type="float">
            <text:p>60.3406364918</text:p>
          </table:table-cell>
          <table:table-cell table:formula="of:=[.C477]/([.H477]-[.H476])" office:value-type="float" office:value="238084.137441692" calcext:value-type="float">
            <text:p>238084.137441692</text:p>
          </table:table-cell>
          <table:table-cell table:formula="of:=[.G477]-[.$B477]" office:value-type="float" office:value="0.211482048034668" calcext:value-type="float">
            <text:p>0.21148204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060.18349" calcext:value-type="float">
            <text:p>1443146060.18349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33040714264" calcext:value-type="float">
            <text:p>60.1833040714</text:p>
          </table:table-cell>
          <table:table-cell table:formula="of:=[.C478]/([.D478]-[.D477])" office:value-type="float" office:value="79778.941880944" calcext:value-type="float">
            <text:p>79778.941880944</text:p>
          </table:table-cell>
          <table:table-cell/>
          <table:table-cell office:value-type="float" office:value="1443146060.431" calcext:value-type="float">
            <text:p>1443146060.431</text:p>
          </table:table-cell>
          <table:table-cell table:formula="of:=[.G478]-[.$B$2]" office:value-type="float" office:value="60.4308216571808" calcext:value-type="float">
            <text:p>60.4308216572</text:p>
          </table:table-cell>
          <table:table-cell table:formula="of:=[.C478]/([.H478]-[.H477])" office:value-type="float" office:value="47901.4478776727" calcext:value-type="float">
            <text:p>47901.4478776727</text:p>
          </table:table-cell>
          <table:table-cell table:formula="of:=[.G478]-[.$B478]" office:value-type="float" office:value="0.247517585754395" calcext:value-type="float">
            <text:p>0.247517585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060.23763" calcext:value-type="float">
            <text:p>1443146060.23763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74534606934" calcext:value-type="float">
            <text:p>60.2374534607</text:p>
          </table:table-cell>
          <table:table-cell table:formula="of:=[.C479]/([.D479]-[.D478])" office:value-type="float" office:value="79779.2931458839" calcext:value-type="float">
            <text:p>79779.2931458839</text:p>
          </table:table-cell>
          <table:table-cell/>
          <table:table-cell office:value-type="float" office:value="1443146060.48517" calcext:value-type="float">
            <text:p>1443146060.48517</text:p>
          </table:table-cell>
          <table:table-cell table:formula="of:=[.G479]-[.$B$2]" office:value-type="float" office:value="60.4849898815155" calcext:value-type="float">
            <text:p>60.4849898815</text:p>
          </table:table-cell>
          <table:table-cell table:formula="of:=[.C479]/([.H479]-[.H478])" office:value-type="float" office:value="79751.5527425418" calcext:value-type="float">
            <text:p>79751.5527425418</text:p>
          </table:table-cell>
          <table:table-cell table:formula="of:=[.G479]-[.$B479]" office:value-type="float" office:value="0.247536420822144" calcext:value-type="float">
            <text:p>0.24753642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060.29178" calcext:value-type="float">
            <text:p>1443146060.29178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916028499603" calcext:value-type="float">
            <text:p>60.29160285</text:p>
          </table:table-cell>
          <table:table-cell table:formula="of:=[.C480]/([.D480]-[.D479])" office:value-type="float" office:value="79779.2931458839" calcext:value-type="float">
            <text:p>79779.2931458839</text:p>
          </table:table-cell>
          <table:table-cell/>
          <table:table-cell office:value-type="float" office:value="1443146060.53922" calcext:value-type="float">
            <text:p>1443146060.53922</text:p>
          </table:table-cell>
          <table:table-cell table:formula="of:=[.G480]-[.$B$2]" office:value-type="float" office:value="60.5390412807465" calcext:value-type="float">
            <text:p>60.5390412807</text:p>
          </table:table-cell>
          <table:table-cell table:formula="of:=[.C480]/([.H480]-[.H479])" office:value-type="float" office:value="79923.9254018385" calcext:value-type="float">
            <text:p>79923.9254018385</text:p>
          </table:table-cell>
          <table:table-cell table:formula="of:=[.G480]-[.$B480]" office:value-type="float" office:value="0.247438430786133" calcext:value-type="float">
            <text:p>0.247438430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060.34593" calcext:value-type="float">
            <text:p>1443146060.34593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57515239716" calcext:value-type="float">
            <text:p>60.345751524</text:p>
          </table:table-cell>
          <table:table-cell table:formula="of:=[.C481]/([.D481]-[.D480])" office:value-type="float" office:value="79780.3469592631" calcext:value-type="float">
            <text:p>79780.3469592631</text:p>
          </table:table-cell>
          <table:table-cell/>
          <table:table-cell office:value-type="float" office:value="1443146060.59347" calcext:value-type="float">
            <text:p>1443146060.59347</text:p>
          </table:table-cell>
          <table:table-cell table:formula="of:=[.G481]-[.$B$2]" office:value-type="float" office:value="60.5932893753052" calcext:value-type="float">
            <text:p>60.5932893753</text:p>
          </table:table-cell>
          <table:table-cell table:formula="of:=[.C481]/([.H481]-[.H480])" office:value-type="float" office:value="79634.1334224047" calcext:value-type="float">
            <text:p>79634.1334224047</text:p>
          </table:table-cell>
          <table:table-cell table:formula="of:=[.G481]-[.$B481]" office:value-type="float" office:value="0.247537851333618" calcext:value-type="float">
            <text:p>0.247537851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060.40008" calcext:value-type="float">
            <text:p>1443146060.40008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98987674713" calcext:value-type="float">
            <text:p>60.3998987675</text:p>
          </table:table-cell>
          <table:table-cell table:formula="of:=[.C482]/([.D482]-[.D481])" office:value-type="float" office:value="79782.4546695434" calcext:value-type="float">
            <text:p>79782.4546695434</text:p>
          </table:table-cell>
          <table:table-cell/>
          <table:table-cell office:value-type="float" office:value="1443146060.64757" calcext:value-type="float">
            <text:p>1443146060.64757</text:p>
          </table:table-cell>
          <table:table-cell table:formula="of:=[.G482]-[.$B$2]" office:value-type="float" office:value="60.6473927497864" calcext:value-type="float">
            <text:p>60.6473927498</text:p>
          </table:table-cell>
          <table:table-cell table:formula="of:=[.C482]/([.H482]-[.H481])" office:value-type="float" office:value="79847.1452367732" calcext:value-type="float">
            <text:p>79847.1452367732</text:p>
          </table:table-cell>
          <table:table-cell table:formula="of:=[.G482]-[.$B482]" office:value-type="float" office:value="0.247493982315063" calcext:value-type="float">
            <text:p>0.247493982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060.45423" calcext:value-type="float">
            <text:p>1443146060.45423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40503025055" calcext:value-type="float">
            <text:p>60.4540503025</text:p>
          </table:table-cell>
          <table:table-cell table:formula="of:=[.C483]/([.D483]-[.D482])" office:value-type="float" office:value="79776.1318727766" calcext:value-type="float">
            <text:p>79776.1318727766</text:p>
          </table:table-cell>
          <table:table-cell/>
          <table:table-cell office:value-type="float" office:value="1443146060.70176" calcext:value-type="float">
            <text:p>1443146060.70176</text:p>
          </table:table-cell>
          <table:table-cell table:formula="of:=[.G483]-[.$B$2]" office:value-type="float" office:value="60.7015774250031" calcext:value-type="float">
            <text:p>60.701577425</text:p>
          </table:table-cell>
          <table:table-cell table:formula="of:=[.C483]/([.H483]-[.H482])" office:value-type="float" office:value="79727.3395609569" calcext:value-type="float">
            <text:p>79727.3395609569</text:p>
          </table:table-cell>
          <table:table-cell table:formula="of:=[.G483]-[.$B483]" office:value-type="float" office:value="0.247527122497559" calcext:value-type="float">
            <text:p>0.247527122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060.50838" calcext:value-type="float">
            <text:p>1443146060.50838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82018375397" calcext:value-type="float">
            <text:p>60.5082018375</text:p>
          </table:table-cell>
          <table:table-cell table:formula="of:=[.C484]/([.D484]-[.D483])" office:value-type="float" office:value="79776.1318727766" calcext:value-type="float">
            <text:p>79776.1318727766</text:p>
          </table:table-cell>
          <table:table-cell/>
          <table:table-cell office:value-type="float" office:value="1443146060.75589" calcext:value-type="float">
            <text:p>1443146060.75589</text:p>
          </table:table-cell>
          <table:table-cell table:formula="of:=[.G484]-[.$B$2]" office:value-type="float" office:value="60.7557101249695" calcext:value-type="float">
            <text:p>60.755710125</text:p>
          </table:table-cell>
          <table:table-cell table:formula="of:=[.C484]/([.H484]-[.H483])" office:value-type="float" office:value="79803.8893807064" calcext:value-type="float">
            <text:p>79803.8893807064</text:p>
          </table:table-cell>
          <table:table-cell table:formula="of:=[.G484]-[.$B484]" office:value-type="float" office:value="0.24750828742981" calcext:value-type="float">
            <text:p>0.247508287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060.56253" calcext:value-type="float">
            <text:p>1443146060.56253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23517036438" calcext:value-type="float">
            <text:p>60.5623517036</text:p>
          </table:table-cell>
          <table:table-cell table:formula="of:=[.C485]/([.D485]-[.D484])" office:value-type="float" office:value="79778.5906190973" calcext:value-type="float">
            <text:p>79778.5906190973</text:p>
          </table:table-cell>
          <table:table-cell/>
          <table:table-cell office:value-type="float" office:value="1443146060.81004" calcext:value-type="float">
            <text:p>1443146060.81004</text:p>
          </table:table-cell>
          <table:table-cell table:formula="of:=[.G485]-[.$B$2]" office:value-type="float" office:value="60.8098559379578" calcext:value-type="float">
            <text:p>60.809855938</text:p>
          </table:table-cell>
          <table:table-cell table:formula="of:=[.C485]/([.H485]-[.H484])" office:value-type="float" office:value="79784.5624911935" calcext:value-type="float">
            <text:p>79784.5624911935</text:p>
          </table:table-cell>
          <table:table-cell table:formula="of:=[.G485]-[.$B485]" office:value-type="float" office:value="0.247504234313965" calcext:value-type="float">
            <text:p>0.247504234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060.61667" calcext:value-type="float">
            <text:p>1443146060.61667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64934635162" calcext:value-type="float">
            <text:p>60.6164934635</text:p>
          </table:table-cell>
          <table:table-cell table:formula="of:=[.C486]/([.D486]-[.D485])" office:value-type="float" office:value="79790.5352574124" calcext:value-type="float">
            <text:p>79790.5352574124</text:p>
          </table:table-cell>
          <table:table-cell/>
          <table:table-cell office:value-type="float" office:value="1443146060.82819" calcext:value-type="float">
            <text:p>1443146060.82819</text:p>
          </table:table-cell>
          <table:table-cell table:formula="of:=[.G486]-[.$B$2]" office:value-type="float" office:value="60.8280041217804" calcext:value-type="float">
            <text:p>60.8280041218</text:p>
          </table:table-cell>
          <table:table-cell table:formula="of:=[.C486]/([.H486]-[.H485])" office:value-type="float" office:value="238040.348401844" calcext:value-type="float">
            <text:p>238040.348401844</text:p>
          </table:table-cell>
          <table:table-cell table:formula="of:=[.G486]-[.$B486]" office:value-type="float" office:value="0.21151065826416" calcext:value-type="float">
            <text:p>0.211510658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060.67082" calcext:value-type="float">
            <text:p>1443146060.67082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706380844116" calcext:value-type="float">
            <text:p>60.6706380844</text:p>
          </table:table-cell>
          <table:table-cell table:formula="of:=[.C487]/([.D487]-[.D486])" office:value-type="float" office:value="79786.3190943157" calcext:value-type="float">
            <text:p>79786.3190943157</text:p>
          </table:table-cell>
          <table:table-cell/>
          <table:table-cell office:value-type="float" office:value="1443146060.91834" calcext:value-type="float">
            <text:p>1443146060.91834</text:p>
          </table:table-cell>
          <table:table-cell table:formula="of:=[.G487]-[.$B$2]" office:value-type="float" office:value="60.9181563854218" calcext:value-type="float">
            <text:p>60.9181563854</text:p>
          </table:table-cell>
          <table:table-cell table:formula="of:=[.C487]/([.H487]-[.H486])" office:value-type="float" office:value="47918.929880516" calcext:value-type="float">
            <text:p>47918.929880516</text:p>
          </table:table-cell>
          <table:table-cell table:formula="of:=[.G487]-[.$B487]" office:value-type="float" office:value="0.247518301010132" calcext:value-type="float">
            <text:p>0.24751830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060.72497" calcext:value-type="float">
            <text:p>1443146060.72497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47886657715" calcext:value-type="float">
            <text:p>60.7247886658</text:p>
          </table:table-cell>
          <table:table-cell table:formula="of:=[.C488]/([.D488]-[.D487])" office:value-type="float" office:value="79777.536852116" calcext:value-type="float">
            <text:p>79777.536852116</text:p>
          </table:table-cell>
          <table:table-cell/>
          <table:table-cell office:value-type="float" office:value="1443146060.97244" calcext:value-type="float">
            <text:p>1443146060.97244</text:p>
          </table:table-cell>
          <table:table-cell table:formula="of:=[.G488]-[.$B$2]" office:value-type="float" office:value="60.9722559452057" calcext:value-type="float">
            <text:p>60.9722559452</text:p>
          </table:table-cell>
          <table:table-cell table:formula="of:=[.C488]/([.H488]-[.H487])" office:value-type="float" office:value="79852.7754616368" calcext:value-type="float">
            <text:p>79852.7754616368</text:p>
          </table:table-cell>
          <table:table-cell table:formula="of:=[.G488]-[.$B488]" office:value-type="float" office:value="0.247467279434204" calcext:value-type="float">
            <text:p>0.247467279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060.77913" calcext:value-type="float">
            <text:p>1443146060.77913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89504528046" calcext:value-type="float">
            <text:p>60.7789504528</text:p>
          </table:table-cell>
          <table:table-cell table:formula="of:=[.C489]/([.D489]-[.D488])" office:value-type="float" office:value="79761.0314696858" calcext:value-type="float">
            <text:p>79761.0314696858</text:p>
          </table:table-cell>
          <table:table-cell/>
          <table:table-cell office:value-type="float" office:value="1443146061.02658" calcext:value-type="float">
            <text:p>1443146061.02658</text:p>
          </table:table-cell>
          <table:table-cell table:formula="of:=[.G489]-[.$B$2]" office:value-type="float" office:value="61.026398897171" calcext:value-type="float">
            <text:p>61.0263988972</text:p>
          </table:table-cell>
          <table:table-cell table:formula="of:=[.C489]/([.H489]-[.H488])" office:value-type="float" office:value="79788.7784686383" calcext:value-type="float">
            <text:p>79788.7784686383</text:p>
          </table:table-cell>
          <table:table-cell table:formula="of:=[.G489]-[.$B489]" office:value-type="float" office:value="0.247448444366455" calcext:value-type="float">
            <text:p>0.247448444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060.83329" calcext:value-type="float">
            <text:p>1443146060.83329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3105802536" calcext:value-type="float">
            <text:p>60.8331058025</text:p>
          </table:table-cell>
          <table:table-cell table:formula="of:=[.C490]/([.D490]-[.D489])" office:value-type="float" office:value="79770.5124502518" calcext:value-type="float">
            <text:p>79770.5124502518</text:p>
          </table:table-cell>
          <table:table-cell/>
          <table:table-cell office:value-type="float" office:value="1443146061.0808" calcext:value-type="float">
            <text:p>1443146061.0808</text:p>
          </table:table-cell>
          <table:table-cell table:formula="of:=[.G490]-[.$B$2]" office:value-type="float" office:value="61.0806143283844" calcext:value-type="float">
            <text:p>61.0806143284</text:p>
          </table:table-cell>
          <table:table-cell table:formula="of:=[.C490]/([.H490]-[.H489])" office:value-type="float" office:value="79682.1108550722" calcext:value-type="float">
            <text:p>79682.1108550722</text:p>
          </table:table-cell>
          <table:table-cell table:formula="of:=[.G490]-[.$B490]" office:value-type="float" office:value="0.247508525848389" calcext:value-type="float">
            <text:p>0.247508525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060.88743" calcext:value-type="float">
            <text:p>1443146060.88743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72520923615" calcext:value-type="float">
            <text:p>60.8872520924</text:p>
          </table:table-cell>
          <table:table-cell table:formula="of:=[.C491]/([.D491]-[.D490])" office:value-type="float" office:value="79783.8598716018" calcext:value-type="float">
            <text:p>79783.8598716018</text:p>
          </table:table-cell>
          <table:table-cell/>
          <table:table-cell office:value-type="float" office:value="1443146061.13489" calcext:value-type="float">
            <text:p>1443146061.13489</text:p>
          </table:table-cell>
          <table:table-cell table:formula="of:=[.G491]-[.$B$2]" office:value-type="float" office:value="61.1347088813782" calcext:value-type="float">
            <text:p>61.1347088814</text:p>
          </table:table-cell>
          <table:table-cell table:formula="of:=[.C491]/([.H491]-[.H490])" office:value-type="float" office:value="79860.1663368431" calcext:value-type="float">
            <text:p>79860.1663368431</text:p>
          </table:table-cell>
          <table:table-cell table:formula="of:=[.G491]-[.$B491]" office:value-type="float" office:value="0.247456789016724" calcext:value-type="float">
            <text:p>0.24745678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060.94159" calcext:value-type="float">
            <text:p>1443146060.94159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414122104645" calcext:value-type="float">
            <text:p>60.9414122105</text:p>
          </table:table-cell>
          <table:table-cell table:formula="of:=[.C492]/([.D492]-[.D491])" office:value-type="float" office:value="79763.4892852741" calcext:value-type="float">
            <text:p>79763.4892852741</text:p>
          </table:table-cell>
          <table:table-cell/>
          <table:table-cell office:value-type="float" office:value="1443146061.18902" calcext:value-type="float">
            <text:p>1443146061.18902</text:p>
          </table:table-cell>
          <table:table-cell table:formula="of:=[.G492]-[.$B$2]" office:value-type="float" office:value="61.1888427734375" calcext:value-type="float">
            <text:p>61.1888427734</text:p>
          </table:table-cell>
          <table:table-cell table:formula="of:=[.C492]/([.H492]-[.H491])" office:value-type="float" office:value="79802.1320038405" calcext:value-type="float">
            <text:p>79802.1320038405</text:p>
          </table:table-cell>
          <table:table-cell table:formula="of:=[.G492]-[.$B492]" office:value-type="float" office:value="0.247430562973022" calcext:value-type="float">
            <text:p>0.24743056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060.99574" calcext:value-type="float">
            <text:p>1443146060.99574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55637454987" calcext:value-type="float">
            <text:p>60.9955637455</text:p>
          </table:table-cell>
          <table:table-cell table:formula="of:=[.C493]/([.D493]-[.D492])" office:value-type="float" office:value="79776.1318727766" calcext:value-type="float">
            <text:p>79776.1318727766</text:p>
          </table:table-cell>
          <table:table-cell/>
          <table:table-cell office:value-type="float" office:value="1443146061.20659" calcext:value-type="float">
            <text:p>1443146061.20659</text:p>
          </table:table-cell>
          <table:table-cell table:formula="of:=[.G493]-[.$B$2]" office:value-type="float" office:value="61.2064094543457" calcext:value-type="float">
            <text:p>61.2064094543</text:p>
          </table:table-cell>
          <table:table-cell table:formula="of:=[.C493]/([.H493]-[.H492])" office:value-type="float" office:value="245920.104234528" calcext:value-type="float">
            <text:p>245920.104234528</text:p>
          </table:table-cell>
          <table:table-cell table:formula="of:=[.G493]-[.$B493]" office:value-type="float" office:value="0.210845708847046" calcext:value-type="float">
            <text:p>0.210845708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061.04696" calcext:value-type="float">
            <text:p>1443146061.04696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67789173126" calcext:value-type="float">
            <text:p>61.0467789173</text:p>
          </table:table-cell>
          <table:table-cell table:formula="of:=[.C494]/([.D494]-[.D493])" office:value-type="float" office:value="84350.0050276521" calcext:value-type="float">
            <text:p>84350.0050276521</text:p>
          </table:table-cell>
          <table:table-cell/>
          <table:table-cell office:value-type="float" office:value="1443146061.24565" calcext:value-type="float">
            <text:p>1443146061.24565</text:p>
          </table:table-cell>
          <table:table-cell table:formula="of:=[.G494]-[.$B$2]" office:value-type="float" office:value="61.2454671859741" calcext:value-type="float">
            <text:p>61.245467186</text:p>
          </table:table-cell>
          <table:table-cell table:formula="of:=[.C494]/([.H494]-[.H493])" office:value-type="float" office:value="110605.50164815" calcext:value-type="float">
            <text:p>110605.50164815</text:p>
          </table:table-cell>
          <table:table-cell table:formula="of:=[.G494]-[.$B494]" office:value-type="float" office:value="0.198688268661499" calcext:value-type="float">
            <text:p>0.1986882687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061.09793" calcext:value-type="float">
            <text:p>1443146061.09793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77537631989" calcext:value-type="float">
            <text:p>61.0977537632</text:p>
          </table:table-cell>
          <table:table-cell table:formula="of:=[.C495]/([.D495]-[.D494])" office:value-type="float" office:value="84747.6814278498" calcext:value-type="float">
            <text:p>84747.6814278498</text:p>
          </table:table-cell>
          <table:table-cell/>
          <table:table-cell office:value-type="float" office:value="1443146061.29659" calcext:value-type="float">
            <text:p>1443146061.29659</text:p>
          </table:table-cell>
          <table:table-cell table:formula="of:=[.G495]-[.$B$2]" office:value-type="float" office:value="61.2964115142822" calcext:value-type="float">
            <text:p>61.2964115143</text:p>
          </table:table-cell>
          <table:table-cell table:formula="of:=[.C495]/([.H495]-[.H494])" office:value-type="float" office:value="84798.4484921095" calcext:value-type="float">
            <text:p>84798.4484921095</text:p>
          </table:table-cell>
          <table:table-cell table:formula="of:=[.G495]-[.$B495]" office:value-type="float" office:value="0.198657751083374" calcext:value-type="float">
            <text:p>0.198657751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061.14891" calcext:value-type="float">
            <text:p>1443146061.14891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87283706665" calcext:value-type="float">
            <text:p>61.1487283707</text:p>
          </table:table-cell>
          <table:table-cell table:formula="of:=[.C496]/([.D496]-[.D495])" office:value-type="float" office:value="84748.0778099465" calcext:value-type="float">
            <text:p>84748.0778099465</text:p>
          </table:table-cell>
          <table:table-cell/>
          <table:table-cell office:value-type="float" office:value="1443146061.34756" calcext:value-type="float">
            <text:p>1443146061.34756</text:p>
          </table:table-cell>
          <table:table-cell table:formula="of:=[.G496]-[.$B$2]" office:value-type="float" office:value="61.347377538681" calcext:value-type="float">
            <text:p>61.3473775387</text:p>
          </table:table-cell>
          <table:table-cell table:formula="of:=[.C496]/([.H496]-[.H495])" office:value-type="float" office:value="84762.3500353188" calcext:value-type="float">
            <text:p>84762.3500353188</text:p>
          </table:table-cell>
          <table:table-cell table:formula="of:=[.G496]-[.$B496]" office:value-type="float" office:value="0.198649168014526" calcext:value-type="float">
            <text:p>0.198649168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061.19988" calcext:value-type="float">
            <text:p>1443146061.19988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9697971344" calcext:value-type="float">
            <text:p>61.1996979713</text:p>
          </table:table-cell>
          <table:table-cell table:formula="of:=[.C497]/([.D497]-[.D496])" office:value-type="float" office:value="84756.4026905913" calcext:value-type="float">
            <text:p>84756.4026905913</text:p>
          </table:table-cell>
          <table:table-cell/>
          <table:table-cell office:value-type="float" office:value="1443146061.39852" calcext:value-type="float">
            <text:p>1443146061.39852</text:p>
          </table:table-cell>
          <table:table-cell table:formula="of:=[.G497]-[.$B$2]" office:value-type="float" office:value="61.3983345031738" calcext:value-type="float">
            <text:p>61.3983345032</text:p>
          </table:table-cell>
          <table:table-cell table:formula="of:=[.C497]/([.H497]-[.H496])" office:value-type="float" office:value="84777.4203781424" calcext:value-type="float">
            <text:p>84777.4203781424</text:p>
          </table:table-cell>
          <table:table-cell table:formula="of:=[.G497]-[.$B497]" office:value-type="float" office:value="0.198636531829834" calcext:value-type="float">
            <text:p>0.1986365318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061.25085" calcext:value-type="float">
            <text:p>1443146061.25085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506649494171" calcext:value-type="float">
            <text:p>61.2506649494</text:p>
          </table:table-cell>
          <table:table-cell table:formula="of:=[.C498]/([.D498]-[.D497])" office:value-type="float" office:value="84760.7639951163" calcext:value-type="float">
            <text:p>84760.7639951163</text:p>
          </table:table-cell>
          <table:table-cell/>
          <table:table-cell office:value-type="float" office:value="1443146061.44951" calcext:value-type="float">
            <text:p>1443146061.44951</text:p>
          </table:table-cell>
          <table:table-cell table:formula="of:=[.G498]-[.$B$2]" office:value-type="float" office:value="61.4493339061737" calcext:value-type="float">
            <text:p>61.4493339062</text:p>
          </table:table-cell>
          <table:table-cell table:formula="of:=[.C498]/([.H498]-[.H497])" office:value-type="float" office:value="84706.8739218445" calcext:value-type="float">
            <text:p>84706.8739218445</text:p>
          </table:table-cell>
          <table:table-cell table:formula="of:=[.G498]-[.$B498]" office:value-type="float" office:value="0.198668956756592" calcext:value-type="float">
            <text:p>0.198668956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061.30184" calcext:value-type="float">
            <text:p>1443146061.30184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3016567230225" calcext:value-type="float">
            <text:p>61.301656723</text:p>
          </table:table-cell>
          <table:table-cell table:formula="of:=[.C499]/([.D499]-[.D498])" office:value-type="float" office:value="84719.547773232" calcext:value-type="float">
            <text:p>84719.547773232</text:p>
          </table:table-cell>
          <table:table-cell/>
          <table:table-cell office:value-type="float" office:value="1443146061.50038" calcext:value-type="float">
            <text:p>1443146061.50038</text:p>
          </table:table-cell>
          <table:table-cell table:formula="of:=[.G499]-[.$B$2]" office:value-type="float" office:value="61.5001978874207" calcext:value-type="float">
            <text:p>61.5001978874</text:p>
          </table:table-cell>
          <table:table-cell table:formula="of:=[.C499]/([.H499]-[.H498])" office:value-type="float" office:value="84932.3999831254" calcext:value-type="float">
            <text:p>84932.3999831254</text:p>
          </table:table-cell>
          <table:table-cell table:formula="of:=[.G499]-[.$B499]" office:value-type="float" office:value="0.198541164398193" calcext:value-type="float">
            <text:p>0.198541164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061.35281" calcext:value-type="float">
            <text:p>1443146061.35281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26318073273" calcext:value-type="float">
            <text:p>61.3526318073</text:p>
          </table:table-cell>
          <table:table-cell table:formula="of:=[.C500]/([.D500]-[.D499])" office:value-type="float" office:value="84747.285049461" calcext:value-type="float">
            <text:p>84747.285049461</text:p>
          </table:table-cell>
          <table:table-cell/>
          <table:table-cell office:value-type="float" office:value="1443146061.59716" calcext:value-type="float">
            <text:p>1443146061.59716</text:p>
          </table:table-cell>
          <table:table-cell table:formula="of:=[.G500]-[.$B$2]" office:value-type="float" office:value="61.5969803333283" calcext:value-type="float">
            <text:p>61.5969803333</text:p>
          </table:table-cell>
          <table:table-cell table:formula="of:=[.C500]/([.H500]-[.H499])" office:value-type="float" office:value="44636.1936763275" calcext:value-type="float">
            <text:p>44636.1936763275</text:p>
          </table:table-cell>
          <table:table-cell table:formula="of:=[.G500]-[.$B500]" office:value-type="float" office:value="0.244348526000977" calcext:value-type="float">
            <text:p>0.244348526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061.40377" calcext:value-type="float">
            <text:p>1443146061.40377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35892486572" calcext:value-type="float">
            <text:p>61.4035892487</text:p>
          </table:table-cell>
          <table:table-cell table:formula="of:=[.C501]/([.D501]-[.D500])" office:value-type="float" office:value="84776.6270686049" calcext:value-type="float">
            <text:p>84776.6270686049</text:p>
          </table:table-cell>
          <table:table-cell/>
          <table:table-cell office:value-type="float" office:value="1443146061.64815" calcext:value-type="float">
            <text:p>1443146061.64815</text:p>
          </table:table-cell>
          <table:table-cell table:formula="of:=[.G501]-[.$B$2]" office:value-type="float" office:value="61.6479642391205" calcext:value-type="float">
            <text:p>61.6479642391</text:p>
          </table:table-cell>
          <table:table-cell table:formula="of:=[.C501]/([.H501]-[.H500])" office:value-type="float" office:value="84732.6216552408" calcext:value-type="float">
            <text:p>84732.6216552408</text:p>
          </table:table-cell>
          <table:table-cell table:formula="of:=[.G501]-[.$B501]" office:value-type="float" office:value="0.244374990463257" calcext:value-type="float">
            <text:p>0.244374990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061.45474" calcext:value-type="float">
            <text:p>1443146061.45474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45602798462" calcext:value-type="float">
            <text:p>61.4545602798</text:p>
          </table:table-cell>
          <table:table-cell table:formula="of:=[.C502]/([.D502]-[.D501])" office:value-type="float" office:value="84754.023986379" calcext:value-type="float">
            <text:p>84754.023986379</text:p>
          </table:table-cell>
          <table:table-cell/>
          <table:table-cell office:value-type="float" office:value="1443146061.69908" calcext:value-type="float">
            <text:p>1443146061.69908</text:p>
          </table:table-cell>
          <table:table-cell table:formula="of:=[.G502]-[.$B$2]" office:value-type="float" office:value="61.6988956928253" calcext:value-type="float">
            <text:p>61.6988956928</text:p>
          </table:table-cell>
          <table:table-cell table:formula="of:=[.C502]/([.H502]-[.H501])" office:value-type="float" office:value="84819.8840943349" calcext:value-type="float">
            <text:p>84819.8840943349</text:p>
          </table:table-cell>
          <table:table-cell table:formula="of:=[.G502]-[.$B502]" office:value-type="float" office:value="0.244335412979126" calcext:value-type="float">
            <text:p>0.24433541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061.50573" calcext:value-type="float">
            <text:p>1443146061.50573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55506229401" calcext:value-type="float">
            <text:p>61.5055506229</text:p>
          </table:table-cell>
          <table:table-cell table:formula="of:=[.C503]/([.D503]-[.D502])" office:value-type="float" office:value="84721.9245425938" calcext:value-type="float">
            <text:p>84721.9245425938</text:p>
          </table:table-cell>
          <table:table-cell/>
          <table:table-cell office:value-type="float" office:value="1443146061.74992" calcext:value-type="float">
            <text:p>1443146061.74992</text:p>
          </table:table-cell>
          <table:table-cell table:formula="of:=[.G503]-[.$B$2]" office:value-type="float" office:value="61.7497413158417" calcext:value-type="float">
            <text:p>61.7497413158</text:p>
          </table:table-cell>
          <table:table-cell table:formula="of:=[.C503]/([.H503]-[.H502])" office:value-type="float" office:value="84963.0655250349" calcext:value-type="float">
            <text:p>84963.0655250349</text:p>
          </table:table-cell>
          <table:table-cell table:formula="of:=[.G503]-[.$B503]" office:value-type="float" office:value="0.244190692901611" calcext:value-type="float">
            <text:p>0.244190692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061.5567" calcext:value-type="float">
            <text:p>1443146061.5567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65147399902" calcext:value-type="float">
            <text:p>61.55651474</text:p>
          </table:table-cell>
          <table:table-cell table:formula="of:=[.C504]/([.D504]-[.D503])" office:value-type="float" office:value="84765.5222937982" calcext:value-type="float">
            <text:p>84765.5222937982</text:p>
          </table:table-cell>
          <table:table-cell/>
          <table:table-cell office:value-type="float" office:value="1443146061.80088" calcext:value-type="float">
            <text:p>1443146061.80088</text:p>
          </table:table-cell>
          <table:table-cell table:formula="of:=[.G504]-[.$B$2]" office:value-type="float" office:value="61.8006985187531" calcext:value-type="float">
            <text:p>61.8006985188</text:p>
          </table:table-cell>
          <table:table-cell table:formula="of:=[.C504]/([.H504]-[.H503])" office:value-type="float" office:value="84777.0237215178" calcext:value-type="float">
            <text:p>84777.0237215178</text:p>
          </table:table-cell>
          <table:table-cell table:formula="of:=[.G504]-[.$B504]" office:value-type="float" office:value="0.244183778762817" calcext:value-type="float">
            <text:p>0.244183778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061.60766" calcext:value-type="float">
            <text:p>1443146061.60766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74805259705" calcext:value-type="float">
            <text:p>61.607480526</text:p>
          </table:table-cell>
          <table:table-cell table:formula="of:=[.C505]/([.D505]-[.D504])" office:value-type="float" office:value="84762.7465546439" calcext:value-type="float">
            <text:p>84762.7465546439</text:p>
          </table:table-cell>
          <table:table-cell/>
          <table:table-cell office:value-type="float" office:value="1443146061.85188" calcext:value-type="float">
            <text:p>1443146061.85188</text:p>
          </table:table-cell>
          <table:table-cell table:formula="of:=[.G505]-[.$B$2]" office:value-type="float" office:value="61.8517034053803" calcext:value-type="float">
            <text:p>61.8517034054</text:p>
          </table:table-cell>
          <table:table-cell table:formula="of:=[.C505]/([.H505]-[.H504])" office:value-type="float" office:value="84697.766933109" calcext:value-type="float">
            <text:p>84697.766933109</text:p>
          </table:table-cell>
          <table:table-cell table:formula="of:=[.G505]-[.$B505]" office:value-type="float" office:value="0.24422287940979" calcext:value-type="float">
            <text:p>0.244222879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061.65865" calcext:value-type="float">
            <text:p>1443146061.65865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84701538086" calcext:value-type="float">
            <text:p>61.6584701538</text:p>
          </table:table-cell>
          <table:table-cell table:formula="of:=[.C506]/([.D506]-[.D505])" office:value-type="float" office:value="84723.1129772848" calcext:value-type="float">
            <text:p>84723.1129772848</text:p>
          </table:table-cell>
          <table:table-cell/>
          <table:table-cell office:value-type="float" office:value="1443146061.90287" calcext:value-type="float">
            <text:p>1443146061.90287</text:p>
          </table:table-cell>
          <table:table-cell table:formula="of:=[.G506]-[.$B$2]" office:value-type="float" office:value="61.9026870727539" calcext:value-type="float">
            <text:p>61.9026870728</text:p>
          </table:table-cell>
          <table:table-cell table:formula="of:=[.C506]/([.H506]-[.H505])" office:value-type="float" office:value="84733.0178964745" calcext:value-type="float">
            <text:p>84733.0178964745</text:p>
          </table:table-cell>
          <table:table-cell table:formula="of:=[.G506]-[.$B506]" office:value-type="float" office:value="0.244216918945312" calcext:value-type="float">
            <text:p>0.244216918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061.70962" calcext:value-type="float">
            <text:p>1443146061.70962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94373703003" calcext:value-type="float">
            <text:p>61.7094373703</text:p>
          </table:table-cell>
          <table:table-cell table:formula="of:=[.C507]/([.D507]-[.D506])" office:value-type="float" office:value="84760.3674943398" calcext:value-type="float">
            <text:p>84760.3674943398</text:p>
          </table:table-cell>
          <table:table-cell/>
          <table:table-cell office:value-type="float" office:value="1443146061.95378" calcext:value-type="float">
            <text:p>1443146061.95378</text:p>
          </table:table-cell>
          <table:table-cell table:formula="of:=[.G507]-[.$B$2]" office:value-type="float" office:value="61.9535942077637" calcext:value-type="float">
            <text:p>61.9535942078</text:p>
          </table:table-cell>
          <table:table-cell table:formula="of:=[.C507]/([.H507]-[.H506])" office:value-type="float" office:value="84860.4031472462" calcext:value-type="float">
            <text:p>84860.4031472462</text:p>
          </table:table-cell>
          <table:table-cell table:formula="of:=[.G507]-[.$B507]" office:value-type="float" office:value="0.244156837463379" calcext:value-type="float">
            <text:p>0.2441568375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061.76059" calcext:value-type="float">
            <text:p>1443146061.76059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604064941406" calcext:value-type="float">
            <text:p>61.7604064941</text:p>
          </table:table-cell>
          <table:table-cell table:formula="of:=[.C508]/([.D508]-[.D507])" office:value-type="float" office:value="84757.1956216672" calcext:value-type="float">
            <text:p>84757.1956216672</text:p>
          </table:table-cell>
          <table:table-cell/>
          <table:table-cell office:value-type="float" office:value="1443146062.00509" calcext:value-type="float">
            <text:p>1443146062.00509</text:p>
          </table:table-cell>
          <table:table-cell table:formula="of:=[.G508]-[.$B$2]" office:value-type="float" office:value="62.0049057006836" calcext:value-type="float">
            <text:p>62.0049057007</text:p>
          </table:table-cell>
          <table:table-cell table:formula="of:=[.C508]/([.H508]-[.H507])" office:value-type="float" office:value="84191.6645602557" calcext:value-type="float">
            <text:p>84191.6645602557</text:p>
          </table:table-cell>
          <table:table-cell table:formula="of:=[.G508]-[.$B508]" office:value-type="float" office:value="0.244499206542969" calcext:value-type="float">
            <text:p>0.2444992065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061.81155" calcext:value-type="float">
            <text:p>1443146061.81155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113715648651" calcext:value-type="float">
            <text:p>61.8113715649</text:p>
          </table:table-cell>
          <table:table-cell table:formula="of:=[.C509]/([.D509]-[.D508])" office:value-type="float" office:value="84763.9361348783" calcext:value-type="float">
            <text:p>84763.9361348783</text:p>
          </table:table-cell>
          <table:table-cell/>
          <table:table-cell office:value-type="float" office:value="1443146062.0558" calcext:value-type="float">
            <text:p>1443146062.0558</text:p>
          </table:table-cell>
          <table:table-cell table:formula="of:=[.G509]-[.$B$2]" office:value-type="float" office:value="62.0556168556213" calcext:value-type="float">
            <text:p>62.0556168556</text:p>
          </table:table-cell>
          <table:table-cell table:formula="of:=[.C509]/([.H509]-[.H508])" office:value-type="float" office:value="85188.3575774102" calcext:value-type="float">
            <text:p>85188.3575774102</text:p>
          </table:table-cell>
          <table:table-cell table:formula="of:=[.G509]-[.$B509]" office:value-type="float" office:value="0.244245290756226" calcext:value-type="float">
            <text:p>0.244245290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061.86255" calcext:value-type="float">
            <text:p>1443146061.86255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23721599579" calcext:value-type="float">
            <text:p>61.86237216</text:p>
          </table:table-cell>
          <table:table-cell table:formula="of:=[.C510]/([.D510]-[.D509])" office:value-type="float" office:value="84704.8939750926" calcext:value-type="float">
            <text:p>84704.8939750926</text:p>
          </table:table-cell>
          <table:table-cell/>
          <table:table-cell office:value-type="float" office:value="1443146062.10668" calcext:value-type="float">
            <text:p>1443146062.10668</text:p>
          </table:table-cell>
          <table:table-cell table:formula="of:=[.G510]-[.$B$2]" office:value-type="float" office:value="62.1064991950989" calcext:value-type="float">
            <text:p>62.1064991951</text:p>
          </table:table-cell>
          <table:table-cell table:formula="of:=[.C510]/([.H510]-[.H509])" office:value-type="float" office:value="84901.7565693294" calcext:value-type="float">
            <text:p>84901.7565693294</text:p>
          </table:table-cell>
          <table:table-cell table:formula="of:=[.G510]-[.$B510]" office:value-type="float" office:value="0.244127035140991" calcext:value-type="float">
            <text:p>0.244127035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061.91352" calcext:value-type="float">
            <text:p>1443146061.91352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33386611938" calcext:value-type="float">
            <text:p>61.9133386612</text:p>
          </table:table-cell>
          <table:table-cell table:formula="of:=[.C511]/([.D511]-[.D510])" office:value-type="float" office:value="84761.5570077981" calcext:value-type="float">
            <text:p>84761.5570077981</text:p>
          </table:table-cell>
          <table:table-cell/>
          <table:table-cell office:value-type="float" office:value="1443146062.12247" calcext:value-type="float">
            <text:p>1443146062.12247</text:p>
          </table:table-cell>
          <table:table-cell table:formula="of:=[.G511]-[.$B$2]" office:value-type="float" office:value="62.1222920417786" calcext:value-type="float">
            <text:p>62.1222920418</text:p>
          </table:table-cell>
          <table:table-cell table:formula="of:=[.C511]/([.H511]-[.H510])" office:value-type="float" office:value="273541.565217391" calcext:value-type="float">
            <text:p>273541.565217391</text:p>
          </table:table-cell>
          <table:table-cell table:formula="of:=[.G511]-[.$B511]" office:value-type="float" office:value="0.208953380584717" calcext:value-type="float">
            <text:p>0.208953380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061.96449" calcext:value-type="float">
            <text:p>1443146061.96449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43065929413" calcext:value-type="float">
            <text:p>61.9643065929</text:p>
          </table:table-cell>
          <table:table-cell table:formula="of:=[.C512]/([.D512]-[.D511])" office:value-type="float" office:value="84759.1780142673" calcext:value-type="float">
            <text:p>84759.1780142673</text:p>
          </table:table-cell>
          <table:table-cell/>
          <table:table-cell office:value-type="float" office:value="1443146062.1631" calcext:value-type="float">
            <text:p>1443146062.1631</text:p>
          </table:table-cell>
          <table:table-cell table:formula="of:=[.G512]-[.$B$2]" office:value-type="float" office:value="62.1629145145416" calcext:value-type="float">
            <text:p>62.1629145145</text:p>
          </table:table-cell>
          <table:table-cell table:formula="of:=[.C512]/([.H512]-[.H511])" office:value-type="float" office:value="106345.077149716" calcext:value-type="float">
            <text:p>106345.077149716</text:p>
          </table:table-cell>
          <table:table-cell table:formula="of:=[.G512]-[.$B512]" office:value-type="float" office:value="0.198607921600342" calcext:value-type="float">
            <text:p>0.198607921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062.01284" calcext:value-type="float">
            <text:p>1443146062.01284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2660741806" calcext:value-type="float">
            <text:p>62.0126607418</text:p>
          </table:table-cell>
          <table:table-cell table:formula="of:=[.C513]/([.D513]-[.D512])" office:value-type="float" office:value="89340.8342701615" calcext:value-type="float">
            <text:p>89340.8342701615</text:p>
          </table:table-cell>
          <table:table-cell/>
          <table:table-cell office:value-type="float" office:value="1443146062.25387" calcext:value-type="float">
            <text:p>1443146062.25387</text:p>
          </table:table-cell>
          <table:table-cell table:formula="of:=[.G513]-[.$B$2]" office:value-type="float" office:value="62.2536880970001" calcext:value-type="float">
            <text:p>62.253688097</text:p>
          </table:table-cell>
          <table:table-cell table:formula="of:=[.C513]/([.H513]-[.H512])" office:value-type="float" office:value="47590.9387180484" calcext:value-type="float">
            <text:p>47590.9387180484</text:p>
          </table:table-cell>
          <table:table-cell table:formula="of:=[.G513]-[.$B513]" office:value-type="float" office:value="0.241027355194092" calcext:value-type="float">
            <text:p>0.241027355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062.05521" calcext:value-type="float">
            <text:p>1443146062.05521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50293922424" calcext:value-type="float">
            <text:p>62.0550293922</text:p>
          </table:table-cell>
          <table:table-cell table:formula="of:=[.C514]/([.D514]-[.D513])" office:value-type="float" office:value="101962.180893268" calcext:value-type="float">
            <text:p>101962.180893268</text:p>
          </table:table-cell>
          <table:table-cell/>
          <table:table-cell office:value-type="float" office:value="1443146062.33354" calcext:value-type="float">
            <text:p>1443146062.33354</text:p>
          </table:table-cell>
          <table:table-cell table:formula="of:=[.G514]-[.$B$2]" office:value-type="float" office:value="62.333359003067" calcext:value-type="float">
            <text:p>62.3333590031</text:p>
          </table:table-cell>
          <table:table-cell table:formula="of:=[.C514]/([.H514]-[.H513])" office:value-type="float" office:value="54223.0559844867" calcext:value-type="float">
            <text:p>54223.0559844867</text:p>
          </table:table-cell>
          <table:table-cell table:formula="of:=[.G514]-[.$B514]" office:value-type="float" office:value="0.278329610824585" calcext:value-type="float">
            <text:p>0.2783296108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062.09755" calcext:value-type="float">
            <text:p>1443146062.09755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73680019379" calcext:value-type="float">
            <text:p>62.0973680019</text:p>
          </table:table-cell>
          <table:table-cell table:formula="of:=[.C515]/([.D515]-[.D514])" office:value-type="float" office:value="102034.526666704" calcext:value-type="float">
            <text:p>102034.526666704</text:p>
          </table:table-cell>
          <table:table-cell/>
          <table:table-cell office:value-type="float" office:value="1443146062.37582" calcext:value-type="float">
            <text:p>1443146062.37582</text:p>
          </table:table-cell>
          <table:table-cell table:formula="of:=[.G515]-[.$B$2]" office:value-type="float" office:value="62.3756432533264" calcext:value-type="float">
            <text:p>62.3756432533</text:p>
          </table:table-cell>
          <table:table-cell table:formula="of:=[.C515]/([.H515]-[.H514])" office:value-type="float" office:value="102165.699367927" calcext:value-type="float">
            <text:p>102165.699367927</text:p>
          </table:table-cell>
          <table:table-cell table:formula="of:=[.G515]-[.$B515]" office:value-type="float" office:value="0.27827525138855" calcext:value-type="float">
            <text:p>0.278275251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062.1399" calcext:value-type="float">
            <text:p>1443146062.1399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97156715393" calcext:value-type="float">
            <text:p>62.1397156715</text:p>
          </table:table-cell>
          <table:table-cell table:formula="of:=[.C516]/([.D516]-[.D515])" office:value-type="float" office:value="102012.697290267" calcext:value-type="float">
            <text:p>102012.697290267</text:p>
          </table:table-cell>
          <table:table-cell/>
          <table:table-cell office:value-type="float" office:value="1443146062.41803" calcext:value-type="float">
            <text:p>1443146062.41803</text:p>
          </table:table-cell>
          <table:table-cell table:formula="of:=[.G516]-[.$B$2]" office:value-type="float" office:value="62.4178500175476" calcext:value-type="float">
            <text:p>62.4178500175</text:p>
          </table:table-cell>
          <table:table-cell table:formula="of:=[.C516]/([.H516]-[.H515])" office:value-type="float" office:value="102353.262082834" calcext:value-type="float">
            <text:p>102353.262082834</text:p>
          </table:table-cell>
          <table:table-cell table:formula="of:=[.G516]-[.$B516]" office:value-type="float" office:value="0.278134346008301" calcext:value-type="float">
            <text:p>0.27813434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062.18224" calcext:value-type="float">
            <text:p>1443146062.18224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20552349091" calcext:value-type="float">
            <text:p>62.1820552349</text:p>
          </table:table-cell>
          <table:table-cell table:formula="of:=[.C517]/([.D517]-[.D516])" office:value-type="float" office:value="102032.228397669" calcext:value-type="float">
            <text:p>102032.228397669</text:p>
          </table:table-cell>
          <table:table-cell/>
          <table:table-cell office:value-type="float" office:value="1443146062.46053" calcext:value-type="float">
            <text:p>1443146062.46053</text:p>
          </table:table-cell>
          <table:table-cell table:formula="of:=[.G517]-[.$B$2]" office:value-type="float" office:value="62.4603481292725" calcext:value-type="float">
            <text:p>62.4603481293</text:p>
          </table:table-cell>
          <table:table-cell table:formula="of:=[.C517]/([.H517]-[.H516])" office:value-type="float" office:value="101651.575203366" calcext:value-type="float">
            <text:p>101651.575203366</text:p>
          </table:table-cell>
          <table:table-cell table:formula="of:=[.G517]-[.$B517]" office:value-type="float" office:value="0.278292894363403" calcext:value-type="float">
            <text:p>0.2782928944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062.22457" calcext:value-type="float">
            <text:p>1443146062.22457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43921756744" calcext:value-type="float">
            <text:p>62.2243921757</text:p>
          </table:table-cell>
          <table:table-cell table:formula="of:=[.C518]/([.D518]-[.D517])" office:value-type="float" office:value="102038.548886661" calcext:value-type="float">
            <text:p>102038.548886661</text:p>
          </table:table-cell>
          <table:table-cell/>
          <table:table-cell office:value-type="float" office:value="1443146062.50297" calcext:value-type="float">
            <text:p>1443146062.50297</text:p>
          </table:table-cell>
          <table:table-cell table:formula="of:=[.G518]-[.$B$2]" office:value-type="float" office:value="62.5027921199799" calcext:value-type="float">
            <text:p>62.50279212</text:p>
          </table:table-cell>
          <table:table-cell table:formula="of:=[.C518]/([.H518]-[.H517])" office:value-type="float" office:value="101781.192767227" calcext:value-type="float">
            <text:p>101781.192767227</text:p>
          </table:table-cell>
          <table:table-cell table:formula="of:=[.G518]-[.$B518]" office:value-type="float" office:value="0.27839994430542" calcext:value-type="float">
            <text:p>0.278399944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062.26691" calcext:value-type="float">
            <text:p>1443146062.26691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67279243469" calcext:value-type="float">
            <text:p>62.2667279243</text:p>
          </table:table-cell>
          <table:table-cell table:formula="of:=[.C519]/([.D519]-[.D518])" office:value-type="float" office:value="102041.422095073" calcext:value-type="float">
            <text:p>102041.422095073</text:p>
          </table:table-cell>
          <table:table-cell/>
          <table:table-cell office:value-type="float" office:value="1443146062.54529" calcext:value-type="float">
            <text:p>1443146062.54529</text:p>
          </table:table-cell>
          <table:table-cell table:formula="of:=[.G519]-[.$B$2]" office:value-type="float" office:value="62.5451076030731" calcext:value-type="float">
            <text:p>62.5451076031</text:p>
          </table:table-cell>
          <table:table-cell table:formula="of:=[.C519]/([.H519]-[.H518])" office:value-type="float" office:value="102090.291406549" calcext:value-type="float">
            <text:p>102090.291406549</text:p>
          </table:table-cell>
          <table:table-cell table:formula="of:=[.G519]-[.$B519]" office:value-type="float" office:value="0.278379678726196" calcext:value-type="float">
            <text:p>0.278379678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062.30929" calcext:value-type="float">
            <text:p>1443146062.30929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91096878052" calcext:value-type="float">
            <text:p>62.3091096878</text:p>
          </table:table-cell>
          <table:table-cell table:formula="of:=[.C520]/([.D520]-[.D519])" office:value-type="float" office:value="101930.633543727" calcext:value-type="float">
            <text:p>101930.633543727</text:p>
          </table:table-cell>
          <table:table-cell/>
          <table:table-cell office:value-type="float" office:value="1443146062.58782" calcext:value-type="float">
            <text:p>1443146062.58782</text:p>
          </table:table-cell>
          <table:table-cell table:formula="of:=[.G520]-[.$B$2]" office:value-type="float" office:value="62.5876417160034" calcext:value-type="float">
            <text:p>62.587641716</text:p>
          </table:table-cell>
          <table:table-cell table:formula="of:=[.C520]/([.H520]-[.H519])" office:value-type="float" office:value="101565.536516051" calcext:value-type="float">
            <text:p>101565.536516051</text:p>
          </table:table-cell>
          <table:table-cell table:formula="of:=[.G520]-[.$B520]" office:value-type="float" office:value="0.278532028198242" calcext:value-type="float">
            <text:p>0.278532028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062.35162" calcext:value-type="float">
            <text:p>1443146062.35162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514406681061" calcext:value-type="float">
            <text:p>62.3514406681</text:p>
          </table:table-cell>
          <table:table-cell table:formula="of:=[.C521]/([.D521]-[.D520])" office:value-type="float" office:value="102052.916546981" calcext:value-type="float">
            <text:p>102052.916546981</text:p>
          </table:table-cell>
          <table:table-cell/>
          <table:table-cell office:value-type="float" office:value="1443146062.63001" calcext:value-type="float">
            <text:p>1443146062.63001</text:p>
          </table:table-cell>
          <table:table-cell table:formula="of:=[.G521]-[.$B$2]" office:value-type="float" office:value="62.6298289299011" calcext:value-type="float">
            <text:p>62.6298289299</text:p>
          </table:table-cell>
          <table:table-cell table:formula="of:=[.C521]/([.H521]-[.H520])" office:value-type="float" office:value="102400.694449154" calcext:value-type="float">
            <text:p>102400.694449154</text:p>
          </table:table-cell>
          <table:table-cell table:formula="of:=[.G521]-[.$B521]" office:value-type="float" office:value="0.278388261795044" calcext:value-type="float">
            <text:p>0.278388261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062.39398" calcext:value-type="float">
            <text:p>1443146062.39398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37947750092" calcext:value-type="float">
            <text:p>62.393794775</text:p>
          </table:table-cell>
          <table:table-cell table:formula="of:=[.C522]/([.D522]-[.D521])" office:value-type="float" office:value="101997.192619029" calcext:value-type="float">
            <text:p>101997.192619029</text:p>
          </table:table-cell>
          <table:table-cell/>
          <table:table-cell office:value-type="float" office:value="1443146062.67227" calcext:value-type="float">
            <text:p>1443146062.67227</text:p>
          </table:table-cell>
          <table:table-cell table:formula="of:=[.G522]-[.$B$2]" office:value-type="float" office:value="62.6720924377441" calcext:value-type="float">
            <text:p>62.6720924377</text:p>
          </table:table-cell>
          <table:table-cell table:formula="of:=[.C522]/([.H522]-[.H521])" office:value-type="float" office:value="102215.84105243" calcext:value-type="float">
            <text:p>102215.84105243</text:p>
          </table:table-cell>
          <table:table-cell table:formula="of:=[.G522]-[.$B522]" office:value-type="float" office:value="0.278297662734985" calcext:value-type="float">
            <text:p>0.278297662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062.43629" calcext:value-type="float">
            <text:p>1443146062.43629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61095428467" calcext:value-type="float">
            <text:p>62.4361095428</text:p>
          </table:table-cell>
          <table:table-cell table:formula="of:=[.C523]/([.D523]-[.D522])" office:value-type="float" office:value="102092.017060981" calcext:value-type="float">
            <text:p>102092.017060981</text:p>
          </table:table-cell>
          <table:table-cell/>
          <table:table-cell office:value-type="float" office:value="1443146062.71959" calcext:value-type="float">
            <text:p>1443146062.71959</text:p>
          </table:table-cell>
          <table:table-cell table:formula="of:=[.G523]-[.$B$2]" office:value-type="float" office:value="62.7194061279297" calcext:value-type="float">
            <text:p>62.7194061279</text:p>
          </table:table-cell>
          <table:table-cell table:formula="of:=[.C523]/([.H523]-[.H522])" office:value-type="float" office:value="91305.4970571636" calcext:value-type="float">
            <text:p>91305.4970571636</text:p>
          </table:table-cell>
          <table:table-cell table:formula="of:=[.G523]-[.$B523]" office:value-type="float" office:value="0.283296585083008" calcext:value-type="float">
            <text:p>0.283296585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062.47863" calcext:value-type="float">
            <text:p>1443146062.47863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84450531006" calcext:value-type="float">
            <text:p>62.4784450531</text:p>
          </table:table-cell>
          <table:table-cell table:formula="of:=[.C524]/([.D524]-[.D523])" office:value-type="float" office:value="102041.996756172" calcext:value-type="float">
            <text:p>102041.996756172</text:p>
          </table:table-cell>
          <table:table-cell/>
          <table:table-cell office:value-type="float" office:value="1443146062.79933" calcext:value-type="float">
            <text:p>1443146062.79933</text:p>
          </table:table-cell>
          <table:table-cell table:formula="of:=[.G524]-[.$B$2]" office:value-type="float" office:value="62.7991497516632" calcext:value-type="float">
            <text:p>62.7991497517</text:p>
          </table:table-cell>
          <table:table-cell table:formula="of:=[.C524]/([.H524]-[.H523])" office:value-type="float" office:value="54173.6103495391" calcext:value-type="float">
            <text:p>54173.6103495391</text:p>
          </table:table-cell>
          <table:table-cell table:formula="of:=[.G524]-[.$B524]" office:value-type="float" office:value="0.320704698562622" calcext:value-type="float">
            <text:p>0.320704698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062.52093" calcext:value-type="float">
            <text:p>1443146062.52093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207521915436" calcext:value-type="float">
            <text:p>62.5207521915</text:p>
          </table:table-cell>
          <table:table-cell table:formula="of:=[.C525]/([.D525]-[.D524])" office:value-type="float" office:value="102110.427672176" calcext:value-type="float">
            <text:p>102110.427672176</text:p>
          </table:table-cell>
          <table:table-cell/>
          <table:table-cell office:value-type="float" office:value="1443146062.8416" calcext:value-type="float">
            <text:p>1443146062.8416</text:p>
          </table:table-cell>
          <table:table-cell table:formula="of:=[.G525]-[.$B$2]" office:value-type="float" office:value="62.8414237499237" calcext:value-type="float">
            <text:p>62.8414237499</text:p>
          </table:table-cell>
          <table:table-cell table:formula="of:=[.C525]/([.H525]-[.H524])" office:value-type="float" office:value="102190.475889685" calcext:value-type="float">
            <text:p>102190.475889685</text:p>
          </table:table-cell>
          <table:table-cell table:formula="of:=[.G525]-[.$B525]" office:value-type="float" office:value="0.320671558380127" calcext:value-type="float">
            <text:p>0.320671558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062.56328" calcext:value-type="float">
            <text:p>1443146062.56328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30955696106" calcext:value-type="float">
            <text:p>62.5630955696</text:p>
          </table:table-cell>
          <table:table-cell table:formula="of:=[.C526]/([.D526]-[.D525])" office:value-type="float" office:value="102023.036356777" calcext:value-type="float">
            <text:p>102023.036356777</text:p>
          </table:table-cell>
          <table:table-cell/>
          <table:table-cell office:value-type="float" office:value="1443146062.88383" calcext:value-type="float">
            <text:p>1443146062.88383</text:p>
          </table:table-cell>
          <table:table-cell table:formula="of:=[.G526]-[.$B$2]" office:value-type="float" office:value="62.8836476802826" calcext:value-type="float">
            <text:p>62.8836476803</text:p>
          </table:table-cell>
          <table:table-cell table:formula="of:=[.C526]/([.H526]-[.H525])" office:value-type="float" office:value="102311.650367024" calcext:value-type="float">
            <text:p>102311.650367024</text:p>
          </table:table-cell>
          <table:table-cell table:formula="of:=[.G526]-[.$B526]" office:value-type="float" office:value="0.320552110671997" calcext:value-type="float">
            <text:p>0.320552110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062.60561" calcext:value-type="float">
            <text:p>1443146062.60561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54272651672" calcext:value-type="float">
            <text:p>62.6054272652</text:p>
          </table:table-cell>
          <table:table-cell table:formula="of:=[.C527]/([.D527]-[.D526])" office:value-type="float" office:value="102051.192214112" calcext:value-type="float">
            <text:p>102051.192214112</text:p>
          </table:table-cell>
          <table:table-cell/>
          <table:table-cell office:value-type="float" office:value="1443146062.92627" calcext:value-type="float">
            <text:p>1443146062.92627</text:p>
          </table:table-cell>
          <table:table-cell table:formula="of:=[.G527]-[.$B$2]" office:value-type="float" office:value="62.9260861873627" calcext:value-type="float">
            <text:p>62.9260861874</text:p>
          </table:table-cell>
          <table:table-cell table:formula="of:=[.C527]/([.H527]-[.H526])" office:value-type="float" office:value="101794.344269663" calcext:value-type="float">
            <text:p>101794.344269663</text:p>
          </table:table-cell>
          <table:table-cell table:formula="of:=[.G527]-[.$B527]" office:value-type="float" office:value="0.320658922195435" calcext:value-type="float">
            <text:p>0.320658922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062.64794" calcext:value-type="float">
            <text:p>1443146062.64794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77551460266" calcext:value-type="float">
            <text:p>62.647755146</text:p>
          </table:table-cell>
          <table:table-cell table:formula="of:=[.C528]/([.D528]-[.D527])" office:value-type="float" office:value="102060.389329488" calcext:value-type="float">
            <text:p>102060.389329488</text:p>
          </table:table-cell>
          <table:table-cell/>
          <table:table-cell office:value-type="float" office:value="1443146062.96872" calcext:value-type="float">
            <text:p>1443146062.96872</text:p>
          </table:table-cell>
          <table:table-cell table:formula="of:=[.G528]-[.$B$2]" office:value-type="float" office:value="62.9685394763947" calcext:value-type="float">
            <text:p>62.9685394764</text:p>
          </table:table-cell>
          <table:table-cell table:formula="of:=[.C528]/([.H528]-[.H527])" office:value-type="float" office:value="101758.900158372" calcext:value-type="float">
            <text:p>101758.900158372</text:p>
          </table:table-cell>
          <table:table-cell table:formula="of:=[.G528]-[.$B528]" office:value-type="float" office:value="0.320784330368042" calcext:value-type="float">
            <text:p>0.320784330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062.69028" calcext:value-type="float">
            <text:p>1443146062.69028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900968551636" calcext:value-type="float">
            <text:p>62.6900968552</text:p>
          </table:table-cell>
          <table:table-cell table:formula="of:=[.C529]/([.D529]-[.D528])" office:value-type="float" office:value="102027.057670867" calcext:value-type="float">
            <text:p>102027.057670867</text:p>
          </table:table-cell>
          <table:table-cell/>
          <table:table-cell office:value-type="float" office:value="1443146063.05337" calcext:value-type="float">
            <text:p>1443146063.05337</text:p>
          </table:table-cell>
          <table:table-cell table:formula="of:=[.G529]-[.$B$2]" office:value-type="float" office:value="63.0531876087189" calcext:value-type="float">
            <text:p>63.0531876087</text:p>
          </table:table-cell>
          <table:table-cell table:formula="of:=[.C529]/([.H529]-[.H528])" office:value-type="float" office:value="51034.7940513745" calcext:value-type="float">
            <text:p>51034.7940513745</text:p>
          </table:table-cell>
          <table:table-cell table:formula="of:=[.G529]-[.$B529]" office:value-type="float" office:value="0.363090753555298" calcext:value-type="float">
            <text:p>0.3630907536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062.73261" calcext:value-type="float">
            <text:p>1443146062.73261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24278354645" calcext:value-type="float">
            <text:p>62.7324278355</text:p>
          </table:table-cell>
          <table:table-cell table:formula="of:=[.C530]/([.D530]-[.D529])" office:value-type="float" office:value="102052.916546981" calcext:value-type="float">
            <text:p>102052.916546981</text:p>
          </table:table-cell>
          <table:table-cell/>
          <table:table-cell office:value-type="float" office:value="1443146063.06779" calcext:value-type="float">
            <text:p>1443146063.06779</text:p>
          </table:table-cell>
          <table:table-cell table:formula="of:=[.G530]-[.$B$2]" office:value-type="float" office:value="63.0676054954529" calcext:value-type="float">
            <text:p>63.0676054955</text:p>
          </table:table-cell>
          <table:table-cell table:formula="of:=[.C530]/([.H530]-[.H529])" office:value-type="float" office:value="299627.822003208" calcext:value-type="float">
            <text:p>299627.822003208</text:p>
          </table:table-cell>
          <table:table-cell table:formula="of:=[.G530]-[.$B530]" office:value-type="float" office:value="0.335177659988403" calcext:value-type="float">
            <text:p>0.3351776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062.77493" calcext:value-type="float">
            <text:p>1443146062.77493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47476100922" calcext:value-type="float">
            <text:p>62.7747476101</text:p>
          </table:table-cell>
          <table:table-cell table:formula="of:=[.C531]/([.D531]-[.D530])" office:value-type="float" office:value="102079.938704916" calcext:value-type="float">
            <text:p>102079.938704916</text:p>
          </table:table-cell>
          <table:table-cell/>
          <table:table-cell office:value-type="float" office:value="1443146063.09538" calcext:value-type="float">
            <text:p>1443146063.09538</text:p>
          </table:table-cell>
          <table:table-cell table:formula="of:=[.G531]-[.$B$2]" office:value-type="float" office:value="63.0951957702637" calcext:value-type="float">
            <text:p>63.0951957703</text:p>
          </table:table-cell>
          <table:table-cell table:formula="of:=[.C531]/([.H531]-[.H530])" office:value-type="float" office:value="156576.910872608" calcext:value-type="float">
            <text:p>156576.910872608</text:p>
          </table:table-cell>
          <table:table-cell table:formula="of:=[.G531]-[.$B531]" office:value-type="float" office:value="0.320448160171509" calcext:value-type="float">
            <text:p>0.320448160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062.81726" calcext:value-type="float">
            <text:p>1443146062.81726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70804977417" calcext:value-type="float">
            <text:p>62.8170804977</text:p>
          </table:table-cell>
          <table:table-cell table:formula="of:=[.C532]/([.D532]-[.D531])" office:value-type="float" office:value="102048.318455482" calcext:value-type="float">
            <text:p>102048.318455482</text:p>
          </table:table-cell>
          <table:table-cell/>
          <table:table-cell office:value-type="float" office:value="1443146063.13794" calcext:value-type="float">
            <text:p>1443146063.13794</text:p>
          </table:table-cell>
          <table:table-cell table:formula="of:=[.G532]-[.$B$2]" office:value-type="float" office:value="63.1377582550049" calcext:value-type="float">
            <text:p>63.137758255</text:p>
          </table:table-cell>
          <table:table-cell table:formula="of:=[.C532]/([.H532]-[.H531])" office:value-type="float" office:value="101497.833744118" calcext:value-type="float">
            <text:p>101497.833744118</text:p>
          </table:table-cell>
          <table:table-cell table:formula="of:=[.G532]-[.$B532]" office:value-type="float" office:value="0.320677757263184" calcext:value-type="float">
            <text:p>0.3206777573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062.8596" calcext:value-type="float">
            <text:p>1443146062.8596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94224452972" calcext:value-type="float">
            <text:p>62.8594224453</text:p>
          </table:table-cell>
          <table:table-cell table:formula="of:=[.C533]/([.D533]-[.D532])" office:value-type="float" office:value="102026.483178017" calcext:value-type="float">
            <text:p>102026.483178017</text:p>
          </table:table-cell>
          <table:table-cell/>
          <table:table-cell office:value-type="float" office:value="1443146063.18023" calcext:value-type="float">
            <text:p>1443146063.18023</text:p>
          </table:table-cell>
          <table:table-cell table:formula="of:=[.G533]-[.$B$2]" office:value-type="float" office:value="63.1800508499146" calcext:value-type="float">
            <text:p>63.1800508499</text:p>
          </table:table-cell>
          <table:table-cell table:formula="of:=[.C533]/([.H533]-[.H532])" office:value-type="float" office:value="102145.541299299" calcext:value-type="float">
            <text:p>102145.541299299</text:p>
          </table:table-cell>
          <table:table-cell table:formula="of:=[.G533]-[.$B533]" office:value-type="float" office:value="0.32062840461731" calcext:value-type="float">
            <text:p>0.320628404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062.90193" calcext:value-type="float">
            <text:p>1443146062.90193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17536640167" calcext:value-type="float">
            <text:p>62.901753664</text:p>
          </table:table-cell>
          <table:table-cell table:formula="of:=[.C534]/([.D534]-[.D533])" office:value-type="float" office:value="102052.341762884" calcext:value-type="float">
            <text:p>102052.341762884</text:p>
          </table:table-cell>
          <table:table-cell/>
          <table:table-cell office:value-type="float" office:value="1443146063.22326" calcext:value-type="float">
            <text:p>1443146063.22326</text:p>
          </table:table-cell>
          <table:table-cell table:formula="of:=[.G534]-[.$B$2]" office:value-type="float" office:value="63.2230839729309" calcext:value-type="float">
            <text:p>63.2230839729</text:p>
          </table:table-cell>
          <table:table-cell table:formula="of:=[.C534]/([.H534]-[.H533])" office:value-type="float" office:value="100387.787294869" calcext:value-type="float">
            <text:p>100387.787294869</text:p>
          </table:table-cell>
          <table:table-cell table:formula="of:=[.G534]-[.$B534]" office:value-type="float" office:value="0.321330308914185" calcext:value-type="float">
            <text:p>0.321330308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062.94428" calcext:value-type="float">
            <text:p>1443146062.94428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40999031067" calcext:value-type="float">
            <text:p>62.9440999031</text:p>
          </table:table-cell>
          <table:table-cell table:formula="of:=[.C535]/([.D535]-[.D534])" office:value-type="float" office:value="102016.143412926" calcext:value-type="float">
            <text:p>102016.143412926</text:p>
          </table:table-cell>
          <table:table-cell/>
          <table:table-cell office:value-type="float" office:value="1443146063.26661" calcext:value-type="float">
            <text:p>1443146063.26661</text:p>
          </table:table-cell>
          <table:table-cell table:formula="of:=[.G535]-[.$B$2]" office:value-type="float" office:value="63.2664303779602" calcext:value-type="float">
            <text:p>63.266430378</text:p>
          </table:table-cell>
          <table:table-cell table:formula="of:=[.C535]/([.H535]-[.H534])" office:value-type="float" office:value="99662.244125671" calcext:value-type="float">
            <text:p>99662.244125671</text:p>
          </table:table-cell>
          <table:table-cell table:formula="of:=[.G535]-[.$B535]" office:value-type="float" office:value="0.322330474853516" calcext:value-type="float">
            <text:p>0.322330474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062.98664" calcext:value-type="float">
            <text:p>1443146062.98664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64566326141" calcext:value-type="float">
            <text:p>62.9864566326</text:p>
          </table:table-cell>
          <table:table-cell table:formula="of:=[.C536]/([.D536]-[.D535])" office:value-type="float" office:value="101990.877252233" calcext:value-type="float">
            <text:p>101990.877252233</text:p>
          </table:table-cell>
          <table:table-cell/>
          <table:table-cell office:value-type="float" office:value="1443146063.30995" calcext:value-type="float">
            <text:p>1443146063.30995</text:p>
          </table:table-cell>
          <table:table-cell table:formula="of:=[.G536]-[.$B$2]" office:value-type="float" office:value="63.309770822525" calcext:value-type="float">
            <text:p>63.3097708225</text:p>
          </table:table-cell>
          <table:table-cell table:formula="of:=[.C536]/([.H536]-[.H535])" office:value-type="float" office:value="99675.9503363901" calcext:value-type="float">
            <text:p>99675.9503363901</text:p>
          </table:table-cell>
          <table:table-cell table:formula="of:=[.G536]-[.$B536]" office:value-type="float" office:value="0.323314189910889" calcext:value-type="float">
            <text:p>0.323314189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063.02968" calcext:value-type="float">
            <text:p>1443146063.02968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94952392578" calcext:value-type="float">
            <text:p>63.0294952393</text:p>
          </table:table-cell>
          <table:table-cell table:formula="of:=[.C537]/([.D537]-[.D536])" office:value-type="float" office:value="100374.996703912" calcext:value-type="float">
            <text:p>100374.996703912</text:p>
          </table:table-cell>
          <table:table-cell/>
          <table:table-cell office:value-type="float" office:value="1443146063.3533" calcext:value-type="float">
            <text:p>1443146063.3533</text:p>
          </table:table-cell>
          <table:table-cell table:formula="of:=[.G537]-[.$B$2]" office:value-type="float" office:value="63.3531165122986" calcext:value-type="float">
            <text:p>63.3531165123</text:p>
          </table:table-cell>
          <table:table-cell table:formula="of:=[.C537]/([.H537]-[.H536])" office:value-type="float" office:value="99663.8886719287" calcext:value-type="float">
            <text:p>99663.8886719287</text:p>
          </table:table-cell>
          <table:table-cell table:formula="of:=[.G537]-[.$B537]" office:value-type="float" office:value="0.323621273040771" calcext:value-type="float">
            <text:p>0.32362127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063.07306" calcext:value-type="float">
            <text:p>1443146063.07306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28802680969" calcext:value-type="float">
            <text:p>63.0728802681</text:p>
          </table:table-cell>
          <table:table-cell table:formula="of:=[.C538]/([.D538]-[.D537])" office:value-type="float" office:value="99573.5191515085" calcext:value-type="float">
            <text:p>99573.5191515085</text:p>
          </table:table-cell>
          <table:table-cell/>
          <table:table-cell office:value-type="float" office:value="1443146063.39662" calcext:value-type="float">
            <text:p>1443146063.39662</text:p>
          </table:table-cell>
          <table:table-cell table:formula="of:=[.G538]-[.$B$2]" office:value-type="float" office:value="63.3964366912842" calcext:value-type="float">
            <text:p>63.3964366913</text:p>
          </table:table-cell>
          <table:table-cell table:formula="of:=[.C538]/([.H538]-[.H537])" office:value-type="float" office:value="99722.5796651587" calcext:value-type="float">
            <text:p>99722.5796651587</text:p>
          </table:table-cell>
          <table:table-cell table:formula="of:=[.G538]-[.$B538]" office:value-type="float" office:value="0.323556423187256" calcext:value-type="float">
            <text:p>0.3235564232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063.11641" calcext:value-type="float">
            <text:p>1443146063.11641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62271499634" calcext:value-type="float">
            <text:p>63.11622715</text:p>
          </table:table-cell>
          <table:table-cell table:formula="of:=[.C539]/([.D539]-[.D538])" office:value-type="float" office:value="99661.1477916506" calcext:value-type="float">
            <text:p>99661.1477916506</text:p>
          </table:table-cell>
          <table:table-cell/>
          <table:table-cell office:value-type="float" office:value="1443146063.44006" calcext:value-type="float">
            <text:p>1443146063.44006</text:p>
          </table:table-cell>
          <table:table-cell table:formula="of:=[.G539]-[.$B$2]" office:value-type="float" office:value="63.4398820400238" calcext:value-type="float">
            <text:p>63.43988204</text:p>
          </table:table-cell>
          <table:table-cell table:formula="of:=[.C539]/([.H539]-[.H538])" office:value-type="float" office:value="99435.2704104312" calcext:value-type="float">
            <text:p>99435.2704104312</text:p>
          </table:table-cell>
          <table:table-cell table:formula="of:=[.G539]-[.$B539]" office:value-type="float" office:value="0.323654890060425" calcext:value-type="float">
            <text:p>0.323654890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063.15977" calcext:value-type="float">
            <text:p>1443146063.15977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95869064331" calcext:value-type="float">
            <text:p>63.1595869064</text:p>
          </table:table-cell>
          <table:table-cell table:formula="of:=[.C540]/([.D540]-[.D539])" office:value-type="float" office:value="99631.5558879162" calcext:value-type="float">
            <text:p>99631.5558879162</text:p>
          </table:table-cell>
          <table:table-cell/>
          <table:table-cell office:value-type="float" office:value="1443146063.48334" calcext:value-type="float">
            <text:p>1443146063.48334</text:p>
          </table:table-cell>
          <table:table-cell table:formula="of:=[.G540]-[.$B$2]" office:value-type="float" office:value="63.483154296875" calcext:value-type="float">
            <text:p>63.4831542969</text:p>
          </table:table-cell>
          <table:table-cell table:formula="of:=[.C540]/([.H540]-[.H539])" office:value-type="float" office:value="99833.0180664143" calcext:value-type="float">
            <text:p>99833.0180664143</text:p>
          </table:table-cell>
          <table:table-cell table:formula="of:=[.G540]-[.$B540]" office:value-type="float" office:value="0.323567390441895" calcext:value-type="float">
            <text:p>0.3235673904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063.20316" calcext:value-type="float">
            <text:p>1443146063.20316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29759883881" calcext:value-type="float">
            <text:p>63.2029759884</text:p>
          </table:table-cell>
          <table:table-cell table:formula="of:=[.C541]/([.D541]-[.D540])" office:value-type="float" office:value="99564.2176638991" calcext:value-type="float">
            <text:p>99564.2176638991</text:p>
          </table:table-cell>
          <table:table-cell/>
          <table:table-cell office:value-type="float" office:value="1443146063.52669" calcext:value-type="float">
            <text:p>1443146063.52669</text:p>
          </table:table-cell>
          <table:table-cell table:formula="of:=[.G541]-[.$B$2]" office:value-type="float" office:value="63.5265111923218" calcext:value-type="float">
            <text:p>63.5265111923</text:p>
          </table:table-cell>
          <table:table-cell table:formula="of:=[.C541]/([.H541]-[.H540])" office:value-type="float" office:value="99638.1303477553" calcext:value-type="float">
            <text:p>99638.1303477553</text:p>
          </table:table-cell>
          <table:table-cell table:formula="of:=[.G541]-[.$B541]" office:value-type="float" office:value="0.323535203933716" calcext:value-type="float">
            <text:p>0.323535203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063.24651" calcext:value-type="float">
            <text:p>1443146063.24651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63257312775" calcext:value-type="float">
            <text:p>63.2463257313</text:p>
          </table:table-cell>
          <table:table-cell table:formula="of:=[.C542]/([.D542]-[.D541])" office:value-type="float" office:value="99654.5702940238" calcext:value-type="float">
            <text:p>99654.5702940238</text:p>
          </table:table-cell>
          <table:table-cell/>
          <table:table-cell office:value-type="float" office:value="1443146063.57011" calcext:value-type="float">
            <text:p>1443146063.57011</text:p>
          </table:table-cell>
          <table:table-cell table:formula="of:=[.G542]-[.$B$2]" office:value-type="float" office:value="63.5699281692505" calcext:value-type="float">
            <text:p>63.5699281693</text:p>
          </table:table-cell>
          <table:table-cell table:formula="of:=[.C542]/([.H542]-[.H541])" office:value-type="float" office:value="99500.2486491236" calcext:value-type="float">
            <text:p>99500.2486491236</text:p>
          </table:table-cell>
          <table:table-cell table:formula="of:=[.G542]-[.$B542]" office:value-type="float" office:value="0.323602437973022" calcext:value-type="float">
            <text:p>0.32360243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063.28984" calcext:value-type="float">
            <text:p>1443146063.28984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96611690521" calcext:value-type="float">
            <text:p>63.2896611691</text:p>
          </table:table-cell>
          <table:table-cell table:formula="of:=[.C543]/([.D543]-[.D542])" office:value-type="float" office:value="99687.4664671384" calcext:value-type="float">
            <text:p>99687.4664671384</text:p>
          </table:table-cell>
          <table:table-cell/>
          <table:table-cell office:value-type="float" office:value="1443146063.61334" calcext:value-type="float">
            <text:p>1443146063.61334</text:p>
          </table:table-cell>
          <table:table-cell table:formula="of:=[.G543]-[.$B$2]" office:value-type="float" office:value="63.6131618022919" calcext:value-type="float">
            <text:p>63.6131618023</text:p>
          </table:table-cell>
          <table:table-cell table:formula="of:=[.C543]/([.H543]-[.H542])" office:value-type="float" office:value="99922.2063032509" calcext:value-type="float">
            <text:p>99922.2063032509</text:p>
          </table:table-cell>
          <table:table-cell table:formula="of:=[.G543]-[.$B543]" office:value-type="float" office:value="0.323500633239746" calcext:value-type="float">
            <text:p>0.323500633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063.3332" calcext:value-type="float">
            <text:p>1443146063.3332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30156803131" calcext:value-type="float">
            <text:p>63.3330156803</text:p>
          </table:table-cell>
          <table:table-cell table:formula="of:=[.C544]/([.D544]-[.D543])" office:value-type="float" office:value="99643.6097271257" calcext:value-type="float">
            <text:p>99643.6097271257</text:p>
          </table:table-cell>
          <table:table-cell/>
          <table:table-cell office:value-type="float" office:value="1443146063.65671" calcext:value-type="float">
            <text:p>1443146063.65671</text:p>
          </table:table-cell>
          <table:table-cell table:formula="of:=[.G544]-[.$B$2]" office:value-type="float" office:value="63.6565296649933" calcext:value-type="float">
            <text:p>63.656529665</text:p>
          </table:table-cell>
          <table:table-cell table:formula="of:=[.C544]/([.H544]-[.H543])" office:value-type="float" office:value="99612.9329624295" calcext:value-type="float">
            <text:p>99612.9329624295</text:p>
          </table:table-cell>
          <table:table-cell table:formula="of:=[.G544]-[.$B544]" office:value-type="float" office:value="0.323513984680176" calcext:value-type="float">
            <text:p>0.323513984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063.37654" calcext:value-type="float">
            <text:p>1443146063.37654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63625621796" calcext:value-type="float">
            <text:p>63.3763625622</text:p>
          </table:table-cell>
          <table:table-cell table:formula="of:=[.C545]/([.D545]-[.D544])" office:value-type="float" office:value="99661.1477916506" calcext:value-type="float">
            <text:p>99661.1477916506</text:p>
          </table:table-cell>
          <table:table-cell/>
          <table:table-cell office:value-type="float" office:value="1443146063.69998" calcext:value-type="float">
            <text:p>1443146063.69998</text:p>
          </table:table-cell>
          <table:table-cell table:formula="of:=[.G545]-[.$B$2]" office:value-type="float" office:value="63.6998014450073" calcext:value-type="float">
            <text:p>63.699801445</text:p>
          </table:table-cell>
          <table:table-cell table:formula="of:=[.C545]/([.H545]-[.H544])" office:value-type="float" office:value="99834.118185074" calcext:value-type="float">
            <text:p>99834.118185074</text:p>
          </table:table-cell>
          <table:table-cell table:formula="of:=[.G545]-[.$B545]" office:value-type="float" office:value="0.323438882827759" calcext:value-type="float">
            <text:p>0.323438882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063.41987" calcext:value-type="float">
            <text:p>1443146063.41987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96918010712" calcext:value-type="float">
            <text:p>63.4196918011</text:p>
          </table:table-cell>
          <table:table-cell table:formula="of:=[.C546]/([.D546]-[.D545])" office:value-type="float" office:value="99701.728221156" calcext:value-type="float">
            <text:p>99701.728221156</text:p>
          </table:table-cell>
          <table:table-cell/>
          <table:table-cell office:value-type="float" office:value="1443146063.74334" calcext:value-type="float">
            <text:p>1443146063.74334</text:p>
          </table:table-cell>
          <table:table-cell table:formula="of:=[.G546]-[.$B$2]" office:value-type="float" office:value="63.7431602478027" calcext:value-type="float">
            <text:p>63.7431602478</text:p>
          </table:table-cell>
          <table:table-cell table:formula="of:=[.C546]/([.H546]-[.H545])" office:value-type="float" office:value="99633.747278126" calcext:value-type="float">
            <text:p>99633.747278126</text:p>
          </table:table-cell>
          <table:table-cell table:formula="of:=[.G546]-[.$B546]" office:value-type="float" office:value="0.323468446731567" calcext:value-type="float">
            <text:p>0.323468446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063.46322" calcext:value-type="float">
            <text:p>1443146063.46322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30386829376" calcext:value-type="float">
            <text:p>63.4630386829</text:p>
          </table:table-cell>
          <table:table-cell table:formula="of:=[.C547]/([.D547]-[.D546])" office:value-type="float" office:value="99661.1477916506" calcext:value-type="float">
            <text:p>99661.1477916506</text:p>
          </table:table-cell>
          <table:table-cell/>
          <table:table-cell office:value-type="float" office:value="1443146063.7868" calcext:value-type="float">
            <text:p>1443146063.7868</text:p>
          </table:table-cell>
          <table:table-cell table:formula="of:=[.G547]-[.$B$2]" office:value-type="float" office:value="63.7866151332855" calcext:value-type="float">
            <text:p>63.7866151333</text:p>
          </table:table-cell>
          <table:table-cell table:formula="of:=[.C547]/([.H547]-[.H546])" office:value-type="float" office:value="99413.4480393717" calcext:value-type="float">
            <text:p>99413.4480393717</text:p>
          </table:table-cell>
          <table:table-cell table:formula="of:=[.G547]-[.$B547]" office:value-type="float" office:value="0.3235764503479" calcext:value-type="float">
            <text:p>0.323576450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063.50655" calcext:value-type="float">
            <text:p>1443146063.50655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63734054565" calcext:value-type="float">
            <text:p>63.5063734055</text:p>
          </table:table-cell>
          <table:table-cell table:formula="of:=[.C548]/([.D548]-[.D547])" office:value-type="float" office:value="99689.1118459059" calcext:value-type="float">
            <text:p>99689.1118459059</text:p>
          </table:table-cell>
          <table:table-cell/>
          <table:table-cell office:value-type="float" office:value="1443146063.8301" calcext:value-type="float">
            <text:p>1443146063.8301</text:p>
          </table:table-cell>
          <table:table-cell table:formula="of:=[.G548]-[.$B$2]" office:value-type="float" office:value="63.8299176692963" calcext:value-type="float">
            <text:p>63.8299176693</text:p>
          </table:table-cell>
          <table:table-cell table:formula="of:=[.C548]/([.H548]-[.H547])" office:value-type="float" office:value="99763.2101484385" calcext:value-type="float">
            <text:p>99763.2101484385</text:p>
          </table:table-cell>
          <table:table-cell table:formula="of:=[.G548]-[.$B548]" office:value-type="float" office:value="0.323544263839722" calcext:value-type="float">
            <text:p>0.323544263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063.54989" calcext:value-type="float">
            <text:p>1443146063.54989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97138500214" calcext:value-type="float">
            <text:p>63.54971385</text:p>
          </table:table-cell>
          <table:table-cell table:formula="of:=[.C549]/([.D549]-[.D548])" office:value-type="float" office:value="99675.9503363901" calcext:value-type="float">
            <text:p>99675.9503363901</text:p>
          </table:table-cell>
          <table:table-cell/>
          <table:table-cell office:value-type="float" office:value="1443146063.87353" calcext:value-type="float">
            <text:p>1443146063.87353</text:p>
          </table:table-cell>
          <table:table-cell table:formula="of:=[.G549]-[.$B$2]" office:value-type="float" office:value="63.8733479976654" calcext:value-type="float">
            <text:p>63.8733479977</text:p>
          </table:table-cell>
          <table:table-cell table:formula="of:=[.C549]/([.H549]-[.H548])" office:value-type="float" office:value="99469.6600790514" calcext:value-type="float">
            <text:p>99469.6600790514</text:p>
          </table:table-cell>
          <table:table-cell table:formula="of:=[.G549]-[.$B549]" office:value-type="float" office:value="0.323634147644043" calcext:value-type="float">
            <text:p>0.323634147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063.59324" calcext:value-type="float">
            <text:p>1443146063.59324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30578708649" calcext:value-type="float">
            <text:p>63.5930578709</text:p>
          </table:table-cell>
          <table:table-cell table:formula="of:=[.C550]/([.D550]-[.D549])" office:value-type="float" office:value="99667.7261576035" calcext:value-type="float">
            <text:p>99667.7261576035</text:p>
          </table:table-cell>
          <table:table-cell/>
          <table:table-cell office:value-type="float" office:value="1443146063.91677" calcext:value-type="float">
            <text:p>1443146063.91677</text:p>
          </table:table-cell>
          <table:table-cell table:formula="of:=[.G550]-[.$B$2]" office:value-type="float" office:value="63.9165892601013" calcext:value-type="float">
            <text:p>63.9165892601</text:p>
          </table:table-cell>
          <table:table-cell table:formula="of:=[.C550]/([.H550]-[.H549])" office:value-type="float" office:value="99904.5762459543" calcext:value-type="float">
            <text:p>99904.5762459543</text:p>
          </table:table-cell>
          <table:table-cell table:formula="of:=[.G550]-[.$B550]" office:value-type="float" office:value="0.32353138923645" calcext:value-type="float">
            <text:p>0.3235313892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063.63658" calcext:value-type="float">
            <text:p>1443146063.63658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64004611969" calcext:value-type="float">
            <text:p>63.6364004612</text:p>
          </table:table-cell>
          <table:table-cell table:formula="of:=[.C551]/([.D551]-[.D550])" office:value-type="float" office:value="99671.0156662559" calcext:value-type="float">
            <text:p>99671.0156662559</text:p>
          </table:table-cell>
          <table:table-cell/>
          <table:table-cell office:value-type="float" office:value="1443146063.96016" calcext:value-type="float">
            <text:p>1443146063.96016</text:p>
          </table:table-cell>
          <table:table-cell table:formula="of:=[.G551]-[.$B$2]" office:value-type="float" office:value="63.9599788188934" calcext:value-type="float">
            <text:p>63.9599788189</text:p>
          </table:table-cell>
          <table:table-cell table:formula="of:=[.C551]/([.H551]-[.H550])" office:value-type="float" office:value="99563.1234854854" calcext:value-type="float">
            <text:p>99563.1234854854</text:p>
          </table:table-cell>
          <table:table-cell table:formula="of:=[.G551]-[.$B551]" office:value-type="float" office:value="0.323578357696533" calcext:value-type="float">
            <text:p>0.323578357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063.67994" calcext:value-type="float">
            <text:p>1443146063.67994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97571182251" calcext:value-type="float">
            <text:p>63.6797571182</text:p>
          </table:table-cell>
          <table:table-cell table:formula="of:=[.C552]/([.D552]-[.D551])" office:value-type="float" office:value="99638.6782585743" calcext:value-type="float">
            <text:p>99638.6782585743</text:p>
          </table:table-cell>
          <table:table-cell/>
          <table:table-cell office:value-type="float" office:value="1443146064.0035" calcext:value-type="float">
            <text:p>1443146064.0035</text:p>
          </table:table-cell>
          <table:table-cell table:formula="of:=[.G552]-[.$B$2]" office:value-type="float" office:value="64.0033161640167" calcext:value-type="float">
            <text:p>64.003316164</text:p>
          </table:table-cell>
          <table:table-cell table:formula="of:=[.C552]/([.H552]-[.H551])" office:value-type="float" office:value="99683.0790559498" calcext:value-type="float">
            <text:p>99683.0790559498</text:p>
          </table:table-cell>
          <table:table-cell table:formula="of:=[.G552]-[.$B552]" office:value-type="float" office:value="0.323559045791626" calcext:value-type="float">
            <text:p>0.3235590458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063.72329" calcext:value-type="float">
            <text:p>1443146063.72329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31104373932" calcext:value-type="float">
            <text:p>63.7231104374</text:p>
          </table:table-cell>
          <table:table-cell table:formula="of:=[.C553]/([.D553]-[.D552])" office:value-type="float" office:value="99646.349642812" calcext:value-type="float">
            <text:p>99646.349642812</text:p>
          </table:table-cell>
          <table:table-cell/>
          <table:table-cell office:value-type="float" office:value="1443146064.01783" calcext:value-type="float">
            <text:p>1443146064.01783</text:p>
          </table:table-cell>
          <table:table-cell table:formula="of:=[.G553]-[.$B$2]" office:value-type="float" office:value="64.0176491737366" calcext:value-type="float">
            <text:p>64.0176491737</text:p>
          </table:table-cell>
          <table:table-cell table:formula="of:=[.C553]/([.H553]-[.H552])" office:value-type="float" office:value="301402.15380009" calcext:value-type="float">
            <text:p>301402.15380009</text:p>
          </table:table-cell>
          <table:table-cell table:formula="of:=[.G553]-[.$B553]" office:value-type="float" office:value="0.294538736343384" calcext:value-type="float">
            <text:p>0.294538736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063.76665" calcext:value-type="float">
            <text:p>1443146063.76665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64656639099" calcext:value-type="float">
            <text:p>63.7664656639</text:p>
          </table:table-cell>
          <table:table-cell table:formula="of:=[.C554]/([.D554]-[.D553])" office:value-type="float" office:value="99641.9658500371" calcext:value-type="float">
            <text:p>99641.9658500371</text:p>
          </table:table-cell>
          <table:table-cell/>
          <table:table-cell office:value-type="float" office:value="1443146064.04678" calcext:value-type="float">
            <text:p>1443146064.04678</text:p>
          </table:table-cell>
          <table:table-cell table:formula="of:=[.G554]-[.$B$2]" office:value-type="float" office:value="64.0466034412384" calcext:value-type="float">
            <text:p>64.0466034412</text:p>
          </table:table-cell>
          <table:table-cell table:formula="of:=[.C554]/([.H554]-[.H553])" office:value-type="float" office:value="149200.804327956" calcext:value-type="float">
            <text:p>149200.804327956</text:p>
          </table:table-cell>
          <table:table-cell table:formula="of:=[.G554]-[.$B554]" office:value-type="float" office:value="0.280137777328491" calcext:value-type="float">
            <text:p>0.280137777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063.81001" calcext:value-type="float">
            <text:p>1443146063.81001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98239898682" calcext:value-type="float">
            <text:p>63.8098239899</text:p>
          </table:table-cell>
          <table:table-cell table:formula="of:=[.C555]/([.D555]-[.D554])" office:value-type="float" office:value="99634.843009381" calcext:value-type="float">
            <text:p>99634.843009381</text:p>
          </table:table-cell>
          <table:table-cell/>
          <table:table-cell office:value-type="float" office:value="1443146064.0901" calcext:value-type="float">
            <text:p>1443146064.0901</text:p>
          </table:table-cell>
          <table:table-cell table:formula="of:=[.G555]-[.$B$2]" office:value-type="float" office:value="64.0899224281311" calcext:value-type="float">
            <text:p>64.0899224281</text:p>
          </table:table-cell>
          <table:table-cell table:formula="of:=[.C555]/([.H555]-[.H554])" office:value-type="float" office:value="99725.3239255227" calcext:value-type="float">
            <text:p>99725.3239255227</text:p>
          </table:table-cell>
          <table:table-cell table:formula="of:=[.G555]-[.$B555]" office:value-type="float" office:value="0.280098438262939" calcext:value-type="float">
            <text:p>0.280098438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063.85335" calcext:value-type="float">
            <text:p>1443146063.85335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31732559204" calcext:value-type="float">
            <text:p>63.8531732559</text:p>
          </table:table-cell>
          <table:table-cell table:formula="of:=[.C556]/([.D556]-[.D555])" office:value-type="float" office:value="99655.6664833352" calcext:value-type="float">
            <text:p>99655.6664833352</text:p>
          </table:table-cell>
          <table:table-cell/>
          <table:table-cell office:value-type="float" office:value="1443146064.13333" calcext:value-type="float">
            <text:p>1443146064.13333</text:p>
          </table:table-cell>
          <table:table-cell table:formula="of:=[.G556]-[.$B$2]" office:value-type="float" office:value="64.1331503391266" calcext:value-type="float">
            <text:p>64.1331503391</text:p>
          </table:table-cell>
          <table:table-cell table:formula="of:=[.C556]/([.H556]-[.H555])" office:value-type="float" office:value="99935.4329301587" calcext:value-type="float">
            <text:p>99935.4329301587</text:p>
          </table:table-cell>
          <table:table-cell table:formula="of:=[.G556]-[.$B556]" office:value-type="float" office:value="0.279977083206177" calcext:value-type="float">
            <text:p>0.279977083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063.89671" calcext:value-type="float">
            <text:p>1443146063.89671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65332508087" calcext:value-type="float">
            <text:p>63.8965332508</text:p>
          </table:table-cell>
          <table:table-cell table:formula="of:=[.C557]/([.D557]-[.D556])" office:value-type="float" office:value="99631.0080554257" calcext:value-type="float">
            <text:p>99631.0080554257</text:p>
          </table:table-cell>
          <table:table-cell/>
          <table:table-cell office:value-type="float" office:value="1443146064.17689" calcext:value-type="float">
            <text:p>1443146064.17689</text:p>
          </table:table-cell>
          <table:table-cell table:formula="of:=[.G557]-[.$B$2]" office:value-type="float" office:value="64.1767058372498" calcext:value-type="float">
            <text:p>64.1767058372</text:p>
          </table:table-cell>
          <table:table-cell table:formula="of:=[.C557]/([.H557]-[.H556])" office:value-type="float" office:value="99183.8042532228" calcext:value-type="float">
            <text:p>99183.8042532228</text:p>
          </table:table-cell>
          <table:table-cell table:formula="of:=[.G557]-[.$B557]" office:value-type="float" office:value="0.28017258644104" calcext:value-type="float">
            <text:p>0.2801725864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063.94007" calcext:value-type="float">
            <text:p>1443146063.94007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98853778839" calcext:value-type="float">
            <text:p>63.9398853779</text:p>
          </table:table-cell>
          <table:table-cell table:formula="of:=[.C558]/([.D558]-[.D557])" office:value-type="float" office:value="99649.0897091821" calcext:value-type="float">
            <text:p>99649.0897091821</text:p>
          </table:table-cell>
          <table:table-cell/>
          <table:table-cell office:value-type="float" office:value="1443146064.21999" calcext:value-type="float">
            <text:p>1443146064.21999</text:p>
          </table:table-cell>
          <table:table-cell table:formula="of:=[.G558]-[.$B$2]" office:value-type="float" office:value="64.2198131084442" calcext:value-type="float">
            <text:p>64.2198131084</text:p>
          </table:table-cell>
          <table:table-cell table:formula="of:=[.C558]/([.H558]-[.H557])" office:value-type="float" office:value="100215.111750228" calcext:value-type="float">
            <text:p>100215.111750228</text:p>
          </table:table-cell>
          <table:table-cell table:formula="of:=[.G558]-[.$B558]" office:value-type="float" office:value="0.279927730560303" calcext:value-type="float">
            <text:p>0.279927730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063.98342" calcext:value-type="float">
            <text:p>1443146063.98342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32417964935" calcext:value-type="float">
            <text:p>63.9832417965</text:p>
          </table:table-cell>
          <table:table-cell table:formula="of:=[.C559]/([.D559]-[.D558])" office:value-type="float" office:value="99639.2261754193" calcext:value-type="float">
            <text:p>99639.2261754193</text:p>
          </table:table-cell>
          <table:table-cell/>
          <table:table-cell office:value-type="float" office:value="1443146064.2632" calcext:value-type="float">
            <text:p>1443146064.2632</text:p>
          </table:table-cell>
          <table:table-cell table:formula="of:=[.G559]-[.$B$2]" office:value-type="float" office:value="64.2630174160004" calcext:value-type="float">
            <text:p>64.263017416</text:p>
          </table:table-cell>
          <table:table-cell table:formula="of:=[.C559]/([.H559]-[.H558])" office:value-type="float" office:value="99990.029799351" calcext:value-type="float">
            <text:p>99990.029799351</text:p>
          </table:table-cell>
          <table:table-cell table:formula="of:=[.G559]-[.$B559]" office:value-type="float" office:value="0.279775619506836" calcext:value-type="float">
            <text:p>0.2797756195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064.02664" calcext:value-type="float">
            <text:p>1443146064.02664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64558792114" calcext:value-type="float">
            <text:p>64.0264558792</text:p>
          </table:table-cell>
          <table:table-cell table:formula="of:=[.C560]/([.D560]-[.D559])" office:value-type="float" office:value="99967.4117393919" calcext:value-type="float">
            <text:p>99967.4117393919</text:p>
          </table:table-cell>
          <table:table-cell/>
          <table:table-cell office:value-type="float" office:value="1443146064.31156" calcext:value-type="float">
            <text:p>1443146064.31156</text:p>
          </table:table-cell>
          <table:table-cell table:formula="of:=[.G560]-[.$B$2]" office:value-type="float" office:value="64.3113820552826" calcext:value-type="float">
            <text:p>64.3113820553</text:p>
          </table:table-cell>
          <table:table-cell table:formula="of:=[.C560]/([.H560]-[.H559])" office:value-type="float" office:value="89321.4560082029" calcext:value-type="float">
            <text:p>89321.4560082029</text:p>
          </table:table-cell>
          <table:table-cell table:formula="of:=[.G560]-[.$B560]" office:value-type="float" office:value="0.284926176071167" calcext:value-type="float">
            <text:p>0.284926176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064.0698" calcext:value-type="float">
            <text:p>1443146064.0698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96227550507" calcext:value-type="float">
            <text:p>64.0696227551</text:p>
          </table:table-cell>
          <table:table-cell table:formula="of:=[.C561]/([.D561]-[.D560])" office:value-type="float" office:value="100076.735135732" calcext:value-type="float">
            <text:p>100076.735135732</text:p>
          </table:table-cell>
          <table:table-cell/>
          <table:table-cell office:value-type="float" office:value="1443146064.39255" calcext:value-type="float">
            <text:p>1443146064.39255</text:p>
          </table:table-cell>
          <table:table-cell table:formula="of:=[.G561]-[.$B$2]" office:value-type="float" office:value="64.3923733234406" calcext:value-type="float">
            <text:p>64.3923733234</text:p>
          </table:table-cell>
          <table:table-cell table:formula="of:=[.C561]/([.H561]-[.H560])" office:value-type="float" office:value="53339.0833141989" calcext:value-type="float">
            <text:p>53339.0833141989</text:p>
          </table:table-cell>
          <table:table-cell table:formula="of:=[.G561]-[.$B561]" office:value-type="float" office:value="0.322750568389893" calcext:value-type="float">
            <text:p>0.322750568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064.11293" calcext:value-type="float">
            <text:p>1443146064.11293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27533912659" calcext:value-type="float">
            <text:p>64.1127533913</text:p>
          </table:table-cell>
          <table:table-cell table:formula="of:=[.C562]/([.D562]-[.D561])" office:value-type="float" office:value="100160.822540256" calcext:value-type="float">
            <text:p>100160.822540256</text:p>
          </table:table-cell>
          <table:table-cell/>
          <table:table-cell office:value-type="float" office:value="1443146064.43568" calcext:value-type="float">
            <text:p>1443146064.43568</text:p>
          </table:table-cell>
          <table:table-cell table:formula="of:=[.G562]-[.$B$2]" office:value-type="float" office:value="64.4354946613312" calcext:value-type="float">
            <text:p>64.4354946613</text:p>
          </table:table-cell>
          <table:table-cell table:formula="of:=[.C562]/([.H562]-[.H561])" office:value-type="float" office:value="100182.420382166" calcext:value-type="float">
            <text:p>100182.420382166</text:p>
          </table:table-cell>
          <table:table-cell table:formula="of:=[.G562]-[.$B562]" office:value-type="float" office:value="0.322741270065308" calcext:value-type="float">
            <text:p>0.322741270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064.15606" calcext:value-type="float">
            <text:p>1443146064.15606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58835506439" calcext:value-type="float">
            <text:p>64.1558835506</text:p>
          </table:table-cell>
          <table:table-cell table:formula="of:=[.C563]/([.D563]-[.D562])" office:value-type="float" office:value="100161.929895357" calcext:value-type="float">
            <text:p>100161.929895357</text:p>
          </table:table-cell>
          <table:table-cell/>
          <table:table-cell office:value-type="float" office:value="1443146064.4788" calcext:value-type="float">
            <text:p>1443146064.4788</text:p>
          </table:table-cell>
          <table:table-cell table:formula="of:=[.G563]-[.$B$2]" office:value-type="float" office:value="64.4786145687103" calcext:value-type="float">
            <text:p>64.4786145687</text:p>
          </table:table-cell>
          <table:table-cell table:formula="of:=[.C563]/([.H563]-[.H562])" office:value-type="float" office:value="100185.74395382" calcext:value-type="float">
            <text:p>100185.74395382</text:p>
          </table:table-cell>
          <table:table-cell table:formula="of:=[.G563]-[.$B563]" office:value-type="float" office:value="0.322731018066406" calcext:value-type="float">
            <text:p>0.322731018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064.19919" calcext:value-type="float">
            <text:p>1443146064.19919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90134716034" calcext:value-type="float">
            <text:p>64.1990134716</text:p>
          </table:table-cell>
          <table:table-cell table:formula="of:=[.C564]/([.D564]-[.D563])" office:value-type="float" office:value="100162.48358209" calcext:value-type="float">
            <text:p>100162.48358209</text:p>
          </table:table-cell>
          <table:table-cell/>
          <table:table-cell office:value-type="float" office:value="1443146064.52185" calcext:value-type="float">
            <text:p>1443146064.52185</text:p>
          </table:table-cell>
          <table:table-cell table:formula="of:=[.G564]-[.$B$2]" office:value-type="float" office:value="64.5216720104218" calcext:value-type="float">
            <text:p>64.5216720104</text:p>
          </table:table-cell>
          <table:table-cell table:formula="of:=[.C564]/([.H564]-[.H563])" office:value-type="float" office:value="100331.088617688" calcext:value-type="float">
            <text:p>100331.088617688</text:p>
          </table:table-cell>
          <table:table-cell table:formula="of:=[.G564]-[.$B564]" office:value-type="float" office:value="0.322658538818359" calcext:value-type="float">
            <text:p>0.3226585388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064.24234" calcext:value-type="float">
            <text:p>1443146064.24234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21636581421" calcext:value-type="float">
            <text:p>64.2421636581</text:p>
          </table:table-cell>
          <table:table-cell table:formula="of:=[.C565]/([.D565]-[.D564])" office:value-type="float" office:value="100115.442053209" calcext:value-type="float">
            <text:p>100115.442053209</text:p>
          </table:table-cell>
          <table:table-cell/>
          <table:table-cell office:value-type="float" office:value="1443146064.56503" calcext:value-type="float">
            <text:p>1443146064.56503</text:p>
          </table:table-cell>
          <table:table-cell table:formula="of:=[.G565]-[.$B$2]" office:value-type="float" office:value="64.5648493766785" calcext:value-type="float">
            <text:p>64.5648493767</text:p>
          </table:table-cell>
          <table:table-cell table:formula="of:=[.C565]/([.H565]-[.H564])" office:value-type="float" office:value="100052.420388848" calcext:value-type="float">
            <text:p>100052.420388848</text:p>
          </table:table-cell>
          <table:table-cell table:formula="of:=[.G565]-[.$B565]" office:value-type="float" office:value="0.322685718536377" calcext:value-type="float">
            <text:p>0.322685718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064.28546" calcext:value-type="float">
            <text:p>1443146064.28546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52833271027" calcext:value-type="float">
            <text:p>64.2852833271</text:p>
          </table:table-cell>
          <table:table-cell table:formula="of:=[.C566]/([.D566]-[.D565])" office:value-type="float" office:value="100186.297903869" calcext:value-type="float">
            <text:p>100186.297903869</text:p>
          </table:table-cell>
          <table:table-cell/>
          <table:table-cell office:value-type="float" office:value="1443146064.60815" calcext:value-type="float">
            <text:p>1443146064.60815</text:p>
          </table:table-cell>
          <table:table-cell table:formula="of:=[.G566]-[.$B$2]" office:value-type="float" office:value="64.6079709529877" calcext:value-type="float">
            <text:p>64.607970953</text:p>
          </table:table-cell>
          <table:table-cell table:formula="of:=[.C566]/([.H566]-[.H565])" office:value-type="float" office:value="100181.866474995" calcext:value-type="float">
            <text:p>100181.866474995</text:p>
          </table:table-cell>
          <table:table-cell table:formula="of:=[.G566]-[.$B566]" office:value-type="float" office:value="0.32268762588501" calcext:value-type="float">
            <text:p>0.322687625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064.3286" calcext:value-type="float">
            <text:p>1443146064.3286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84142017365" calcext:value-type="float">
            <text:p>64.3284142017</text:p>
          </table:table-cell>
          <table:table-cell table:formula="of:=[.C567]/([.D567]-[.D566])" office:value-type="float" office:value="100160.268871888" calcext:value-type="float">
            <text:p>100160.268871888</text:p>
          </table:table-cell>
          <table:table-cell/>
          <table:table-cell office:value-type="float" office:value="1443146064.65665" calcext:value-type="float">
            <text:p>1443146064.65665</text:p>
          </table:table-cell>
          <table:table-cell table:formula="of:=[.G567]-[.$B$2]" office:value-type="float" office:value="64.656468629837" calcext:value-type="float">
            <text:p>64.6564686298</text:p>
          </table:table-cell>
          <table:table-cell table:formula="of:=[.C567]/([.H567]-[.H566])" office:value-type="float" office:value="89076.4317106984" calcext:value-type="float">
            <text:p>89076.4317106984</text:p>
          </table:table-cell>
          <table:table-cell table:formula="of:=[.G567]-[.$B567]" office:value-type="float" office:value="0.328054428100586" calcext:value-type="float">
            <text:p>0.328054428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064.37179" calcext:value-type="float">
            <text:p>1443146064.37179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71613740921" calcext:value-type="float">
            <text:p>64.3716137409</text:p>
          </table:table-cell>
          <table:table-cell table:formula="of:=[.C568]/([.D568]-[.D567])" office:value-type="float" office:value="100001.066713762" calcext:value-type="float">
            <text:p>100001.066713762</text:p>
          </table:table-cell>
          <table:table-cell/>
          <table:table-cell office:value-type="float" office:value="1443146064.7376" calcext:value-type="float">
            <text:p>1443146064.7376</text:p>
          </table:table-cell>
          <table:table-cell table:formula="of:=[.G568]-[.$B$2]" office:value-type="float" office:value="64.7374141216278" calcext:value-type="float">
            <text:p>64.7374141216</text:p>
          </table:table-cell>
          <table:table-cell table:formula="of:=[.C568]/([.H568]-[.H567])" office:value-type="float" office:value="53369.2476804807" calcext:value-type="float">
            <text:p>53369.2476804807</text:p>
          </table:table-cell>
          <table:table-cell table:formula="of:=[.G568]-[.$B568]" office:value-type="float" office:value="0.365800380706787" calcext:value-type="float">
            <text:p>0.365800380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6064.41493" calcext:value-type="float">
            <text:p>1443146064.41493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47472381592" calcext:value-type="float">
            <text:p>64.4147472382</text:p>
          </table:table-cell>
          <table:table-cell table:formula="of:=[.C569]/([.D569]-[.D568])" office:value-type="float" office:value="100154.178923804" calcext:value-type="float">
            <text:p>100154.178923804</text:p>
          </table:table-cell>
          <table:table-cell/>
          <table:table-cell office:value-type="float" office:value="1443146064.82388" calcext:value-type="float">
            <text:p>1443146064.82388</text:p>
          </table:table-cell>
          <table:table-cell table:formula="of:=[.G569]-[.$B$2]" office:value-type="float" office:value="64.823700428009" calcext:value-type="float">
            <text:p>64.823700428</text:p>
          </table:table-cell>
          <table:table-cell table:formula="of:=[.C569]/([.H569]-[.H568])" office:value-type="float" office:value="50065.8816117775" calcext:value-type="float">
            <text:p>50065.8816117775</text:p>
          </table:table-cell>
          <table:table-cell table:formula="of:=[.G569]-[.$B569]" office:value-type="float" office:value="0.408953189849854" calcext:value-type="float">
            <text:p>0.4089531898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6064.45809" calcext:value-type="float">
            <text:p>1443146064.45809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79091072083" calcext:value-type="float">
            <text:p>64.4579091072</text:p>
          </table:table-cell>
          <table:table-cell table:formula="of:=[.C570]/([.D570]-[.D569])" office:value-type="float" office:value="100088.344067965" calcext:value-type="float">
            <text:p>100088.344067965</text:p>
          </table:table-cell>
          <table:table-cell/>
          <table:table-cell office:value-type="float" office:value="1443146064.83823" calcext:value-type="float">
            <text:p>1443146064.83823</text:p>
          </table:table-cell>
          <table:table-cell table:formula="of:=[.G570]-[.$B$2]" office:value-type="float" office:value="64.8380465507507" calcext:value-type="float">
            <text:p>64.8380465508</text:p>
          </table:table-cell>
          <table:table-cell table:formula="of:=[.C570]/([.H570]-[.H569])" office:value-type="float" office:value="301126.65824636" calcext:value-type="float">
            <text:p>301126.65824636</text:p>
          </table:table-cell>
          <table:table-cell table:formula="of:=[.G570]-[.$B570]" office:value-type="float" office:value="0.38013744354248" calcext:value-type="float">
            <text:p>0.380137443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6064.50124" calcext:value-type="float">
            <text:p>1443146064.50124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5010552406311" calcext:value-type="float">
            <text:p>64.5010552406</text:p>
          </table:table-cell>
          <table:table-cell table:formula="of:=[.C571]/([.D571]-[.D570])" office:value-type="float" office:value="100124.846823748" calcext:value-type="float">
            <text:p>100124.846823748</text:p>
          </table:table-cell>
          <table:table-cell/>
          <table:table-cell office:value-type="float" office:value="1443146064.8668" calcext:value-type="float">
            <text:p>1443146064.8668</text:p>
          </table:table-cell>
          <table:table-cell table:formula="of:=[.G571]-[.$B$2]" office:value-type="float" office:value="64.8666176795959" calcext:value-type="float">
            <text:p>64.8666176796</text:p>
          </table:table-cell>
          <table:table-cell table:formula="of:=[.C571]/([.H571]-[.H570])" office:value-type="float" office:value="151201.586167763" calcext:value-type="float">
            <text:p>151201.586167763</text:p>
          </table:table-cell>
          <table:table-cell table:formula="of:=[.G571]-[.$B571]" office:value-type="float" office:value="0.365562438964844" calcext:value-type="float">
            <text:p>0.36556243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6064.54436" calcext:value-type="float">
            <text:p>1443146064.54436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41780090332" calcext:value-type="float">
            <text:p>64.544178009</text:p>
          </table:table-cell>
          <table:table-cell table:formula="of:=[.C572]/([.D572]-[.D571])" office:value-type="float" office:value="100179.097031017" calcext:value-type="float">
            <text:p>100179.097031017</text:p>
          </table:table-cell>
          <table:table-cell/>
          <table:table-cell office:value-type="float" office:value="1443146064.9101" calcext:value-type="float">
            <text:p>1443146064.9101</text:p>
          </table:table-cell>
          <table:table-cell table:formula="of:=[.G572]-[.$B$2]" office:value-type="float" office:value="64.9099140167236" calcext:value-type="float">
            <text:p>64.9099140167</text:p>
          </table:table-cell>
          <table:table-cell table:formula="of:=[.C572]/([.H572]-[.H571])" office:value-type="float" office:value="99777.4935847311" calcext:value-type="float">
            <text:p>99777.4935847311</text:p>
          </table:table-cell>
          <table:table-cell table:formula="of:=[.G572]-[.$B572]" office:value-type="float" office:value="0.36573600769043" calcext:value-type="float">
            <text:p>0.3657360077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6064.5875" calcext:value-type="float">
            <text:p>1443146064.5875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73167514801" calcext:value-type="float">
            <text:p>64.5873167515</text:p>
          </table:table-cell>
          <table:table-cell table:formula="of:=[.C573]/([.D573]-[.D572])" office:value-type="float" office:value="100142.001249054" calcext:value-type="float">
            <text:p>100142.001249054</text:p>
          </table:table-cell>
          <table:table-cell/>
          <table:table-cell office:value-type="float" office:value="1443146064.95319" calcext:value-type="float">
            <text:p>1443146064.95319</text:p>
          </table:table-cell>
          <table:table-cell table:formula="of:=[.G573]-[.$B$2]" office:value-type="float" office:value="64.953010559082" calcext:value-type="float">
            <text:p>64.9530105591</text:p>
          </table:table-cell>
          <table:table-cell table:formula="of:=[.C573]/([.H573]-[.H572])" office:value-type="float" office:value="100240.060190308" calcext:value-type="float">
            <text:p>100240.060190308</text:p>
          </table:table-cell>
          <table:table-cell table:formula="of:=[.G573]-[.$B573]" office:value-type="float" office:value="0.365693807601929" calcext:value-type="float">
            <text:p>0.365693807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6064.63063" calcext:value-type="float">
            <text:p>1443146064.63063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304514408112" calcext:value-type="float">
            <text:p>64.6304514408</text:p>
          </table:table-cell>
          <table:table-cell table:formula="of:=[.C574]/([.D574]-[.D573])" office:value-type="float" office:value="100151.411010391" calcext:value-type="float">
            <text:p>100151.411010391</text:p>
          </table:table-cell>
          <table:table-cell/>
          <table:table-cell office:value-type="float" office:value="1443146064.99636" calcext:value-type="float">
            <text:p>1443146064.99636</text:p>
          </table:table-cell>
          <table:table-cell table:formula="of:=[.G574]-[.$B$2]" office:value-type="float" office:value="64.9961838722229" calcext:value-type="float">
            <text:p>64.9961838722</text:p>
          </table:table-cell>
          <table:table-cell table:formula="of:=[.C574]/([.H574]-[.H573])" office:value-type="float" office:value="100061.813322141" calcext:value-type="float">
            <text:p>100061.813322141</text:p>
          </table:table-cell>
          <table:table-cell table:formula="of:=[.G574]-[.$B574]" office:value-type="float" office:value="0.365732431411743" calcext:value-type="float">
            <text:p>0.365732431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6064.67377" calcext:value-type="float">
            <text:p>1443146064.67377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35925674439" calcext:value-type="float">
            <text:p>64.6735925674</text:p>
          </table:table-cell>
          <table:table-cell table:formula="of:=[.C575]/([.D575]-[.D574])" office:value-type="float" office:value="100136.466921253" calcext:value-type="float">
            <text:p>100136.466921253</text:p>
          </table:table-cell>
          <table:table-cell/>
          <table:table-cell office:value-type="float" office:value="1443146065.00982" calcext:value-type="float">
            <text:p>1443146065.00982</text:p>
          </table:table-cell>
          <table:table-cell table:formula="of:=[.G575]-[.$B$2]" office:value-type="float" office:value="65.0096387863159" calcext:value-type="float">
            <text:p>65.0096387863</text:p>
          </table:table-cell>
          <table:table-cell table:formula="of:=[.C575]/([.H575]-[.H574])" office:value-type="float" office:value="321072.284084063" calcext:value-type="float">
            <text:p>321072.284084063</text:p>
          </table:table-cell>
          <table:table-cell table:formula="of:=[.G575]-[.$B575]" office:value-type="float" office:value="0.33604621887207" calcext:value-type="float">
            <text:p>0.3360462189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6064.71698" calcext:value-type="float">
            <text:p>1443146064.71698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68033123016" calcext:value-type="float">
            <text:p>64.7168033123</text:p>
          </table:table-cell>
          <table:table-cell table:formula="of:=[.C576]/([.D576]-[.D575])" office:value-type="float" office:value="99975.1338288117" calcext:value-type="float">
            <text:p>99975.1338288117</text:p>
          </table:table-cell>
          <table:table-cell/>
          <table:table-cell office:value-type="float" office:value="1443146065.03945" calcext:value-type="float">
            <text:p>1443146065.03945</text:p>
          </table:table-cell>
          <table:table-cell table:formula="of:=[.G576]-[.$B$2]" office:value-type="float" office:value="65.0392706394196" calcext:value-type="float">
            <text:p>65.0392706394</text:p>
          </table:table-cell>
          <table:table-cell table:formula="of:=[.C576]/([.H576]-[.H575])" office:value-type="float" office:value="145789.059661262" calcext:value-type="float">
            <text:p>145789.059661262</text:p>
          </table:table-cell>
          <table:table-cell table:formula="of:=[.G576]-[.$B576]" office:value-type="float" office:value="0.32246732711792" calcext:value-type="float">
            <text:p>0.322467327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6064.76012" calcext:value-type="float">
            <text:p>1443146064.76012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599427700043" calcext:value-type="float">
            <text:p>64.75994277</text:p>
          </table:table-cell>
          <table:table-cell table:formula="of:=[.C577]/([.D577]-[.D576])" office:value-type="float" office:value="100140.340886482" calcext:value-type="float">
            <text:p>100140.340886482</text:p>
          </table:table-cell>
          <table:table-cell/>
          <table:table-cell office:value-type="float" office:value="1443146065.08263" calcext:value-type="float">
            <text:p>1443146065.08263</text:p>
          </table:table-cell>
          <table:table-cell table:formula="of:=[.G577]-[.$B$2]" office:value-type="float" office:value="65.0824496746063" calcext:value-type="float">
            <text:p>65.0824496746</text:p>
          </table:table-cell>
          <table:table-cell table:formula="of:=[.C577]/([.H577]-[.H576])" office:value-type="float" office:value="100048.553222974" calcext:value-type="float">
            <text:p>100048.553222974</text:p>
          </table:table-cell>
          <table:table-cell table:formula="of:=[.G577]-[.$B577]" office:value-type="float" office:value="0.322506904602051" calcext:value-type="float">
            <text:p>0.322506904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6064.80328" calcext:value-type="float">
            <text:p>1443146064.80328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30986785889" calcext:value-type="float">
            <text:p>64.8030986786</text:p>
          </table:table-cell>
          <table:table-cell table:formula="of:=[.C578]/([.D578]-[.D577])" office:value-type="float" office:value="100102.167737516" calcext:value-type="float">
            <text:p>100102.167737516</text:p>
          </table:table-cell>
          <table:table-cell/>
          <table:table-cell office:value-type="float" office:value="1443146065.09582" calcext:value-type="float">
            <text:p>1443146065.09582</text:p>
          </table:table-cell>
          <table:table-cell table:formula="of:=[.G578]-[.$B$2]" office:value-type="float" office:value="65.095635175705" calcext:value-type="float">
            <text:p>65.0956351757</text:p>
          </table:table-cell>
          <table:table-cell table:formula="of:=[.C578]/([.H578]-[.H577])" office:value-type="float" office:value="327632.599450311" calcext:value-type="float">
            <text:p>327632.599450311</text:p>
          </table:table-cell>
          <table:table-cell table:formula="of:=[.G578]-[.$B578]" office:value-type="float" office:value="0.292536497116089" calcext:value-type="float">
            <text:p>0.292536497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6064.84641" calcext:value-type="float">
            <text:p>1443146064.84641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62262153626" calcext:value-type="float">
            <text:p>64.8462262154</text:p>
          </table:table-cell>
          <table:table-cell table:formula="of:=[.C579]/([.D579]-[.D578])" office:value-type="float" office:value="100168.020786113" calcext:value-type="float">
            <text:p>100168.020786113</text:p>
          </table:table-cell>
          <table:table-cell/>
          <table:table-cell office:value-type="float" office:value="1443146065.1312" calcext:value-type="float">
            <text:p>1443146065.1312</text:p>
          </table:table-cell>
          <table:table-cell table:formula="of:=[.G579]-[.$B$2]" office:value-type="float" office:value="65.1310210227966" calcext:value-type="float">
            <text:p>65.1310210228</text:p>
          </table:table-cell>
          <table:table-cell table:formula="of:=[.C579]/([.H579]-[.H578])" office:value-type="float" office:value="122082.706931053" calcext:value-type="float">
            <text:p>122082.706931053</text:p>
          </table:table-cell>
          <table:table-cell table:formula="of:=[.G579]-[.$B579]" office:value-type="float" office:value="0.284794807434082" calcext:value-type="float">
            <text:p>0.284794807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6064.88954" calcext:value-type="float">
            <text:p>1443146064.88954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9354467392" calcext:value-type="float">
            <text:p>64.8893544674</text:p>
          </table:table-cell>
          <table:table-cell table:formula="of:=[.C580]/([.D580]-[.D579])" office:value-type="float" office:value="100166.359560624" calcext:value-type="float">
            <text:p>100166.359560624</text:p>
          </table:table-cell>
          <table:table-cell/>
          <table:table-cell office:value-type="float" office:value="1443146065.16881" calcext:value-type="float">
            <text:p>1443146065.16881</text:p>
          </table:table-cell>
          <table:table-cell table:formula="of:=[.G580]-[.$B$2]" office:value-type="float" office:value="65.168630361557" calcext:value-type="float">
            <text:p>65.1686303616</text:p>
          </table:table-cell>
          <table:table-cell table:formula="of:=[.C580]/([.H580]-[.H579])" office:value-type="float" office:value="114865.087831627" calcext:value-type="float">
            <text:p>114865.087831627</text:p>
          </table:table-cell>
          <table:table-cell table:formula="of:=[.G580]-[.$B580]" office:value-type="float" office:value="0.279275894165039" calcext:value-type="float">
            <text:p>0.279275894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6064.93264" calcext:value-type="float">
            <text:p>1443146064.93264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24629306793" calcext:value-type="float">
            <text:p>64.9324629307</text:p>
          </table:table-cell>
          <table:table-cell table:formula="of:=[.C581]/([.D581]-[.D580])" office:value-type="float" office:value="100212.340467895" calcext:value-type="float">
            <text:p>100212.340467895</text:p>
          </table:table-cell>
          <table:table-cell/>
          <table:table-cell office:value-type="float" office:value="1443146065.21128" calcext:value-type="float">
            <text:p>1443146065.21128</text:p>
          </table:table-cell>
          <table:table-cell table:formula="of:=[.G581]-[.$B$2]" office:value-type="float" office:value="65.2111024856567" calcext:value-type="float">
            <text:p>65.2111024857</text:p>
          </table:table-cell>
          <table:table-cell table:formula="of:=[.C581]/([.H581]-[.H580])" office:value-type="float" office:value="101713.773247035" calcext:value-type="float">
            <text:p>101713.773247035</text:p>
          </table:table-cell>
          <table:table-cell table:formula="of:=[.G581]-[.$B581]" office:value-type="float" office:value="0.278639554977417" calcext:value-type="float">
            <text:p>0.278639555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6064.97579" calcext:value-type="float">
            <text:p>1443146064.97579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56054878235" calcext:value-type="float">
            <text:p>64.9756054878</text:p>
          </table:table-cell>
          <table:table-cell table:formula="of:=[.C582]/([.D582]-[.D581])" office:value-type="float" office:value="100133.146618183" calcext:value-type="float">
            <text:p>100133.146618183</text:p>
          </table:table-cell>
          <table:table-cell/>
          <table:table-cell office:value-type="float" office:value="1443146065.25259" calcext:value-type="float">
            <text:p>1443146065.25259</text:p>
          </table:table-cell>
          <table:table-cell table:formula="of:=[.G582]-[.$B$2]" office:value-type="float" office:value="65.2524065971375" calcext:value-type="float">
            <text:p>65.2524065971</text:p>
          </table:table-cell>
          <table:table-cell table:formula="of:=[.C582]/([.H582]-[.H581])" office:value-type="float" office:value="104590.072153404" calcext:value-type="float">
            <text:p>104590.072153404</text:p>
          </table:table-cell>
          <table:table-cell table:formula="of:=[.G582]-[.$B582]" office:value-type="float" office:value="0.276801109313965" calcext:value-type="float">
            <text:p>0.2768011093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6065.01811" calcext:value-type="float">
            <text:p>1443146065.01811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79286003113" calcext:value-type="float">
            <text:p>65.0179286003</text:p>
          </table:table-cell>
          <table:table-cell table:formula="of:=[.C583]/([.D583]-[.D582])" office:value-type="float" office:value="102071.888055161" calcext:value-type="float">
            <text:p>102071.888055161</text:p>
          </table:table-cell>
          <table:table-cell/>
          <table:table-cell office:value-type="float" office:value="1443146065.29386" calcext:value-type="float">
            <text:p>1443146065.29386</text:p>
          </table:table-cell>
          <table:table-cell table:formula="of:=[.G583]-[.$B$2]" office:value-type="float" office:value="65.2936749458313" calcext:value-type="float">
            <text:p>65.2936749458</text:p>
          </table:table-cell>
          <table:table-cell table:formula="of:=[.C583]/([.H583]-[.H582])" office:value-type="float" office:value="104680.708987128" calcext:value-type="float">
            <text:p>104680.708987128</text:p>
          </table:table-cell>
          <table:table-cell table:formula="of:=[.G583]-[.$B583]" office:value-type="float" office:value="0.27574634552002" calcext:value-type="float">
            <text:p>0.275746345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6065.05941" calcext:value-type="float">
            <text:p>1443146065.05941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92267513275" calcext:value-type="float">
            <text:p>65.0592267513</text:p>
          </table:table-cell>
          <table:table-cell table:formula="of:=[.C584]/([.D584]-[.D583])" office:value-type="float" office:value="104605.167391191" calcext:value-type="float">
            <text:p>104605.167391191</text:p>
          </table:table-cell>
          <table:table-cell/>
          <table:table-cell office:value-type="float" office:value="1443146065.33526" calcext:value-type="float">
            <text:p>1443146065.33526</text:p>
          </table:table-cell>
          <table:table-cell table:formula="of:=[.G584]-[.$B$2]" office:value-type="float" office:value="65.335079908371" calcext:value-type="float">
            <text:p>65.3350799084</text:p>
          </table:table-cell>
          <table:table-cell table:formula="of:=[.C584]/([.H584]-[.H583])" office:value-type="float" office:value="104335.319609593" calcext:value-type="float">
            <text:p>104335.319609593</text:p>
          </table:table-cell>
          <table:table-cell table:formula="of:=[.G584]-[.$B584]" office:value-type="float" office:value="0.275853157043457" calcext:value-type="float">
            <text:p>0.275853157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6065.10069" calcext:value-type="float">
            <text:p>1443146065.10069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1005072593689" calcext:value-type="float">
            <text:p>65.1005072594</text:p>
          </table:table-cell>
          <table:table-cell table:formula="of:=[.C585]/([.D585]-[.D584])" office:value-type="float" office:value="104649.874843338" calcext:value-type="float">
            <text:p>104649.874843338</text:p>
          </table:table-cell>
          <table:table-cell/>
          <table:table-cell office:value-type="float" office:value="1443146065.37642" calcext:value-type="float">
            <text:p>1443146065.37642</text:p>
          </table:table-cell>
          <table:table-cell table:formula="of:=[.G585]-[.$B$2]" office:value-type="float" office:value="65.376238822937" calcext:value-type="float">
            <text:p>65.3762388229</text:p>
          </table:table-cell>
          <table:table-cell table:formula="of:=[.C585]/([.H585]-[.H584])" office:value-type="float" office:value="104959.036105495" calcext:value-type="float">
            <text:p>104959.036105495</text:p>
          </table:table-cell>
          <table:table-cell table:formula="of:=[.G585]-[.$B585]" office:value-type="float" office:value="0.275731563568115" calcext:value-type="float">
            <text:p>0.275731563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6065.14198" calcext:value-type="float">
            <text:p>1443146065.14198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418013572693" calcext:value-type="float">
            <text:p>65.1418013573</text:p>
          </table:table-cell>
          <table:table-cell table:formula="of:=[.C586]/([.D586]-[.D585])" office:value-type="float" office:value="104615.434642032" calcext:value-type="float">
            <text:p>104615.434642032</text:p>
          </table:table-cell>
          <table:table-cell/>
          <table:table-cell office:value-type="float" office:value="1443146065.41763" calcext:value-type="float">
            <text:p>1443146065.41763</text:p>
          </table:table-cell>
          <table:table-cell table:formula="of:=[.G586]-[.$B$2]" office:value-type="float" office:value="65.4174461364746" calcext:value-type="float">
            <text:p>65.4174461365</text:p>
          </table:table-cell>
          <table:table-cell table:formula="of:=[.C586]/([.H586]-[.H585])" office:value-type="float" office:value="104835.75921683" calcext:value-type="float">
            <text:p>104835.75921683</text:p>
          </table:table-cell>
          <table:table-cell table:formula="of:=[.G586]-[.$B586]" office:value-type="float" office:value="0.275644779205322" calcext:value-type="float">
            <text:p>0.275644779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6065.18327" calcext:value-type="float">
            <text:p>1443146065.18327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30883026123" calcext:value-type="float">
            <text:p>65.1830883026</text:p>
          </table:table-cell>
          <table:table-cell table:formula="of:=[.C587]/([.D587]-[.D586])" office:value-type="float" office:value="104633.55823757" calcext:value-type="float">
            <text:p>104633.55823757</text:p>
          </table:table-cell>
          <table:table-cell/>
          <table:table-cell office:value-type="float" office:value="1443146065.45897" calcext:value-type="float">
            <text:p>1443146065.45897</text:p>
          </table:table-cell>
          <table:table-cell table:formula="of:=[.G587]-[.$B$2]" office:value-type="float" office:value="65.4587924480438" calcext:value-type="float">
            <text:p>65.458792448</text:p>
          </table:table-cell>
          <table:table-cell table:formula="of:=[.C587]/([.H587]-[.H586])" office:value-type="float" office:value="104483.322357988" calcext:value-type="float">
            <text:p>104483.322357988</text:p>
          </table:table-cell>
          <table:table-cell table:formula="of:=[.G587]-[.$B587]" office:value-type="float" office:value="0.275704145431519" calcext:value-type="float">
            <text:p>0.275704145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6065.22456" calcext:value-type="float">
            <text:p>1443146065.22456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43778705597" calcext:value-type="float">
            <text:p>65.2243778706</text:p>
          </table:table-cell>
          <table:table-cell table:formula="of:=[.C588]/([.D588]-[.D587])" office:value-type="float" office:value="104626.912190136" calcext:value-type="float">
            <text:p>104626.912190136</text:p>
          </table:table-cell>
          <table:table-cell/>
          <table:table-cell office:value-type="float" office:value="1443146065.50033" calcext:value-type="float">
            <text:p>1443146065.50033</text:p>
          </table:table-cell>
          <table:table-cell table:formula="of:=[.G588]-[.$B$2]" office:value-type="float" office:value="65.5001468658447" calcext:value-type="float">
            <text:p>65.5001468658</text:p>
          </table:table-cell>
          <table:table-cell table:formula="of:=[.C588]/([.H588]-[.H587])" office:value-type="float" office:value="104462.841691986" calcext:value-type="float">
            <text:p>104462.841691986</text:p>
          </table:table-cell>
          <table:table-cell table:formula="of:=[.G588]-[.$B588]" office:value-type="float" office:value="0.275768995285034" calcext:value-type="float">
            <text:p>0.275768995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6065.26585" calcext:value-type="float">
            <text:p>1443146065.26585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56707763672" calcext:value-type="float">
            <text:p>65.2656707764</text:p>
          </table:table-cell>
          <table:table-cell table:formula="of:=[.C589]/([.D589]-[.D588])" office:value-type="float" office:value="104618.454805277" calcext:value-type="float">
            <text:p>104618.454805277</text:p>
          </table:table-cell>
          <table:table-cell/>
          <table:table-cell office:value-type="float" office:value="1443146065.54146" calcext:value-type="float">
            <text:p>1443146065.54146</text:p>
          </table:table-cell>
          <table:table-cell table:formula="of:=[.G589]-[.$B$2]" office:value-type="float" office:value="65.5412812232971" calcext:value-type="float">
            <text:p>65.5412812233</text:p>
          </table:table-cell>
          <table:table-cell table:formula="of:=[.C589]/([.H589]-[.H588])" office:value-type="float" office:value="105021.696400626" calcext:value-type="float">
            <text:p>105021.696400626</text:p>
          </table:table-cell>
          <table:table-cell table:formula="of:=[.G589]-[.$B589]" office:value-type="float" office:value="0.275610446929932" calcext:value-type="float">
            <text:p>0.275610446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6065.30715" calcext:value-type="float">
            <text:p>1443146065.30715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69665431976" calcext:value-type="float">
            <text:p>65.3069665432</text:p>
          </table:table-cell>
          <table:table-cell table:formula="of:=[.C590]/([.D590]-[.D589])" office:value-type="float" office:value="104611.206706426" calcext:value-type="float">
            <text:p>104611.206706426</text:p>
          </table:table-cell>
          <table:table-cell/>
          <table:table-cell office:value-type="float" office:value="1443146065.58294" calcext:value-type="float">
            <text:p>1443146065.58294</text:p>
          </table:table-cell>
          <table:table-cell table:formula="of:=[.G590]-[.$B$2]" office:value-type="float" office:value="65.5827596187592" calcext:value-type="float">
            <text:p>65.5827596188</text:p>
          </table:table-cell>
          <table:table-cell table:formula="of:=[.C590]/([.H590]-[.H589])" office:value-type="float" office:value="104150.605438775" calcext:value-type="float">
            <text:p>104150.605438775</text:p>
          </table:table-cell>
          <table:table-cell table:formula="of:=[.G590]-[.$B590]" office:value-type="float" office:value="0.275793075561523" calcext:value-type="float">
            <text:p>0.275793075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6065.34844" calcext:value-type="float">
            <text:p>1443146065.34844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82556343079" calcext:value-type="float">
            <text:p>65.3482556343</text:p>
          </table:table-cell>
          <table:table-cell table:formula="of:=[.C591]/([.D591]-[.D590])" office:value-type="float" office:value="104628.120499599" calcext:value-type="float">
            <text:p>104628.120499599</text:p>
          </table:table-cell>
          <table:table-cell/>
          <table:table-cell office:value-type="float" office:value="1443146065.62418" calcext:value-type="float">
            <text:p>1443146065.62418</text:p>
          </table:table-cell>
          <table:table-cell table:formula="of:=[.G591]-[.$B$2]" office:value-type="float" office:value="65.6239984035492" calcext:value-type="float">
            <text:p>65.6239984035</text:p>
          </table:table-cell>
          <table:table-cell table:formula="of:=[.C591]/([.H591]-[.H590])" office:value-type="float" office:value="104755.754127931" calcext:value-type="float">
            <text:p>104755.754127931</text:p>
          </table:table-cell>
          <table:table-cell table:formula="of:=[.G591]-[.$B591]" office:value-type="float" office:value="0.275742769241333" calcext:value-type="float">
            <text:p>0.275742769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6065.38973" calcext:value-type="float">
            <text:p>1443146065.38973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895528316498" calcext:value-type="float">
            <text:p>65.3895528316</text:p>
          </table:table-cell>
          <table:table-cell table:formula="of:=[.C592]/([.D592]-[.D591])" office:value-type="float" office:value="104607.583033606" calcext:value-type="float">
            <text:p>104607.583033606</text:p>
          </table:table-cell>
          <table:table-cell/>
          <table:table-cell office:value-type="float" office:value="1443146065.66556" calcext:value-type="float">
            <text:p>1443146065.66556</text:p>
          </table:table-cell>
          <table:table-cell table:formula="of:=[.G592]-[.$B$2]" office:value-type="float" office:value="65.6653783321381" calcext:value-type="float">
            <text:p>65.6653783321</text:p>
          </table:table-cell>
          <table:table-cell table:formula="of:=[.C592]/([.H592]-[.H591])" office:value-type="float" office:value="104398.440193593" calcext:value-type="float">
            <text:p>104398.440193593</text:p>
          </table:table-cell>
          <table:table-cell table:formula="of:=[.G592]-[.$B592]" office:value-type="float" office:value="0.275825500488281" calcext:value-type="float">
            <text:p>0.275825500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6065.43103" calcext:value-type="float">
            <text:p>1443146065.43103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308478832245" calcext:value-type="float">
            <text:p>65.4308478832</text:p>
          </table:table-cell>
          <table:table-cell table:formula="of:=[.C593]/([.D593]-[.D592])" office:value-type="float" office:value="104613.018636983" calcext:value-type="float">
            <text:p>104613.018636983</text:p>
          </table:table-cell>
          <table:table-cell/>
          <table:table-cell office:value-type="float" office:value="1443146065.70677" calcext:value-type="float">
            <text:p>1443146065.70677</text:p>
          </table:table-cell>
          <table:table-cell table:formula="of:=[.G593]-[.$B$2]" office:value-type="float" office:value="65.7065937519073" calcext:value-type="float">
            <text:p>65.7065937519</text:p>
          </table:table-cell>
          <table:table-cell table:formula="of:=[.C593]/([.H593]-[.H592])" office:value-type="float" office:value="104815.140163128" calcext:value-type="float">
            <text:p>104815.140163128</text:p>
          </table:table-cell>
          <table:table-cell table:formula="of:=[.G593]-[.$B593]" office:value-type="float" office:value="0.275745868682861" calcext:value-type="float">
            <text:p>0.275745868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6065.47232" calcext:value-type="float">
            <text:p>1443146065.47232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721386432648" calcext:value-type="float">
            <text:p>65.4721386433</text:p>
          </table:table-cell>
          <table:table-cell table:formula="of:=[.C594]/([.D594]-[.D593])" office:value-type="float" office:value="104623.891538577" calcext:value-type="float">
            <text:p>104623.891538577</text:p>
          </table:table-cell>
          <table:table-cell/>
          <table:table-cell office:value-type="float" office:value="1443146065.74808" calcext:value-type="float">
            <text:p>1443146065.74808</text:p>
          </table:table-cell>
          <table:table-cell table:formula="of:=[.G594]-[.$B$2]" office:value-type="float" office:value="65.7479014396668" calcext:value-type="float">
            <text:p>65.7479014397</text:p>
          </table:table-cell>
          <table:table-cell table:formula="of:=[.C594]/([.H594]-[.H593])" office:value-type="float" office:value="104581.017101762" calcext:value-type="float">
            <text:p>104581.017101762</text:p>
          </table:table-cell>
          <table:table-cell table:formula="of:=[.G594]-[.$B594]" office:value-type="float" office:value="0.275762796401978" calcext:value-type="float">
            <text:p>0.2757627964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6065.5136" calcext:value-type="float">
            <text:p>1443146065.5136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34191513062" calcext:value-type="float">
            <text:p>65.5134191513</text:p>
          </table:table-cell>
          <table:table-cell table:formula="of:=[.C595]/([.D595]-[.D594])" office:value-type="float" office:value="104649.874843338" calcext:value-type="float">
            <text:p>104649.874843338</text:p>
          </table:table-cell>
          <table:table-cell/>
          <table:table-cell office:value-type="float" office:value="1443146065.78935" calcext:value-type="float">
            <text:p>1443146065.78935</text:p>
          </table:table-cell>
          <table:table-cell table:formula="of:=[.G595]-[.$B$2]" office:value-type="float" office:value="65.7891654968262" calcext:value-type="float">
            <text:p>65.7891654968</text:p>
          </table:table-cell>
          <table:table-cell table:formula="of:=[.C595]/([.H595]-[.H594])" office:value-type="float" office:value="104691.595964732" calcext:value-type="float">
            <text:p>104691.595964732</text:p>
          </table:table-cell>
          <table:table-cell table:formula="of:=[.G595]-[.$B595]" office:value-type="float" office:value="0.27574634552002" calcext:value-type="float">
            <text:p>0.275746345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6065.55495" calcext:value-type="float">
            <text:p>1443146065.55495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47707080841" calcext:value-type="float">
            <text:p>65.5547707081</text:p>
          </table:table-cell>
          <table:table-cell table:formula="of:=[.C596]/([.D596]-[.D595])" office:value-type="float" office:value="104470.069245449" calcext:value-type="float">
            <text:p>104470.069245449</text:p>
          </table:table-cell>
          <table:table-cell/>
          <table:table-cell office:value-type="float" office:value="1443146065.83066" calcext:value-type="float">
            <text:p>1443146065.83066</text:p>
          </table:table-cell>
          <table:table-cell table:formula="of:=[.G596]-[.$B$2]" office:value-type="float" office:value="65.8304769992828" calcext:value-type="float">
            <text:p>65.8304769993</text:p>
          </table:table-cell>
          <table:table-cell table:formula="of:=[.C596]/([.H596]-[.H595])" office:value-type="float" office:value="104571.360108038" calcext:value-type="float">
            <text:p>104571.360108038</text:p>
          </table:table-cell>
          <table:table-cell table:formula="of:=[.G596]-[.$B596]" office:value-type="float" office:value="0.27570629119873" calcext:value-type="float">
            <text:p>0.275706291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6065.59623" calcext:value-type="float">
            <text:p>1443146065.59623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60443019867" calcext:value-type="float">
            <text:p>65.596044302</text:p>
          </table:table-cell>
          <table:table-cell table:formula="of:=[.C597]/([.D597]-[.D596])" office:value-type="float" office:value="104667.405755745" calcext:value-type="float">
            <text:p>104667.405755745</text:p>
          </table:table-cell>
          <table:table-cell/>
          <table:table-cell office:value-type="float" office:value="1443146065.87193" calcext:value-type="float">
            <text:p>1443146065.87193</text:p>
          </table:table-cell>
          <table:table-cell table:formula="of:=[.G597]-[.$B$2]" office:value-type="float" office:value="65.8717515468597" calcext:value-type="float">
            <text:p>65.8717515469</text:p>
          </table:table-cell>
          <table:table-cell table:formula="of:=[.C597]/([.H597]-[.H596])" office:value-type="float" office:value="104664.987349669" calcext:value-type="float">
            <text:p>104664.987349669</text:p>
          </table:table-cell>
          <table:table-cell table:formula="of:=[.G597]-[.$B597]" office:value-type="float" office:value="0.275707244873047" calcext:value-type="float">
            <text:p>0.2757072449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6065.63751" calcext:value-type="float">
            <text:p>1443146065.63751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73300552368" calcext:value-type="float">
            <text:p>65.6373300552</text:p>
          </table:table-cell>
          <table:table-cell table:formula="of:=[.C598]/([.D598]-[.D597])" office:value-type="float" office:value="104636.579447348" calcext:value-type="float">
            <text:p>104636.579447348</text:p>
          </table:table-cell>
          <table:table-cell/>
          <table:table-cell office:value-type="float" office:value="1443146065.91321" calcext:value-type="float">
            <text:p>1443146065.91321</text:p>
          </table:table-cell>
          <table:table-cell table:formula="of:=[.G598]-[.$B$2]" office:value-type="float" office:value="65.9130280017853" calcext:value-type="float">
            <text:p>65.9130280018</text:p>
          </table:table-cell>
          <table:table-cell table:formula="of:=[.C598]/([.H598]-[.H597])" office:value-type="float" office:value="104660.150872775" calcext:value-type="float">
            <text:p>104660.150872775</text:p>
          </table:table-cell>
          <table:table-cell table:formula="of:=[.G598]-[.$B598]" office:value-type="float" office:value="0.275697946548462" calcext:value-type="float">
            <text:p>0.2756979465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6065.6788" calcext:value-type="float">
            <text:p>1443146065.6788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86203384399" calcext:value-type="float">
            <text:p>65.6786203384</text:p>
          </table:table-cell>
          <table:table-cell table:formula="of:=[.C599]/([.D599]-[.D598])" office:value-type="float" office:value="104625.099778271" calcext:value-type="float">
            <text:p>104625.099778271</text:p>
          </table:table-cell>
          <table:table-cell/>
          <table:table-cell office:value-type="float" office:value="1443146065.95451" calcext:value-type="float">
            <text:p>1443146065.95451</text:p>
          </table:table-cell>
          <table:table-cell table:formula="of:=[.G599]-[.$B$2]" office:value-type="float" office:value="65.9543266296387" calcext:value-type="float">
            <text:p>65.9543266296</text:p>
          </table:table-cell>
          <table:table-cell table:formula="of:=[.C599]/([.H599]-[.H598])" office:value-type="float" office:value="104603.959611821" calcext:value-type="float">
            <text:p>104603.959611821</text:p>
          </table:table-cell>
          <table:table-cell table:formula="of:=[.G599]-[.$B599]" office:value-type="float" office:value="0.27570629119873" calcext:value-type="float">
            <text:p>0.275706291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6065.72009" calcext:value-type="float">
            <text:p>1443146065.72009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1990442276" calcext:value-type="float">
            <text:p>65.7199044228</text:p>
          </table:table-cell>
          <table:table-cell table:formula="of:=[.C600]/([.D600]-[.D599])" office:value-type="float" office:value="104640.809434158" calcext:value-type="float">
            <text:p>104640.809434158</text:p>
          </table:table-cell>
          <table:table-cell/>
          <table:table-cell office:value-type="float" office:value="1443146065.99569" calcext:value-type="float">
            <text:p>1443146065.99569</text:p>
          </table:table-cell>
          <table:table-cell table:formula="of:=[.G600]-[.$B$2]" office:value-type="float" office:value="65.9955039024353" calcext:value-type="float">
            <text:p>65.9955039024</text:p>
          </table:table-cell>
          <table:table-cell table:formula="of:=[.C600]/([.H600]-[.H599])" office:value-type="float" office:value="104912.2417926" calcext:value-type="float">
            <text:p>104912.2417926</text:p>
          </table:table-cell>
          <table:table-cell table:formula="of:=[.G600]-[.$B600]" office:value-type="float" office:value="0.275599479675293" calcext:value-type="float">
            <text:p>0.275599479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6065.76138" calcext:value-type="float">
            <text:p>1443146065.76138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611992359161" calcext:value-type="float">
            <text:p>65.7611992359</text:p>
          </table:table-cell>
          <table:table-cell table:formula="of:=[.C601]/([.D601]-[.D600])" office:value-type="float" office:value="104613.622627784" calcext:value-type="float">
            <text:p>104613.622627784</text:p>
          </table:table-cell>
          <table:table-cell/>
          <table:table-cell office:value-type="float" office:value="1443146066.00818" calcext:value-type="float">
            <text:p>1443146066.00818</text:p>
          </table:table-cell>
          <table:table-cell table:formula="of:=[.G601]-[.$B$2]" office:value-type="float" office:value="66.0079958438873" calcext:value-type="float">
            <text:p>66.0079958439</text:p>
          </table:table-cell>
          <table:table-cell table:formula="of:=[.C601]/([.H601]-[.H600])" office:value-type="float" office:value="345822.946464357" calcext:value-type="float">
            <text:p>345822.946464357</text:p>
          </table:table-cell>
          <table:table-cell table:formula="of:=[.G601]-[.$B601]" office:value-type="float" office:value="0.246796607971191" calcext:value-type="float">
            <text:p>0.24679660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6065.80267" calcext:value-type="float">
            <text:p>1443146065.80267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24928569794" calcext:value-type="float">
            <text:p>65.802492857</text:p>
          </table:table-cell>
          <table:table-cell table:formula="of:=[.C602]/([.D602]-[.D601])" office:value-type="float" office:value="104616.642686405" calcext:value-type="float">
            <text:p>104616.642686405</text:p>
          </table:table-cell>
          <table:table-cell/>
          <table:table-cell office:value-type="float" office:value="1443146066.03703" calcext:value-type="float">
            <text:p>1443146066.03703</text:p>
          </table:table-cell>
          <table:table-cell table:formula="of:=[.G602]-[.$B$2]" office:value-type="float" office:value="66.036847114563" calcext:value-type="float">
            <text:p>66.0368471146</text:p>
          </table:table-cell>
          <table:table-cell table:formula="of:=[.C602]/([.H602]-[.H601])" office:value-type="float" office:value="149733.439769938" calcext:value-type="float">
            <text:p>149733.439769938</text:p>
          </table:table-cell>
          <table:table-cell table:formula="of:=[.G602]-[.$B602]" office:value-type="float" office:value="0.234354257583618" calcext:value-type="float">
            <text:p>0.2343542576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6065.84397" calcext:value-type="float">
            <text:p>1443146065.84397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37850475311" calcext:value-type="float">
            <text:p>65.8437850475</text:p>
          </table:table-cell>
          <table:table-cell table:formula="of:=[.C603]/([.D603]-[.D602])" office:value-type="float" office:value="104620.266986928" calcext:value-type="float">
            <text:p>104620.266986928</text:p>
          </table:table-cell>
          <table:table-cell/>
          <table:table-cell office:value-type="float" office:value="1443146066.07837" calcext:value-type="float">
            <text:p>1443146066.07837</text:p>
          </table:table-cell>
          <table:table-cell table:formula="of:=[.G603]-[.$B$2]" office:value-type="float" office:value="66.0781888961792" calcext:value-type="float">
            <text:p>66.0781888962</text:p>
          </table:table-cell>
          <table:table-cell table:formula="of:=[.C603]/([.H603]-[.H602])" office:value-type="float" office:value="104494.770934256" calcext:value-type="float">
            <text:p>104494.770934256</text:p>
          </table:table-cell>
          <table:table-cell table:formula="of:=[.G603]-[.$B603]" office:value-type="float" office:value="0.234403848648071" calcext:value-type="float">
            <text:p>0.2344038486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6065.88527" calcext:value-type="float">
            <text:p>1443146065.88527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5087966919" calcext:value-type="float">
            <text:p>65.8850879669</text:p>
          </table:table-cell>
          <table:table-cell table:formula="of:=[.C604]/([.D604]-[.D603])" office:value-type="float" office:value="104593.090852416" calcext:value-type="float">
            <text:p>104593.090852416</text:p>
          </table:table-cell>
          <table:table-cell/>
          <table:table-cell office:value-type="float" office:value="1443146066.09051" calcext:value-type="float">
            <text:p>1443146066.09051</text:p>
          </table:table-cell>
          <table:table-cell table:formula="of:=[.G604]-[.$B$2]" office:value-type="float" office:value="66.0903272628784" calcext:value-type="float">
            <text:p>66.0903272629</text:p>
          </table:table-cell>
          <table:table-cell table:formula="of:=[.C604]/([.H604]-[.H603])" office:value-type="float" office:value="355896.316781898" calcext:value-type="float">
            <text:p>355896.316781898</text:p>
          </table:table-cell>
          <table:table-cell table:formula="of:=[.G604]-[.$B604]" office:value-type="float" office:value="0.205239295959473" calcext:value-type="float">
            <text:p>0.20523929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6065.92656" calcext:value-type="float">
            <text:p>1443146065.92656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63813495636" calcext:value-type="float">
            <text:p>65.9263813496</text:p>
          </table:table-cell>
          <table:table-cell table:formula="of:=[.C605]/([.D605]-[.D604])" office:value-type="float" office:value="104617.246719054" calcext:value-type="float">
            <text:p>104617.246719054</text:p>
          </table:table-cell>
          <table:table-cell/>
          <table:table-cell office:value-type="float" office:value="1443146066.16095" calcext:value-type="float">
            <text:p>1443146066.16095</text:p>
          </table:table-cell>
          <table:table-cell table:formula="of:=[.G605]-[.$B$2]" office:value-type="float" office:value="66.1607720851898" calcext:value-type="float">
            <text:p>66.1607720852</text:p>
          </table:table-cell>
          <table:table-cell table:formula="of:=[.C605]/([.H605]-[.H604])" office:value-type="float" office:value="61324.5921879601" calcext:value-type="float">
            <text:p>61324.5921879601</text:p>
          </table:table-cell>
          <table:table-cell table:formula="of:=[.G605]-[.$B605]" office:value-type="float" office:value="0.234390735626221" calcext:value-type="float">
            <text:p>0.234390735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6065.96786" calcext:value-type="float">
            <text:p>1443146065.96786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76742553711" calcext:value-type="float">
            <text:p>65.9676742554</text:p>
          </table:table-cell>
          <table:table-cell table:formula="of:=[.C606]/([.D606]-[.D605])" office:value-type="float" office:value="104618.454805277" calcext:value-type="float">
            <text:p>104618.454805277</text:p>
          </table:table-cell>
          <table:table-cell/>
          <table:table-cell office:value-type="float" office:value="1443146066.20192" calcext:value-type="float">
            <text:p>1443146066.20192</text:p>
          </table:table-cell>
          <table:table-cell table:formula="of:=[.G606]-[.$B$2]" office:value-type="float" office:value="66.2017419338226" calcext:value-type="float">
            <text:p>66.2017419338</text:p>
          </table:table-cell>
          <table:table-cell table:formula="of:=[.C606]/([.H606]-[.H605])" office:value-type="float" office:value="105443.396648045" calcext:value-type="float">
            <text:p>105443.396648045</text:p>
          </table:table-cell>
          <table:table-cell table:formula="of:=[.G606]-[.$B606]" office:value-type="float" office:value="0.234067678451538" calcext:value-type="float">
            <text:p>0.234067678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6066.0087" calcext:value-type="float">
            <text:p>1443146066.0087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8519411087" calcext:value-type="float">
            <text:p>66.0085194111</text:p>
          </table:table-cell>
          <table:table-cell table:formula="of:=[.C607]/([.D607]-[.D606])" office:value-type="float" office:value="105765.296380394" calcext:value-type="float">
            <text:p>105765.296380394</text:p>
          </table:table-cell>
          <table:table-cell/>
          <table:table-cell office:value-type="float" office:value="1443146066.24142" calcext:value-type="float">
            <text:p>1443146066.24142</text:p>
          </table:table-cell>
          <table:table-cell table:formula="of:=[.G607]-[.$B$2]" office:value-type="float" office:value="66.2412390708923" calcext:value-type="float">
            <text:p>66.2412390709</text:p>
          </table:table-cell>
          <table:table-cell table:formula="of:=[.C607]/([.H607]-[.H606])" office:value-type="float" office:value="109375.016026512" calcext:value-type="float">
            <text:p>109375.016026512</text:p>
          </table:table-cell>
          <table:table-cell table:formula="of:=[.G607]-[.$B607]" office:value-type="float" office:value="0.232719659805298" calcext:value-type="float">
            <text:p>0.232719659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6066.04813" calcext:value-type="float">
            <text:p>1443146066.04813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7952413559" calcext:value-type="float">
            <text:p>66.0479524136</text:p>
          </table:table-cell>
          <table:table-cell table:formula="of:=[.C608]/([.D608]-[.D607])" office:value-type="float" office:value="109552.905667678" calcext:value-type="float">
            <text:p>109552.905667678</text:p>
          </table:table-cell>
          <table:table-cell/>
          <table:table-cell office:value-type="float" office:value="1443146066.28081" calcext:value-type="float">
            <text:p>1443146066.28081</text:p>
          </table:table-cell>
          <table:table-cell table:formula="of:=[.G608]-[.$B$2]" office:value-type="float" office:value="66.2806270122528" calcext:value-type="float">
            <text:p>66.2806270123</text:p>
          </table:table-cell>
          <table:table-cell table:formula="of:=[.C608]/([.H608]-[.H607])" office:value-type="float" office:value="109678.237825732" calcext:value-type="float">
            <text:p>109678.237825732</text:p>
          </table:table-cell>
          <table:table-cell table:formula="of:=[.G608]-[.$B608]" office:value-type="float" office:value="0.232674598693848" calcext:value-type="float">
            <text:p>0.232674598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6066.08755" calcext:value-type="float">
            <text:p>1443146066.08755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73694419861" calcext:value-type="float">
            <text:p>66.087369442</text:p>
          </table:table-cell>
          <table:table-cell table:formula="of:=[.C609]/([.D609]-[.D608])" office:value-type="float" office:value="109597.302799906" calcext:value-type="float">
            <text:p>109597.302799906</text:p>
          </table:table-cell>
          <table:table-cell/>
          <table:table-cell office:value-type="float" office:value="1443146066.3202" calcext:value-type="float">
            <text:p>1443146066.3202</text:p>
          </table:table-cell>
          <table:table-cell table:formula="of:=[.G609]-[.$B$2]" office:value-type="float" office:value="66.320020198822" calcext:value-type="float">
            <text:p>66.3200201988</text:p>
          </table:table-cell>
          <table:table-cell table:formula="of:=[.C609]/([.H609]-[.H608])" office:value-type="float" office:value="109663.634151803" calcext:value-type="float">
            <text:p>109663.634151803</text:p>
          </table:table-cell>
          <table:table-cell table:formula="of:=[.G609]-[.$B609]" office:value-type="float" office:value="0.232650756835937" calcext:value-type="float">
            <text:p>0.2326507568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6066.12697" calcext:value-type="float">
            <text:p>1443146066.12697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6787185669" calcext:value-type="float">
            <text:p>66.1267871857</text:p>
          </table:table-cell>
          <table:table-cell table:formula="of:=[.C610]/([.D610]-[.D609])" office:value-type="float" office:value="109595.314099075" calcext:value-type="float">
            <text:p>109595.314099075</text:p>
          </table:table-cell>
          <table:table-cell/>
          <table:table-cell office:value-type="float" office:value="1443146066.35968" calcext:value-type="float">
            <text:p>1443146066.35968</text:p>
          </table:table-cell>
          <table:table-cell table:formula="of:=[.G610]-[.$B$2]" office:value-type="float" office:value="66.359493970871" calcext:value-type="float">
            <text:p>66.3594939709</text:p>
          </table:table-cell>
          <table:table-cell table:formula="of:=[.C610]/([.H610]-[.H609])" office:value-type="float" office:value="109439.756470268" calcext:value-type="float">
            <text:p>109439.756470268</text:p>
          </table:table-cell>
          <table:table-cell table:formula="of:=[.G610]-[.$B610]" office:value-type="float" office:value="0.232706785202026" calcext:value-type="float">
            <text:p>0.232706785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6066.16639" calcext:value-type="float">
            <text:p>1443146066.16639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62101745606" calcext:value-type="float">
            <text:p>66.1662101746</text:p>
          </table:table-cell>
          <table:table-cell table:formula="of:=[.C611]/([.D611]-[.D610])" office:value-type="float" office:value="109580.732497944" calcext:value-type="float">
            <text:p>109580.732497944</text:p>
          </table:table-cell>
          <table:table-cell/>
          <table:table-cell office:value-type="float" office:value="1443146066.39905" calcext:value-type="float">
            <text:p>1443146066.39905</text:p>
          </table:table-cell>
          <table:table-cell table:formula="of:=[.G611]-[.$B$2]" office:value-type="float" office:value="66.3988654613495" calcext:value-type="float">
            <text:p>66.3988654613</text:p>
          </table:table-cell>
          <table:table-cell table:formula="of:=[.C611]/([.H611]-[.H610])" office:value-type="float" office:value="109724.065497529" calcext:value-type="float">
            <text:p>109724.065497529</text:p>
          </table:table-cell>
          <table:table-cell table:formula="of:=[.G611]-[.$B611]" office:value-type="float" office:value="0.23265528678894" calcext:value-type="float">
            <text:p>0.2326552868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6066.20582" calcext:value-type="float">
            <text:p>1443146066.20582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56360244751" calcext:value-type="float">
            <text:p>66.2056360245</text:p>
          </table:table-cell>
          <table:table-cell table:formula="of:=[.C612]/([.D612]-[.D611])" office:value-type="float" office:value="109572.780532643" calcext:value-type="float">
            <text:p>109572.780532643</text:p>
          </table:table-cell>
          <table:table-cell/>
          <table:table-cell office:value-type="float" office:value="1443146066.43845" calcext:value-type="float">
            <text:p>1443146066.43845</text:p>
          </table:table-cell>
          <table:table-cell table:formula="of:=[.G612]-[.$B$2]" office:value-type="float" office:value="66.4382672309876" calcext:value-type="float">
            <text:p>66.438267231</text:p>
          </table:table-cell>
          <table:table-cell table:formula="of:=[.C612]/([.H612]-[.H611])" office:value-type="float" office:value="109639.745617591" calcext:value-type="float">
            <text:p>109639.745617591</text:p>
          </table:table-cell>
          <table:table-cell table:formula="of:=[.G612]-[.$B612]" office:value-type="float" office:value="0.232631206512451" calcext:value-type="float">
            <text:p>0.232631206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6066.24524" calcext:value-type="float">
            <text:p>1443146066.24524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5062828064" calcext:value-type="float">
            <text:p>66.2450628281</text:p>
          </table:table-cell>
          <table:table-cell table:formula="of:=[.C613]/([.D613]-[.D612])" office:value-type="float" office:value="109570.130134004" calcext:value-type="float">
            <text:p>109570.130134004</text:p>
          </table:table-cell>
          <table:table-cell/>
          <table:table-cell office:value-type="float" office:value="1443146066.47785" calcext:value-type="float">
            <text:p>1443146066.47785</text:p>
          </table:table-cell>
          <table:table-cell table:formula="of:=[.G613]-[.$B$2]" office:value-type="float" office:value="66.4776663780212" calcext:value-type="float">
            <text:p>66.477666378</text:p>
          </table:table-cell>
          <table:table-cell table:formula="of:=[.C613]/([.H613]-[.H612])" office:value-type="float" office:value="109647.04378767" calcext:value-type="float">
            <text:p>109647.04378767</text:p>
          </table:table-cell>
          <table:table-cell table:formula="of:=[.G613]-[.$B613]" office:value-type="float" office:value="0.232603549957275" calcext:value-type="float">
            <text:p>0.23260355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6066.28465" calcext:value-type="float">
            <text:p>1443146066.28465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44734191895" calcext:value-type="float">
            <text:p>66.2844734192</text:p>
          </table:table-cell>
          <table:table-cell table:formula="of:=[.C614]/([.D614]-[.D613])" office:value-type="float" office:value="109615.204355717" calcext:value-type="float">
            <text:p>109615.204355717</text:p>
          </table:table-cell>
          <table:table-cell/>
          <table:table-cell office:value-type="float" office:value="1443146066.48999" calcext:value-type="float">
            <text:p>1443146066.48999</text:p>
          </table:table-cell>
          <table:table-cell table:formula="of:=[.G614]-[.$B$2]" office:value-type="float" office:value="66.4898056983948" calcext:value-type="float">
            <text:p>66.4898056984</text:p>
          </table:table-cell>
          <table:table-cell table:formula="of:=[.C614]/([.H614]-[.H613])" office:value-type="float" office:value="355868.357294367" calcext:value-type="float">
            <text:p>355868.357294367</text:p>
          </table:table-cell>
          <table:table-cell table:formula="of:=[.G614]-[.$B614]" office:value-type="float" office:value="0.205332279205322" calcext:value-type="float">
            <text:p>0.205332279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6066.32407" calcext:value-type="float">
            <text:p>1443146066.32407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38894939423" calcext:value-type="float">
            <text:p>66.3238894939</text:p>
          </table:table-cell>
          <table:table-cell table:formula="of:=[.C615]/([.D615]-[.D614])" office:value-type="float" office:value="109599.954513286" calcext:value-type="float">
            <text:p>109599.954513286</text:p>
          </table:table-cell>
          <table:table-cell/>
          <table:table-cell office:value-type="float" office:value="1443146066.52267" calcext:value-type="float">
            <text:p>1443146066.52267</text:p>
          </table:table-cell>
          <table:table-cell table:formula="of:=[.G615]-[.$B$2]" office:value-type="float" office:value="66.5224924087524" calcext:value-type="float">
            <text:p>66.5224924088</text:p>
          </table:table-cell>
          <table:table-cell table:formula="of:=[.C615]/([.H615]-[.H614])" office:value-type="float" office:value="132163.804577747" calcext:value-type="float">
            <text:p>132163.804577747</text:p>
          </table:table-cell>
          <table:table-cell table:formula="of:=[.G615]-[.$B615]" office:value-type="float" office:value="0.198602914810181" calcext:value-type="float">
            <text:p>0.198602914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6066.36349" calcext:value-type="float">
            <text:p>1443146066.36349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33048534393" calcext:value-type="float">
            <text:p>66.3633048534</text:p>
          </table:table-cell>
          <table:table-cell table:formula="of:=[.C616]/([.D616]-[.D615])" office:value-type="float" office:value="109601.943382531" calcext:value-type="float">
            <text:p>109601.943382531</text:p>
          </table:table-cell>
          <table:table-cell/>
          <table:table-cell office:value-type="float" office:value="1443146066.59611" calcext:value-type="float">
            <text:p>1443146066.59611</text:p>
          </table:table-cell>
          <table:table-cell table:formula="of:=[.G616]-[.$B$2]" office:value-type="float" office:value="66.5959284305573" calcext:value-type="float">
            <text:p>66.5959284306</text:p>
          </table:table-cell>
          <table:table-cell table:formula="of:=[.C616]/([.H616]-[.H615])" office:value-type="float" office:value="58826.7160152331" calcext:value-type="float">
            <text:p>58826.7160152331</text:p>
          </table:table-cell>
          <table:table-cell table:formula="of:=[.G616]-[.$B616]" office:value-type="float" office:value="0.23262357711792" calcext:value-type="float">
            <text:p>0.232623577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6066.40291" calcext:value-type="float">
            <text:p>1443146066.40291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27283191681" calcext:value-type="float">
            <text:p>66.4027283192</text:p>
          </table:table-cell>
          <table:table-cell table:formula="of:=[.C617]/([.D617]-[.D616])" office:value-type="float" office:value="109579.407090243" calcext:value-type="float">
            <text:p>109579.407090243</text:p>
          </table:table-cell>
          <table:table-cell/>
          <table:table-cell office:value-type="float" office:value="1443146066.63549" calcext:value-type="float">
            <text:p>1443146066.63549</text:p>
          </table:table-cell>
          <table:table-cell table:formula="of:=[.G617]-[.$B$2]" office:value-type="float" office:value="66.635306596756" calcext:value-type="float">
            <text:p>66.6353065968</text:p>
          </table:table-cell>
          <table:table-cell table:formula="of:=[.C617]/([.H617]-[.H616])" office:value-type="float" office:value="109705.464144729" calcext:value-type="float">
            <text:p>109705.464144729</text:p>
          </table:table-cell>
          <table:table-cell table:formula="of:=[.G617]-[.$B617]" office:value-type="float" office:value="0.232578277587891" calcext:value-type="float">
            <text:p>0.232578277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6066.44233" calcext:value-type="float">
            <text:p>1443146066.44233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421479701996" calcext:value-type="float">
            <text:p>66.4421479702</text:p>
          </table:table-cell>
          <table:table-cell table:formula="of:=[.C618]/([.D618]-[.D617])" office:value-type="float" office:value="109590.011249682" calcext:value-type="float">
            <text:p>109590.011249682</text:p>
          </table:table-cell>
          <table:table-cell/>
          <table:table-cell office:value-type="float" office:value="1443146066.67499" calcext:value-type="float">
            <text:p>1443146066.67499</text:p>
          </table:table-cell>
          <table:table-cell table:formula="of:=[.G618]-[.$B$2]" office:value-type="float" office:value="66.6748077869415" calcext:value-type="float">
            <text:p>66.6748077869</text:p>
          </table:table-cell>
          <table:table-cell table:formula="of:=[.C618]/([.H618]-[.H617])" office:value-type="float" office:value="109363.793336552" calcext:value-type="float">
            <text:p>109363.793336552</text:p>
          </table:table-cell>
          <table:table-cell table:formula="of:=[.G618]-[.$B618]" office:value-type="float" office:value="0.232659816741943" calcext:value-type="float">
            <text:p>0.232659816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6066.48175" calcext:value-type="float">
            <text:p>1443146066.48175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815697669983" calcext:value-type="float">
            <text:p>66.481569767</text:p>
          </table:table-cell>
          <table:table-cell table:formula="of:=[.C619]/([.D619]-[.D618])" office:value-type="float" office:value="109584.046157475" calcext:value-type="float">
            <text:p>109584.046157475</text:p>
          </table:table-cell>
          <table:table-cell/>
          <table:table-cell office:value-type="float" office:value="1443146066.71442" calcext:value-type="float">
            <text:p>1443146066.71442</text:p>
          </table:table-cell>
          <table:table-cell table:formula="of:=[.G619]-[.$B$2]" office:value-type="float" office:value="66.7142341136932" calcext:value-type="float">
            <text:p>66.7142341137</text:p>
          </table:table-cell>
          <table:table-cell table:formula="of:=[.C619]/([.H619]-[.H618])" office:value-type="float" office:value="109571.455317296" calcext:value-type="float">
            <text:p>109571.455317296</text:p>
          </table:table-cell>
          <table:table-cell table:formula="of:=[.G619]-[.$B619]" office:value-type="float" office:value="0.232664346694946" calcext:value-type="float">
            <text:p>0.2326643467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6066.52117" calcext:value-type="float">
            <text:p>1443146066.52117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209903717041" calcext:value-type="float">
            <text:p>66.5209903717</text:p>
          </table:table-cell>
          <table:table-cell table:formula="of:=[.C620]/([.D620]-[.D619])" office:value-type="float" office:value="109587.360017418" calcext:value-type="float">
            <text:p>109587.360017418</text:p>
          </table:table-cell>
          <table:table-cell/>
          <table:table-cell office:value-type="float" office:value="1443146066.7538" calcext:value-type="float">
            <text:p>1443146066.7538</text:p>
          </table:table-cell>
          <table:table-cell table:formula="of:=[.G620]-[.$B$2]" office:value-type="float" office:value="66.7536158561707" calcext:value-type="float">
            <text:p>66.7536158562</text:p>
          </table:table-cell>
          <table:table-cell table:formula="of:=[.C620]/([.H620]-[.H619])" office:value-type="float" office:value="109695.501728428" calcext:value-type="float">
            <text:p>109695.501728428</text:p>
          </table:table-cell>
          <table:table-cell table:formula="of:=[.G620]-[.$B620]" office:value-type="float" office:value="0.232625484466553" calcext:value-type="float">
            <text:p>0.2326254845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6066.56059" calcext:value-type="float">
            <text:p>1443146066.56059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60408115387" calcext:value-type="float">
            <text:p>66.5604081154</text:p>
          </table:table-cell>
          <table:table-cell table:formula="of:=[.C621]/([.D621]-[.D620])" office:value-type="float" office:value="109595.314099075" calcext:value-type="float">
            <text:p>109595.314099075</text:p>
          </table:table-cell>
          <table:table-cell/>
          <table:table-cell office:value-type="float" office:value="1443146066.79328" calcext:value-type="float">
            <text:p>1443146066.79328</text:p>
          </table:table-cell>
          <table:table-cell table:formula="of:=[.G621]-[.$B$2]" office:value-type="float" office:value="66.7930982112885" calcext:value-type="float">
            <text:p>66.7930982113</text:p>
          </table:table-cell>
          <table:table-cell table:formula="of:=[.C621]/([.H621]-[.H620])" office:value-type="float" office:value="109415.965362528" calcext:value-type="float">
            <text:p>109415.965362528</text:p>
          </table:table-cell>
          <table:table-cell table:formula="of:=[.G621]-[.$B621]" office:value-type="float" office:value="0.232690095901489" calcext:value-type="float">
            <text:p>0.2326900959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6066.60001" calcext:value-type="float">
            <text:p>1443146066.60001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5998303890228" calcext:value-type="float">
            <text:p>66.599830389</text:p>
          </table:table-cell>
          <table:table-cell table:formula="of:=[.C622]/([.D622]-[.D621])" office:value-type="float" office:value="109582.720669614" calcext:value-type="float">
            <text:p>109582.720669614</text:p>
          </table:table-cell>
          <table:table-cell/>
          <table:table-cell office:value-type="float" office:value="1443146066.83272" calcext:value-type="float">
            <text:p>1443146066.83272</text:p>
          </table:table-cell>
          <table:table-cell table:formula="of:=[.G622]-[.$B$2]" office:value-type="float" office:value="66.8325414657593" calcext:value-type="float">
            <text:p>66.8325414658</text:p>
          </table:table-cell>
          <table:table-cell table:formula="of:=[.C622]/([.H622]-[.H621])" office:value-type="float" office:value="109524.430931412" calcext:value-type="float">
            <text:p>109524.430931412</text:p>
          </table:table-cell>
          <table:table-cell table:formula="of:=[.G622]-[.$B622]" office:value-type="float" office:value="0.23271107673645" calcext:value-type="float">
            <text:p>0.232711076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6066.63943" calcext:value-type="float">
            <text:p>1443146066.63943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92498016357" calcext:value-type="float">
            <text:p>66.6392498016</text:p>
          </table:table-cell>
          <table:table-cell table:formula="of:=[.C623]/([.D623]-[.D622])" office:value-type="float" office:value="109590.674077793" calcext:value-type="float">
            <text:p>109590.674077793</text:p>
          </table:table-cell>
          <table:table-cell/>
          <table:table-cell office:value-type="float" office:value="1443146066.8721" calcext:value-type="float">
            <text:p>1443146066.8721</text:p>
          </table:table-cell>
          <table:table-cell table:formula="of:=[.G623]-[.$B$2]" office:value-type="float" office:value="66.8719182014465" calcext:value-type="float">
            <text:p>66.8719182014</text:p>
          </table:table-cell>
          <table:table-cell table:formula="of:=[.C623]/([.H623]-[.H622])" office:value-type="float" office:value="109709.449617942" calcext:value-type="float">
            <text:p>109709.449617942</text:p>
          </table:table-cell>
          <table:table-cell table:formula="of:=[.G623]-[.$B623]" office:value-type="float" office:value="0.232668399810791" calcext:value-type="float">
            <text:p>0.2326683998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6066.67885" calcext:value-type="float">
            <text:p>1443146066.67885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8670167923" calcext:value-type="float">
            <text:p>66.6786701679</text:p>
          </table:table-cell>
          <table:table-cell table:formula="of:=[.C624]/([.D624]-[.D623])" office:value-type="float" office:value="109588.022813458" calcext:value-type="float">
            <text:p>109588.022813458</text:p>
          </table:table-cell>
          <table:table-cell/>
          <table:table-cell office:value-type="float" office:value="1443146066.9115" calcext:value-type="float">
            <text:p>1443146066.9115</text:p>
          </table:table-cell>
          <table:table-cell table:formula="of:=[.G624]-[.$B$2]" office:value-type="float" office:value="66.9113156795502" calcext:value-type="float">
            <text:p>66.9113156796</text:p>
          </table:table-cell>
          <table:table-cell table:formula="of:=[.C624]/([.H624]-[.H623])" office:value-type="float" office:value="109651.688583618" calcext:value-type="float">
            <text:p>109651.688583618</text:p>
          </table:table-cell>
          <table:table-cell table:formula="of:=[.G624]-[.$B624]" office:value-type="float" office:value="0.232645511627197" calcext:value-type="float">
            <text:p>0.232645511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6066.71826" calcext:value-type="float">
            <text:p>1443146066.71826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80824279785" calcext:value-type="float">
            <text:p>66.718082428</text:p>
          </table:table-cell>
          <table:table-cell table:formula="of:=[.C625]/([.D625]-[.D624])" office:value-type="float" office:value="109610.5626501" calcext:value-type="float">
            <text:p>109610.5626501</text:p>
          </table:table-cell>
          <table:table-cell/>
          <table:table-cell office:value-type="float" office:value="1443146066.95091" calcext:value-type="float">
            <text:p>1443146066.95091</text:p>
          </table:table-cell>
          <table:table-cell table:formula="of:=[.G625]-[.$B$2]" office:value-type="float" office:value="66.950724363327" calcext:value-type="float">
            <text:p>66.9507243633</text:p>
          </table:table-cell>
          <table:table-cell table:formula="of:=[.C625]/([.H625]-[.H624])" office:value-type="float" office:value="109620.50964354" calcext:value-type="float">
            <text:p>109620.50964354</text:p>
          </table:table-cell>
          <table:table-cell table:formula="of:=[.G625]-[.$B625]" office:value-type="float" office:value="0.232641935348511" calcext:value-type="float">
            <text:p>0.2326419353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6066.75768" calcext:value-type="float">
            <text:p>1443146066.75768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74965953827" calcext:value-type="float">
            <text:p>66.7574965954</text:p>
          </table:table-cell>
          <table:table-cell table:formula="of:=[.C626]/([.D626]-[.D625])" office:value-type="float" office:value="109605.258325016" calcext:value-type="float">
            <text:p>109605.258325016</text:p>
          </table:table-cell>
          <table:table-cell/>
          <table:table-cell office:value-type="float" office:value="1443146066.99031" calcext:value-type="float">
            <text:p>1443146066.99031</text:p>
          </table:table-cell>
          <table:table-cell table:formula="of:=[.G626]-[.$B$2]" office:value-type="float" office:value="66.9901270866394" calcext:value-type="float">
            <text:p>66.9901270866</text:p>
          </table:table-cell>
          <table:table-cell table:formula="of:=[.C626]/([.H626]-[.H625])" office:value-type="float" office:value="109637.091978435" calcext:value-type="float">
            <text:p>109637.091978435</text:p>
          </table:table-cell>
          <table:table-cell table:formula="of:=[.G626]-[.$B626]" office:value-type="float" office:value="0.232630491256714" calcext:value-type="float">
            <text:p>0.2326304913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6066.79709" calcext:value-type="float">
            <text:p>1443146066.79709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69093322754" calcext:value-type="float">
            <text:p>66.7969093323</text:p>
          </table:table-cell>
          <table:table-cell table:formula="of:=[.C627]/([.D627]-[.D626])" office:value-type="float" office:value="109609.236520698" calcext:value-type="float">
            <text:p>109609.236520698</text:p>
          </table:table-cell>
          <table:table-cell/>
          <table:table-cell office:value-type="float" office:value="1443146070.00361" calcext:value-type="float">
            <text:p>1443146070.00361</text:p>
          </table:table-cell>
          <table:table-cell table:formula="of:=[.G627]-[.$B$2]" office:value-type="float" office:value="70.0034301280975" calcext:value-type="float">
            <text:p>70.0034301281</text:p>
          </table:table-cell>
          <table:table-cell table:formula="of:=[.C627]/([.H627]-[.H626])" office:value-type="float" office:value="1433.64273044027" calcext:value-type="float">
            <text:p>1433.6427304403</text:p>
          </table:table-cell>
          <table:table-cell table:formula="of:=[.G627]-[.$B627]" office:value-type="float" office:value="3.20652079582214" calcext:value-type="float">
            <text:p>3.2065207958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6066.83652" calcext:value-type="float">
            <text:p>1443146066.83652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63363742828" calcext:value-type="float">
            <text:p>66.8363363743</text:p>
          </table:table-cell>
          <table:table-cell table:formula="of:=[.C628]/([.D628]-[.D627])" office:value-type="float" office:value="109569.467554378" calcext:value-type="float">
            <text:p>109569.467554378</text:p>
          </table:table-cell>
          <table:table-cell/>
          <table:table-cell office:value-type="float" office:value="1443146070.02178" calcext:value-type="float">
            <text:p>1443146070.02178</text:p>
          </table:table-cell>
          <table:table-cell table:formula="of:=[.G628]-[.$B$2]" office:value-type="float" office:value="70.0216023921967" calcext:value-type="float">
            <text:p>70.0216023922</text:p>
          </table:table-cell>
          <table:table-cell table:formula="of:=[.C628]/([.H628]-[.H627])" office:value-type="float" office:value="237724.918394122" calcext:value-type="float">
            <text:p>237724.918394122</text:p>
          </table:table-cell>
          <table:table-cell table:formula="of:=[.G628]-[.$B628]" office:value-type="float" office:value="3.18526601791382" calcext:value-type="float">
            <text:p>3.1852660179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6066.87594" calcext:value-type="float">
            <text:p>1443146066.87594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57543563843" calcext:value-type="float">
            <text:p>66.8757543564</text:p>
          </table:table-cell>
          <table:table-cell table:formula="of:=[.C629]/([.D629]-[.D628])" office:value-type="float" office:value="109594.651214836" calcext:value-type="float">
            <text:p>109594.651214836</text:p>
          </table:table-cell>
          <table:table-cell/>
          <table:table-cell office:value-type="float" office:value="1443146070.99035" calcext:value-type="float">
            <text:p>1443146070.99035</text:p>
          </table:table-cell>
          <table:table-cell table:formula="of:=[.G629]-[.$B$2]" office:value-type="float" office:value="70.9901714324951" calcext:value-type="float">
            <text:p>70.9901714325</text:p>
          </table:table-cell>
          <table:table-cell table:formula="of:=[.C629]/([.H629]-[.H628])" office:value-type="float" office:value="4460.18798894171" calcext:value-type="float">
            <text:p>4460.1879889417</text:p>
          </table:table-cell>
          <table:table-cell table:formula="of:=[.G629]-[.$B629]" office:value-type="float" office:value="4.11441707611084" calcext:value-type="float">
            <text:p>4.1144170761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6066.91535" calcext:value-type="float">
            <text:p>1443146066.91535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51704311371" calcext:value-type="float">
            <text:p>66.9151704311</text:p>
          </table:table-cell>
          <table:table-cell table:formula="of:=[.C630]/([.D630]-[.D629])" office:value-type="float" office:value="109599.954513286" calcext:value-type="float">
            <text:p>109599.954513286</text:p>
          </table:table-cell>
          <table:table-cell/>
          <table:table-cell office:value-type="float" office:value="1443146071.00823" calcext:value-type="float">
            <text:p>1443146071.00823</text:p>
          </table:table-cell>
          <table:table-cell table:formula="of:=[.G630]-[.$B$2]" office:value-type="float" office:value="71.0080516338348" calcext:value-type="float">
            <text:p>71.0080516338</text:p>
          </table:table-cell>
          <table:table-cell table:formula="of:=[.C630]/([.H630]-[.H629])" office:value-type="float" office:value="241608.017601173" calcext:value-type="float">
            <text:p>241608.017601173</text:p>
          </table:table-cell>
          <table:table-cell table:formula="of:=[.G630]-[.$B630]" office:value-type="float" office:value="4.09288120269775" calcext:value-type="float">
            <text:p>4.092881202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6066.95477" calcext:value-type="float">
            <text:p>1443146066.95477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45867443085" calcext:value-type="float">
            <text:p>66.9545867443</text:p>
          </table:table-cell>
          <table:table-cell table:formula="of:=[.C631]/([.D631]-[.D630])" office:value-type="float" office:value="109599.291572911" calcext:value-type="float">
            <text:p>109599.291572911</text:p>
          </table:table-cell>
          <table:table-cell/>
          <table:table-cell office:value-type="float" office:value="1443146071.0258" calcext:value-type="float">
            <text:p>1443146071.0258</text:p>
          </table:table-cell>
          <table:table-cell table:formula="of:=[.G631]-[.$B$2]" office:value-type="float" office:value="71.025621175766" calcext:value-type="float">
            <text:p>71.0256211758</text:p>
          </table:table-cell>
          <table:table-cell table:formula="of:=[.C631]/([.H631]-[.H630])" office:value-type="float" office:value="245880.058622374" calcext:value-type="float">
            <text:p>245880.058622374</text:p>
          </table:table-cell>
          <table:table-cell table:formula="of:=[.G631]-[.$B631]" office:value-type="float" office:value="4.07103443145752" calcext:value-type="float">
            <text:p>4.071034431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6066.99419" calcext:value-type="float">
            <text:p>1443146066.99419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40106868744" calcext:value-type="float">
            <text:p>66.9940106869</text:p>
          </table:table-cell>
          <table:table-cell table:formula="of:=[.C632]/([.D632]-[.D631])" office:value-type="float" office:value="109578.081714604" calcext:value-type="float">
            <text:p>109578.081714604</text:p>
          </table:table-cell>
          <table:table-cell/>
          <table:table-cell office:value-type="float" office:value="1443146071.04336" calcext:value-type="float">
            <text:p>1443146071.04336</text:p>
          </table:table-cell>
          <table:table-cell table:formula="of:=[.G632]-[.$B$2]" office:value-type="float" office:value="71.0431759357452" calcext:value-type="float">
            <text:p>71.0431759357</text:p>
          </table:table-cell>
          <table:table-cell table:formula="of:=[.C632]/([.H632]-[.H631])" office:value-type="float" office:value="246087.101453212" calcext:value-type="float">
            <text:p>246087.101453212</text:p>
          </table:table-cell>
          <table:table-cell table:formula="of:=[.G632]-[.$B632]" office:value-type="float" office:value="4.04916524887085" calcext:value-type="float">
            <text:p>4.049165248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6080.04623" calcext:value-type="float">
            <text:p>1443146080.04623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60534095764" calcext:value-type="float">
            <text:p>80.0460534096</text:p>
          </table:table-cell>
          <table:table-cell table:formula="of:=[.C633]/([.D633]-[.D632])" office:value-type="float" office:value="313.820609311647" calcext:value-type="float">
            <text:p>313.8206093116</text:p>
          </table:table-cell>
          <table:table-cell/>
          <table:table-cell office:value-type="float" office:value="1443146080.2449" calcext:value-type="float">
            <text:p>1443146080.2449</text:p>
          </table:table-cell>
          <table:table-cell table:formula="of:=[.G633]-[.$B$2]" office:value-type="float" office:value="80.2447171211243" calcext:value-type="float">
            <text:p>80.2447171211</text:p>
          </table:table-cell>
          <table:table-cell table:formula="of:=[.C633]/([.H633]-[.H632])" office:value-type="float" office:value="445.142820912264" calcext:value-type="float">
            <text:p>445.1428209123</text:p>
          </table:table-cell>
          <table:table-cell table:formula="of:=[.G633]-[.$B633]" office:value-type="float" office:value="0.198663711547852" calcext:value-type="float">
            <text:p>0.19866371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56:28.204832684</dc:date>
    <meta:editing-duration>PT24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